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svg:stroke-width="0.03cm" svg:stroke-color="#000000" draw:marker-start-width="0.23cm" draw:marker-end-width="0.23cm" draw:fill="none" draw:textarea-vertical-align="middle" fo:padding-top="0.115cm" fo:padding-bottom="0.115cm" fo:padding-left="0.24cm" fo:padding-right="0.24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57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.4cm"/>
    </style:style>
    <style:style style:name="pr9" style:family="presentation" style:parent-style-name="Default-title">
      <style:graphic-properties draw:textarea-vertical-align="top" fo:min-height="14.583cm"/>
    </style:style>
    <style:style style:name="pr10" style:family="presentation" style:parent-style-name="Default-title">
      <style:graphic-properties draw:textarea-vertical-align="top" fo:min-height="14.572cm"/>
    </style:style>
    <style:style style:name="pr11" style:family="presentation" style:parent-style-name="Default-title">
      <style:graphic-properties draw:textarea-vertical-align="top" fo:min-height="14.695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672cm" style:use-optimal-column-width="false"/>
    </style:style>
    <style:style style:name="co9" style:family="table-column">
      <style:table-column-properties style:column-width="4.347cm" style:use-optimal-column-width="false"/>
    </style:style>
    <style:style style:name="co10" style:family="table-column">
      <style:table-column-properties style:column-width="6.869cm" style:use-optimal-column-width="false"/>
    </style:style>
    <style:style style:name="co11" style:family="table-column">
      <style:table-column-properties style:column-width="1.522cm" style:use-optimal-column-width="false"/>
    </style:style>
    <style:style style:name="co12" style:family="table-column">
      <style:table-column-properties style:column-width="5.254cm" style:use-optimal-column-width="false"/>
    </style:style>
    <style:style style:name="co13" style:family="table-column">
      <style:table-column-properties style:column-width="6.136cm" style:use-optimal-column-width="false"/>
    </style:style>
    <style:style style:name="co14" style:family="table-column">
      <style:table-column-properties style:column-width="2.073cm" style:use-optimal-column-width="false"/>
    </style:style>
    <style:style style:name="co15" style:family="table-column">
      <style:table-column-properties style:column-width="7.729cm" style:use-optimal-column-width="false"/>
    </style:style>
    <style:style style:name="co16" style:family="table-column">
      <style:table-column-properties style:column-width="8.41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913cm"/>
    </style:style>
    <style:style style:name="ro4" style:family="table-row">
      <style:table-row-properties style:row-height="1.782cm"/>
    </style:style>
    <style:style style:name="ro5" style:family="table-row">
      <style:table-row-properties style:row-height="1.779cm"/>
    </style:style>
    <style:style style:name="ro6" style:family="table-row">
      <style:table-row-properties style:row-height="1.917cm"/>
    </style:style>
    <style:style style:name="ro7" style:family="table-row">
      <style:table-row-properties style:row-height="1.28cm"/>
    </style:style>
    <style:style style:name="ro8" style:family="table-row">
      <style:table-row-properties style:row-height="1.286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="0.57pt ridge #000000"/>
    </style:style>
    <style:style style:name="ce3" style:family="table-cell">
      <loext:graphic-properties draw:fill="solid" draw:fill-color="#ffffff"/>
      <style:paragraph-properties fo:border="0.28pt solid #000000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Liberation Serif1" fo:font-size="36pt"/>
    </style:style>
    <style:style style:name="T16" style:family="text">
      <style:text-properties fo:color="#cf3834" style:font-name="Liberation Serif1" fo:font-size="36pt"/>
    </style:style>
    <style:style style:name="T1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10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8cm" svg:height="14.574cm" svg:x="0.7cm" svg:y="0.726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66" draw:id="id66" draw:layer="layout" svg:width="25.799cm" svg:height="13.129cm" svg:x="1.2cm" svg:y="1.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 table:number-columns-spanned="3" table:number-rows-spanned="3"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4" draw:text-style-name="P8" xml:id="id67" draw:id="id67" draw:layer="layout" svg:width="12.998cm" svg:height="0cm" svg:x="14.1cm" svg:y="8.4cm" svg:viewBox="0 0 12999 0" draw:points="12999,0 0,0">
          <text:p/>
        </draw:polyline>
        <draw:polyline draw:style-name="gr4" draw:text-style-name="P8" xml:id="id68" draw:id="id68" draw:layer="layout" svg:width="0cm" svg:height="5.599cm" svg:x="15.6cm" svg:y="5.6cm" svg:viewBox="0 0 0 5600" draw:points="0,0 0,5600">
          <text:p/>
        </draw:polyline>
        <draw:g xml:id="id72" draw:id="id72">
          <svg:title>TexMaths</svg:title>
          <svg:desc>26§display§22§svg§600§FALSE§</svg:desc>
          <draw:polygon draw:style-name="gr2" draw:text-style-name="P6" draw:layer="layout" svg:width="0.777cm" svg:height="0.516cm" svg:x="1.503cm" svg:y="4.468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5" draw:id="id75">
          <svg:title>TexMaths</svg:title>
          <svg:desc>26§display§23§svg§600§FALSE§</svg:desc>
          <draw:polygon draw:style-name="gr2" draw:text-style-name="P6" draw:layer="layout" svg:width="0.782cm" svg:height="0.537cm" svg:x="1.603cm" svg:y="6.268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2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2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8" draw:id="id78">
          <svg:title>TexMaths</svg:title>
          <svg:desc>26§display§24§svg§600§FALSE§</svg:desc>
          <draw:polygon draw:style-name="gr2" draw:text-style-name="P6" draw:layer="layout" svg:width="0.796cm" svg:height="0.527cm" svg:x="1.604cm" svg:y="8.07cm" svg:viewBox="0 0 797 528" draw:points="400,528 0,528 0,0 797,0 797,528">
            <text:p/>
          </draw:polygon>
          <draw:path draw:style-name="gr3" draw:text-style-name="P7" draw:layer="layout" svg:width="0.365cm" svg:height="0.61cm" svg:x="1.604cm" svg:y="8.034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8.024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81" draw:id="id81">
          <svg:title>TexMaths</svg:title>
          <svg:desc>26§display§25§svg§600§FALSE§</svg:desc>
          <draw:polygon draw:style-name="gr2" draw:text-style-name="P6" draw:layer="layout" svg:width="0.777cm" svg:height="0.537cm" svg:x="1.602cm" svg:y="9.972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926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926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4" draw:id="id84">
          <svg:title>TexMaths</svg:title>
          <svg:desc>26§display§26§svg§600§FALSE§</svg:desc>
          <draw:polygon draw:style-name="gr2" draw:text-style-name="P6" draw:layer="layout" svg:width="0.782cm" svg:height="0.537cm" svg:x="1.603cm" svg:y="11.873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827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827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9" draw:id="id69">
          <svg:title>TexMaths</svg:title>
          <svg:desc>26§display§21§svg§600§FALSE§</svg:desc>
          <draw:polygon draw:style-name="gr2" draw:text-style-name="P6" draw:layer="layout" svg:width="0.749cm" svg:height="0.516cm" svg:x="1.604cm" svg:y="2.671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5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5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7" draw:id="id87">
          <svg:title>TexMaths</svg:title>
          <svg:desc>26§display§27§svg§600§FALSE§</svg:desc>
          <draw:polygon draw:style-name="gr2" draw:text-style-name="P6" draw:layer="layout" svg:width="0.81cm" svg:height="0.548cm" svg:x="1.604cm" svg:y="13.574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536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528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3" draw:id="id93">
          <svg:title>TexMaths</svg:title>
          <svg:desc>26§display§29§svg§600§FALSE§</svg:desc>
          <draw:polygon draw:style-name="gr2" draw:text-style-name="P6" draw:layer="layout" svg:width="0.782cm" svg:height="0.537cm" svg:x="14.505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505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4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6" draw:id="id96">
          <svg:title>TexMaths</svg:title>
          <svg:desc>26§display§30§svg§600§FALSE§</svg:desc>
          <draw:polygon draw:style-name="gr2" draw:text-style-name="P6" draw:layer="layout" svg:width="0.787cm" svg:height="0.537cm" svg:x="14.512cm" svg:y="6.869cm" svg:viewBox="0 0 788 538" draw:points="393,538 0,538 0,0 788,0 788,538">
            <text:p/>
          </draw:polygon>
          <draw:path draw:style-name="gr3" draw:text-style-name="P7" draw:layer="layout" svg:width="0.379cm" svg:height="0.628cm" svg:x="14.504cm" svg:y="6.8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4.959cm" svg:y="6.8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9" draw:id="id99">
          <svg:title>TexMaths</svg:title>
          <svg:desc>26§display§31§svg§600§FALSE§</svg:desc>
          <draw:polygon draw:style-name="gr2" draw:text-style-name="P6" draw:layer="layout" svg:width="0.751cm" svg:height="0.537cm" svg:x="14.511cm" svg:y="9.374cm" svg:viewBox="0 0 752 538" draw:points="375,538 0,538 0,0 752,0 752,538">
            <text:p/>
          </draw:polygon>
          <draw:path draw:style-name="gr3" draw:text-style-name="P7" draw:layer="layout" svg:width="0.38cm" svg:height="0.628cm" svg:x="14.503cm" svg:y="9.3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005cm" svg:y="9.3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90" draw:id="id90">
          <svg:title>TexMaths</svg:title>
          <svg:desc>26§display§28§svg§600§FALSE§</svg:desc>
          <draw:polygon draw:style-name="gr2" draw:text-style-name="P6" draw:layer="layout" svg:width="0.782cm" svg:height="0.537cm" svg:x="14.506cm" svg:y="2.574cm" svg:viewBox="0 0 783 538" draw:points="393,538 0,538 0,0 783,0 783,538">
            <text:p/>
          </draw:polygon>
          <draw:path draw:style-name="gr3" draw:text-style-name="P7" draw:layer="layout" svg:width="0.365cm" svg:height="0.609cm" svg:x="14.506cm" svg:y="2.5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5cm" svg:y="2.5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102" draw:id="id102">
          <svg:title>TexMaths</svg:title>
          <svg:desc>26§display§32§svg§600§FALSE§</svg:desc>
          <draw:polygon draw:style-name="gr2" draw:text-style-name="P6" draw:layer="layout" svg:width="0.777cm" svg:height="0.537cm" svg:x="14.511cm" svg:y="11.677cm" svg:viewBox="0 0 778 538" draw:points="389,538 0,538 0,0 778,0 778,538">
            <text:p/>
          </draw:polygon>
          <draw:path draw:style-name="gr3" draw:text-style-name="P7" draw:layer="layout" svg:width="0.38cm" svg:height="0.628cm" svg:x="14.503cm" svg:y="11.631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09cm" svg:x="14.969cm" svg:y="11.631cm" svg:viewBox="0 0 366 610" svg:d="M71 540l97-96c144-126 198-174 198-265 0-106-81-179-193-179-104 0-173 85-173 166 0 50 46 50 48 50 16 0 48-10 48-48 0-23-17-48-48-48-8 0-8 0-13 2 21-60 71-93 125-93 83 0 123 73 123 150 0 72-46 145-96 201l-177 195c-10 10-10 12-10 35h341l25-160h-23c-4 27-10 69-19 81-8 9-68 9-87 9z">
            <text:p/>
          </draw:path>
        </draw:g>
        <draw:g xml:id="id105" draw:id="id105">
          <svg:title>TexMaths</svg:title>
          <svg:desc>26§display§33§svg§600§FALSE§</svg:desc>
          <draw:polygon draw:style-name="gr2" draw:text-style-name="P6" draw:layer="layout" svg:width="0.782cm" svg:height="0.537cm" svg:x="14.512cm" svg:y="13.579cm" svg:viewBox="0 0 783 538" draw:points="393,538 0,538 0,0 783,0 783,538">
            <text:p/>
          </draw:polygon>
          <draw:path draw:style-name="gr3" draw:text-style-name="P7" draw:layer="layout" svg:width="0.379cm" svg:height="0.628cm" svg:x="14.504cm" svg:y="13.53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14.961cm" svg:y="13.533cm" svg:viewBox="0 0 380 629" svg:d="M228 286c75-22 127-87 127-159 0-75-79-127-168-127-91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70" draw:id="id70">
          <svg:title>TexMaths</svg:title>
          <svg:desc>24§display§\smallint a^{px + q \ dx§svg§600§FALSE§</svg:desc>
          <draw:polygon draw:style-name="gr2" draw:text-style-name="P6" draw:layer="layout" svg:width="3.504cm" svg:height="0.857cm" svg:x="3.016cm" svg:y="2.371cm" svg:viewBox="0 0 3505 858" draw:points="1751,858 0,858 0,0 3505,0 3505,858">
            <text:p/>
          </draw:polygon>
          <draw:path draw:style-name="gr3" draw:text-style-name="P7" draw:layer="layout" svg:width="0.352cm" svg:height="0.786cm" svg:x="3.02cm" svg:y="2.4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594cm" svg:y="2.7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4.005cm" svg:y="2.4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381cm" svg:y="2.4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77cm" svg:y="2.3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29cm" svg:y="2.4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902cm" svg:y="2.3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244cm" svg:y="2.4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71" draw:id="id71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552cm" svg:y="1.975cm" svg:viewBox="0 0 3068 1594" draw:points="1533,1594 0,1594 0,0 3068,0 3068,1594">
            <text:p/>
          </draw:polygon>
          <draw:path draw:style-name="gr3" draw:text-style-name="P7" draw:layer="layout" svg:width="0.322cm" svg:height="0.319cm" svg:x="8.64cm" svg:y="2.1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983cm" svg:y="2.0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9.298cm" svg:y="2.0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628cm" svg:y="1.9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0.055cm" svg:y="2.0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539cm" svg:y="2.785cm" svg:viewBox="0 0 1869 30" draw:points="935,30 0,30 0,0 1869,0 1869,30">
            <text:p/>
          </draw:polygon>
          <draw:path draw:style-name="gr3" draw:text-style-name="P7" draw:layer="layout" svg:width="0.367cm" svg:height="0.447cm" svg:x="8.517cm" svg:y="3.1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9.034cm" svg:y="2.9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226cm" svg:y="3.1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576cm" svg:y="3.1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0.064cm" svg:y="3.1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687cm" svg:y="2.5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38cm" svg:y="2.6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4§display§\smallint e^{ax + b} \ dx§svg§600§FALSE§</svg:desc>
          <draw:polygon draw:style-name="gr2" draw:text-style-name="P6" draw:layer="layout" svg:width="3.665cm" svg:height="0.857cm" svg:x="3.016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2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8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8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7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2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7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3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2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4" draw:id="id74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452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449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774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9.073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403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831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417cm" svg:y="4.824cm" svg:viewBox="0 0 1667 30" draw:points="834,30 0,30 0,0 1667,0 1667,30">
            <text:p/>
          </draw:polygon>
          <draw:path draw:style-name="gr3" draw:text-style-name="P7" draw:layer="layout" svg:width="0.322cm" svg:height="0.319cm" svg:x="9.092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361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1.054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6" draw:id="id76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5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3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3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7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9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1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9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7" draw:id="id77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8.451cm" svg:y="5.878cm" svg:viewBox="0 0 4564 1424" draw:points="2283,1424 0,1424 0,0 4564,0 4564,1424">
            <text:p/>
          </draw:polygon>
          <draw:path draw:style-name="gr3" draw:text-style-name="P7" draw:layer="layout" svg:width="0.157cm" svg:height="0.488cm" svg:x="8.438cm" svg:y="5.88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8.63cm" svg:y="6.05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982cm" svg:y="6.051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9.393cm" svg:y="5.8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9.625cm" svg:y="6.05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989cm" svg:y="6.05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566cm" svg:y="5.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1.262cm" svg:y="5.883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1.571cm" svg:y="5.8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8.416cm" svg:y="6.656cm" svg:viewBox="0 0 3390 30" draw:points="1694,30 0,30 0,0 3390,0 3390,30">
            <text:p/>
          </draw:polygon>
          <draw:path draw:style-name="gr3" draw:text-style-name="P7" draw:layer="layout" svg:width="0.322cm" svg:height="0.319cm" svg:x="9.952cm" svg:y="7.017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2.084cm" svg:y="6.43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2.777cm" svg:y="6.53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4§display§\smallint \tan x \ dx§svg§600§FALSE§</svg:desc>
          <draw:polygon draw:style-name="gr2" draw:text-style-name="P6" draw:layer="layout" svg:width="3.509cm" svg:height="0.702cm" svg:x="3.11cm" svg:y="7.968cm" svg:viewBox="0 0 3510 703" draw:points="1755,703 0,703 0,0 3510,0 3510,703">
            <text:p/>
          </draw:polygon>
          <draw:path draw:style-name="gr3" draw:text-style-name="P7" draw:layer="layout" svg:width="0.352cm" svg:height="0.786cm" svg:x="3.114cm" svg:y="7.92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66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4.016cm" svg:y="8.15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43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5.038cm" svg:y="8.1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81cm" svg:y="7.9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24cm" svg:y="8.1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0" draw:id="id80">
          <svg:title>TexMaths</svg:title>
          <svg:desc>22§display§\log (\sec x)  +  c§svg§600§FALSE§</svg:desc>
          <draw:polygon draw:style-name="gr2" draw:text-style-name="P6" draw:layer="layout" svg:width="4.364cm" svg:height="0.696cm" svg:x="8.525cm" svg:y="7.972cm" svg:viewBox="0 0 4365 697" draw:points="2183,697 0,697 0,0 4365,0 4365,697">
            <text:p/>
          </draw:polygon>
          <draw:path draw:style-name="gr3" draw:text-style-name="P7" draw:layer="layout" svg:width="0.173cm" svg:height="0.537cm" svg:x="8.511cm" svg:y="7.9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722cm" svg:y="8.1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9cm" svg:y="8.1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9.562cm" svg:y="7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812cm" svg:y="8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113cm" svg:y="8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61cm" svg:y="8.16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929cm" svg:y="8.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392cm" svg:y="7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864cm" svg:y="8.0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26cm" svg:y="8.1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2" draw:id="id82">
          <svg:title>TexMaths</svg:title>
          <svg:desc>24§display§\smallint \cot x \ dx§svg§600§FALSE§</svg:desc>
          <draw:polygon draw:style-name="gr2" draw:text-style-name="P6" draw:layer="layout" svg:width="3.415cm" svg:height="0.702cm" svg:x="3.012cm" svg:y="9.97cm" svg:viewBox="0 0 3416 703" draw:points="1707,703 0,703 0,0 3416,0 3416,703">
            <text:p/>
          </draw:polygon>
          <draw:path draw:style-name="gr3" draw:text-style-name="P7" draw:layer="layout" svg:width="0.352cm" svg:height="0.786cm" svg:x="3.016cm" svg:y="9.928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4cm" svg:y="10.1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5cm" svg:y="10.15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8cm" svg:y="10.01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6cm" svg:y="10.1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8cm" svg:y="9.94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8cm" svg:y="10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3" draw:id="id83">
          <svg:title>TexMaths</svg:title>
          <svg:desc>22§display§\log (\sin x)  +  c§svg§600§FALSE§</svg:desc>
          <draw:polygon draw:style-name="gr2" draw:text-style-name="P6" draw:layer="layout" svg:width="4.322cm" svg:height="0.696cm" svg:x="8.627cm" svg:y="9.973cm" svg:viewBox="0 0 4323 697" draw:points="2162,697 0,697 0,0 4323,0 4323,697">
            <text:p/>
          </draw:polygon>
          <draw:path draw:style-name="gr3" draw:text-style-name="P7" draw:layer="layout" svg:width="0.173cm" svg:height="0.537cm" svg:x="8.613cm" svg:y="9.97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824cm" svg:y="10.16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211cm" svg:y="10.16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9.664cm" svg:y="9.9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9.914cm" svg:y="10.16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18cm" svg:y="9.9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33cm" svg:y="10.1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989cm" svg:y="10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452cm" svg:y="9.9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1.924cm" svg:y="10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86cm" svg:y="10.17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5" draw:id="id85">
          <svg:title>TexMaths</svg:title>
          <svg:desc>24§display§\smallint \sec x \ dx§svg§600§FALSE§</svg:desc>
          <draw:polygon draw:style-name="gr2" draw:text-style-name="P6" draw:layer="layout" svg:width="3.372cm" svg:height="0.702cm" svg:x="3.112cm" svg:y="11.772cm" svg:viewBox="0 0 3373 703" draw:points="1685,703 0,703 0,0 3373,0 3373,703">
            <text:p/>
          </draw:polygon>
          <draw:path draw:style-name="gr3" draw:text-style-name="P7" draw:layer="layout" svg:width="0.352cm" svg:height="0.786cm" svg:x="3.116cm" svg:y="11.7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684cm" svg:y="11.95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4.012cm" svg:y="11.95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392cm" svg:y="11.957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903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675cm" svg:y="11.74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105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6" draw:id="id86">
          <svg:title>TexMaths</svg:title>
          <svg:desc>20§display§\log (\sec x + \tan x)  +  c§svg§600§FALSE§</svg:desc>
          <draw:polygon draw:style-name="gr2" draw:text-style-name="P6" draw:layer="layout" svg:width="6.361cm" svg:height="0.633cm" svg:x="7.427cm" svg:y="11.869cm" svg:viewBox="0 0 6362 634" draw:points="3181,634 0,634 0,0 6362,0 6362,634">
            <text:p/>
          </draw:polygon>
          <draw:path draw:style-name="gr3" draw:text-style-name="P7" draw:layer="layout" svg:width="0.157cm" svg:height="0.489cm" svg:x="7.414cm" svg:y="11.87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606cm" svg:y="12.04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958cm" svg:y="12.0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369cm" svg:y="11.8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596cm" svg:y="12.04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8.87cm" svg:y="12.04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187cm" svg:y="12.047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613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19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0.867cm" svg:y="11.92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157cm" svg:y="12.0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501cm" svg:y="12.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006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427cm" svg:y="11.8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856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549cm" svg:y="12.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8" draw:id="id88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4cm" svg:y="13.57cm" svg:viewBox="0 0 3952 645" draw:points="1975,645 0,645 0,0 3952,0 3952,645">
            <text:p/>
          </draw:polygon>
          <draw:path draw:style-name="gr3" draw:text-style-name="P7" draw:layer="layout" svg:width="0.323cm" svg:height="0.721cm" svg:x="3.018cm" svg:y="13.5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9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8cm" svg:y="13.7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9cm" svg:y="13.7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7cm" svg:y="13.7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7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6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3cm" svg:y="13.5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8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9" draw:id="id89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528cm" svg:y="13.567cm" svg:viewBox="0 0 6358 571" draw:points="3180,571 0,571 0,0 6358,0 6358,571">
            <text:p/>
          </draw:polygon>
          <draw:path draw:style-name="gr3" draw:text-style-name="P7" draw:layer="layout" svg:width="0.142cm" svg:height="0.44cm" svg:x="7.516cm" svg:y="13.5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689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006cm" svg:y="13.7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376cm" svg:y="13.5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58cm" svg:y="13.7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858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178cm" svg:y="13.7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424cm" svg:y="13.7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709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197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735cm" svg:y="13.8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335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613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1.924cm" svg:y="13.6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281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661cm" svg:y="13.5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047cm" svg:y="13.6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669cm" svg:y="13.7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91" draw:id="id91">
          <svg:title>TexMaths</svg:title>
          <svg:desc>20§display§\smallint \tan (ax+b) \ dx§svg§600§FALSE§</svg:desc>
          <draw:polygon draw:style-name="gr2" draw:text-style-name="P6" draw:layer="layout" svg:width="4.886cm" svg:height="0.633cm" svg:x="15.712cm" svg:y="2.664cm" svg:viewBox="0 0 4887 634" draw:points="2443,634 0,634 0,0 4887,0 4887,634">
            <text:p/>
          </draw:polygon>
          <draw:path draw:style-name="gr3" draw:text-style-name="P7" draw:layer="layout" svg:width="0.293cm" svg:height="0.655cm" svg:x="15.715cm" svg:y="2.6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178cm" svg:y="2.7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467cm" svg:y="2.84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6.813cm" svg:y="2.8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25cm" svg:y="2.6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482cm" svg:y="2.8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45cm" svg:y="2.8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23cm" svg:y="2.7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19cm" svg:y="2.6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28cm" svg:y="2.6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24cm" svg:y="2.6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282cm" svg:y="2.8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5cm" svg:y="2.274cm" svg:viewBox="0 0 5272 1282" draw:points="2637,1282 0,1282 0,0 5272,0 5272,1282">
            <text:p/>
          </draw:polygon>
          <draw:path draw:style-name="gr3" draw:text-style-name="P7" draw:layer="layout" svg:width="0.142cm" svg:height="0.44cm" svg:x="21.438cm" svg:y="2.27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2.434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2.42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2.242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2.434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8cm" svg:y="2.43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3cm" svg:y="2.434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6cm" svg:y="2.24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5cm" svg:y="2.436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2cm" svg:y="2.436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1cm" svg:y="2.34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8cm" svg:y="2.278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6cm" svg:y="2.242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9cm" svg:y="2.242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8cm" svg:y="2.974cm" svg:viewBox="0 0 4215 27" draw:points="2107,27 0,27 0,0 4215,0 4215,27">
            <text:p/>
          </draw:polygon>
          <draw:path draw:style-name="gr3" draw:text-style-name="P7" draw:layer="layout" svg:width="0.29cm" svg:height="0.287cm" svg:x="23.382cm" svg:y="3.299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4cm" svg:y="2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7cm" svg:y="2.866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4" draw:id="id94">
          <svg:title>TexMaths</svg:title>
          <svg:desc>20§display§\smallint \cot (ax+b) \ dx§svg§600§FALSE§</svg:desc>
          <draw:polygon draw:style-name="gr2" draw:text-style-name="P6" draw:layer="layout" svg:width="4.808cm" svg:height="0.633cm" svg:x="15.811cm" svg:y="4.365cm" svg:viewBox="0 0 4809 634" draw:points="2404,634 0,634 0,0 4809,0 4809,634">
            <text:p/>
          </draw:polygon>
          <draw:path draw:style-name="gr3" draw:text-style-name="P7" draw:layer="layout" svg:width="0.293cm" svg:height="0.655cm" svg:x="15.814cm" svg:y="4.3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288cm" svg:y="4.5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597cm" svg:y="4.5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6.941cm" svg:y="4.42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27cm" svg:y="4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502cm" svg:y="4.5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67cm" svg:y="4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43cm" svg:y="4.4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41cm" svg:y="4.37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5cm" svg:y="4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44cm" svg:y="4.3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303cm" svg:y="4.5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5" draw:id="id95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6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6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1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4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6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6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8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8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4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4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6cm" svg:viewBox="0 0 4179 27" draw:points="2090,27 0,27 0,0 4179,0 4179,27">
            <text:p/>
          </draw:polygon>
          <draw:path draw:style-name="gr3" draw:text-style-name="P7" draw:layer="layout" svg:width="0.29cm" svg:height="0.287cm" svg:x="23.365cm" svg:y="5.001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8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7" draw:id="id97">
          <svg:title>TexMaths</svg:title>
          <svg:desc>20§display§\smallint \sec (ax+b) \ dx§svg§600§FALSE§</svg:desc>
          <draw:polygon draw:style-name="gr2" draw:text-style-name="P6" draw:layer="layout" svg:width="4.772cm" svg:height="0.633cm" svg:x="16.111cm" svg:y="5.765cm" svg:viewBox="0 0 4773 634" draw:points="2386,634 0,634 0,0 4773,0 4773,634">
            <text:p/>
          </draw:polygon>
          <draw:path draw:style-name="gr3" draw:text-style-name="P7" draw:layer="layout" svg:width="0.293cm" svg:height="0.655cm" svg:x="16.114cm" svg:y="5.7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6.588cm" svg:y="5.9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6.861cm" svg:y="5.94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178cm" svg:y="5.9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7.535cm" svg:y="5.7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767cm" svg:y="5.9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32cm" svg:y="5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708cm" svg:y="5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05cm" svg:y="5.7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19.714cm" svg:y="5.7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09cm" svg:y="5.7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567cm" svg:y="5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0§display§= \frac{ \log [ \sec (ax+b) + \tan (ax+b) ]}{a} + c§svg§600§FALSE§</svg:desc>
          <draw:polygon draw:style-name="gr2" draw:text-style-name="P6" draw:layer="layout" svg:width="11.04cm" svg:height="1.423cm" svg:x="15.711cm" svg:y="6.764cm" svg:viewBox="0 0 11041 1424" draw:points="5520,1424 0,1424 0,0 11041,0 11041,1424">
            <text:p/>
          </draw:polygon>
          <draw:path draw:style-name="gr3" draw:text-style-name="P7" draw:layer="layout" svg:width="0.468cm" svg:height="0.165cm" svg:x="15.716cm" svg:y="7.4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525cm" svg:y="6.76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717cm" svg:y="6.9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068cm" svg:y="6.937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494cm" svg:y="6.729cm" svg:viewBox="0 0 98 704" draw:points="98,704 98,677 29,677 29,29 98,29 98,0 0,0 0,704">
            <text:p/>
          </draw:polygon>
          <draw:path draw:style-name="gr3" draw:text-style-name="P7" draw:layer="layout" svg:width="0.231cm" svg:height="0.324cm" svg:x="17.628cm" svg:y="6.9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03cm" svg:y="6.9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218cm" svg:y="6.94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577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8.809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174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7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0.446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0.755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1.183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1.862cm" svg:y="6.823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2.15cm" svg:y="6.94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2.495cm" svg:y="6.9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932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3.164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3.529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4.10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4.803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5.11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5.36cm" svg:y="6.729cm" svg:viewBox="0 0 98 704" draw:points="98,0 0,0 0,29 69,29 69,677 0,677 0,704 98,704">
            <text:p/>
          </draw:polygon>
          <draw:polygon draw:style-name="gr3" draw:text-style-name="P7" draw:layer="layout" svg:width="9.038cm" svg:height="0.029cm" svg:x="16.501cm" svg:y="7.542cm" svg:viewBox="0 0 9039 30" draw:points="4519,30 0,30 0,0 9039,0 9039,30">
            <text:p/>
          </draw:polygon>
          <draw:path draw:style-name="gr3" draw:text-style-name="P7" draw:layer="layout" svg:width="0.322cm" svg:height="0.319cm" svg:x="20.863cm" svg:y="7.90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5.819cm" svg:y="7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12cm" svg:y="7.42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00" draw:id="id100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111cm" svg:y="8.665cm" svg:viewBox="0 0 5671 634" draw:points="2836,634 0,634 0,0 5671,0 5671,634">
            <text:p/>
          </draw:polygon>
          <draw:path draw:style-name="gr3" draw:text-style-name="P7" draw:layer="layout" svg:width="0.293cm" svg:height="0.655cm" svg:x="16.114cm" svg:y="8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8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252cm" svg:y="8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526cm" svg:y="8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7.841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435cm" svg:y="8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667cm" svg:y="8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03cm" svg:y="8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607cm" svg:y="8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304cm" svg:y="8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612cm" svg:y="8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109cm" svg:y="8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467cm" svg:y="8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01" draw:id="id101">
          <svg:title>TexMaths</svg:title>
          <svg:desc>18§display§= \frac{ \log [ \text {cosec }(ax+b) - \cot (ax+b) ]}{a} + c§svg§600§FALSE§</svg:desc>
          <draw:polygon draw:style-name="gr2" draw:text-style-name="P6" draw:layer="layout" svg:width="10.672cm" svg:height="1.281cm" svg:x="16.011cm" svg:y="9.661cm" svg:viewBox="0 0 10673 1282" draw:points="5336,1282 0,1282 0,0 10673,0 10673,1282">
            <text:p/>
          </draw:polygon>
          <draw:path draw:style-name="gr3" draw:text-style-name="P7" draw:layer="layout" svg:width="0.421cm" svg:height="0.149cm" svg:x="16.015cm" svg:y="10.29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16.744cm" svg:y="9.66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6.917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232cm" svg:y="9.81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7.615cm" svg:y="9.629cm" svg:viewBox="0 0 88 634" draw:points="88,634 88,609 26,609 26,26 88,26 88,0 0,0 0,634">
            <text:p/>
          </draw:polygon>
          <draw:path draw:style-name="gr3" draw:text-style-name="P7" draw:layer="layout" svg:width="0.241cm" svg:height="0.291cm" svg:x="17.737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8.015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8.334cm" svg:y="9.82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8.58cm" svg:y="9.82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8.865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19.399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19.608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19.935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0.453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1.081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1.359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86cm" svg:height="0.026cm" svg:x="21.762cm" svg:y="9.933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2.363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2.641cm" svg:y="9.82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198cm" svg:height="0.396cm" svg:x="22.952cm" svg:y="9.714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147cm" svg:height="0.633cm" svg:x="23.248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7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784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04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08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1cm" svg:y="9.629cm" svg:viewBox="0 0 88 634" draw:points="88,0 0,0 0,26 62,26 62,609 0,609 0,634 88,634">
            <text:p/>
          </draw:polygon>
          <draw:polygon draw:style-name="gr3" draw:text-style-name="P7" draw:layer="layout" svg:width="8.871cm" svg:height="0.026cm" svg:x="16.722cm" svg:y="10.361cm" svg:viewBox="0 0 8872 27" draw:points="4436,27 0,27 0,0 8872,0 8872,27">
            <text:p/>
          </draw:polygon>
          <draw:path draw:style-name="gr3" draw:text-style-name="P7" draw:layer="layout" svg:width="0.29cm" svg:height="0.287cm" svg:x="21.016cm" svg:y="10.686cm" svg:viewBox="0 0 291 288" svg:d="M212 40c-12-23-31-40-59-40-74 0-153 94-153 186 0 60 35 102 85 102 13 0 45-3 82-48 6 26 27 48 58 48 23 0 37-14 47-35 10-23 19-61 19-63 0-6-6-6-7-6-8 0-8 2-9 12-11 40-23 78-49 78-17 0-19-16-19-29 0-15 2-19 9-48 7-26 7-33 13-56l23-89c4-19 4-19 4-22 0-11-7-17-17-17-16 0-26 14-27 27zM170 206c-3 11-3 11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2cm" svg:x="25.846cm" svg:y="10.16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69cm" svg:y="10.25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103" draw:id="id103">
          <svg:title>TexMaths</svg:title>
          <svg:desc>18§display§\int \frac{1}{x^2 + a^2 } \ dx §svg§600§FALSE§</svg:desc>
          <draw:polygon draw:style-name="gr2" draw:text-style-name="P6" draw:layer="layout" svg:width="3.736cm" svg:height="1.344cm" svg:x="16.205cm" svg:y="11.465cm" svg:viewBox="0 0 3737 1345" draw:points="1869,1345 0,1345 0,0 3737,0 3737,1345">
            <text:p/>
          </draw:polygon>
          <draw:path draw:style-name="gr3" draw:text-style-name="P7" draw:layer="layout" svg:width="0.562cm" svg:height="1.407cm" svg:x="16.209cm" svg:y="11.4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4cm" svg:y="11.4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7cm" svg:y="12.123cm" svg:viewBox="0 0 2037 27" draw:points="1019,27 0,27 0,0 2037,0 2037,27">
            <text:p/>
          </draw:polygon>
          <draw:path draw:style-name="gr3" draw:text-style-name="P7" draw:layer="layout" svg:width="0.316cm" svg:height="0.287cm" svg:x="17.005cm" svg:y="12.4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7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17.809cm" svg:y="12.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9cm" svg:height="0.287cm" svg:x="18.431cm" svg:y="12.4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8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5cm" svg:y="11.8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7cm" svg:y="12.0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4" draw:id="id104">
          <svg:title>TexMaths</svg:title>
          <svg:desc>18§display§\frac{1}{a}\tan^{-1}\left( \frac{x}{a} \right) \ + \ c §svg§600§FALSE§</svg:desc>
          <draw:polygon draw:style-name="gr2" draw:text-style-name="P6" draw:layer="layout" svg:width="4.888cm" svg:height="1.228cm" svg:x="21.239cm" svg:y="11.465cm" svg:viewBox="0 0 4889 1229" draw:points="2444,1229 0,1229 0,0 4889,0 4889,1229">
            <text:p/>
          </draw:polygon>
          <draw:path draw:style-name="gr3" draw:text-style-name="P7" draw:layer="layout" svg:width="0.209cm" svg:height="0.422cm" svg:x="21.272cm" svg:y="11.433cm" svg:viewBox="0 0 210 423" svg:d="M131 16c0-15 0-16-14-16-41 40-97 40-117 40v20c13 0 50 0 84-17v330c0 23-2 30-60 30h-20v20c22-2 78-2 103-2s80 0 103 2v-20h-20c-58 0-59-7-59-30z">
            <text:p/>
          </draw:path>
          <draw:polygon draw:style-name="gr3" draw:text-style-name="P7" draw:layer="layout" svg:width="0.335cm" svg:height="0.026cm" svg:x="21.207cm" svg:y="12.111cm" svg:viewBox="0 0 336 27" draw:points="168,27 0,27 0,0 336,0 336,27">
            <text:p/>
          </draw:polygon>
          <draw:path draw:style-name="gr3" draw:text-style-name="P7" draw:layer="layout" svg:width="0.29cm" svg:height="0.287cm" svg:x="21.233cm" svg:y="12.437cm" svg:viewBox="0 0 291 288" svg:d="M212 40c-12-23-31-40-59-40-74 0-153 94-153 186 0 60 35 102 85 102 13 0 45-3 82-47 6 25 27 47 58 47 23 0 37-14 47-34 10-24 19-62 19-64 0-6-6-6-7-6-6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199cm" svg:height="0.397cm" svg:x="21.735cm" svg:y="11.89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1.995cm" svg:y="11.999cm" svg:viewBox="0 0 287 292" svg:d="M184 236c3 26 20 52 51 52 13 0 52-9 52-60v-35h-16v35c0 37-16 41-23 41-20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3" draw:text-style-name="P7" draw:layer="layout" svg:width="0.319cm" svg:height="0.28cm" svg:x="22.306cm" svg:y="12.00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684cm" svg:y="11.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08cm" svg:y="11.72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41cm" svg:height="1.138cm" svg:x="23.535cm" svg:y="11.555cm" svg:viewBox="0 0 242 1139" svg:d="M213 1134c2 0 7 5 7 5h15c1 0 7 0 7-5 0-3-2-5-3-6-23-23-58-58-96-127-70-122-94-279-94-431 0-280 79-446 191-558 2-2 2-5 2-6 0-6-4-6-12-6s-10 0-15 6c-61 52-129 139-173 273-28 84-42 185-42 290 0 151 27 321 127 468 17 25 41 50 41 50 6 9 15 19 21 24z">
            <text:p/>
          </draw:path>
          <draw:path draw:style-name="gr3" draw:text-style-name="P7" draw:layer="layout" svg:width="0.316cm" svg:height="0.287cm" svg:x="23.893cm" svg:y="11.57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0-35-42 0-15 5-27 12-56z">
            <text:p/>
          </draw:path>
          <draw:polygon draw:style-name="gr3" draw:text-style-name="P7" draw:layer="layout" svg:width="0.362cm" svg:height="0.026cm" svg:x="23.875cm" svg:y="12.111cm" svg:viewBox="0 0 363 27" draw:points="181,27 0,27 0,0 363,0 363,27">
            <text:p/>
          </draw:polygon>
          <draw:path draw:style-name="gr3" draw:text-style-name="P7" draw:layer="layout" svg:width="0.29cm" svg:height="0.287cm" svg:x="23.914cm" svg:y="12.437cm" svg:viewBox="0 0 291 288" svg:d="M212 40c-12-23-31-40-59-40-74 0-153 94-153 186 0 60 35 102 85 102 13 0 45-3 82-47 6 25 27 47 58 47 23 0 37-14 47-34 10-24 19-62 19-64 0-6-6-6-7-6-8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241cm" svg:height="1.138cm" svg:x="24.335cm" svg:y="11.555cm" svg:viewBox="0 0 242 1139" svg:d="M242 569c0-182-43-375-169-517-8-10-31-35-47-48-4-4-6-4-14-4-6 0-12 0-12 6 0 3 3 6 4 7 22 22 56 56 95 127 69 121 94 278 94 429 0 275-76 444-190 559-2 1-3 4-3 6 0 5 6 5 12 5 8 0 10 0 15-4 61-52 129-140 173-274 28-86 42-190 42-292z">
            <text:p/>
          </draw:path>
          <draw:path draw:style-name="gr3" draw:text-style-name="P7" draw:layer="layout" svg:width="0.421cm" svg:height="0.422cm" svg:x="25.078cm" svg:y="11.914cm" svg:viewBox="0 0 422 423" svg:d="M225 225h177c8 0 20 0 20-13s-12-13-20-13h-177v-177c0-10 0-22-13-22s-13 12-13 22v177h-177c-10 0-22 0-22 13s12 13 22 13h177v177c0 9 0 21 13 21s13-12 13-21z">
            <text:p/>
          </draw:path>
          <draw:path draw:style-name="gr3" draw:text-style-name="P7" draw:layer="layout" svg:width="0.247cm" svg:height="0.287cm" svg:x="25.911cm" svg:y="12.003cm" svg:viewBox="0 0 248 288" svg:d="M226 39c-10 0-19 0-29 10-10 9-11 20-11 24 0 15 11 22 24 22 19 0 36-14 36-40 0-32-30-55-76-55-85 0-170 91-170 180 0 58 37 108 104 108 90 0 144-68 144-75 0-4-5-8-8-8-4 0-4 1-8 7-51 62-120 62-128 62-39 0-56-31-56-69 0-26 12-88 34-127 19-36 55-64 89-64 22 0 46 8 55 25z">
            <text:p/>
          </draw:path>
        </draw:g>
        <draw:g xml:id="id106" draw:id="id106">
          <svg:title>TexMaths</svg:title>
          <svg:desc>18§display§\int \frac{1}{x^2 - a^2 } \ dx §svg§600§FALSE§</svg:desc>
          <draw:polygon draw:style-name="gr2" draw:text-style-name="P6" draw:layer="layout" svg:width="3.736cm" svg:height="1.344cm" svg:x="16.206cm" svg:y="13.265cm" svg:viewBox="0 0 3737 1345" draw:points="1869,1345 0,1345 0,0 3737,0 3737,1345">
            <text:p/>
          </draw:polygon>
          <draw:path draw:style-name="gr3" draw:text-style-name="P7" draw:layer="layout" svg:width="0.562cm" svg:height="1.407cm" svg:x="16.21cm" svg:y="13.2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5cm" svg:y="13.2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8cm" svg:y="13.923cm" svg:viewBox="0 0 2037 27" draw:points="1019,27 0,27 0,0 2037,0 2037,27">
            <text:p/>
          </draw:polygon>
          <draw:path draw:style-name="gr3" draw:text-style-name="P7" draw:layer="layout" svg:width="0.316cm" svg:height="0.287cm" svg:x="17.006cm" svg:y="14.2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8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7.827cm" svg:y="14.359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8.432cm" svg:y="14.2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9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6cm" svg:y="13.6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8cm" svg:y="13.8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7" draw:id="id107">
          <svg:title>TexMaths</svg:title>
          <svg:desc>18§display§\frac{1}{2a} \log \left( \frac{x - a}{x + a} \right) + c §svg§600§FALSE§</svg:desc>
          <draw:polygon draw:style-name="gr2" draw:text-style-name="P6" draw:layer="layout" svg:width="5.289cm" svg:height="1.455cm" svg:x="21.241cm" svg:y="13.267cm" svg:viewBox="0 0 5290 1456" draw:points="2645,1456 0,1456 0,0 5290,0 5290,1456">
            <text:p/>
          </draw:polygon>
          <draw:path draw:style-name="gr3" draw:text-style-name="P7" draw:layer="layout" svg:width="0.209cm" svg:height="0.422cm" svg:x="21.432cm" svg:y="13.303cm" svg:viewBox="0 0 210 423" svg:d="M131 16c0-15 0-16-14-16-41 40-97 40-117 40v20c13 0 50 0 84-17v330c0 23-2 30-60 30h-20v20c22-3 78-3 103-3s80 0 103 3v-20h-20c-58 0-59-7-59-30z">
            <text:p/>
          </draw:path>
          <draw:polygon draw:style-name="gr3" draw:text-style-name="P7" draw:layer="layout" svg:width="0.651cm" svg:height="0.026cm" svg:x="21.209cm" svg:y="13.981cm" svg:viewBox="0 0 652 27" draw:points="325,27 0,27 0,0 652,0 652,27">
            <text:p/>
          </draw:polygon>
          <draw:path draw:style-name="gr3" draw:text-style-name="P7" draw:layer="layout" svg:width="0.252cm" svg:height="0.422cm" svg:x="21.241cm" svg:y="14.165cm" svg:viewBox="0 0 253 423" svg:d="M49 374l68-66c99-88 136-121 136-184 0-74-56-124-134-124-71 0-119 59-119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29cm" svg:height="0.287cm" svg:x="21.55cm" svg:y="14.306cm" svg:viewBox="0 0 291 288" svg:d="M212 40c-12-23-31-40-59-40-74 0-153 94-153 186 0 60 35 102 85 102 13 0 45-3 82-48 6 26 27 48 58 48 23 0 37-14 47-35 10-23 19-62 19-63 0-6-6-6-7-6-8 0-8 2-9 12-12 40-23 78-49 78-17 0-19-16-19-29 0-15 2-19 9-48 7-26 7-33 13-56l23-89c4-19 4-19 4-22 0-11-7-17-17-17-16 0-26 14-27 27zM170 206c-3 11-3 11-13 23-27 34-53 45-71 45-31 0-41-35-41-59 0-32 20-111 36-140 18-38 47-61 73-61 42 0 50 52 50 57 0 2-1 7-2 10z">
            <text:p/>
          </draw:path>
          <draw:path draw:style-name="gr3" draw:text-style-name="P7" draw:layer="layout" svg:width="0.142cm" svg:height="0.44cm" svg:x="22.061cm" svg:y="13.713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2.234cm" svg:y="13.86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2.551cm" svg:y="13.866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3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3.095cm" svg:y="13.235cm" svg:viewBox="0 0 312 1519" svg:d="M312 1513c0-3-1-4-2-6-23-24-67-66-108-135-103-163-149-368-149-612 0-171 23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316cm" svg:height="0.287cm" svg:x="23.523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24.06cm" svg:y="13.553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4.664cm" svg:y="13.445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olygon draw:style-name="gr3" draw:text-style-name="P7" draw:layer="layout" svg:width="1.469cm" svg:height="0.026cm" svg:x="23.505cm" svg:y="13.981cm" svg:viewBox="0 0 1470 27" draw:points="736,27 0,27 0,0 1470,0 1470,27">
            <text:p/>
          </draw:polygon>
          <draw:path draw:style-name="gr3" draw:text-style-name="P7" draw:layer="layout" svg:width="0.316cm" svg:height="0.287cm" svg:x="23.523cm" svg:y="14.30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042cm" svg:y="14.2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4.664cm" svg:y="14.30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11cm" svg:height="1.518cm" svg:x="25.072cm" svg:y="13.235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421cm" svg:height="0.422cm" svg:x="25.691cm" svg:y="13.78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314cm" svg:y="13.87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2cm" svg:height="14.574cm" svg:x="1cm" svg:y="0.626cm" presentation:class="title" presentation:user-transformed="true">
          <draw:text-box>
            <text:p text:style-name="P4"><text:span text:style-name="T2"><text:s text:c="4"/></text:span><text:span text:style-name="T2"><text:line-break/></text:span><text:span text:style-name="T2"> <text:s text:c="7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g xml:id="id108" draw:id="id108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109" draw:id="id109" draw:layer="layout" svg:width="18.211cm" svg:height="12.805cm" svg:x="5.6cm" svg:y="1.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10" draw:id="id110">
          <svg:title>TexMaths</svg:title>
          <svg:desc>26§display§34§svg§600§FALSE§</svg:desc>
          <draw:polygon draw:style-name="gr2" draw:text-style-name="P6" draw:layer="layout" svg:width="0.796cm" svg:height="0.548cm" svg:x="6.313cm" svg:y="2.172cm" svg:viewBox="0 0 797 549" draw:points="399,549 0,549 0,0 797,0 797,549">
            <text:p/>
          </draw:polygon>
          <draw:path draw:style-name="gr3" draw:text-style-name="P7" draw:layer="layout" svg:width="0.38cm" svg:height="0.629cm" svg:x="6.305cm" svg:y="2.136cm" svg:viewBox="0 0 381 630" svg:d="M229 287c75-23 127-88 127-160 0-75-79-127-169-127-93 0-162 54-162 125 0 29 21 47 46 47 29 0 48-20 48-47 0-46-44-46-57-46 27-44 88-56 121-56 38 0 90 21 90 102 0 12-3 64-28 106-27 43-58 45-81 47-6 0-29 3-35 3-8 0-15 2-15 10 0 10 7 10 23 10h40c75 0 110 63 110 152 0 125-64 152-104 152-39 0-108-17-141-71 33 6 60-15 60-50 0-33-23-52-50-52-23 0-52 15-52 54 0 83 85 144 185 144 113 0 196-84 196-177 0-75-59-145-152-166z">
            <text:p/>
          </draw:path>
          <draw:path draw:style-name="gr3" draw:text-style-name="P7" draw:layer="layout" svg:width="0.407cm" svg:height="0.618cm" svg:x="6.75cm" svg:y="2.126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3" draw:id="id113">
          <svg:title>TexMaths</svg:title>
          <svg:desc>26§display§35§svg§600§FALSE§</svg:desc>
          <draw:polygon draw:style-name="gr2" draw:text-style-name="P6" draw:layer="layout" svg:width="0.777cm" svg:height="0.537cm" svg:x="6.312cm" svg:y="3.474cm" svg:viewBox="0 0 778 538" draw:points="389,538 0,538 0,0 778,0 778,538">
            <text:p/>
          </draw:polygon>
          <draw:path draw:style-name="gr3" draw:text-style-name="P7" draw:layer="layout" svg:width="0.38cm" svg:height="0.628cm" svg:x="6.304cm" svg:y="3.428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28cm" svg:x="6.77cm" svg:y="3.428cm" svg:viewBox="0 0 366 629" svg:d="M366 426c0-108-75-202-175-202-43 0-83 15-116 48v-179c19 7 50 13 79 13 112 0 177-83 177-96 0-6-2-10-9-10-2 0-4 0-8 2-19 8-62 27-125 27-37 0-79-6-122-25-7-4-9-4-11-4-8 0-8 8-8 23v270c0 16 0 25 12 25 7 0 9-2 11-9 10-14 45-64 118-64 48 0 71 41 79 58 15 35 17 71 17 116 0 31 0 88-23 125-21 35-56 60-98 60-66 0-118-48-135-102 2 0 6 0 17 0 29 0 46-22 46-43 0-23-17-46-46-46-15 0-46 6-46 50 0 77 62 166 166 166 106 0 200-87 200-203z">
            <text:p/>
          </draw:path>
        </draw:g>
        <draw:g xml:id="id116" draw:id="id116">
          <svg:title>TexMaths</svg:title>
          <svg:desc>26§display§36§svg§600§FALSE§</svg:desc>
          <draw:polygon draw:style-name="gr2" draw:text-style-name="P6" draw:layer="layout" svg:width="0.782cm" svg:height="0.537cm" svg:x="6.313cm" svg:y="4.775cm" svg:viewBox="0 0 783 538" draw:points="393,538 0,538 0,0 783,0 783,538">
            <text:p/>
          </draw:polygon>
          <draw:path draw:style-name="gr3" draw:text-style-name="P7" draw:layer="layout" svg:width="0.379cm" svg:height="0.628cm" svg:x="6.305cm" svg:y="4.729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4.729cm" svg:viewBox="0 0 380 629" svg:d="M83 309v-23c0-230 114-263 160-263 23 0 60 6 81 37-15 0-50 0-50 40 0 29 21 43 42 43 14 0 41-8 41-43 0-56-39-100-116-100-116 0-241 118-241 320 0 245 106 309 191 309 102 0 189-85 189-206 0-116-81-205-183-205-62 0-95 48-114 91zM191 604c-58 0-85-56-89-68-17-44-17-117-17-133 0-71 29-164 112-164 15 0 56 0 85 58 17 33 17 81 17 124 0 44 0 90-17 123-27 56-70 60-91 60z">
            <text:p/>
          </draw:path>
        </draw:g>
        <draw:g xml:id="id119" draw:id="id119">
          <svg:title>TexMaths</svg:title>
          <svg:desc>26§display§37§svg§600§FALSE§</svg:desc>
          <draw:polygon draw:style-name="gr2" draw:text-style-name="P6" draw:layer="layout" svg:width="0.81cm" svg:height="0.548cm" svg:x="6.313cm" svg:y="5.976cm" svg:viewBox="0 0 811 549" draw:points="406,549 0,549 0,0 811,0 811,549">
            <text:p/>
          </draw:polygon>
          <draw:path draw:style-name="gr3" draw:text-style-name="P7" draw:layer="layout" svg:width="0.38cm" svg:height="0.629cm" svg:x="6.305cm" svg:y="5.938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5 60-50 0-33-23-52-50-52-23 0-52 15-52 54 0 83 85 144 185 144 112 0 196-84 196-177 0-75-59-145-152-166z">
            <text:p/>
          </draw:path>
          <draw:path draw:style-name="gr3" draw:text-style-name="P7" draw:layer="layout" svg:width="0.392cm" svg:height="0.639cm" svg:x="6.775cm" svg:y="5.93cm" svg:viewBox="0 0 393 640" svg:d="M385 62c8-12 8-14 8-33h-222c-113 0-115-12-117-29h-23l-31 189h23c2-14 10-73 23-83 6-6 79-6 89-6h191c-10 14-83 114-103 145-82 123-113 250-113 343 0 10 0 52 42 52 43 0 43-42 43-52v-46c0-50 3-101 9-149 4-21 16-100 58-158z">
            <text:p/>
          </draw:path>
        </draw:g>
        <draw:g xml:id="id122" draw:id="id122">
          <svg:title>TexMaths</svg:title>
          <svg:desc>26§display§38§svg§600§FALSE§</svg:desc>
          <draw:polygon draw:style-name="gr2" draw:text-style-name="P6" draw:layer="layout" svg:width="0.782cm" svg:height="0.537cm" svg:x="6.313cm" svg:y="7.277cm" svg:viewBox="0 0 783 538" draw:points="393,538 0,538 0,0 783,0 783,538">
            <text:p/>
          </draw:polygon>
          <draw:path draw:style-name="gr3" draw:text-style-name="P7" draw:layer="layout" svg:width="0.379cm" svg:height="0.628cm" svg:x="6.305cm" svg:y="7.231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7.231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4-114-18-19-33-27-91-65zM154 318l112 70c25 17 68 44 68 100 0 68-68 116-143 116-79 0-145-56-145-133 0-54 29-112 108-153z">
            <text:p/>
          </draw:path>
        </draw:g>
        <draw:g xml:id="id125" draw:id="id125">
          <svg:title>TexMaths</svg:title>
          <svg:desc>26§display§39§svg§600§FALSE§</svg:desc>
          <draw:polygon draw:style-name="gr2" draw:text-style-name="P6" draw:layer="layout" svg:width="0.782cm" svg:height="0.537cm" svg:x="6.313cm" svg:y="8.578cm" svg:viewBox="0 0 783 538" draw:points="393,538 0,538 0,0 783,0 783,538">
            <text:p/>
          </draw:polygon>
          <draw:path draw:style-name="gr3" draw:text-style-name="P7" draw:layer="layout" svg:width="0.379cm" svg:height="0.628cm" svg:x="6.305cm" svg:y="8.532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8.532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89 72 11 30 15 88 15 129 0 77-31 164-112 164z">
            <text:p/>
          </draw:path>
        </draw:g>
        <draw:g xml:id="id128" draw:id="id128">
          <svg:title>TexMaths</svg:title>
          <svg:desc>26§display§40§svg§600§FALSE§</svg:desc>
          <draw:polygon draw:style-name="gr2" draw:text-style-name="P6" draw:layer="layout" svg:width="0.787cm" svg:height="0.548cm" svg:x="6.326cm" svg:y="9.878cm" svg:viewBox="0 0 788 549" draw:points="393,549 0,549 0,0 788,0 788,549">
            <text:p/>
          </draw:polygon>
          <draw:path draw:style-name="gr3" draw:text-style-name="P7" draw:layer="layout" svg:width="0.407cm" svg:height="0.618cm" svg:x="6.305cm" svg:y="9.832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86cm" svg:height="0.629cm" svg:x="6.773cm" svg:y="9.842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</draw:g>
        <draw:g xml:id="id131" draw:id="id131">
          <svg:title>TexMaths</svg:title>
          <svg:desc>26§display§41§svg§600§FALSE§</svg:desc>
          <draw:polygon draw:style-name="gr2" draw:text-style-name="P6" draw:layer="layout" svg:width="0.749cm" svg:height="0.527cm" svg:x="6.325cm" svg:y="11.08cm" svg:viewBox="0 0 750 528" draw:points="374,528 0,528 0,0 750,0 750,528">
            <text:p/>
          </draw:polygon>
          <draw:path draw:style-name="gr3" draw:text-style-name="P7" draw:layer="layout" svg:width="0.406cm" svg:height="0.618cm" svg:x="6.304cm" svg:y="11.034cm" svg:viewBox="0 0 407 619" svg:d="M243 469v79c0 34 0 44-69 44h-18v27c37-2 85-2 122-2 40 0 87 0 125 2v-27h-19c-68 0-70-10-70-44v-79h93v-29h-93v-417c0-17 0-23-15-23-8 0-10 0-17 10l-282 430v29zM249 440h-224l224-340z">
            <text:p/>
          </draw:path>
          <draw:path draw:style-name="gr3" draw:text-style-name="P7" draw:layer="layout" svg:width="0.302cm" svg:height="0.61cm" svg:x="6.817cm" svg:y="11.044cm" svg:viewBox="0 0 303 611" svg:d="M189 23c0-21 0-23-21-23-58 58-139 58-168 58v29c19 0 73 0 120-25v476c0 33-2 44-85 44h-29v29c31-5 112-5 148-5 37 0 116 0 149 5v-29h-29c-83 0-85-11-85-44z">
            <text:p/>
          </draw:path>
        </draw:g>
        <draw:g xml:id="id134" draw:id="id134">
          <svg:title>TexMaths</svg:title>
          <svg:desc>26§display§42§svg§600§FALSE§</svg:desc>
          <draw:polygon draw:style-name="gr2" draw:text-style-name="P6" draw:layer="layout" svg:width="0.777cm" svg:height="0.527cm" svg:x="6.326cm" svg:y="12.381cm" svg:viewBox="0 0 778 528" draw:points="389,528 0,528 0,0 778,0 778,528">
            <text:p/>
          </draw:polygon>
          <draw:path draw:style-name="gr3" draw:text-style-name="P7" draw:layer="layout" svg:width="0.407cm" svg:height="0.618cm" svg:x="6.305cm" svg:y="12.335cm" svg:viewBox="0 0 408 619" svg:d="M244 469v79c0 34 0 44-69 44h-19v27c38-2 85-2 123-2 39 0 87 0 125 2v-27h-19c-69 0-71-10-71-44v-79h94v-29h-94v-417c0-17 0-23-14-23-9 0-11 0-17 10l-283 430v29zM250 440h-225l225-340z">
            <text:p/>
          </draw:path>
          <draw:path draw:style-name="gr3" draw:text-style-name="P7" draw:layer="layout" svg:width="0.365cm" svg:height="0.61cm" svg:x="6.784cm" svg:y="12.345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</draw:g>
        <draw:g xml:id="id137" draw:id="id137">
          <svg:title>TexMaths</svg:title>
          <svg:desc>26§display§43§svg§600§FALSE§</svg:desc>
          <draw:polygon draw:style-name="gr2" draw:text-style-name="P6" draw:layer="layout" svg:width="0.782cm" svg:height="0.548cm" svg:x="6.325cm" svg:y="13.681cm" svg:viewBox="0 0 783 549" draw:points="393,549 0,549 0,0 783,0 783,549">
            <text:p/>
          </draw:polygon>
          <draw:path draw:style-name="gr3" draw:text-style-name="P7" draw:layer="layout" svg:width="0.406cm" svg:height="0.618cm" svg:x="6.304cm" svg:y="13.6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6.774cm" svg:y="13.645cm" svg:viewBox="0 0 380 630" svg:d="M229 287c74-23 126-88 126-160 0-75-79-127-168-127-91 0-162 54-162 125 0 29 21 47 46 47 29 0 47-20 47-47 0-46-43-46-56-46 27-44 88-56 121-56 37 0 89 21 89 102 0 12-2 64-27 106-27 43-58 45-81 47-6 0-29 3-35 3-8 0-15 2-15 10 0 10 7 10 23 10h40c74 0 110 63 110 152 0 125-65 152-104 152-40 0-108-17-141-71 33 6 60-15 60-50 0-33-23-52-50-52-23 0-52 15-52 54 0 83 85 144 185 144 112 0 195-84 195-177 0-75-58-145-151-166z">
            <text:p/>
          </draw:path>
        </draw:g>
        <draw:g xml:id="id111" draw:id="id111">
          <svg:title>TexMaths</svg:title>
          <svg:desc>14§display§\int \frac{1}{a^2 - x^2 } \ dx§svg§600§FALSE§</svg:desc>
          <draw:polygon draw:style-name="gr2" draw:text-style-name="P6" draw:layer="layout" svg:width="2.906cm" svg:height="1.045cm" svg:x="8.596cm" svg:y="1.976cm" svg:viewBox="0 0 2907 1046" draw:points="1454,1046 0,1046 0,0 2907,0 2907,1046">
            <text:p/>
          </draw:polygon>
          <draw:path draw:style-name="gr3" draw:text-style-name="P7" draw:layer="layout" svg:width="0.437cm" svg:height="1.094cm" svg:x="8.599cm" svg:y="1.951cm" svg:viewBox="0 0 438 1095" svg:d="M24 1073c15 0 24-12 24-24 0-17-12-25-23-25-13 0-25 8-25 25 0 26 25 46 55 46 75 0 103-115 138-258 38-156 70-314 97-472 18-104 36-202 53-266 5-25 22-88 42-88 15 0 27 9 29 11-16 2-24 12-24 24 0 17 12 25 23 25 13 0 25-8 25-25 0-27-27-46-54-46-38 0-65 54-93 155-1 4-68 252-122 575-13 75-28 158-44 226-9 36-31 129-71 129-18 0-29-12-30-12z">
            <text:p/>
          </draw:path>
          <draw:path draw:style-name="gr3" draw:text-style-name="P7" draw:layer="layout" svg:width="0.163cm" svg:height="0.329cm" svg:x="9.918cm" svg:y="1.96cm" svg:viewBox="0 0 164 330" svg:d="M102 12c0-11 0-12-12-12-31 31-74 31-90 31v16c10 0 39 0 65-13v256c0 18-1 24-46 24h-16v16c17-3 61-3 80-3 20 0 63 0 81 3v-16h-16c-45 0-46-6-46-24z">
            <text:p/>
          </draw:path>
          <draw:polygon draw:style-name="gr3" draw:text-style-name="P7" draw:layer="layout" svg:width="1.584cm" svg:height="0.02cm" svg:x="9.204cm" svg:y="2.488cm" svg:viewBox="0 0 1585 21" draw:points="793,21 0,21 0,0 1585,0 1585,21">
            <text:p/>
          </draw:polygon>
          <draw:path draw:style-name="gr3" draw:text-style-name="P7" draw:layer="layout" svg:width="0.225cm" svg:height="0.223cm" svg:x="9.224cm" svg:y="2.741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52cm" svg:height="0.229cm" svg:x="9.486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3cm" svg:height="0.02cm" svg:x="9.836cm" svg:y="2.826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301cm" svg:y="2.741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3" draw:text-style-name="P7" draw:layer="layout" svg:width="0.152cm" svg:height="0.229cm" svg:x="10.589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234cm" svg:height="0.348cm" svg:x="11.031cm" svg:y="2.279cm" svg:viewBox="0 0 235 349" svg:d="M235 6c0-2 0-6-7-6-6 0-53 4-62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2 0 39 40 39 43s-1 6-2 8z">
            <text:p/>
          </draw:path>
          <draw:path draw:style-name="gr3" draw:text-style-name="P7" draw:layer="layout" svg:width="0.245cm" svg:height="0.223cm" svg:x="11.282cm" svg:y="2.404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</draw:g>
        <draw:g xml:id="id112" draw:id="id112">
          <svg:title>TexMaths</svg:title>
          <svg:desc>14§display§\frac{1}{2a} \log \left( \frac{a + x}{a - x} \right) + c §svg§600§FALSE§</svg:desc>
          <draw:polygon draw:style-name="gr2" draw:text-style-name="P6" draw:layer="layout" svg:width="4.114cm" svg:height="1.132cm" svg:x="16.621cm" svg:y="1.877cm" svg:viewBox="0 0 4115 1133" draw:points="2057,1133 0,1133 0,0 4115,0 4115,1133">
            <text:p/>
          </draw:polygon>
          <draw:path draw:style-name="gr3" draw:text-style-name="P7" draw:layer="layout" svg:width="0.163cm" svg:height="0.328cm" svg:x="16.77cm" svg:y="1.9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6cm" svg:height="0.02cm" svg:x="16.596cm" svg:y="2.432cm" svg:viewBox="0 0 507 21" draw:points="253,21 0,21 0,0 507,0 507,21">
            <text:p/>
          </draw:polygon>
          <draw:path draw:style-name="gr3" draw:text-style-name="P7" draw:layer="layout" svg:width="0.196cm" svg:height="0.328cm" svg:x="16.621cm" svg:y="2.5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1cm" svg:height="0.342cm" svg:x="17.259cm" svg:y="2.2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393cm" svg:y="2.345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225cm" svg:height="0.325cm" svg:x="17.64cm" svg:y="2.3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6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063cm" svg:y="1.852cm" svg:viewBox="0 0 243 1182" svg:d="M243 1178c0-3-1-4-2-5-18-19-52-52-84-105-80-127-116-287-116-476 0-134 18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401cm" svg:y="2.01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27cm" svg:height="0.328cm" svg:x="18.779cm" svg:y="1.9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45cm" svg:height="0.223cm" svg:x="19.258cm" svg:y="2.01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olygon draw:style-name="gr3" draw:text-style-name="P7" draw:layer="layout" svg:width="1.142cm" svg:height="0.02cm" svg:x="18.382cm" svg:y="2.432cm" svg:viewBox="0 0 1143 21" draw:points="572,21 0,21 0,0 1143,0 1143,21">
            <text:p/>
          </draw:polygon>
          <draw:path draw:style-name="gr3" draw:text-style-name="P7" draw:layer="layout" svg:width="0.225cm" svg:height="0.223cm" svg:x="18.40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cm" svg:height="0.02cm" svg:x="18.792cm" svg:y="2.771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9.258cm" svg:y="2.68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242cm" svg:height="1.181cm" svg:x="19.601cm" svg:y="1.8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0.082cm" svg:y="2.2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0.567cm" svg:y="2.3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4" draw:id="id114">
          <svg:title>TexMaths</svg:title>
          <svg:desc>14§display§\int \frac{1}{(px \pm q)^2 + a^2 } \ dx§svg§600§FALSE§</svg:desc>
          <draw:polygon draw:style-name="gr2" draw:text-style-name="P6" draw:layer="layout" svg:width="4.376cm" svg:height="1.081cm" svg:x="8.496cm" svg:y="3.177cm" svg:viewBox="0 0 4377 1082" draw:points="2189,1082 0,1082 0,0 4377,0 4377,1082">
            <text:p/>
          </draw:polygon>
          <draw:path draw:style-name="gr3" draw:text-style-name="P7" draw:layer="layout" svg:width="0.437cm" svg:height="1.093cm" svg:x="8.499cm" svg:y="3.1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553cm" svg:y="3.1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104cm" svg:y="3.688cm" svg:viewBox="0 0 3055 21" draw:points="1527,21 0,21 0,0 3055,0 3055,21">
            <text:p/>
          </draw:polygon>
          <draw:path draw:style-name="gr3" draw:text-style-name="P7" draw:layer="layout" svg:width="0.114cm" svg:height="0.492cm" svg:x="9.153cm" svg:y="3.7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28cm" svg:y="3.9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558cm" svg:y="3.9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9.961cm" svg:y="3.8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446cm" svg:y="3.9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691cm" svg:y="3.7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876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27cm" svg:height="0.328cm" svg:x="11.212cm" svg:y="3.872cm" svg:viewBox="0 0 328 329" svg:d="M175 175h138c6 0 15 0 15-10s-9-10-15-10h-138v-138c0-8 0-17-10-17s-10 9-10 17v138h-138c-8 0-17 0-17 10s9 10 17 10h138v137c0 7 0 17 10 17s10-10 10-17z">
            <text:p/>
          </draw:path>
          <draw:path draw:style-name="gr3" draw:text-style-name="P7" draw:layer="layout" svg:width="0.225cm" svg:height="0.223cm" svg:x="11.697cm" svg:y="3.9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1.959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401cm" svg:y="3.4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652cm" svg:y="3.6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5" draw:id="id115">
          <svg:title>TexMaths</svg:title>
          <svg:desc>14§display§\frac{1}{ap}\tan^{-1}\left( \frac{px \pm q}{a} \right) \ + \ c  §svg§600§FALSE§</svg:desc>
          <draw:polygon draw:style-name="gr2" draw:text-style-name="P6" draw:layer="layout" svg:width="5.272cm" svg:height="1.132cm" svg:x="16.621cm" svg:y="3.177cm" svg:viewBox="0 0 5273 1133" draw:points="2637,1133 0,1133 0,0 5273,0 5273,1133">
            <text:p/>
          </draw:polygon>
          <draw:path draw:style-name="gr3" draw:text-style-name="P7" draw:layer="layout" svg:width="0.163cm" svg:height="0.328cm" svg:x="16.771cm" svg:y="3.2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8cm" svg:height="0.02cm" svg:x="16.596cm" svg:y="3.732cm" svg:viewBox="0 0 509 21" draw:points="254,21 0,21 0,0 509,0 509,21">
            <text:p/>
          </draw:polygon>
          <draw:path draw:style-name="gr3" draw:text-style-name="P7" draw:layer="layout" svg:width="0.225cm" svg:height="0.223cm" svg:x="16.616cm" svg:y="3.9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6.84cm" svg:y="3.9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55cm" svg:height="0.308cm" svg:x="17.255cm" svg:y="3.563cm" svg:viewBox="0 0 156 309" svg:d="M76 106h71v-15h-71v-91h-12c0 40-16 93-64 95v11h43v136c0 62 45 67 63 67 35 0 50-35 50-67v-28h-14v28c0 36-14 55-32 55-34 0-34-45-34-54z">
            <text:p/>
          </draw:path>
          <draw:path draw:style-name="gr3" draw:text-style-name="P7" draw:layer="layout" svg:width="0.222cm" svg:height="0.226cm" svg:x="17.456cm" svg:y="3.645cm" svg:viewBox="0 0 223 227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7.698cm" svg:y="3.6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993cm" svg:y="3.568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8.301cm" svg:y="3.43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668cm" svg:y="3.1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972cm" svg:y="3.3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4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25cm" svg:y="3.3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328cm" svg:height="0.328cm" svg:x="19.653cm" svg:y="3.2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20.137cm" svg:y="3.316cm" svg:viewBox="0 0 204 314" svg:d="M204 6c0-3-1-6-5-6-5 0-25 20-33 35-11-27-30-35-47-35-59 0-119 73-119 145 0 48 29 79 65 79 21 0 41-12 58-30-4 18-20 84-21 88-5 15-9 16-36 17-7 0-11 0-11 10 0 0 0 5 5 5 16 0 34-1 51-1s34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8cm" svg:height="0.02cm" svg:x="18.988cm" svg:y="3.732cm" svg:viewBox="0 0 1369 21" draw:points="684,21 0,21 0,0 1369,0 1369,21">
            <text:p/>
          </draw:polygon>
          <draw:path draw:style-name="gr3" draw:text-style-name="P7" draw:layer="layout" svg:width="0.225cm" svg:height="0.223cm" svg:x="19.561cm" svg:y="3.9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431cm" svg:y="3.152cm" svg:viewBox="0 0 243 1182" svg:d="M243 592c0-194-45-389-170-537-9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078cm" svg:y="3.5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726cm" svg:y="3.648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7" draw:id="id117">
          <svg:title>TexMaths</svg:title>
          <svg:desc>14§display§\int \frac{1}{(px \pm q)^2 - a^2 } \ dx§svg§600§FALSE§</svg:desc>
          <draw:polygon draw:style-name="gr2" draw:text-style-name="P6" draw:layer="layout" svg:width="4.376cm" svg:height="1.081cm" svg:x="8.596cm" svg:y="4.477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4.4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4.4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4.988cm" svg:viewBox="0 0 3055 21" draw:points="1527,21 0,21 0,0 3055,0 3055,21">
            <text:p/>
          </draw:polygon>
          <draw:path draw:style-name="gr3" draw:text-style-name="P7" draw:layer="layout" svg:width="0.114cm" svg:height="0.492cm" svg:x="9.253cm" svg:y="5.0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38cm" svg:y="5.2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658cm" svg:y="5.2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0.061cm" svg:y="5.1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546cm" svg:y="5.2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791cm" svg:y="5.0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976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11.326cm" svg:y="5.32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11.797cm" svg:y="5.2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2.059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4.7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4.9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8" draw:id="id118">
          <svg:title>TexMaths</svg:title>
          <svg:desc>14§display§\frac{1}{2ap}\log \left( \frac{px \pm q - a}{px \pm q + a} \right) \ + \ c§svg§600§FALSE§</svg:desc>
          <draw:polygon draw:style-name="gr2" draw:text-style-name="P6" draw:layer="layout" svg:width="5.777cm" svg:height="1.132cm" svg:x="16.622cm" svg:y="4.477cm" svg:viewBox="0 0 5778 1133" draw:points="2889,1133 0,1133 0,0 5778,0 5778,1133">
            <text:p/>
          </draw:polygon>
          <draw:path draw:style-name="gr3" draw:text-style-name="P7" draw:layer="layout" svg:width="0.163cm" svg:height="0.328cm" svg:x="16.895cm" svg:y="4.5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5.032cm" svg:viewBox="0 0 755 21" draw:points="377,21 0,21 0,0 755,0 755,21">
            <text:p/>
          </draw:polygon>
          <draw:path draw:style-name="gr3" draw:text-style-name="P7" draw:layer="layout" svg:width="0.196cm" svg:height="0.328cm" svg:x="16.622cm" svg:y="5.1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5.2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4.8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4.9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9cm" svg:y="4.943cm" svg:viewBox="0 0 226 326" svg:d="M96 139c-43 0-43-49-43-61 0-13 1-29 7-41 5-7 16-20 36-20 43 0 43 49 43 60 0 14 0 29-8 42-4 6-16 20-35 20zM38 158c0-2 0-13 9-24 19 15 39 16 49 16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4.4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616cm" svg:y="4.6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4.6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4.5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4.6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cm" svg:height="0.02cm" svg:x="20.149cm" svg:y="4.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20.619cm" svg:y="4.6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olygon draw:style-name="gr3" draw:text-style-name="P7" draw:layer="layout" svg:width="2.229cm" svg:height="0.02cm" svg:x="18.631cm" svg:y="5.032cm" svg:viewBox="0 0 2230 21" draw:points="1116,21 0,21 0,0 2230,0 2230,21">
            <text:p/>
          </draw:polygon>
          <draw:path draw:style-name="gr3" draw:text-style-name="P7" draw:layer="layout" svg:width="0.257cm" svg:height="0.313cm" svg:x="18.616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5.28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5.176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5.2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27cm" svg:height="0.328cm" svg:x="20.136cm" svg:y="5.216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619cm" svg:y="5.2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3" draw:text-style-name="P7" draw:layer="layout" svg:width="0.242cm" svg:height="1.181cm" svg:x="20.936cm" svg:y="4.4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583cm" svg:y="4.8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231cm" svg:y="4.9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0" draw:id="id120">
          <svg:title>TexMaths</svg:title>
          <svg:desc>14§display§\int \frac{1}{ a^2 - ( px \pm q )^2 } \ dx§svg§600§FALSE§</svg:desc>
          <draw:polygon draw:style-name="gr2" draw:text-style-name="P6" draw:layer="layout" svg:width="4.376cm" svg:height="1.081cm" svg:x="8.596cm" svg:y="5.778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5.753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5.7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6.289cm" svg:viewBox="0 0 3055 21" draw:points="1527,21 0,21 0,0 3055,0 3055,21">
            <text:p/>
          </draw:polygon>
          <draw:path draw:style-name="gr3" draw:text-style-name="P7" draw:layer="layout" svg:width="0.225cm" svg:height="0.223cm" svg:x="9.224cm" svg:y="6.542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486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9.836cm" svg:y="6.628cm" svg:viewBox="0 0 301 21" svg:d="M285 21c7 0 16 0 16-11 0-10-9-10-16-10h-268c-8 0-17 0-17 10 0 11 9 11 17 11z">
            <text:p/>
          </draw:path>
          <draw:path draw:style-name="gr3" draw:text-style-name="P7" draw:layer="layout" svg:width="0.114cm" svg:height="0.492cm" svg:x="10.336cm" svg:y="6.391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10.462cm" svg:y="6.542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0.74cm" svg:y="6.542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1.143cm" svg:y="6.433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1.628cm" svg:y="6.542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1.873cm" svg:y="6.391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2.059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6.081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6.205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21" draw:id="id121">
          <svg:title>TexMaths</svg:title>
          <svg:desc>14§display§\frac{1}{2ap}\log \left( \frac{ a +  ( px \pm q ) }{ a - ( px \pm q ) } \right) \ + \ c§svg§600§FALSE§</svg:desc>
          <draw:polygon draw:style-name="gr2" draw:text-style-name="P6" draw:layer="layout" svg:width="6.158cm" svg:height="1.132cm" svg:x="16.622cm" svg:y="5.777cm" svg:viewBox="0 0 6159 1133" draw:points="3080,1133 0,1133 0,0 6159,0 6159,1133">
            <text:p/>
          </draw:polygon>
          <draw:path draw:style-name="gr3" draw:text-style-name="P7" draw:layer="layout" svg:width="0.163cm" svg:height="0.328cm" svg:x="16.895cm" svg:y="5.8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6.332cm" svg:viewBox="0 0 755 21" draw:points="377,21 0,21 0,0 755,0 755,21">
            <text:p/>
          </draw:polygon>
          <draw:path draw:style-name="gr3" draw:text-style-name="P7" draw:layer="layout" svg:width="0.196cm" svg:height="0.328cm" svg:x="16.622cm" svg:y="6.4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6.5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6.1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6.2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8cm" svg:y="6.2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5.7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65cm" svg:y="5.9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27cm" svg:height="0.328cm" svg:x="19.027cm" svg:y="5.8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14cm" svg:height="0.492cm" svg:x="19.54cm" svg:y="5.76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5.9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5.9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5.805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5.9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5.763cm" svg:viewBox="0 0 115 493" svg:d="M115 246c0-38-5-97-32-153-30-61-73-93-79-93-2 0-4 2-4 4 0 3 0 4 9 13 49 48 77 126 77 229 0 85-18 172-79 234-7 6-7 7-7 8 0 4 2 5 4 5 6 0 51-34 80-96 26-54 31-109 31-151z">
            <text:p/>
          </draw:path>
          <draw:polygon draw:style-name="gr3" draw:text-style-name="P7" draw:layer="layout" svg:width="2.612cm" svg:height="0.02cm" svg:x="18.631cm" svg:y="6.332cm" svg:viewBox="0 0 2613 21" draw:points="1306,21 0,21 0,0 2613,0 2613,21">
            <text:p/>
          </draw:polygon>
          <draw:path draw:style-name="gr3" draw:text-style-name="P7" draw:layer="layout" svg:width="0.225cm" svg:height="0.223cm" svg:x="18.65cm" svg:y="6.5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cm" svg:height="0.02cm" svg:x="19.041cm" svg:y="6.671cm" svg:viewBox="0 0 301 21" svg:d="M284 21c8 0 17 0 17-11 0-10-9-10-17-10h-267c-8 0-17 0-17 10 0 11 9 11 17 11z">
            <text:p/>
          </draw:path>
          <draw:path draw:style-name="gr3" draw:text-style-name="P7" draw:layer="layout" svg:width="0.114cm" svg:height="0.492cm" svg:x="19.54cm" svg:y="6.43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6.58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6.476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6.5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6.43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3" draw:text-style-name="P7" draw:layer="layout" svg:width="0.242cm" svg:height="1.181cm" svg:x="21.319cm" svg:y="5.7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964cm" svg:y="6.1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612cm" svg:y="6.2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3" draw:id="id123">
          <svg:title>TexMaths</svg:title>
          <svg:desc>14§display§\int \frac{1}{\sqrt{x^2 + a^2 }} \ dx§svg§600§FALSE§</svg:desc>
          <draw:polygon draw:style-name="gr2" draw:text-style-name="P6" draw:layer="layout" svg:width="3.316cm" svg:height="1.078cm" svg:x="8.597cm" svg:y="7.078cm" svg:viewBox="0 0 3317 1079" draw:points="1659,1079 0,1079 0,0 3317,0 3317,1079">
            <text:p/>
          </draw:polygon>
          <draw:path draw:style-name="gr3" draw:text-style-name="P7" draw:layer="layout" svg:width="0.437cm" svg:height="1.093cm" svg:x="8.6cm" svg:y="7.0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4cm" svg:y="7.0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5cm" svg:y="7.59cm" svg:viewBox="0 0 1996 21" draw:points="998,21 0,21 0,0 1996,0 1996,21">
            <text:p/>
          </draw:polygon>
          <draw:path draw:style-name="gr3" draw:text-style-name="P7" draw:layer="layout" svg:width="0.384cm" svg:height="0.492cm" svg:x="9.241cm" svg:y="7.6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5cm" svg:y="7.688cm" svg:viewBox="0 0 1585 21" draw:points="793,21 0,21 0,0 1585,0 1585,21">
            <text:p/>
          </draw:polygon>
          <draw:path draw:style-name="gr3" draw:text-style-name="P7" draw:layer="layout" svg:width="0.245cm" svg:height="0.223cm" svg:x="9.63cm" svg:y="7.9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19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0.255cm" svg:y="7.832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10.738cm" svg:y="7.9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3cm" svg:y="7.3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3cm" svg:y="7.5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4" draw:id="id124">
          <svg:title>TexMaths</svg:title>
          <svg:desc>14§display§\log \left[ x + \sqrt{x^2 + a^2 } \right] \ + \ c §svg§600§FALSE§</svg:desc>
          <draw:polygon draw:style-name="gr2" draw:text-style-name="P6" draw:layer="layout" svg:width="5.232cm" svg:height="0.836cm" svg:x="16.608cm" svg:y="7.177cm" svg:viewBox="0 0 5233 837" draw:points="2617,837 0,837 0,0 5233,0 5233,837">
            <text:p/>
          </draw:polygon>
          <draw:path draw:style-name="gr3" draw:text-style-name="P7" draw:layer="layout" svg:width="0.11cm" svg:height="0.342cm" svg:x="16.599cm" svg:y="7.3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3cm" svg:y="7.4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cm" svg:y="7.4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2cm" svg:y="7.1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8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1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cm" svg:y="7.2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8cm" svg:y="7.215cm" svg:viewBox="0 0 1585 21" draw:points="793,21 0,21 0,0 1585,0 1585,21">
            <text:p/>
          </draw:polygon>
          <draw:path draw:style-name="gr3" draw:text-style-name="P7" draw:layer="layout" svg:width="0.245cm" svg:height="0.223cm" svg:x="18.922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1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9.547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03cm" svg:y="7.5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3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1cm" svg:y="7.1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5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3cm" svg:y="7.5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6" draw:id="id126">
          <svg:title>TexMaths</svg:title>
          <svg:desc>14§display§\int \frac{1}{\sqrt{x^2 - a^2 }} \ dx §svg§600§FALSE§</svg:desc>
          <draw:polygon draw:style-name="gr2" draw:text-style-name="P6" draw:layer="layout" svg:width="3.316cm" svg:height="1.078cm" svg:x="8.598cm" svg:y="8.278cm" svg:viewBox="0 0 3317 1079" draw:points="1659,1079 0,1079 0,0 3317,0 3317,1079">
            <text:p/>
          </draw:polygon>
          <draw:path draw:style-name="gr3" draw:text-style-name="P7" draw:layer="layout" svg:width="0.437cm" svg:height="1.093cm" svg:x="8.601cm" svg:y="8.2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5cm" svg:y="8.2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6cm" svg:y="8.79cm" svg:viewBox="0 0 1996 21" draw:points="998,21 0,21 0,0 1996,0 1996,21">
            <text:p/>
          </draw:polygon>
          <draw:path draw:style-name="gr3" draw:text-style-name="P7" draw:layer="layout" svg:width="0.384cm" svg:height="0.492cm" svg:x="9.242cm" svg:y="8.8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6cm" svg:y="8.888cm" svg:viewBox="0 0 1585 21" draw:points="793,21 0,21 0,0 1585,0 1585,21">
            <text:p/>
          </draw:polygon>
          <draw:path draw:style-name="gr3" draw:text-style-name="P7" draw:layer="layout" svg:width="0.245cm" svg:height="0.223cm" svg:x="9.631cm" svg:y="9.1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2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69cm" svg:y="9.1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10.739cm" svg:y="9.1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.001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4cm" svg:y="8.5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4cm" svg:y="8.7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7" draw:id="id127">
          <svg:title>TexMaths</svg:title>
          <svg:desc>14§display§\log \left[ x + \sqrt{x^2 - a^2 } \right] \ + \ c §svg§600§FALSE§</svg:desc>
          <draw:polygon draw:style-name="gr2" draw:text-style-name="P6" draw:layer="layout" svg:width="5.232cm" svg:height="0.836cm" svg:x="16.609cm" svg:y="8.477cm" svg:viewBox="0 0 5233 837" draw:points="2617,837 0,837 0,0 5233,0 5233,837">
            <text:p/>
          </draw:polygon>
          <draw:path draw:style-name="gr3" draw:text-style-name="P7" draw:layer="layout" svg:width="0.11cm" svg:height="0.342cm" svg:x="16.6cm" svg:y="8.6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4cm" svg:y="8.7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1cm" svg:y="8.7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3cm" svg:y="8.4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9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2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1cm" svg:y="8.5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9cm" svg:y="8.515cm" svg:viewBox="0 0 1585 21" draw:points="793,21 0,21 0,0 1585,0 1585,21">
            <text:p/>
          </draw:polygon>
          <draw:path draw:style-name="gr3" draw:text-style-name="P7" draw:layer="layout" svg:width="0.245cm" svg:height="0.223cm" svg:x="18.923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2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9.561cm" svg:y="8.8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20.031cm" svg:y="8.8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4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2cm" svg:y="8.4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6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4cm" svg:y="8.8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9" draw:id="id129">
          <svg:title>TexMaths</svg:title>
          <svg:desc>14§display§\int \frac{1}{ \sqrt{a^2 - x^2} } \ dx§svg§600§FALSE§</svg:desc>
          <draw:polygon draw:style-name="gr2" draw:text-style-name="P6" draw:layer="layout" svg:width="3.316cm" svg:height="1.078cm" svg:x="8.599cm" svg:y="9.578cm" svg:viewBox="0 0 3317 1079" draw:points="1659,1079 0,1079 0,0 3317,0 3317,1079">
            <text:p/>
          </draw:polygon>
          <draw:path draw:style-name="gr3" draw:text-style-name="P7" draw:layer="layout" svg:width="0.437cm" svg:height="1.093cm" svg:x="8.602cm" svg:y="9.5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6cm" svg:y="9.5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7cm" svg:y="10.09cm" svg:viewBox="0 0 1996 21" draw:points="998,21 0,21 0,0 1996,0 1996,21">
            <text:p/>
          </draw:polygon>
          <draw:path draw:style-name="gr3" draw:text-style-name="P7" draw:layer="layout" svg:width="0.384cm" svg:height="0.492cm" svg:x="9.243cm" svg:y="10.1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7cm" svg:y="10.188cm" svg:viewBox="0 0 1585 21" draw:points="793,21 0,21 0,0 1585,0 1585,21">
            <text:p/>
          </draw:polygon>
          <draw:path draw:style-name="gr3" draw:text-style-name="P7" draw:layer="layout" svg:width="0.225cm" svg:height="0.223cm" svg:x="9.637cm" svg:y="10.401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899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49cm" svg:y="10.485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714cm" svg:y="10.4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11.002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5cm" svg:y="9.8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5cm" svg:y="10.0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30" draw:id="id130">
          <svg:title>TexMaths</svg:title>
          <svg:desc>14§display§\sin^{-1}\left( \frac{x}{a} \right) \ + \ c §svg§600§FALSE§</svg:desc>
          <draw:polygon draw:style-name="gr2" draw:text-style-name="P6" draw:layer="layout" svg:width="3.293cm" svg:height="0.86cm" svg:x="16.609cm" svg:y="9.677cm" svg:viewBox="0 0 3294 861" draw:points="1648,861 0,861 0,0 3294,0 3294,861">
            <text:p/>
          </draw:polygon>
          <draw:path draw:style-name="gr3" draw:text-style-name="P7" draw:layer="layout" svg:width="0.161cm" svg:height="0.227cm" svg:x="16.6cm" svg:y="9.997cm" svg:viewBox="0 0 162 228" svg:d="M86 126c11 2 52 10 52 45 0 25-17 45-56 45-42 0-60-28-69-70-1-6-2-8-6-8-7 0-7 3-7 12v65c0 9 0 13 6 13 2 0 3-2 12-11 1-1 1-2 10-11 21 20 44 22 54 22 57 0 80-34 80-70 0-26-15-40-21-47-17-16-36-19-56-24-28-5-61-11-61-40 0-18 13-38 56-38 53 0 57 45 58 60 0 5 4 5 5 5 7 0 7-2 7-12v-50c0-9 0-12-5-12-3 0-4 0-11 6-1 2-6 6-9 7-17-13-39-13-45-13-61 0-80 34-80 61 0 17 8 31 21 42 16 12 31 16 65 23z">
            <text:p/>
          </draw:path>
          <draw:path draw:style-name="gr3" draw:text-style-name="P7" draw:layer="layout" svg:width="0.105cm" svg:height="0.33cm" svg:x="16.795cm" svg:y="9.888cm" svg:viewBox="0 0 106 331" svg:d="M72 112l-70 6v15c33 0 37 3 37 27v133c0 22-5 22-39 22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8cm" svg:x="16.93cm" svg:y="10.001cm" svg:viewBox="0 0 249 219" svg:d="M38 48v134c0 21-4 21-38 21v16c17 0 43-2 56-2 12 0 38 2 55 2v-16c-33 0-38 0-38-21v-92c0-52 35-79 66-79s37 27 37 55v116c0 21-6 21-38 21v16c17 0 42-2 56-2 12 0 38 2 55 2v-16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226cm" svg:y="9.916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533cm" svg:y="9.782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187cm" svg:height="0.885cm" svg:x="17.887cm" svg:y="9.652cm" svg:viewBox="0 0 188 886" svg:d="M166 882c1 0 5 4 5 4h12c1 0 5 0 5-4 0-2-1-3-2-4-18-18-45-45-75-99-54-95-73-218-73-335 0-219 62-348 149-435 1-1 1-3 1-5 0-4-3-4-9-4s-8 0-12 4c-47 41-100 109-135 213-21 65-32 144-32 226 0 117 21 250 99 364 13 19 32 39 32 39 5 7 11 15 16 18z">
            <text:p/>
          </draw:path>
          <draw:path draw:style-name="gr3" draw:text-style-name="P7" draw:layer="layout" svg:width="0.245cm" svg:height="0.223cm" svg:x="18.166cm" svg:y="9.66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olygon draw:style-name="gr3" draw:text-style-name="P7" draw:layer="layout" svg:width="0.281cm" svg:height="0.02cm" svg:x="18.151cm" svg:y="10.086cm" svg:viewBox="0 0 282 21" draw:points="141,21 0,21 0,0 282,0 282,21">
            <text:p/>
          </draw:polygon>
          <draw:path draw:style-name="gr3" draw:text-style-name="P7" draw:layer="layout" svg:width="0.225cm" svg:height="0.223cm" svg:x="18.182cm" svg:y="10.338cm" svg:viewBox="0 0 226 224" svg:d="M165 31c-9-18-24-31-46-31-57 0-119 73-119 145 0 47 27 79 66 79 10 0 35-2 64-37 4 20 21 37 45 37 18 0 29-11 37-27 8-18 14-48 14-49 0-5-4-5-5-5-6 0-6 2-7 9-9 32-18 61-38 61-14 0-15-12-15-22 0-12 1-15 7-37 5-21 6-26 10-44l18-70c3-14 3-14 3-16 0-9-5-14-13-14-12 0-20 11-21 21zM132 160c-2 9-2 9-10 18-21 27-41 35-55 35-26 0-32-27-32-46 0-25 15-86 28-109 14-29 37-47 57-47 32 0 39 41 39 44 0 2-1 6-2 8z">
            <text:p/>
          </draw:path>
          <draw:path draw:style-name="gr3" draw:text-style-name="P7" draw:layer="layout" svg:width="0.187cm" svg:height="0.885cm" svg:x="18.51cm" svg:y="9.652cm" svg:viewBox="0 0 188 886" svg:d="M188 443c0-142-33-292-131-403-7-7-25-27-37-37-3-3-4-3-11-3-5 0-9 0-9 4 0 3 2 5 3 6 17 17 44 44 74 99 54 94 73 216 73 334 0 214-59 345-148 435-1 1-2 3-2 4 0 4 4 4 9 4 7 0 8 0 12-3 47-40 100-109 135-213 21-67 32-148 32-227z">
            <text:p/>
          </draw:path>
          <draw:path draw:style-name="gr3" draw:text-style-name="P7" draw:layer="layout" svg:width="0.327cm" svg:height="0.328cm" svg:x="19.087cm" svg:y="9.931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19.735cm" svg:y="10.001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32" draw:id="id132">
          <svg:title>TexMaths</svg:title>
          <svg:desc>13§display§\int \frac{1}{\sqrt{(px + q)^2 + a^2 }} \ dx§svg§600§FALSE§</svg:desc>
          <draw:polygon draw:style-name="gr2" draw:text-style-name="P6" draw:layer="layout" svg:width="4.52cm" svg:height="1.092cm" svg:x="8.601cm" svg:y="10.878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0.855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0.863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1.353cm" svg:viewBox="0 0 3293 20" draw:points="1646,20 0,20 0,0 3293,0 3293,20">
            <text:p/>
          </draw:polygon>
          <draw:path draw:style-name="gr3" draw:text-style-name="P7" draw:layer="layout" svg:width="0.416cm" svg:height="0.548cm" svg:x="9.217cm" svg:y="11.445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1.445cm" svg:viewBox="0 0 2836 20" draw:points="1418,20 0,20 0,0 2836,0 2836,20">
            <text:p/>
          </draw:polygon>
          <draw:path draw:style-name="gr3" draw:text-style-name="P7" draw:layer="layout" svg:width="0.106cm" svg:height="0.457cm" svg:x="9.668cm" svg:y="11.5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1.652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1.652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1.652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1.5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304cm" svg:height="0.305cm" svg:x="11.581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209cm" svg:height="0.207cm" svg:x="12.03cm" svg:y="11.652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1.16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1.27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3" draw:id="id133">
          <svg:title>TexMaths</svg:title>
          <svg:desc>13§display§\frac{1}{p} \log \left[ (px + q) + \sqrt{(px + q)^2 + a^2 } \right]  \right) + c §svg§600§FALSE§</svg:desc>
          <draw:polygon draw:style-name="gr2" draw:text-style-name="P6" draw:layer="layout" svg:width="7.657cm" svg:height="0.97cm" svg:x="15.826cm" svg:y="10.877cm" svg:viewBox="0 0 7658 971" draw:points="3829,971 0,971 0,0 7658,0 7658,971">
            <text:p/>
          </draw:polygon>
          <draw:path draw:style-name="gr3" draw:text-style-name="P7" draw:layer="layout" svg:width="0.151cm" svg:height="0.305cm" svg:x="15.859cm" svg:y="10.8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818cm" svg:y="11.344cm" svg:viewBox="0 0 231 20" draw:points="115,20 0,20 0,0 231,0 231,20">
            <text:p/>
          </draw:polygon>
          <draw:path draw:style-name="gr3" draw:text-style-name="P7" draw:layer="layout" svg:width="0.238cm" svg:height="0.29cm" svg:x="15.803cm" svg:y="11.5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194cm" svg:y="11.1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318cm" svg:y="11.2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547cm" svg:y="11.2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948cm" svg:y="10.9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10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224cm" svg:y="11.2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481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85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306cm" svg:y="11.2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53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813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294cm" svg:y="11.0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701cm" svg:y="11.036cm" svg:viewBox="0 0 2836 20" draw:points="1417,20 0,20 0,0 2836,0 2836,20">
            <text:p/>
          </draw:polygon>
          <draw:path draw:style-name="gr3" draw:text-style-name="P7" draw:layer="layout" svg:width="0.106cm" svg:height="0.457cm" svg:x="19.74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864cm" svg:y="11.2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122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49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947cm" svg:y="11.2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17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346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304cm" svg:height="0.305cm" svg:x="21.658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209cm" svg:height="0.207cm" svg:x="22.107cm" svg:y="11.2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351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544cm" svg:y="10.9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879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329cm" svg:y="11.2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5" draw:id="id135">
          <svg:title>TexMaths</svg:title>
          <svg:desc>13§display§\int \frac{1}{\sqrt{(px + q)^2 - a^2 }} \ dx§svg§600§FALSE§</svg:desc>
          <draw:polygon draw:style-name="gr2" draw:text-style-name="P6" draw:layer="layout" svg:width="4.52cm" svg:height="1.092cm" svg:x="8.601cm" svg:y="12.176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2.153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2.161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2.651cm" svg:viewBox="0 0 3293 20" draw:points="1646,20 0,20 0,0 3293,0 3293,20">
            <text:p/>
          </draw:polygon>
          <draw:path draw:style-name="gr3" draw:text-style-name="P7" draw:layer="layout" svg:width="0.416cm" svg:height="0.548cm" svg:x="9.217cm" svg:y="12.743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2.743cm" svg:viewBox="0 0 2836 20" draw:points="1418,20 0,20 0,0 2836,0 2836,20">
            <text:p/>
          </draw:polygon>
          <draw:path draw:style-name="gr3" draw:text-style-name="P7" draw:layer="layout" svg:width="0.106cm" svg:height="0.457cm" svg:x="9.668cm" svg:y="12.809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2.95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2.9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2.885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2.95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2.809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1.592cm" svg:y="13.029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12.03cm" svg:y="12.95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2.458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2.573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6" draw:id="id136">
          <svg:title>TexMaths</svg:title>
          <svg:desc>13§display§\frac{1}{p} \log \left[ (px + q) + \sqrt{(px + q)^2 - a^2 } \right]  \right) +  c §svg§600§FALSE§</svg:desc>
          <draw:polygon draw:style-name="gr2" draw:text-style-name="P6" draw:layer="layout" svg:width="7.657cm" svg:height="0.97cm" svg:x="15.727cm" svg:y="12.177cm" svg:viewBox="0 0 7658 971" draw:points="3829,971 0,971 0,0 7658,0 7658,971">
            <text:p/>
          </draw:polygon>
          <draw:path draw:style-name="gr3" draw:text-style-name="P7" draw:layer="layout" svg:width="0.151cm" svg:height="0.305cm" svg:x="15.76cm" svg:y="12.1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719cm" svg:y="12.644cm" svg:viewBox="0 0 231 20" draw:points="115,20 0,20 0,0 231,0 231,20">
            <text:p/>
          </draw:polygon>
          <draw:path draw:style-name="gr3" draw:text-style-name="P7" draw:layer="layout" svg:width="0.238cm" svg:height="0.29cm" svg:x="15.704cm" svg:y="12.8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095cm" svg:y="12.4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219cm" svg:y="12.5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448cm" svg:y="12.5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849cm" svg:y="12.2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00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125cm" svg:y="12.5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382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75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207cm" svg:y="12.5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43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714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195cm" svg:y="12.3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602cm" svg:y="12.336cm" svg:viewBox="0 0 2836 20" draw:points="1417,20 0,20 0,0 2836,0 2836,20">
            <text:p/>
          </draw:polygon>
          <draw:path draw:style-name="gr3" draw:text-style-name="P7" draw:layer="layout" svg:width="0.106cm" svg:height="0.457cm" svg:x="19.64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765cm" svg:y="12.5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023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39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848cm" svg:y="12.5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07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247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279cm" svg:height="0.019cm" svg:x="21.571cm" svg:y="12.644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22.008cm" svg:y="12.5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252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445cm" svg:y="12.2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78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23cm" svg:y="12.5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8" draw:id="id138">
          <svg:title>TexMaths</svg:title>
          <svg:desc>13§display§\int \frac{1}{ \sqrt{a^2 - ( px \pm q )^2} } \ dx§svg§600§FALSE§</svg:desc>
          <draw:polygon draw:style-name="gr2" draw:text-style-name="P6" draw:layer="layout" svg:width="4.52cm" svg:height="1.092cm" svg:x="8.602cm" svg:y="13.477cm" svg:viewBox="0 0 4521 1093" draw:points="2260,1093 0,1093 0,0 4521,0 4521,1093">
            <text:p/>
          </draw:polygon>
          <draw:path draw:style-name="gr3" draw:text-style-name="P7" draw:layer="layout" svg:width="0.406cm" svg:height="1.015cm" svg:x="8.605cm" svg:y="13.454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9cm" svg:y="13.462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7cm" svg:y="13.952cm" svg:viewBox="0 0 3293 20" draw:points="1646,20 0,20 0,0 3293,0 3293,20">
            <text:p/>
          </draw:polygon>
          <draw:path draw:style-name="gr3" draw:text-style-name="P7" draw:layer="layout" svg:width="0.416cm" svg:height="0.548cm" svg:x="9.218cm" svg:y="14.044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4cm" svg:y="14.044cm" svg:viewBox="0 0 2836 20" draw:points="1418,20 0,20 0,0 2836,0 2836,20">
            <text:p/>
          </draw:polygon>
          <draw:path draw:style-name="gr3" draw:text-style-name="P7" draw:layer="layout" svg:width="0.209cm" svg:height="0.207cm" svg:x="9.642cm" svg:y="14.251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5-80 26-101 14-27 35-44 53-44 30 0 37 38 37 41 0 2-1 5-2 7z">
            <text:p/>
          </draw:path>
          <draw:path draw:style-name="gr3" draw:text-style-name="P7" draw:layer="layout" svg:width="0.141cm" svg:height="0.212cm" svg:x="9.885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0.21cm" svg:y="14.33cm" svg:viewBox="0 0 280 20" svg:d="M264 20c7 0 16 0 16-11 0-9-9-9-16-9h-248c-8 0-16 0-16 9 0 11 8 11 16 11z">
            <text:p/>
          </draw:path>
          <draw:path draw:style-name="gr3" draw:text-style-name="P7" draw:layer="layout" svg:width="0.106cm" svg:height="0.457cm" svg:x="10.674cm" svg:y="14.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10.792cm" svg:y="14.251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1.049cm" svg:y="14.251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5cm" svg:height="0.305cm" svg:x="11.425cm" svg:y="14.149cm" svg:viewBox="0 0 306 306" svg:d="M162 162h128c7 0 16 0 16-9s-9-9-16-9h-128v-127c0-8 0-17-9-17s-9 8-9 16v128h-128c-8 0-16 0-16 9s8 9 16 9h128v125h-128c-8 0-16 0-16 9 0 10 8 10 16 10h274c7 0 16 0 16-10 0-9-9-9-16-9h-128z">
            <text:p/>
          </draw:path>
          <draw:path draw:style-name="gr3" draw:text-style-name="P7" draw:layer="layout" svg:width="0.188cm" svg:height="0.29cm" svg:x="11.874cm" svg:y="14.251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2.103cm" svg:y="14.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2.274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4cm" svg:y="13.759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7cm" svg:y="13.874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9" draw:id="id139">
          <svg:title>TexMaths</svg:title>
          <svg:desc>14§display§\frac{1}{p} \sin^{-1}\left( \frac{px + q}{a} \right)  \ + \ c§svg§600§FALSE§</svg:desc>
          <draw:polygon draw:style-name="gr2" draw:text-style-name="P6" draw:layer="layout" svg:width="4.92cm" svg:height="1.132cm" svg:x="16.628cm" svg:y="13.377cm" svg:viewBox="0 0 4921 1133" draw:points="2460,1133 0,1133 0,0 4921,0 4921,1133">
            <text:p/>
          </draw:polygon>
          <draw:path draw:style-name="gr3" draw:text-style-name="P7" draw:layer="layout" svg:width="0.163cm" svg:height="0.328cm" svg:x="16.663cm" svg:y="13.4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248cm" svg:height="0.02cm" svg:x="16.619cm" svg:y="13.932cm" svg:viewBox="0 0 249 21" draw:points="124,21 0,21 0,0 249,0 249,21">
            <text:p/>
          </draw:polygon>
          <draw:path draw:style-name="gr3" draw:text-style-name="P7" draw:layer="layout" svg:width="0.257cm" svg:height="0.313cm" svg:x="16.603cm" svg:y="14.1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61cm" svg:height="0.226cm" svg:x="17.024cm" svg:y="13.84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05cm" svg:height="0.33cm" svg:x="17.218cm" svg:y="13.736cm" svg:viewBox="0 0 106 331" svg:d="M72 112l-70 6v15c33 0 37 3 37 27v132c0 23-5 23-39 23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7cm" svg:x="17.353cm" svg:y="13.8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649cm" svg:y="13.764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957cm" svg:y="13.6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324cm" svg:y="13.352cm" svg:viewBox="0 0 243 1182" svg:d="M243 1178c0-3-1-4-2-5-18-19-52-52-84-105-80-127-116-287-116-476 0-134 17-304 99-451 39-70 79-111 102-132 1-1 1-2 1-5 0-4-3-4-10-4s-8 0-16 8c-165 150-217 375-217 582 0 194 45 389 170 537 10 11 28 31 49 49 6 6 7 6 14 6s10 0 10-4z">
            <text:p/>
          </draw:path>
          <draw:path draw:style-name="gr3" draw:text-style-name="P7" draw:layer="layout" svg:width="0.257cm" svg:height="0.313cm" svg:x="18.627cm" svg:y="13.5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904cm" svg:y="13.516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9.309cm" svg:y="13.4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03cm" svg:height="0.313cm" svg:x="19.792cm" svg:y="13.5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7cm" svg:height="0.02cm" svg:x="18.642cm" svg:y="13.932cm" svg:viewBox="0 0 1368 21" draw:points="684,21 0,21 0,0 1368,0 1368,21">
            <text:p/>
          </draw:polygon>
          <draw:path draw:style-name="gr3" draw:text-style-name="P7" draw:layer="layout" svg:width="0.225cm" svg:height="0.223cm" svg:x="19.216cm" svg:y="14.186cm" svg:viewBox="0 0 226 224" svg:d="M165 31c-9-18-24-31-46-31-57 0-119 73-119 145 0 47 27 79 66 79 10 0 35-2 64-37 4 20 21 37 45 37 18 0 29-11 37-27 7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086cm" svg:y="13.352cm" svg:viewBox="0 0 243 1182" svg:d="M243 592c0-194-45-389-170-537-10-11-28-31-48-49-7-6-8-6-15-6-6 0-10 0-10 4 0 3 2 5 3 6 17 18 51 51 83 104 80 127 116 287 116 476 0 134-17 304-99 451-39 70-81 111-101 132-1 1-2 2-2 5 0 4 4 4 10 4 7 0 8 0 16-8 165-150 217-375 217-582z">
            <text:p/>
          </draw:path>
          <draw:path draw:style-name="gr3" draw:text-style-name="P7" draw:layer="layout" svg:width="0.327cm" svg:height="0.328cm" svg:x="20.732cm" svg:y="13.7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38cm" svg:y="13.848cm" svg:viewBox="0 0 193 224" svg:d="M176 30c-8 0-15 0-23 8-7 7-9 16-9 19 0 11 9 17 20 17 14 0 27-11 27-31 0-25-23-43-59-43-66 0-132 71-132 140 0 45 29 84 81 84 70 0 112-53 112-58 0-4-4-7-6-7-3 0-3 1-7 6-39 48-93 48-99 48-31 0-44-24-44-54 0-20 10-68 27-98 14-29 42-50 69-50 17 0 36 6 43 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8" smil:attributeName="visibility" smil:to="visible"/>
                  <anim:animate smil:begin="0s" smil:dur="0.5s" smil:fill="hold" smil:decelerate="0.5" smil:targetElement="id108" smil:attributeName="rotate" smil:values="-90;0" smil:keyTimes="0;1"/>
                  <anim:animate smil:begin="0s" smil:dur="0.5s" smil:fill="hold" smil:decelerate="0.5" smil:targetElement="id108" smil:attributeName="width" smil:values="width;width*.05" smil:keyTimes="0;1"/>
                  <anim:animate smil:begin="0.5s" smil:dur="0.5s" smil:fill="hold" smil:accelerate="0.5" smil:targetElement="id108" smil:attributeName="width" smil:values="width*.05;width" smil:keyTimes="0;1"/>
                  <anim:animate smil:dur="1s" smil:fill="hold" smil:targetElement="id108" smil:attributeName="height" smil:values="height;height" smil:keyTimes="0;1"/>
                  <anim:animate smil:begin="0s" smil:dur="0.5s" smil:fill="hold" smil:decelerate="0.5" smil:targetElement="id108" smil:attributeName="x" smil:values="x+.4;x" smil:keyTimes="0;1"/>
                  <anim:animate smil:begin="0s" smil:dur="0.5s" smil:fill="hold" smil:decelerate="0.5" smil:targetElement="id108" smil:attributeName="y" smil:values="y-.2;y+.1" smil:keyTimes="0;1"/>
                  <anim:animate smil:begin="0.5s" smil:dur="0.5s" smil:fill="hold" smil:accelerate="0.5" smil:targetElement="id108" smil:attributeName="y" smil:values="y+.1;y" smil:keyTimes="0;1"/>
                  <anim:transitionFilter smil:begin="0s" smil:dur="1s" smil:decelerate="0.5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4">Theorems</text:span></text:p>
          </draw:text-box>
        </draw:frame>
        <draw:frame presentation:style-name="pr8" draw:text-style-name="P10" draw:layer="layout" svg:width="26.6cm" svg:height="13.4cm" svg:x="0.6cm" svg:y="1.8cm" presentation:class="subtitle" presentation:user-transformed="true">
          <draw:text-box>
            <text:p text:style-name="P4"><text:span text:style-name="T5"/></text:p>
            <text:p text:style-name="P4"><text:span text:style-name="T6"/></text:p>
          </draw:text-box>
        </draw:frame>
        <draw:g xml:id="id143" draw:id="id143">
          <svg:title>TexMaths</svg:title>
          <svg:desc>22§display§\int uv\ dx = u \int v\ dx - \int \left( \smallint v \ dx. \frac{du}{dx} \right)\ dx.§svg§600§FALSE§</svg:desc>
          <draw:polygon draw:style-name="gr2" draw:text-style-name="P6" draw:layer="layout" svg:width="14.433cm" svg:height="1.779cm" svg:x="3.216cm" svg:y="3.141cm" svg:viewBox="0 0 14434 1780" draw:points="7218,1780 0,1780 0,0 14434,0 14434,1780">
            <text:p/>
          </draw:polygon>
          <draw:path draw:style-name="gr3" draw:text-style-name="P7" draw:layer="layout" svg:width="0.687cm" svg:height="1.719cm" svg:x="3.221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99cm" svg:height="0.351cm" svg:x="4.101cm" svg:y="3.882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7" draw:layer="layout" svg:width="0.34cm" svg:height="0.351cm" svg:x="4.545cm" svg:y="3.88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5.214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5.608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285cm" svg:y="3.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99cm" svg:height="0.351cm" svg:x="7.079cm" svg:y="3.882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7" draw:layer="layout" svg:width="0.687cm" svg:height="1.719cm" svg:x="7.672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4cm" svg:height="0.351cm" svg:x="8.554cm" svg:y="3.88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9.223cm" svg:y="3.686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617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72cm" svg:y="4.01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1.023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81cm" svg:height="1.856cm" svg:x="12.044cm" svg:y="3.10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3cm" svg:height="0.721cm" svg:x="12.495cm" svg:y="3.669cm" svg:viewBox="0 0 324 722" svg:d="M294 32c-26 1-34 21-34 31 0 20 16 32 32 32s32-11 32-33c0-30-25-62-62-62-65 0-79 84-91 144-21 117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34cm" svg:height="0.351cm" svg:x="13.012cm" svg:y="3.882cm" svg:viewBox="0 0 341 352" svg:d="M341 55c0-43-21-55-35-55-19 0-37 19-37 37 0 11 4 16 13 23 15 16 26 37 26 65 0 32-48 209-139 209-39 0-56-26-56-66 0-44 19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13.681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073cm" svg:y="3.8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4.561cm" svg:y="4.141cm" svg:viewBox="0 0 84 84" svg:d="M84 42c0-23-19-42-42-42s-42 19-42 42 19 42 42 42 42-19 42-42z">
            <text:p/>
          </draw:path>
          <draw:path draw:style-name="gr3" draw:text-style-name="P7" draw:layer="layout" svg:width="0.369cm" svg:height="0.546cm" svg:x="14.832cm" svg:y="3.16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99cm" svg:height="0.351cm" svg:x="15.226cm" svg:y="3.35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7" draw:layer="layout" svg:width="0.846cm" svg:height="0.032cm" svg:x="14.802cm" svg:y="4.014cm" svg:viewBox="0 0 847 33" draw:points="424,33 0,33 0,0 847,0 847,33">
            <text:p/>
          </draw:polygon>
          <draw:path draw:style-name="gr3" draw:text-style-name="P7" draw:layer="layout" svg:width="0.369cm" svg:height="0.546cm" svg:x="14.832cm" svg:y="4.21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26cm" svg:y="4.4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5.766cm" svg:y="3.10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6.726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12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17.606cm" svg:y="4.141cm" svg:viewBox="0 0 84 84" svg:d="M84 42c0-23-19-42-42-42s-42 19-42 42 19 42 42 42 42-19 42-42z">
            <text:p/>
          </draw:path>
        </draw:g>
        <draw:g xml:id="id142" draw:id="id142">
          <svg:title>TexMaths</svg:title>
          <svg:desc>26§display§\text {If } u \text { and } v \text { are functions of } x, \text { then}§svg§600§FALSE§</svg:desc>
          <draw:polygon draw:style-name="gr2" draw:text-style-name="P6" draw:layer="layout" svg:width="13.704cm" svg:height="0.729cm" svg:x="3.139cm" svg:y="2.049cm" svg:viewBox="0 0 13705 730" draw:points="6854,730 0,730 0,0 13705,0 13705,730">
            <text:p/>
          </draw:polygon>
          <draw:path draw:style-name="gr3" draw:text-style-name="P7" draw:layer="layout" svg:width="0.28cm" svg:height="0.625cm" svg:x="3.118cm" svg:y="2.024cm" svg:viewBox="0 0 281 626" svg:d="M181 71c0-31 4-42 75-42h25v-29c-31 2-104 2-140 2-37 0-110 0-141-2v29h25c71 0 75 11 75 42v485c0 33-4 41-75 41h-25v29c31-2 104-2 139-2 38 0 111 0 142 2v-29h-25c-71 0-75-8-75-41z">
            <text:p/>
          </draw:path>
          <draw:path draw:style-name="gr3" draw:text-style-name="P7" draw:layer="layout" svg:width="0.296cm" svg:height="0.646cm" svg:x="3.453cm" svg:y="2.00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71cm" svg:height="0.415cm" svg:x="4.033cm" svg:y="2.244cm" svg:viewBox="0 0 472 416" svg:d="M295 354c11 39 42 62 81 62 32 0 55-21 69-50 15-33 27-89 27-91 0-9-8-9-10-9-11 0-11 2-15 17-12 50-29 112-68 112-19 0-27-10-27-41 0-21 10-63 16-96l27-100c2-12 11-48 15-62 4-21 14-56 14-61 0-16-12-25-27-25-4 0-29 0-35 32-19 68-58 229-69 276-2 5-37 77-106 77-46 0-56-41-56-75 0-52 25-124 50-187 10-27 15-39 15-58 0-42-30-75-75-75-88 0-121 133-121 142 0 8 8 8 10 8 11 0 11 0 15-17 23-79 58-112 94-112 8 0 22 0 22 29 0 23-10 50-16 62-33 92-52 148-52 194 0 87 62 110 112 110 60 0 94-41 110-62z">
            <text:p/>
          </draw:path>
          <draw:path draw:style-name="gr3" draw:text-style-name="P7" draw:layer="layout" svg:width="0.413cm" svg:height="0.421cm" svg:x="4.874cm" svg:y="2.238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5.321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5.83cm" svg:y="2.013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03cm" svg:height="0.415cm" svg:x="6.637cm" svg:y="2.244cm" svg:viewBox="0 0 404 416" svg:d="M404 65c0-50-25-65-42-65-23 0-44 23-44 44 0 12 4 18 15 27 19 18 31 43 31 77 0 37-56 247-164 247-46 0-67-31-67-79 0-52 23-118 52-195 6-15 13-27 13-46 0-42-32-75-77-75-86 0-121 133-121 142 0 8 8 8 10 8 11 0 11 0 15-17 27-91 67-112 94-112 8 0 22 0 22 29 0 23-8 48-14 64-42 107-54 148-54 188 0 100 81 114 125 114 154 0 206-304 206-351z">
            <text:p/>
          </draw:path>
          <draw:path draw:style-name="gr3" draw:text-style-name="P7" draw:layer="layout" svg:width="0.413cm" svg:height="0.421cm" svg:x="7.43cm" svg:y="2.238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7.875cm" svg:y="2.244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8.233cm" svg:y="2.23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96cm" svg:height="0.646cm" svg:x="8.948cm" svg:y="2.003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61cm" svg:height="0.415cm" svg:x="9.225cm" svg:y="2.24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9.733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48cm" svg:height="0.421cm" svg:x="10.242cm" svg:y="2.238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288cm" svg:height="0.573cm" svg:x="10.635cm" svg:y="2.086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11.003cm" svg:y="2.03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11.253cm" svg:y="2.23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11.713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12.222cm" svg:y="2.238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2.882cm" svg:y="2.23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13.344cm" svg:y="2.00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57cm" svg:height="0.415cm" svg:x="13.924cm" svg:y="2.244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39 17-81z">
            <text:p/>
          </draw:path>
          <draw:path draw:style-name="gr3" draw:text-style-name="P7" draw:layer="layout" svg:width="0.107cm" svg:height="0.274cm" svg:x="14.498cm" svg:y="2.55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7" draw:layer="layout" svg:width="0.286cm" svg:height="0.573cm" svg:x="15.149cm" svg:y="2.08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5.515cm" svg:y="2.013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6.018cm" svg:y="2.23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6.428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</draw:g>
        <draw:g xml:id="id141" draw:id="id141">
          <svg:title>TexMaths</svg:title>
          <svg:desc>26§display§\text {I.}§svg§600§FALSE§</svg:desc>
          <draw:polygon draw:style-name="gr2" draw:text-style-name="P6" draw:layer="layout" svg:width="0.416cm" svg:height="0.534cm" svg:x="2.14cm" svg:y="2.05cm" svg:viewBox="0 0 417 535" draw:points="209,535 0,535 0,0 417,0 417,535">
            <text:p/>
          </draw:polygon>
          <draw:path draw:style-name="gr3" draw:text-style-name="P7" draw:layer="layout" svg:width="0.281cm" svg:height="0.626cm" svg:x="2.119cm" svg:y="2.004cm" svg:viewBox="0 0 282 627" svg:d="M182 71c0-31 4-42 75-42h25v-29c-32 2-105 2-140 2-38 0-111 0-142-2v29h25c71 0 75 11 75 42v485c0 34-4 42-75 42h-25v29c31-2 104-2 140-2 37 0 110 0 142 2v-29h-25c-71 0-75-8-75-42z">
            <text:p/>
          </draw:path>
          <draw:path draw:style-name="gr3" draw:text-style-name="P7" draw:layer="layout" svg:width="0.099cm" svg:height="0.099cm" svg:x="2.503cm" svg:y="2.531cm" svg:viewBox="0 0 100 100" svg:d="M100 50c0-27-23-50-50-50s-50 23-50 50 23 50 50 50 50-23 50-50z">
            <text:p/>
          </draw:path>
        </draw:g>
        <draw:g xml:id="id144" draw:id="id144">
          <svg:title>TexMaths</svg:title>
          <svg:desc>26§display§\text {II.}§svg§600§FALSE§</svg:desc>
          <draw:polygon draw:style-name="gr2" draw:text-style-name="P6" draw:layer="layout" svg:width="0.77cm" svg:height="0.534cm" svg:x="1.742cm" svg:y="6.251cm" svg:viewBox="0 0 771 535" draw:points="384,535 0,535 0,0 771,0 771,535">
            <text:p/>
          </draw:polygon>
          <draw:path draw:style-name="gr3" draw:text-style-name="P7" draw:layer="layout" svg:width="0.279cm" svg:height="0.626cm" svg:x="1.721cm" svg:y="6.205cm" svg:viewBox="0 0 280 627" svg:d="M181 71c0-31 4-42 74-42h25v-29c-31 2-103 2-139 2-37 0-110 0-141-2v29h25c71 0 75 11 75 42v485c0 34-4 42-75 42h-25v29c31-2 104-2 139-2 38 0 110 0 141 2v-29h-25c-70 0-74-8-74-42z">
            <text:p/>
          </draw:path>
          <draw:path draw:style-name="gr3" draw:text-style-name="P7" draw:layer="layout" svg:width="0.279cm" svg:height="0.626cm" svg:x="2.076cm" svg:y="6.205cm" svg:viewBox="0 0 280 627" svg:d="M181 71c0-31 4-42 74-42h25v-29c-31 2-103 2-139 2-37 0-110 0-141-2v29h25c71 0 75 11 75 42v485c0 34-4 42-75 42h-25v29c31-2 104-2 139-2 38 0 110 0 141 2v-29h-25c-70 0-74-8-74-42z">
            <text:p/>
          </draw:path>
          <draw:path draw:style-name="gr3" draw:text-style-name="P7" draw:layer="layout" svg:width="0.099cm" svg:height="0.099cm" svg:x="2.458cm" svg:y="6.732cm" svg:viewBox="0 0 100 100" svg:d="M100 50c0-27-23-50-50-50s-50 23-50 50 23 50 50 50 50-23 50-50z">
            <text:p/>
          </draw:path>
        </draw:g>
        <draw:g xml:id="id146" draw:id="id146">
          <svg:title>TexMaths</svg:title>
          <svg:desc>26§inline§\text {III.}§svg§600§FALSE§</svg:desc>
          <draw:polygon draw:style-name="gr2" draw:text-style-name="P6" draw:layer="layout" svg:width="1.125cm" svg:height="0.534cm" svg:x="1.444cm" svg:y="8.653cm" svg:viewBox="0 0 1126 535" draw:points="563,535 0,535 0,0 1126,0 1126,535">
            <text:p/>
          </draw:polygon>
          <draw:path draw:style-name="gr3" draw:text-style-name="P7" draw:layer="layout" svg:width="0.28cm" svg:height="0.626cm" svg:x="1.423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28cm" svg:height="0.626cm" svg:x="1.778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28cm" svg:height="0.626cm" svg:x="2.134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099cm" svg:height="0.099cm" svg:x="2.516cm" svg:y="9.134cm" svg:viewBox="0 0 100 100" svg:d="M100 50c0-27-23-50-50-50s-50 23-50 50 23 50 50 50 50-23 50-50z">
            <text:p/>
          </draw:path>
        </draw:g>
        <draw:g xml:id="id148" draw:id="id148">
          <svg:title>TexMaths</svg:title>
          <svg:desc>26§inline§\text {IV.}§svg§600§FALSE§</svg:desc>
          <draw:polygon draw:style-name="gr2" draw:text-style-name="P6" draw:layer="layout" svg:width="1.1cm" svg:height="0.554cm" svg:x="1.445cm" svg:y="11.255cm" svg:viewBox="0 0 1101 555" draw:points="552,555 0,555 0,0 1101,0 1101,555">
            <text:p/>
          </draw:polygon>
          <draw:path draw:style-name="gr3" draw:text-style-name="P7" draw:layer="layout" svg:width="0.28cm" svg:height="0.625cm" svg:x="1.424cm" svg:y="11.209cm" svg:viewBox="0 0 281 626" svg:d="M181 71c0-31 4-42 75-42h25v-29c-31 2-104 2-139 2-38 0-111 0-142-2v29h25c71 0 75 11 75 42v484c0 34-4 42-75 42h-25v29c31-2 104-2 139-2 38 0 111 0 142 2v-29h-25c-71 0-75-8-75-42z">
            <text:p/>
          </draw:path>
          <draw:path draw:style-name="gr3" draw:text-style-name="P7" draw:layer="layout" svg:width="0.651cm" svg:height="0.646cm" svg:x="1.747cm" svg:y="11.209cm" svg:viewBox="0 0 652 647" svg:d="M552 89c12-33 37-60 100-60v-29c-27 2-65 2-88 2-29 0-81-2-106-2v29c48 0 69 25 69 46 0 6-4 12-7 19l-166 441-175-464c-6-13-6-15-6-17 0-25 52-25 75-25v-29c-34 2-96 2-131 2-44 0-84-2-117-2v29c60 0 77 0 90 33l212 564c8 17 12 21 23 21 16 0 19-4 23-19z">
            <text:p/>
          </draw:path>
          <draw:path draw:style-name="gr3" draw:text-style-name="P7" draw:layer="layout" svg:width="0.099cm" svg:height="0.099cm" svg:x="2.494cm" svg:y="11.735cm" svg:viewBox="0 0 100 100" svg:d="M100 50c0-27-23-50-50-50s-50 23-50 50 23 50 50 50 50-23 50-50z">
            <text:p/>
          </draw:path>
        </draw:g>
        <draw:g xml:id="id145" draw:id="id145">
          <svg:title>TexMaths</svg:title>
          <svg:desc>22§display§\int \sqrt{a^2 - x^2}\ dx = \frac{x\sqrt{a^2 - x^2}}{2} + \frac{a^2}{2} \sin^{-1} \left( \frac{x}{a} \right) + c§svg§600§FALSE§</svg:desc>
          <draw:polygon draw:style-name="gr2" draw:text-style-name="P6" draw:layer="layout" svg:width="16.735cm" svg:height="1.788cm" svg:x="3.217cm" svg:y="5.642cm" svg:viewBox="0 0 16736 1789" draw:points="8367,1789 0,1789 0,0 16736,0 16736,1789">
            <text:p/>
          </draw:polygon>
          <draw:path draw:style-name="gr3" draw:text-style-name="P7" draw:layer="layout" svg:width="0.687cm" svg:height="1.719cm" svg:x="3.222cm" svg:y="5.74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6cm" svg:y="6.011cm" svg:viewBox="0 0 706 929" svg:d="M243 929c25 0 25 0 33-15l424-884c6-11 6-12 6-14 0-9-7-16-16-16-11 0-14 7-18 16l-399 833-166-384-107 82 12 13 55-42z">
            <text:p/>
          </draw:path>
          <draw:polygon draw:style-name="gr3" draw:text-style-name="P7" draw:layer="layout" svg:width="2.489cm" svg:height="0.032cm" svg:x="4.854cm" svg:y="6.011cm" svg:viewBox="0 0 2490 33" draw:points="1246,33 0,33 0,0 2490,0 2490,33">
            <text:p/>
          </draw:polygon>
          <draw:path draw:style-name="gr3" draw:text-style-name="P7" draw:layer="layout" svg:width="0.355cm" svg:height="0.351cm" svg:x="4.884cm" svg:y="6.46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296cm" svg:y="6.2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45cm" svg:y="6.5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77cm" svg:y="6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031cm" svg:y="6.2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1cm" svg:y="6.26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5cm" svg:y="6.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3cm" svg:y="6.5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2cm" svg:y="5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7cm" svg:y="5.603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5cm" svg:y="5.603cm" svg:viewBox="0 0 2490 33" draw:points="1246,33 0,33 0,0 2490,0 2490,33">
            <text:p/>
          </draw:polygon>
          <draw:path draw:style-name="gr3" draw:text-style-name="P7" draw:layer="layout" svg:width="0.355cm" svg:height="0.351cm" svg:x="10.687cm" svg:y="5.93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1.098cm" svg:y="5.6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48cm" svg:y="6.0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378cm" svg:y="5.9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832cm" svg:y="5.6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9cm" svg:y="6.592cm" svg:viewBox="0 0 3578 33" draw:points="1788,33 0,33 0,0 3578,0 3578,33">
            <text:p/>
          </draw:polygon>
          <draw:path draw:style-name="gr3" draw:text-style-name="P7" draw:layer="layout" svg:width="0.309cm" svg:height="0.517cm" svg:x="11.202cm" svg:y="6.8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3.453cm" svg:y="6.3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4.307cm" svg:y="5.93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9cm" svg:y="5.63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5cm" svg:y="6.592cm" svg:viewBox="0 0 757 33" draw:points="378,33 0,33 0,0 757,0 757,33">
            <text:p/>
          </draw:polygon>
          <draw:path draw:style-name="gr3" draw:text-style-name="P7" draw:layer="layout" svg:width="0.309cm" svg:height="0.517cm" svg:x="14.499cm" svg:y="6.8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54cm" svg:height="0.356cm" svg:x="15.279cm" svg:y="6.4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583cm" svg:y="6.2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798cm" svg:y="6.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261cm" svg:y="6.32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745cm" svg:y="6.11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1cm" svg:x="17.301cm" svg:y="5.913cm" svg:viewBox="0 0 296 1392" svg:d="M260 1385c2 0 9 7 9 7h18c2 0 9 0 9-7 0-3-2-5-4-7-28-28-70-70-118-155-84-149-114-341-114-526 0-343 97-546 234-683 2-2 2-5 2-7 0-7-6-7-14-7-11 0-13 0-20 7-74 63-156 171-211 335-33 102-51 225-51 353 0 185 33 393 155 572 21 30 51 62 51 62 7 11 18 23 25 28z">
            <text:p/>
          </draw:path>
          <draw:path draw:style-name="gr3" draw:text-style-name="P7" draw:layer="layout" svg:width="0.386cm" svg:height="0.351cm" svg:x="17.737cm" svg:y="5.9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0.443cm" svg:height="0.032cm" svg:x="17.716cm" svg:y="6.592cm" svg:viewBox="0 0 444 33" draw:points="222,33 0,33 0,0 444,0 444,33">
            <text:p/>
          </draw:polygon>
          <draw:path draw:style-name="gr3" draw:text-style-name="P7" draw:layer="layout" svg:width="0.355cm" svg:height="0.351cm" svg:x="17.764cm" svg:y="6.9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5cm" svg:height="1.391cm" svg:x="18.278cm" svg:y="5.913cm" svg:viewBox="0 0 296 1392" svg:d="M296 695c0-221-53-457-206-632-11-12-39-42-58-58-6-5-7-5-18-5-7 0-14 0-14 7 0 4 4 7 5 9 27 26 69 68 116 155 85 148 115 340 115 524 0 337-93 543-232 683-2 2-4 6-4 7 0 7 7 7 14 7 11 0 12 0 19-5 74-63 157-171 212-334 33-106 51-233 51-358z">
            <text:p/>
          </draw:path>
          <draw:path draw:style-name="gr3" draw:text-style-name="P7" draw:layer="layout" svg:width="0.515cm" svg:height="0.517cm" svg:x="18.927cm" svg:y="6.3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689cm" svg:y="6.46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47" draw:id="id147">
          <svg:title>TexMaths</svg:title>
          <svg:desc>22§display§\int \sqrt{x^2 + a^2} \ dx = \frac{x\sqrt{x^2 + a^2}}{2} +  \frac{a^2}{2} \log [\ x + \sqrt{x^2 + a^2}\ ] + c§svg§600§FALSE§</svg:desc>
          <draw:polygon draw:style-name="gr2" draw:text-style-name="P6" draw:layer="layout" svg:width="19.868cm" svg:height="1.788cm" svg:x="3.216cm" svg:y="8.043cm" svg:viewBox="0 0 19869 1789" draw:points="9936,1789 0,1789 0,0 19869,0 19869,1789">
            <text:p/>
          </draw:polygon>
          <draw:path draw:style-name="gr3" draw:text-style-name="P7" draw:layer="layout" svg:width="0.687cm" svg:height="1.719cm" svg:x="3.221cm" svg:y="8.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5cm" svg:y="8.412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4.853cm" svg:y="8.412cm" svg:viewBox="0 0 2490 33" draw:points="1246,33 0,33 0,0 2490,0 2490,33">
            <text:p/>
          </draw:polygon>
          <draw:path draw:style-name="gr3" draw:text-style-name="P7" draw:layer="layout" svg:width="0.386cm" svg:height="0.351cm" svg:x="4.876cm" svg:y="8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328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856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6.618cm" svg:y="8.86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03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cm" svg:y="8.66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4cm" svg:y="8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2cm" svg:y="8.9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1cm" svg:y="8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6cm" svg:y="8.004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4cm" svg:y="8.004cm" svg:viewBox="0 0 2490 33" draw:points="1246,33 0,33 0,0 2490,0 2490,33">
            <text:p/>
          </draw:polygon>
          <draw:path draw:style-name="gr3" draw:text-style-name="P7" draw:layer="layout" svg:width="0.386cm" svg:height="0.351cm" svg:x="10.677cm" svg:y="8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131cm" svg:y="8.0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659cm" svg:y="8.2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2.419cm" svg:y="8.33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831cm" svg:y="8.0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8cm" svg:y="8.993cm" svg:viewBox="0 0 3578 33" draw:points="1788,33 0,33 0,0 3578,0 3578,33">
            <text:p/>
          </draw:polygon>
          <draw:path draw:style-name="gr3" draw:text-style-name="P7" draw:layer="layout" svg:width="0.309cm" svg:height="0.517cm" svg:x="11.201cm" svg:y="9.2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3.452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4.306cm" svg:y="8.33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8cm" svg:y="8.0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4cm" svg:y="8.993cm" svg:viewBox="0 0 757 33" draw:points="378,33 0,33 0,0 757,0 757,33">
            <text:p/>
          </draw:polygon>
          <draw:path draw:style-name="gr3" draw:text-style-name="P7" draw:layer="layout" svg:width="0.309cm" svg:height="0.517cm" svg:x="14.498cm" svg:y="9.2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5.278cm" svg:y="8.66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89cm" svg:y="8.8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5.874cm" svg:y="8.85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6.343cm" svg:y="8.622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6.746cm" svg:y="8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7.379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8cm" svg:x="18.196cm" svg:y="8.412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18.884cm" svg:y="8.412cm" svg:viewBox="0 0 2490 33" draw:points="1246,33 0,33 0,0 2490,0 2490,33">
            <text:p/>
          </draw:polygon>
          <draw:path draw:style-name="gr3" draw:text-style-name="P7" draw:layer="layout" svg:width="0.386cm" svg:height="0.351cm" svg:x="18.905cm" svg:y="8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9.359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887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0.648cm" svg:y="8.86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1.059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06cm" svg:height="0.774cm" svg:x="21.647cm" svg:y="8.622cm" svg:viewBox="0 0 107 775" draw:points="107,0 0,0 0,32 76,32 76,745 0,745 0,775 107,775">
            <text:p/>
          </draw:polygon>
          <draw:path draw:style-name="gr3" draw:text-style-name="P7" draw:layer="layout" svg:width="0.515cm" svg:height="0.517cm" svg:x="22.061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821cm" svg:y="8.861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49" draw:id="id149">
          <svg:title>TexMaths</svg:title>
          <svg:desc>22§display§\int \sqrt{x^2 - a^2} \ dx = \frac{x\sqrt{x^2 - a^2}}{2} - \frac{a^2}{2} \log [\ x + \sqrt{x^2 - a^2}\ ] + c§svg§600§FALSE§</svg:desc>
          <draw:polygon draw:style-name="gr2" draw:text-style-name="P6" draw:layer="layout" svg:width="19.868cm" svg:height="1.788cm" svg:x="3.216cm" svg:y="10.644cm" svg:viewBox="0 0 19869 1789" draw:points="9936,1789 0,1789 0,0 19869,0 19869,1789">
            <text:p/>
          </draw:polygon>
          <draw:path draw:style-name="gr3" draw:text-style-name="P7" draw:layer="layout" svg:width="0.687cm" svg:height="1.719cm" svg:x="3.221cm" svg:y="10.7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5cm" svg:y="11.013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4.853cm" svg:y="11.013cm" svg:viewBox="0 0 2490 33" draw:points="1246,33 0,33 0,0 2490,0 2490,33">
            <text:p/>
          </draw:polygon>
          <draw:path draw:style-name="gr3" draw:text-style-name="P7" draw:layer="layout" svg:width="0.386cm" svg:height="0.351cm" svg:x="4.876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328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77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6.618cm" svg:y="11.46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03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cm" svg:y="11.2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4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2cm" svg:y="11.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1cm" svg:y="10.9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6cm" svg:y="10.605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4cm" svg:y="10.605cm" svg:viewBox="0 0 2490 33" draw:points="1246,33 0,33 0,0 2490,0 2490,33">
            <text:p/>
          </draw:polygon>
          <draw:path draw:style-name="gr3" draw:text-style-name="P7" draw:layer="layout" svg:width="0.386cm" svg:height="0.351cm" svg:x="10.677cm" svg:y="10.9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131cm" svg:y="10.6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78cm" svg:y="11.0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2.419cm" svg:y="10.93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831cm" svg:y="10.6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8cm" svg:y="11.594cm" svg:viewBox="0 0 3578 33" draw:points="1788,33 0,33 0,0 3578,0 3578,33">
            <text:p/>
          </draw:polygon>
          <draw:path draw:style-name="gr3" draw:text-style-name="P7" draw:layer="layout" svg:width="0.309cm" svg:height="0.517cm" svg:x="11.201cm" svg:y="11.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3.472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306cm" svg:y="10.93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8cm" svg:y="10.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4cm" svg:y="11.594cm" svg:viewBox="0 0 757 33" draw:points="378,33 0,33 0,0 757,0 757,33">
            <text:p/>
          </draw:polygon>
          <draw:path draw:style-name="gr3" draw:text-style-name="P7" draw:layer="layout" svg:width="0.309cm" svg:height="0.517cm" svg:x="14.498cm" svg:y="11.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5.278cm" svg:y="11.26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89cm" svg:y="11.4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5.874cm" svg:y="11.4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6.343cm" svg:y="11.223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6.746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7.379cm" svg:y="11.3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8cm" svg:x="18.196cm" svg:y="11.013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18.884cm" svg:y="11.013cm" svg:viewBox="0 0 2490 33" draw:points="1246,33 0,33 0,0 2490,0 2490,33">
            <text:p/>
          </draw:polygon>
          <draw:path draw:style-name="gr3" draw:text-style-name="P7" draw:layer="layout" svg:width="0.386cm" svg:height="0.351cm" svg:x="18.905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9.359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908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0.648cm" svg:y="11.46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1.059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06cm" svg:height="0.774cm" svg:x="21.647cm" svg:y="11.223cm" svg:viewBox="0 0 107 775" draw:points="107,0 0,0 0,32 76,32 76,745 0,745 0,775 107,775">
            <text:p/>
          </draw:polygon>
          <draw:path draw:style-name="gr3" draw:text-style-name="P7" draw:layer="layout" svg:width="0.515cm" svg:height="0.517cm" svg:x="22.061cm" svg:y="11.3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821cm" svg:y="11.462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/>
                  <anim:animate smil:dur="0.5s" smil:fill="hold" smil:targetElement="id141" smil:attributeName="height" smil:values="height;height" smil:keyTimes="0;1"/>
                  <anim:animate smil:dur="0.5s" smil:fill="hold" smil:targetElement="id141" smil:attributeName="x" smil:values="x-.2;x" smil:keyTimes="0;1"/>
                  <anim:animate smil:dur="0.5s" smil:fill="hold" smil:targetElement="id141" smil:attributeName="y" smil:values="y;y" smil:keyTimes="0;1"/>
                  <anim:transitionFilter smil:dur="0.5s" smil:targetElement="id14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43" smil:attributeName="visibility" smil:to="visible"/>
                  <anim:animate smil:dur="5s" smil:fill="hold" smil:targetElement="id143" smil:attributeName="x" smil:values="1+width/2;x" smil:keyTimes="0;1"/>
                  <anim:animate smil:dur="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50" text:id="id150"><text:span text:style-name="T4"><text:s/></text:span><text:span text:style-name="T4">Example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7"/></text:p>
            <text:p text:style-name="P4"><text:span text:style-name="T8"><text:s text:c="4"/></text:span><text:span text:style-name="T3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1" draw:id="id151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2" draw:id="id152">
          <svg:title>TexMaths</svg:title>
          <svg:desc>24§display§\text {(1)}§svg§600§FALSE§</svg:desc>
          <draw:polygon draw:style-name="gr2" draw:text-style-name="P6" draw:layer="layout" svg:width="0.91cm" svg:height="0.759cm" svg:x="1.421cm" svg:y="3.948cm" svg:viewBox="0 0 911 760" draw:points="455,760 0,760 0,0 911,0 911,760">
            <text:p/>
          </draw:polygon>
          <draw:path draw:style-name="gr3" draw:text-style-name="P7" draw:layer="layout" svg:width="0.197cm" svg:height="0.844cm" svg:x="1.461cm" svg:y="3.90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782cm" svg:y="3.9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178cm" svg:y="3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4" draw:id="id154">
          <svg:title>TexMaths</svg:title>
          <svg:desc>24§display§\text {(2)}§svg§600§FALSE§</svg:desc>
          <draw:polygon draw:style-name="gr2" draw:text-style-name="P6" draw:layer="layout" svg:width="0.91cm" svg:height="0.759cm" svg:x="10.121cm" svg:y="3.849cm" svg:viewBox="0 0 911 760" draw:points="455,760 0,760 0,0 911,0 911,760">
            <text:p/>
          </draw:polygon>
          <draw:path draw:style-name="gr3" draw:text-style-name="P7" draw:layer="layout" svg:width="0.197cm" svg:height="0.844cm" svg:x="10.161cm" svg:y="3.8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0.45cm" svg:y="3.8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878cm" svg:y="3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3" draw:id="id153">
          <svg:title>TexMaths</svg:title>
          <svg:desc>22§display§\smallint \sqrt{4 - 9x^2}\ dx§svg§600§FALSE§</svg:desc>
          <draw:polygon draw:style-name="gr2" draw:text-style-name="P6" draw:layer="layout" svg:width="4.808cm" svg:height="0.881cm" svg:x="2.626cm" svg:y="3.745cm" svg:viewBox="0 0 4809 882" draw:points="2404,882 0,882 0,0 4809,0 4809,882">
            <text:p/>
          </draw:polygon>
          <draw:path draw:style-name="gr3" draw:text-style-name="P7" draw:layer="layout" svg:width="0.323cm" svg:height="0.72cm" svg:x="2.63cm" svg:y="3.94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3.209cm" svg:y="3.70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2.507cm" svg:height="0.032cm" svg:x="3.897cm" svg:y="3.706cm" svg:viewBox="0 0 2508 33" draw:points="1255,33 0,33 0,0 2508,0 2508,33">
            <text:p/>
          </draw:polygon>
          <draw:path draw:style-name="gr3" draw:text-style-name="P7" draw:layer="layout" svg:width="0.344cm" svg:height="0.523cm" svg:x="3.92cm" svg:y="3.97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4.52cm" svg:y="4.28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5.261cm" svg:y="3.98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5.637cm" svg:y="4.1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6.092cm" svg:y="3.9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6.694cm" svg:y="3.9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7.088cm" svg:y="4.1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56" draw:id="id156">
          <svg:title>TexMaths</svg:title>
          <svg:desc>24§display§\text {(3)}§svg§600§FALSE§</svg:desc>
          <draw:polygon draw:style-name="gr2" draw:text-style-name="P6" draw:layer="layout" svg:width="0.91cm" svg:height="0.759cm" svg:x="18.122cm" svg:y="3.849cm" svg:viewBox="0 0 911 760" draw:points="455,760 0,760 0,0 911,0 911,760">
            <text:p/>
          </draw:polygon>
          <draw:path draw:style-name="gr3" draw:text-style-name="P7" draw:layer="layout" svg:width="0.197cm" svg:height="0.844cm" svg:x="18.162cm" svg:y="3.8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8.443cm" svg:y="3.8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8.879cm" svg:y="3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smallint \sqrt{9x^2 - 4 }\ dx§svg§600§FALSE§</svg:desc>
          <draw:polygon draw:style-name="gr2" draw:text-style-name="P6" draw:layer="layout" svg:width="4.808cm" svg:height="0.881cm" svg:x="11.427cm" svg:y="3.645cm" svg:viewBox="0 0 4809 882" draw:points="2404,882 0,882 0,0 4809,0 4809,882">
            <text:p/>
          </draw:polygon>
          <draw:path draw:style-name="gr3" draw:text-style-name="P7" draw:layer="layout" svg:width="0.323cm" svg:height="0.72cm" svg:x="11.431cm" svg:y="3.84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12.01cm" svg:y="3.60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2.507cm" svg:height="0.032cm" svg:x="12.698cm" svg:y="3.606cm" svg:viewBox="0 0 2508 33" draw:points="1255,33 0,33 0,0 2508,0 2508,33">
            <text:p/>
          </draw:polygon>
          <draw:path draw:style-name="gr3" draw:text-style-name="P7" draw:layer="layout" svg:width="0.321cm" svg:height="0.532cm" svg:x="12.731cm" svg:y="3.88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3.108cm" svg:y="4.0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562cm" svg:y="3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09cm" svg:y="4.18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4.842cm" svg:y="3.87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5.495cm" svg:y="3.8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889cm" svg:y="4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57" draw:id="id157">
          <svg:title>TexMaths</svg:title>
          <svg:desc>22§display§\smallint \sec^2 x \sqrt{3\tan^2 x + 4} \ dx§svg§600§FALSE§</svg:desc>
          <draw:polygon draw:style-name="gr2" draw:text-style-name="P6" draw:layer="layout" svg:width="8.093cm" svg:height="0.911cm" svg:x="19.329cm" svg:y="3.545cm" svg:viewBox="0 0 8094 912" draw:points="4046,912 0,912 0,0 8094,0 8094,912">
            <text:p/>
          </draw:polygon>
          <draw:path draw:style-name="gr3" draw:text-style-name="P7" draw:layer="layout" svg:width="0.323cm" svg:height="0.721cm" svg:x="19.333cm" svg:y="3.774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254cm" svg:height="0.357cm" svg:x="19.853cm" svg:y="3.982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20.154cm" svg:y="3.982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20.503cm" svg:y="3.98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20.853cm" svg:y="3.649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318cm" svg:y="3.98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705cm" svg:height="0.929cm" svg:x="21.823cm" svg:y="3.50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22.511cm" svg:y="3.506cm" svg:viewBox="0 0 3883 33" draw:points="1941,33 0,33 0,0 3883,0 3883,33">
            <text:p/>
          </draw:polygon>
          <draw:path draw:style-name="gr3" draw:text-style-name="P7" draw:layer="layout" svg:width="0.321cm" svg:height="0.533cm" svg:x="22.543cm" svg:y="3.813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23.041cm" svg:y="3.851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23.359cm" svg:y="3.98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3.738cm" svg:y="3.98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4.176cm" svg:y="3.684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641cm" svg:y="3.98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25.276cm" svg:y="3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6.028cm" svg:y="3.8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6.681cm" svg:y="3.791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27.075cm" svg:y="3.98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58" draw:id="id158">
          <svg:title>TexMaths</svg:title>
          <svg:desc>24§display§\text {(4)}§svg§600§FALSE§</svg:desc>
          <draw:polygon draw:style-name="gr2" draw:text-style-name="P6" draw:layer="layout" svg:width="0.91cm" svg:height="0.759cm" svg:x="1.423cm" svg:y="5.749cm" svg:viewBox="0 0 911 760" draw:points="455,760 0,760 0,0 911,0 911,760">
            <text:p/>
          </draw:polygon>
          <draw:path draw:style-name="gr3" draw:text-style-name="P7" draw:layer="layout" svg:width="0.197cm" svg:height="0.844cm" svg:x="1.463cm" svg:y="5.7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732cm" svg:y="5.768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8cm" svg:y="5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4§display§\text {(5)}§svg§600§FALSE§</svg:desc>
          <draw:polygon draw:style-name="gr2" draw:text-style-name="P6" draw:layer="layout" svg:width="0.91cm" svg:height="0.759cm" svg:x="10.123cm" svg:y="5.75cm" svg:viewBox="0 0 911 760" draw:points="455,760 0,760 0,0 911,0 911,760">
            <text:p/>
          </draw:polygon>
          <draw:path draw:style-name="gr3" draw:text-style-name="P7" draw:layer="layout" svg:width="0.197cm" svg:height="0.844cm" svg:x="10.163cm" svg:y="5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452cm" svg:y="5.77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88cm" svg:y="5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9" draw:id="id159">
          <svg:title>TexMaths</svg:title>
          <svg:desc>22§display§\smallint \sqrt{x^2 + 4x + 13} \ dx§svg§600§FALSE§</svg:desc>
          <draw:polygon draw:style-name="gr2" draw:text-style-name="P6" draw:layer="layout" svg:width="6.582cm" svg:height="0.881cm" svg:x="2.627cm" svg:y="5.546cm" svg:viewBox="0 0 6583 882" draw:points="3292,882 0,882 0,0 6583,0 6583,882">
            <text:p/>
          </draw:polygon>
          <draw:path draw:style-name="gr3" draw:text-style-name="P7" draw:layer="layout" svg:width="0.323cm" svg:height="0.72cm" svg:x="2.631cm" svg:y="5.745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3.21cm" svg:y="5.50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282cm" svg:height="0.032cm" svg:x="3.898cm" svg:y="5.507cm" svg:viewBox="0 0 4283 33" draw:points="2142,33 0,33 0,0 4283,0 4283,33">
            <text:p/>
          </draw:polygon>
          <draw:path draw:style-name="gr3" draw:text-style-name="P7" draw:layer="layout" svg:width="0.386cm" svg:height="0.351cm" svg:x="3.921cm" svg:y="5.9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375cm" svg:y="5.7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4.903cm" svg:y="5.84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5.655cm" svg:y="5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6.042cm" svg:y="5.95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6.676cm" svg:y="5.84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7.475cm" svg:y="5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825cm" svg:y="5.7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8.469cm" svg:y="5.7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8.862cm" svg:y="5.9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2" draw:id="id162">
          <svg:title>TexMaths</svg:title>
          <svg:desc>24§display§\text {(6)}§svg§600§FALSE§</svg:desc>
          <draw:polygon draw:style-name="gr2" draw:text-style-name="P6" draw:layer="layout" svg:width="0.91cm" svg:height="0.759cm" svg:x="18.124cm" svg:y="5.75cm" svg:viewBox="0 0 911 760" draw:points="455,760 0,760 0,0 911,0 911,760">
            <text:p/>
          </draw:polygon>
          <draw:path draw:style-name="gr3" draw:text-style-name="P7" draw:layer="layout" svg:width="0.197cm" svg:height="0.844cm" svg:x="18.164cm" svg:y="5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8.445cm" svg:y="5.77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8.881cm" svg:y="5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1" draw:id="id161">
          <svg:title>TexMaths</svg:title>
          <svg:desc>22§display§\smallint \sqrt{x^2 + 6x - 7} \ dx§svg§600§FALSE§</svg:desc>
          <draw:polygon draw:style-name="gr2" draw:text-style-name="P6" draw:layer="layout" svg:width="6.194cm" svg:height="0.881cm" svg:x="11.33cm" svg:y="5.548cm" svg:viewBox="0 0 6195 882" draw:points="3097,882 0,882 0,0 6195,0 6195,882">
            <text:p/>
          </draw:polygon>
          <draw:path draw:style-name="gr3" draw:text-style-name="P7" draw:layer="layout" svg:width="0.323cm" svg:height="0.72cm" svg:x="11.334cm" svg:y="5.747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1.912cm" svg:y="5.509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12.601cm" svg:y="5.509cm" svg:viewBox="0 0 3894 33" draw:points="1948,33 0,33 0,0 3894,0 3894,33">
            <text:p/>
          </draw:polygon>
          <draw:path draw:style-name="gr3" draw:text-style-name="P7" draw:layer="layout" svg:width="0.386cm" svg:height="0.351cm" svg:x="12.623cm" svg:y="5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3.077cm" svg:y="5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605cm" svg:y="5.84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367cm" svg:y="5.784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4.744cm" svg:y="5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399cm" svg:y="6.09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6.152cm" svg:y="5.77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ath draw:style-name="gr3" draw:text-style-name="P7" draw:layer="layout" svg:width="0.369cm" svg:height="0.546cm" svg:x="16.784cm" svg:y="5.76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7.178cm" svg:y="5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164" draw:id="id164">
          <svg:title>TexMaths</svg:title>
          <svg:desc>24§display§\text {(7)}§svg§600§FALSE§</svg:desc>
          <draw:polygon draw:style-name="gr2" draw:text-style-name="P6" draw:layer="layout" svg:width="0.91cm" svg:height="0.759cm" svg:x="1.425cm" svg:y="7.749cm" svg:viewBox="0 0 911 760" draw:points="455,760 0,760 0,0 911,0 911,760">
            <text:p/>
          </draw:polygon>
          <draw:path draw:style-name="gr3" draw:text-style-name="P7" draw:layer="layout" svg:width="0.197cm" svg:height="0.844cm" svg:x="1.465cm" svg:y="7.7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757cm" svg:y="7.7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182cm" svg:y="7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4§display§\text {(8)}§svg§600§FALSE§</svg:desc>
          <draw:polygon draw:style-name="gr2" draw:text-style-name="P6" draw:layer="layout" svg:width="0.91cm" svg:height="0.76cm" svg:x="10.125cm" svg:y="7.751cm" svg:viewBox="0 0 911 761" draw:points="455,761 0,761 0,0 911,0 911,761">
            <text:p/>
          </draw:polygon>
          <draw:path draw:style-name="gr3" draw:text-style-name="P7" draw:layer="layout" svg:width="0.197cm" svg:height="0.844cm" svg:x="10.165cm" svg:y="7.7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0.446cm" svg:y="7.7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0.882cm" svg:y="7.7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2§display§\smallint \sqrt{8 + 2x - x^2} \ dx§svg§600§FALSE§</svg:desc>
          <draw:polygon draw:style-name="gr2" draw:text-style-name="P6" draw:layer="layout" svg:width="6.194cm" svg:height="0.881cm" svg:x="19.328cm" svg:y="5.545cm" svg:viewBox="0 0 6195 882" draw:points="3097,882 0,882 0,0 6195,0 6195,882">
            <text:p/>
          </draw:polygon>
          <draw:path draw:style-name="gr3" draw:text-style-name="P7" draw:layer="layout" svg:width="0.323cm" svg:height="0.72cm" svg:x="19.332cm" svg:y="5.744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9.91cm" svg:y="5.506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20.599cm" svg:y="5.506cm" svg:viewBox="0 0 3894 33" draw:points="1948,33 0,33 0,0 3894,0 3894,33">
            <text:p/>
          </draw:polygon>
          <draw:path draw:style-name="gr3" draw:text-style-name="P7" draw:layer="layout" svg:width="0.321cm" svg:height="0.532cm" svg:x="20.632cm" svg:y="5.781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21.2cm" svg:y="5.846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21.969cm" svg:y="5.7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22.339cm" svg:y="5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2.995cm" svg:y="6.0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26cm" svg:y="5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24.18cm" svg:y="5.7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782cm" svg:y="5.75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5.176cm" svg:y="5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165" draw:id="id165">
          <svg:title>TexMaths</svg:title>
          <svg:desc>22§display§\smallint \sqrt{15 - 4x - 4x^2} \ dx§svg§600§FALSE§</svg:desc>
          <draw:polygon draw:style-name="gr2" draw:text-style-name="P6" draw:layer="layout" svg:width="6.969cm" svg:height="0.881cm" svg:x="2.528cm" svg:y="7.546cm" svg:viewBox="0 0 6970 882" draw:points="3485,882 0,882 0,0 6970,0 6970,882">
            <text:p/>
          </draw:polygon>
          <draw:path draw:style-name="gr3" draw:text-style-name="P7" draw:layer="layout" svg:width="0.323cm" svg:height="0.72cm" svg:x="2.532cm" svg:y="7.745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3.111cm" svg:y="7.50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669cm" svg:height="0.032cm" svg:x="3.799cm" svg:y="7.507cm" svg:viewBox="0 0 4670 33" draw:points="2334,33 0,33 0,0 4670,0 4670,33">
            <text:p/>
          </draw:polygon>
          <draw:path draw:style-name="gr3" draw:text-style-name="P7" draw:layer="layout" svg:width="0.256cm" svg:height="0.516cm" svg:x="3.869cm" svg:y="7.78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4.225cm" svg:y="7.782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472cm" svg:height="0.032cm" svg:x="4.809cm" svg:y="8.08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5.54cm" svg:y="7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5.927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583cm" svg:y="8.08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7.314cm" svg:y="7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7.701cm" svg:y="7.9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155cm" svg:y="7.7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8.755cm" svg:y="7.76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9.15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7" draw:id="id167">
          <svg:title>TexMaths</svg:title>
          <svg:desc>22§display§\smallint \sqrt{9x^2 + 12x - 5} \ dx§svg§600§FALSE§</svg:desc>
          <draw:polygon draw:style-name="gr2" draw:text-style-name="P6" draw:layer="layout" svg:width="6.969cm" svg:height="0.881cm" svg:x="11.229cm" svg:y="7.548cm" svg:viewBox="0 0 6970 882" draw:points="3485,882 0,882 0,0 6970,0 6970,882">
            <text:p/>
          </draw:polygon>
          <draw:path draw:style-name="gr3" draw:text-style-name="P7" draw:layer="layout" svg:width="0.323cm" svg:height="0.72cm" svg:x="11.233cm" svg:y="7.747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11.812cm" svg:y="7.509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669cm" svg:height="0.032cm" svg:x="12.5cm" svg:y="7.509cm" svg:viewBox="0 0 4670 33" draw:points="2334,33 0,33 0,0 4670,0 4670,33">
            <text:p/>
          </draw:polygon>
          <draw:path draw:style-name="gr3" draw:text-style-name="P7" draw:layer="layout" svg:width="0.321cm" svg:height="0.532cm" svg:x="12.533cm" svg:y="7.784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2.91cm" svg:y="7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364cm" svg:y="7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89cm" svg:y="7.84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4.689cm" svg:y="7.7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5.047cm" svg:y="7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8 8-74 8z">
            <text:p/>
          </draw:path>
          <draw:path draw:style-name="gr3" draw:text-style-name="P7" draw:layer="layout" svg:width="0.386cm" svg:height="0.351cm" svg:x="15.416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73cm" svg:y="8.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6.821cm" svg:y="7.78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7.456cm" svg:y="7.762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7.851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73" draw:id="id173">
          <svg:title>TexMaths</svg:title>
          <svg:desc>22§display§\smallint ( 2x + 3 ) \sqrt{4x^2 + 4x + 17} \ dx§svg§600§FALSE§</svg:desc>
          <draw:polygon draw:style-name="gr2" draw:text-style-name="P6" draw:layer="layout" svg:width="9.6cm" svg:height="0.908cm" svg:x="2.632cm" svg:y="11.449cm" svg:viewBox="0 0 9601 909" draw:points="4801,909 0,909 0,0 9601,0 9601,909">
            <text:p/>
          </draw:polygon>
          <draw:path draw:style-name="gr3" draw:text-style-name="P7" draw:layer="layout" svg:width="0.323cm" svg:height="0.721cm" svg:x="2.636cm" svg:y="11.648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3.077cm" svg:y="11.6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3.341cm" svg:y="11.68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3.711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515cm" svg:height="0.517cm" svg:x="4.346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108cm" svg:y="11.685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18cm" svg:height="0.774cm" svg:x="5.506cm" svg:y="11.621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5.847cm" svg:y="11.41cm" svg:viewBox="0 0 706 930" svg:d="M243 930c24 0 24 0 33-16l424-884c6-11 6-12 6-14 0-9-7-16-16-16-11 0-12 7-18 16l-399 833-166-384-107 83 12 12 55-42z">
            <text:p/>
          </draw:path>
          <draw:polygon draw:style-name="gr3" draw:text-style-name="P7" draw:layer="layout" svg:width="4.668cm" svg:height="0.032cm" svg:x="6.535cm" svg:y="11.41cm" svg:viewBox="0 0 4669 33" draw:points="2333,33 0,33 0,0 4669,0 4669,33">
            <text:p/>
          </draw:polygon>
          <draw:path draw:style-name="gr3" draw:text-style-name="P7" draw:layer="layout" svg:width="0.344cm" svg:height="0.524cm" svg:x="6.558cm" svg:y="11.6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6.945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7.397cm" svg:y="11.6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925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677cm" svg:y="11.6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064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9.699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98cm" svg:y="11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0.859cm" svg:y="11.678cm" svg:viewBox="0 0 333 542" svg:d="M326 53c7-11 7-13 7-28h-189c-95 0-96-11-98-25h-20l-26 160h19c2-12 9-61 20-70 5-5 67-5 75-5h162c-9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1.491cm" svg:y="11.66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1.885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172" draw:id="id172">
          <svg:title>TexMaths</svg:title>
          <svg:desc>24§display§\text {(11)}§svg§600§FALSE§</svg:desc>
          <draw:polygon draw:style-name="gr2" draw:text-style-name="P6" draw:layer="layout" svg:width="1.332cm" svg:height="0.76cm" svg:x="1.03cm" svg:y="11.655cm" svg:viewBox="0 0 1333 761" draw:points="666,761 0,761 0,0 1333,0 1333,761">
            <text:p/>
          </draw:polygon>
          <draw:path draw:style-name="gr3" draw:text-style-name="P7" draw:layer="layout" svg:width="0.197cm" svg:height="0.844cm" svg:x="1.07cm" svg:y="11.6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91cm" svg:y="11.6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814cm" svg:y="11.6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07cm" svg:y="11.6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2§display§\smallint ( 3 - x ) \sqrt{ 5 + 4x - x^2} \ dx§svg§600§FALSE§</svg:desc>
          <draw:polygon draw:style-name="gr2" draw:text-style-name="P6" draw:layer="layout" svg:width="8.441cm" svg:height="0.908cm" svg:x="17.134cm" svg:y="11.449cm" svg:viewBox="0 0 8442 909" draw:points="4220,909 0,909 0,0 8442,0 8442,909">
            <text:p/>
          </draw:polygon>
          <draw:path draw:style-name="gr3" draw:text-style-name="P7" draw:layer="layout" svg:width="0.323cm" svg:height="0.721cm" svg:x="17.138cm" svg:y="11.648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18cm" svg:height="0.774cm" svg:x="17.579cm" svg:y="11.6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7.836cm" svg:y="11.685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8.426cm" svg:y="11.9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158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18cm" svg:height="0.774cm" svg:x="19.621cm" svg:y="11.621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19.964cm" svg:y="11.4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94cm" svg:height="0.032cm" svg:x="20.652cm" svg:y="11.41cm" svg:viewBox="0 0 3895 33" draw:points="1948,33 0,33 0,0 3895,0 3895,33">
            <text:p/>
          </draw:polygon>
          <draw:path draw:style-name="gr3" draw:text-style-name="P7" draw:layer="layout" svg:width="0.309cm" svg:height="0.532cm" svg:x="20.691cm" svg:y="11.68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15cm" svg:height="0.517cm" svg:x="21.252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2.004cm" svg:y="11.67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2.393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23.047cm" svg:y="11.9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79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24.232cm" svg:y="11.6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834cm" svg:y="11.66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25.228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74" draw:id="id174">
          <svg:title>TexMaths</svg:title>
          <svg:desc>24§display§\text {(12)}§svg§600§FALSE§</svg:desc>
          <draw:polygon draw:style-name="gr2" draw:text-style-name="P6" draw:layer="layout" svg:width="1.332cm" svg:height="0.76cm" svg:x="15.33cm" svg:y="11.656cm" svg:viewBox="0 0 1333 761" draw:points="666,761 0,761 0,0 1333,0 1333,761">
            <text:p/>
          </draw:polygon>
          <draw:path draw:style-name="gr3" draw:text-style-name="P7" draw:layer="layout" svg:width="0.197cm" svg:height="0.844cm" svg:x="15.37cm" svg:y="11.6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5.691cm" svg:y="11.6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079cm" svg:y="11.6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6.507cm" svg:y="11.6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2§display§\int \frac{\sqrt{ ( \log x )^2 - 5\log x - 14}}{x} \ dx§svg§600§FALSE§</svg:desc>
          <draw:polygon draw:style-name="gr2" draw:text-style-name="P6" draw:layer="layout" svg:width="10.119cm" svg:height="1.818cm" svg:x="17.032cm" svg:y="8.952cm" svg:viewBox="0 0 10120 1819" draw:points="5061,1819 0,1819 0,0 10120,0 10120,1819">
            <text:p/>
          </draw:polygon>
          <draw:path draw:style-name="gr3" draw:text-style-name="P7" draw:layer="layout" svg:width="0.687cm" svg:height="1.717cm" svg:x="17.037cm" svg:y="9.091cm" svg:viewBox="0 0 688 1718" svg:d="M37 1683c25 0 39-17 39-37 0-26-20-38-37-38-20 0-39 12-39 38 0 41 39 72 86 72 118 0 162-181 217-404 60-245 111-493 153-741 28-163 56-318 83-418 8-39 35-137 67-137 22 0 42 14 45 17-26 2-38 18-38 37 0 26 19 39 37 39 19 0 38-13 38-39 0-42-42-72-84-72-60 0-102 84-146 243-2 7-108 395-192 902-21 118-44 248-69 355-14 57-49 203-113 203-28 0-45-20-47-20z">
            <text:p/>
          </draw:path>
          <draw:path draw:style-name="gr3" draw:text-style-name="P7" draw:layer="layout" svg:width="0.705cm" svg:height="0.928cm" svg:x="18.074cm" svg:y="8.913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7.267cm" svg:height="0.032cm" svg:x="18.762cm" svg:y="8.913cm" svg:viewBox="0 0 7268 33" draw:points="3635,33 0,33 0,0 7268,0 7268,33">
            <text:p/>
          </draw:polygon>
          <draw:path draw:style-name="gr3" draw:text-style-name="P7" draw:layer="layout" svg:width="0.18cm" svg:height="0.773cm" svg:x="18.838cm" svg:y="9.026cm" svg:viewBox="0 0 181 774" svg:d="M181 767c0-2 0-4-14-18-97-96-121-242-121-362 0-134 30-269 125-366 10-9 10-10 10-14 0-5-3-7-8-7-8 0-78 53-124 151-40 85-49 171-49 236 0 61 9 155 51 243 48 95 114 144 122 144 5 0 8-2 8-7z">
            <text:p/>
          </draw:path>
          <draw:path draw:style-name="gr3" draw:text-style-name="P7" draw:layer="layout" svg:width="0.173cm" svg:height="0.537cm" svg:x="19.088cm" svg:y="9.068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19.299cm" svg:y="9.258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19.685cm" svg:y="9.25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2c-80 0-133-38-133-79 0-37 30-65 64-67h46c67 0 155 0 155 67 0 41-57 79-132 79z">
            <text:p/>
          </draw:path>
          <draw:path draw:style-name="gr3" draw:text-style-name="P7" draw:layer="layout" svg:width="0.386cm" svg:height="0.351cm" svg:x="20.213cm" svg:y="9.26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20.676cm" svg:y="9.0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24cm" svg:height="0.36cm" svg:x="20.966cm" svg:y="9.02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21.515cm" svg:y="9.3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2.263cm" svg:y="9.09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173cm" svg:height="0.537cm" svg:x="22.765cm" svg:y="9.068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22.976cm" svg:y="9.258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23.364cm" svg:y="9.25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2c-80 0-133-38-133-79 0-37 30-65 64-67h46c67 0 155 0 155 67 0 41-57 79-132 79z">
            <text:p/>
          </draw:path>
          <draw:path draw:style-name="gr3" draw:text-style-name="P7" draw:layer="layout" svg:width="0.386cm" svg:height="0.351cm" svg:x="23.89cm" svg:y="9.26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4.546cm" svg:y="9.39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5.324cm" svg:y="9.091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44cm" svg:height="0.523cm" svg:x="25.664cm" svg:y="9.082cm" svg:viewBox="0 0 345 524" svg:d="M206 397v67c0 28 0 37-58 37h-16v23c32-2 72-2 104-2 33 0 74 0 105 2v-23h-15c-58 0-60-9-60-37v-67h79v-24h-79v-354c0-14 0-19-13-19-7 0-8 0-14 9l-239 364v24zM211 373h-190l190-289z">
            <text:p/>
          </draw:path>
          <draw:polygon draw:style-name="gr3" draw:text-style-name="P7" draw:layer="layout" svg:width="8.041cm" svg:height="0.032cm" svg:x="17.988cm" svg:y="9.933cm" svg:viewBox="0 0 8042 33" draw:points="4020,33 0,33 0,0 8042,0 8042,33">
            <text:p/>
          </draw:polygon>
          <draw:path draw:style-name="gr3" draw:text-style-name="P7" draw:layer="layout" svg:width="0.386cm" svg:height="0.351cm" svg:x="21.809cm" svg:y="10.33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26.41cm" svg:y="9.606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86cm" svg:height="0.351cm" svg:x="26.805cm" svg:y="9.79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77" draw:id="id177">
          <svg:title>TexMaths</svg:title>
          <svg:desc>22§display§\smallint ( \sin 2x + \cos x ) \sqrt{ \sin^2 x + 6\sin x + 13} \ dx§svg§600§FALSE§</svg:desc>
          <draw:polygon draw:style-name="gr2" draw:text-style-name="P6" draw:layer="layout" svg:width="13.798cm" svg:height="0.958cm" svg:x="2.734cm" svg:y="13.551cm" svg:viewBox="0 0 13799 959" draw:points="6900,959 0,959 0,0 13799,0 13799,959">
            <text:p/>
          </draw:polygon>
          <draw:path draw:style-name="gr3" draw:text-style-name="P7" draw:layer="layout" svg:width="0.323cm" svg:height="0.72cm" svg:x="2.738cm" svg:y="13.799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3.179cm" svg:y="13.7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3.429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3.736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3.948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4.521cm" svg:y="13.8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4.892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5.526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6.282cm" svg:y="14.00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622cm" svg:y="14.0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011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7.442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907cm" svg:y="13.7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8.248cm" svg:y="13.512cm" svg:viewBox="0 0 706 929" svg:d="M243 929c25 0 25 0 33-16l425-883c5-11 5-12 5-14 0-9-7-16-16-16-11 0-12 7-18 16l-399 832-166-384-107 83 12 12 55-42z">
            <text:p/>
          </draw:path>
          <draw:polygon draw:style-name="gr3" draw:text-style-name="P7" draw:layer="layout" svg:width="6.568cm" svg:height="0.032cm" svg:x="8.937cm" svg:y="13.512cm" svg:viewBox="0 0 6569 33" draw:points="3284,33 0,33 0,0 6569,0 6569,33">
            <text:p/>
          </draw:polygon>
          <draw:path draw:style-name="gr3" draw:text-style-name="P7" draw:layer="layout" svg:width="0.254cm" svg:height="0.356cm" svg:x="8.961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68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81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9.919cm" svg:y="13.66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0.383cm" svg:y="14.0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019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781cm" svg:y="13.83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2.29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594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809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3.365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99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98cm" svg:y="13.837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5.148cm" svg:y="13.83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5.791cm" svg:y="13.816cm" svg:viewBox="0 0 370 547" svg:d="M370 9c0-2 0-9-11-9-10 0-84 7-99 9-5 0-10 3-10 14 0 10 7 10 19 10 37 0 39 6 39 13l-4 16-45 182c-14-28-37-49-72-49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6.185cm" svg:y="14.0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6" draw:id="id176">
          <svg:title>TexMaths</svg:title>
          <svg:desc>24§display§\text {(13)}§svg§600§FALSE§</svg:desc>
          <draw:polygon draw:style-name="gr2" draw:text-style-name="P6" draw:layer="layout" svg:width="1.332cm" svg:height="0.76cm" svg:x="1.031cm" svg:y="13.757cm" svg:viewBox="0 0 1333 761" draw:points="666,761 0,761 0,0 1333,0 1333,761">
            <text:p/>
          </draw:polygon>
          <draw:path draw:style-name="gr3" draw:text-style-name="P7" draw:layer="layout" svg:width="0.197cm" svg:height="0.844cm" svg:x="1.071cm" svg:y="13.7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92cm" svg:y="13.7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.774cm" svg:y="13.78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08cm" svg:y="13.7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4§display§\text {(9)}§svg§600§FALSE§</svg:desc>
          <draw:polygon draw:style-name="gr2" draw:text-style-name="P6" draw:layer="layout" svg:width="0.91cm" svg:height="0.76cm" svg:x="1.427cm" svg:y="9.653cm" svg:viewBox="0 0 911 761" draw:points="455,761 0,761 0,0 911,0 911,761">
            <text:p/>
          </draw:polygon>
          <draw:path draw:style-name="gr3" draw:text-style-name="P7" draw:layer="layout" svg:width="0.197cm" svg:height="0.844cm" svg:x="1.467cm" svg:y="9.6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748cm" svg:y="9.6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2.184cm" svg:y="9.6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9" draw:id="id169">
          <svg:title>TexMaths</svg:title>
          <svg:desc>22§display§\smallint e^x \sqrt{2e^{2x} - 4e^x + 10} \ dx§svg§600§FALSE§</svg:desc>
          <draw:polygon draw:style-name="gr2" draw:text-style-name="P6" draw:layer="layout" svg:width="8.294cm" svg:height="0.881cm" svg:x="2.531cm" svg:y="9.451cm" svg:viewBox="0 0 8295 882" draw:points="4147,882 0,882 0,0 8295,0 8295,882">
            <text:p/>
          </draw:polygon>
          <draw:path draw:style-name="gr3" draw:text-style-name="P7" draw:layer="layout" svg:width="0.323cm" svg:height="0.72cm" svg:x="2.535cm" svg:y="9.65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298cm" svg:height="0.351cm" svg:x="3.06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3.415cm" svg:y="9.64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705cm" svg:height="0.928cm" svg:x="3.863cm" svg:y="9.412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244cm" svg:height="0.032cm" svg:x="4.552cm" svg:y="9.412cm" svg:viewBox="0 0 5245 33" draw:points="2623,33 0,33 0,0 5245,0 5245,33">
            <text:p/>
          </draw:polygon>
          <draw:path draw:style-name="gr3" draw:text-style-name="P7" draw:layer="layout" svg:width="0.309cm" svg:height="0.516cm" svg:x="4.59cm" svg:y="9.6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4.97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5.333cm" svg:y="9.6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5.632cm" svg:y="9.741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6.232cm" svg:y="9.9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6.963cm" svg:y="9.67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7.36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4cm" svg:y="9.74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8.292cm" svg:y="9.75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9.091cm" svg:y="9.68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439cm" svg:y="9.687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0.084cm" svg:y="9.66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0.478cm" svg:y="9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70" draw:id="id170">
          <svg:title>TexMaths</svg:title>
          <svg:desc>24§display§\text {(10)}§svg§600§FALSE§</svg:desc>
          <draw:polygon draw:style-name="gr2" draw:text-style-name="P6" draw:layer="layout" svg:width="1.332cm" svg:height="0.76cm" svg:x="15.231cm" svg:y="9.657cm" svg:viewBox="0 0 1333 761" draw:points="666,761 0,761 0,0 1333,0 1333,761">
            <text:p/>
          </draw:polygon>
          <draw:path draw:style-name="gr3" draw:text-style-name="P7" draw:layer="layout" svg:width="0.197cm" svg:height="0.844cm" svg:x="15.271cm" svg:y="9.6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5.592cm" svg:y="9.6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5.972cm" svg:y="9.686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6.408cm" svg:y="9.6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0" anim:sub-item="text" smil:attributeName="visibility" smil:to="visible"/>
                  <anim:animate smil:begin="0s" smil:dur="0.5s" smil:fill="hold" smil:decelerate="0.5" smil:targetElement="id150" anim:sub-item="text" smil:attributeName="rotate" smil:values="-90;0" smil:keyTimes="0;1"/>
                  <anim:animate smil:begin="0s" smil:dur="0.5s" smil:fill="hold" smil:decelerate="0.5" smil:targetElement="id150" anim:sub-item="text" smil:attributeName="width" smil:values="width;width*.05" smil:keyTimes="0;1"/>
                  <anim:animate smil:begin="0.5s" smil:dur="0.5s" smil:fill="hold" smil:accelerate="0.5" smil:targetElement="id150" anim:sub-item="text" smil:attributeName="width" smil:values="width*.05;width" smil:keyTimes="0;1"/>
                  <anim:animate smil:dur="1s" smil:fill="hold" smil:targetElement="id150" anim:sub-item="text" smil:attributeName="height" smil:values="height;height" smil:keyTimes="0;1"/>
                  <anim:animate smil:begin="0s" smil:dur="0.5s" smil:fill="hold" smil:decelerate="0.5" smil:targetElement="id150" anim:sub-item="text" smil:attributeName="x" smil:values="x+.4;x" smil:keyTimes="0;1"/>
                  <anim:animate smil:begin="0s" smil:dur="0.5s" smil:fill="hold" smil:decelerate="0.5" smil:targetElement="id150" anim:sub-item="text" smil:attributeName="y" smil:values="y-.2;y+.1" smil:keyTimes="0;1"/>
                  <anim:animate smil:begin="0.5s" smil:dur="0.5s" smil:fill="hold" smil:accelerate="0.5" smil:targetElement="id150" anim:sub-item="text" smil:attributeName="y" smil:values="y+.1;y" smil:keyTimes="0;1"/>
                  <anim:transitionFilter smil:begin="0s" smil:dur="1s" smil:decelerate="0.5" smil:targetElement="id1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78" draw:id="id178">
          <svg:title>TexMaths</svg:title>
          <svg:desc>28§display§\text {Solutions :}§svg§600§FALSE§</svg:desc>
          <draw:polygon draw:style-name="gr2" draw:text-style-name="P6" draw:layer="layout" svg:width="4.36cm" svg:height="0.617cm" svg:x="1.021cm" svg:y="0.652cm" svg:viewBox="0 0 4361 618" draw:points="2182,618 0,618 0,0 4361,0 4361,618">
            <text:p/>
          </draw:polygon>
          <draw:path draw:style-name="gr3" draw:text-style-name="P7" draw:layer="layout" svg:width="0.438cm" svg:height="0.716cm" svg:x="1.028cm" svg:y="0.6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5cm" svg:y="0.8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2cm" svg:y="0.6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6cm" svg:y="0.8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9cm" svg:y="0.6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5cm" svg:y="0.6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4cm" svg:y="0.8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9cm" svg:y="0.8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8cm" svg:y="0.8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6cm" svg:y="0.872cm" svg:viewBox="0 0 108 426" svg:d="M108 52c0-27-25-52-54-52s-54 25-54 52c0 29 25 53 54 53s54-24 54-53zM108 374c0-29-25-51-54-51s-54 22-54 51 25 52 54 52 54-23 54-52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7.641cm" svg:y="0.75cm" svg:viewBox="0 0 1319 656" draw:points="659,656 0,656 0,0 1319,0 1319,656">
            <text:p/>
          </draw:polygon>
          <draw:path draw:style-name="gr3" draw:text-style-name="P7" draw:layer="layout" svg:width="0.464cm" svg:height="0.577cm" svg:x="7.626cm" svg:y="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8.15cm" svg:y="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8.517cm" svg:y="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8.901cm" svg:y="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9.447cm" svg:y="0.75cm" svg:viewBox="0 0 198 494" draw:points="100,494 0,494 0,0 198,0 198,494">
            <text:p/>
          </draw:polygon>
          <draw:path draw:style-name="gr3" draw:text-style-name="P7" draw:layer="layout" svg:width="0.258cm" svg:height="0.577cm" svg:x="9.428cm" svg:y="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\smallint \sqrt{4 - 9x^2}\ dx§svg§600§FALSE§</svg:desc>
          <draw:polygon draw:style-name="gr2" draw:text-style-name="P6" draw:layer="layout" svg:width="5.623cm" svg:height="0.881cm" svg:x="10.038cm" svg:y="0.459cm" svg:viewBox="0 0 5624 882" draw:points="2812,882 0,882 0,0 5624,0 5624,882">
            <text:p/>
          </draw:polygon>
          <draw:path draw:style-name="gr3" draw:text-style-name="P7" draw:layer="layout" svg:width="0.515cm" svg:height="0.182cm" svg:x="10.043cm" svg:y="0.9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0.858cm" svg:y="0.658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1.437cm" svg:y="0.42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12.125cm" svg:y="0.42cm" svg:viewBox="0 0 2508 33" draw:points="1255,33 0,33 0,0 2508,0 2508,33">
            <text:p/>
          </draw:polygon>
          <draw:path draw:style-name="gr3" draw:text-style-name="P7" draw:layer="layout" svg:width="0.344cm" svg:height="0.523cm" svg:x="12.146cm" svg:y="0.687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12.748cm" svg:y="1.0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489cm" svg:y="0.695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3.866cm" svg:y="0.8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4.32cm" svg:y="0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921cm" svg:y="0.6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314cm" svg:y="0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79" draw:id="id179">
          <svg:title>TexMaths</svg:title>
          <svg:desc>24§display§\text {(1)}§svg§600§FALSE§</svg:desc>
          <draw:polygon draw:style-name="gr2" draw:text-style-name="P6" draw:layer="layout" svg:width="0.91cm" svg:height="0.76cm" svg:x="5.922cm" svg:y="0.748cm" svg:viewBox="0 0 911 761" draw:points="455,761 0,761 0,0 911,0 911,761">
            <text:p/>
          </draw:polygon>
          <draw:path draw:style-name="gr3" draw:text-style-name="P7" draw:layer="layout" svg:width="0.197cm" svg:height="0.844cm" svg:x="5.962cm" svg:y="0.7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6.283cm" svg:y="0.7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6.679cm" svg:y="0.7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9.447cm" svg:y="6.55cm" svg:viewBox="0 0 198 494" draw:points="100,494 0,494 0,0 198,0 198,494">
            <text:p/>
          </draw:polygon>
          <draw:path draw:style-name="gr3" draw:text-style-name="P7" draw:layer="layout" svg:width="0.258cm" svg:height="0.577cm" svg:x="9.428cm" svg:y="6.5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8" draw:id="id188">
          <svg:title>TexMaths</svg:title>
          <svg:desc>24§display§\text {Let,}§svg§600§FALSE§</svg:desc>
          <draw:polygon draw:style-name="gr2" draw:text-style-name="P6" draw:layer="layout" svg:width="1.318cm" svg:height="0.655cm" svg:x="3.241cm" svg:y="8.3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8.3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8.5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8.3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8.7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9" draw:id="id189">
          <svg:title>TexMaths</svg:title>
          <svg:desc>24§display§\text {I}§svg§600§FALSE§</svg:desc>
          <draw:polygon draw:style-name="gr2" draw:text-style-name="P6" draw:layer="layout" svg:width="0.197cm" svg:height="0.493cm" svg:x="5.047cm" svg:y="8.3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8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0" draw:id="id190">
          <svg:title>TexMaths</svg:title>
          <svg:desc>22§display§= \smallint \sqrt{9x^2 - 4 }\ dx§svg§600§FALSE§</svg:desc>
          <draw:polygon draw:style-name="gr2" draw:text-style-name="P6" draw:layer="layout" svg:width="5.623cm" svg:height="0.881cm" svg:x="5.64cm" svg:y="8.06cm" svg:viewBox="0 0 5624 882" draw:points="2812,882 0,882 0,0 5624,0 5624,882">
            <text:p/>
          </draw:polygon>
          <draw:path draw:style-name="gr3" draw:text-style-name="P7" draw:layer="layout" svg:width="0.515cm" svg:height="0.182cm" svg:x="5.645cm" svg:y="8.5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8.259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7.039cm" svg:y="8.021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7.727cm" svg:y="8.021cm" svg:viewBox="0 0 2508 33" draw:points="1255,33 0,33 0,0 2508,0 2508,33">
            <text:p/>
          </draw:polygon>
          <draw:path draw:style-name="gr3" draw:text-style-name="P7" draw:layer="layout" svg:width="0.321cm" svg:height="0.532cm" svg:x="7.761cm" svg:y="8.296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137cm" svg:y="8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589cm" svg:y="8.2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138cm" svg:y="8.6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869cm" svg:y="8.288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0.523cm" svg:y="8.27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0.916cm" svg:y="8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87" draw:id="id187">
          <svg:title>TexMaths</svg:title>
          <svg:desc>24§display§\text {(2)}§svg§600§FALSE§</svg:desc>
          <draw:polygon draw:style-name="gr2" draw:text-style-name="P6" draw:layer="layout" svg:width="0.91cm" svg:height="0.759cm" svg:x="1.522cm" svg:y="8.349cm" svg:viewBox="0 0 911 760" draw:points="455,760 0,760 0,0 911,0 911,760">
            <text:p/>
          </draw:polygon>
          <draw:path draw:style-name="gr3" draw:text-style-name="P7" draw:layer="layout" svg:width="0.197cm" svg:height="0.844cm" svg:x="1.562cm" svg:y="8.3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851cm" svg:y="8.3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79cm" svg:y="8.3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3" draw:id="id183">
          <svg:title>TexMaths</svg:title>
          <svg:desc>22§display§= \smallint \sqrt{(2)^2 - (3x)^2}\ dx§svg§600§FALSE§</svg:desc>
          <draw:polygon draw:style-name="gr2" draw:text-style-name="P6" draw:layer="layout" svg:width="7.174cm" svg:height="0.85cm" svg:x="10.039cm" svg:y="1.959cm" svg:viewBox="0 0 7175 851" draw:points="3587,851 0,851 0,0 7175,0 7175,851">
            <text:p/>
          </draw:polygon>
          <draw:path draw:style-name="gr3" draw:text-style-name="P7" draw:layer="layout" svg:width="0.515cm" svg:height="0.182cm" svg:x="10.044cm" svg:y="2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0.859cm" svg:y="2.096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1.438cm" svg:y="1.9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057cm" svg:height="0.032cm" svg:x="12.126cm" svg:y="1.92cm" svg:viewBox="0 0 4058 33" draw:points="2029,33 0,33 0,0 4058,0 4058,33">
            <text:p/>
          </draw:polygon>
          <draw:path draw:style-name="gr3" draw:text-style-name="P7" draw:layer="layout" svg:width="0.18cm" svg:height="0.772cm" svg:x="12.204cm" svg:y="2.069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2.466cm" svg:y="2.13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2.858cm" svg:y="2.069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3.149cm" svg:y="2.06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3.698cm" svg:y="2.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4.483cm" svg:y="2.069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4.74cm" svg:y="2.13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15.116cm" svg:y="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15.579cm" svg:y="2.069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5.87cm" svg:y="2.06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6.472cm" svg:y="2.113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6.866cm" svg:y="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 xml:id="id184" draw:id="id184">
          <svg:title>TexMaths</svg:title>
          <svg:desc>20§display§=  \left[ \frac{(3x) \sqrt{(2)^2 - (3x)^2}}{2} + \frac{(2)^2}{2} \sin^{-1} \left( \frac{3x}{2} \right) \right] \frac{1}{3} + c§svg§600§FALSE§</svg:desc>
          <draw:polygon draw:style-name="gr2" draw:text-style-name="P6" draw:layer="layout" svg:width="15.2cm" svg:height="2.037cm" svg:x="10.04cm" svg:y="3.457cm" svg:viewBox="0 0 15201 2038" draw:points="7600,2038 0,2038 0,0 15201,0 15201,2038">
            <text:p/>
          </draw:polygon>
          <draw:path draw:style-name="gr3" draw:text-style-name="P7" draw:layer="layout" svg:width="0.468cm" svg:height="0.165cm" svg:x="10.045cm" svg:y="4.395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10.941cm" svg:y="3.422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11.31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1.544cm" svg:y="3.6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886cm" svg:y="3.85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307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12.617cm" svg:y="3.53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8cm" svg:height="0.029cm" svg:x="13.243cm" svg:y="3.534cm" svg:viewBox="0 0 3689 30" draw:points="1845,30 0,30 0,0 3689,0 3689,30">
            <text:p/>
          </draw:polygon>
          <draw:path draw:style-name="gr3" draw:text-style-name="P7" draw:layer="layout" svg:width="0.164cm" svg:height="0.703cm" svg:x="13.313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552cm" svg:y="3.6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3.909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173cm" svg:y="3.6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4.672cm" svg:y="3.974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5.385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5.619cm" svg:y="3.6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5.961cm" svg:y="3.85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6.384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6.648cm" svg:y="3.6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92cm" svg:height="0.029cm" svg:x="11.242cm" svg:y="4.462cm" svg:viewBox="0 0 5693 30" draw:points="2846,30 0,30 0,0 5693,0 5693,30">
            <text:p/>
          </draw:polygon>
          <draw:path draw:style-name="gr3" draw:text-style-name="P7" draw:layer="layout" svg:width="0.281cm" svg:height="0.469cm" svg:x="13.945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211cm" svg:y="4.24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8.028cm" svg:y="3.6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8.268cm" svg:y="3.7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624cm" svg:y="3.64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889cm" svg:y="3.59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7.96cm" svg:y="4.462cm" svg:viewBox="0 0 1214 30" draw:points="608,30 0,30 0,0 1214,0 1214,30">
            <text:p/>
          </draw:polygon>
          <draw:path draw:style-name="gr3" draw:text-style-name="P7" draw:layer="layout" svg:width="0.281cm" svg:height="0.469cm" svg:x="18.425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9.398cm" svg:y="4.33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675cm" svg:y="4.18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9.87cm" svg:y="4.34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0.291cm" svg:y="4.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731cm" svg:y="4.0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21.255cm" svg:y="3.633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21.74cm" svg:y="3.70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083cm" svg:y="3.8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21.711cm" svg:y="4.462cm" svg:viewBox="0 0 755 30" draw:points="378,30 0,30 0,0 755,0 755,30">
            <text:p/>
          </draw:polygon>
          <draw:path draw:style-name="gr3" draw:text-style-name="P7" draw:layer="layout" svg:width="0.281cm" svg:height="0.469cm" svg:x="21.947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2.572cm" svg:y="3.633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7" draw:layer="layout" svg:width="0.209cm" svg:height="2.109cm" svg:x="23.073cm" svg:y="3.422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3.74cm" svg:y="3.70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3.678cm" svg:y="4.462cm" svg:viewBox="0 0 354 30" draw:points="176,30 0,30 0,0 354,0 354,30">
            <text:p/>
          </draw:polygon>
          <draw:path draw:style-name="gr3" draw:text-style-name="P7" draw:layer="layout" svg:width="0.292cm" svg:height="0.484cm" svg:x="23.706cm" svg:y="4.66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308cm" svg:y="4.24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001cm" svg:y="4.3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6" draw:id="id186">
          <svg:title>TexMaths</svg:title>
          <svg:desc>20§display§=  \frac{ x \sqrt{ 4 - 9x^2}}{2} + \frac{2}{3} \sin^{-1} \left( \frac{3x}{2} \right) + c§svg§600§FALSE§</svg:desc>
          <draw:polygon draw:style-name="gr2" draw:text-style-name="P6" draw:layer="layout" svg:width="10.456cm" svg:height="1.687cm" svg:x="10.042cm" svg:y="5.961cm" svg:viewBox="0 0 10457 1688" draw:points="5228,1688 0,1688 0,0 10457,0 10457,1688">
            <text:p/>
          </draw:polygon>
          <draw:path draw:style-name="gr3" draw:text-style-name="P7" draw:layer="layout" svg:width="0.468cm" svg:height="0.165cm" svg:x="10.047cm" svg:y="6.7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51cm" svg:height="0.319cm" svg:x="10.853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1.287cm" svg:y="5.92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2.279cm" svg:height="0.029cm" svg:x="11.821cm" svg:y="5.926cm" svg:viewBox="0 0 2280 30" draw:points="1141,30 0,30 0,0 2280,0 2280,30">
            <text:p/>
          </draw:polygon>
          <draw:path draw:style-name="gr3" draw:text-style-name="P7" draw:layer="layout" svg:width="0.313cm" svg:height="0.476cm" svg:x="11.84cm" svg:y="6.06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2.386cm" svg:y="6.3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061cm" svg:y="6.072cm" svg:viewBox="0 0 293 485" svg:d="M230 245v22c0 167-73 198-115 198-11 0-49-1-69-25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3.403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13.815cm" svg:y="6.0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3.268cm" svg:height="0.029cm" svg:x="10.832cm" svg:y="6.825cm" svg:viewBox="0 0 3269 30" draw:points="1633,30 0,30 0,0 3269,0 3269,30">
            <text:p/>
          </draw:polygon>
          <draw:path draw:style-name="gr3" draw:text-style-name="P7" draw:layer="layout" svg:width="0.281cm" svg:height="0.469cm" svg:x="12.325cm" svg:y="7.0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4.379cm" svg:y="6.60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5.162cm" svg:y="6.07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353cm" svg:height="0.029cm" svg:x="15.126cm" svg:y="6.825cm" svg:viewBox="0 0 354 30" draw:points="176,30 0,30 0,0 354,0 354,30">
            <text:p/>
          </draw:polygon>
          <draw:path draw:style-name="gr3" draw:text-style-name="P7" draw:layer="layout" svg:width="0.292cm" svg:height="0.484cm" svg:x="15.157cm" svg:y="7.03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1cm" svg:height="0.324cm" svg:x="15.704cm" svg:y="6.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5.981cm" svg:y="6.545cm" svg:viewBox="0 0 152 472" svg:d="M102 160l-99 8v22c47 0 53 4 53 39v189c0 31-8 31-56 31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6.174cm" svg:y="6.7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597cm" svg:y="6.58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037cm" svg:y="6.3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7.561cm" svg:y="5.996cm" svg:viewBox="0 0 347 1688" svg:d="M347 1681c0-3-1-5-3-6-26-27-74-74-120-151-114-180-165-409-165-679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18.046cm" svg:y="6.0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8.389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18.016cm" svg:y="6.825cm" svg:viewBox="0 0 755 30" draw:points="378,30 0,30 0,0 755,0 755,30">
            <text:p/>
          </draw:polygon>
          <draw:path draw:style-name="gr3" draw:text-style-name="P7" draw:layer="layout" svg:width="0.281cm" svg:height="0.469cm" svg:x="18.253cm" svg:y="7.0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8.878cm" svg:y="5.996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9.568cm" svg:y="6.60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0.259cm" svg:y="6.7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1" draw:id="id191">
          <svg:title>TexMaths</svg:title>
          <svg:desc>22§display§= \smallint \sqrt{ (3x)^2 - (2)^2 }\ dx§svg§600§FALSE§</svg:desc>
          <draw:polygon draw:style-name="gr2" draw:text-style-name="P6" draw:layer="layout" svg:width="7.174cm" svg:height="0.85cm" svg:x="5.639cm" svg:y="9.56cm" svg:viewBox="0 0 7175 851" draw:points="3587,851 0,851 0,0 7175,0 7175,851">
            <text:p/>
          </draw:polygon>
          <draw:path draw:style-name="gr3" draw:text-style-name="P7" draw:layer="layout" svg:width="0.515cm" svg:height="0.182cm" svg:x="5.644cm" svg:y="9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59cm" svg:y="9.697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38cm" svg:y="9.521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057cm" svg:height="0.032cm" svg:x="7.726cm" svg:y="9.521cm" svg:viewBox="0 0 4058 33" draw:points="2029,33 0,33 0,0 4058,0 4058,33">
            <text:p/>
          </draw:polygon>
          <draw:path draw:style-name="gr3" draw:text-style-name="P7" draw:layer="layout" svg:width="0.18cm" svg:height="0.772cm" svg:x="7.804cm" svg:y="9.6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8.059cm" svg:y="9.735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8.436cm" svg:y="9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8.9cm" svg:y="9.6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9.191cm" svg:y="9.6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9.74cm" svg:y="10.04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0.525cm" svg:y="9.6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787cm" svg:y="9.735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1.179cm" svg:y="9.6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1.47cm" svg:y="9.6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072cm" svg:y="9.714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2.466cm" svg:y="9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 xml:id="id192" draw:id="id192">
          <svg:title>TexMaths</svg:title>
          <svg:desc>20§display§=  \left[ \frac{(3x) \sqrt{ (3x)^2 - (2)^2 }}{2} - \frac{(2)^2}{2} \log [\ (3x) + \sqrt{ (3x)^2 - (2)^2} \ ] \right] \frac{1}{3} + c§svg§600§FALSE§</svg:desc>
          <draw:polygon draw:style-name="gr2" draw:text-style-name="P6" draw:layer="layout" svg:width="19.826cm" svg:height="2.037cm" svg:x="5.641cm" svg:y="11.061cm" svg:viewBox="0 0 19827 2038" draw:points="9913,2038 0,2038 0,0 19827,0 19827,2038">
            <text:p/>
          </draw:polygon>
          <draw:path draw:style-name="gr3" draw:text-style-name="P7" draw:layer="layout" svg:width="0.468cm" svg:height="0.165cm" svg:x="5.646cm" svg:y="11.999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6.542cm" svg:y="11.026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6.911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7.145cm" svg:y="11.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7.487cm" svg:y="11.4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908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8.219cm" svg:y="11.138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9cm" svg:height="0.029cm" svg:x="8.844cm" svg:y="11.138cm" svg:viewBox="0 0 3690 30" draw:points="1845,30 0,30 0,0 3690,0 3690,30">
            <text:p/>
          </draw:polygon>
          <draw:path draw:style-name="gr3" draw:text-style-name="P7" draw:layer="layout" svg:width="0.164cm" svg:height="0.703cm" svg:x="8.915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9.148cm" svg:y="11.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9.491cm" svg:y="11.4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9.911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0.175cm" svg:y="11.2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674cm" svg:y="11.57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388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628cm" svg:y="11.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1.985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249cm" svg:y="11.2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92cm" svg:height="0.029cm" svg:x="6.843cm" svg:y="12.066cm" svg:viewBox="0 0 5693 30" draw:points="2846,30 0,30 0,0 5693,0 5693,30">
            <text:p/>
          </draw:polygon>
          <draw:path draw:style-name="gr3" draw:text-style-name="P7" draw:layer="layout" svg:width="0.281cm" svg:height="0.469cm" svg:x="9.547cm" svg:y="12.2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831cm" svg:y="12.0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63cm" svg:y="11.25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87cm" svg:y="11.31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225cm" svg:y="11.25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49cm" svg:y="11.19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561cm" svg:y="12.066cm" svg:viewBox="0 0 1214 30" draw:points="608,30 0,30 0,0 1214,0 1214,30">
            <text:p/>
          </draw:polygon>
          <draw:path draw:style-name="gr3" draw:text-style-name="P7" draw:layer="layout" svg:width="0.281cm" svg:height="0.469cm" svg:x="14.026cm" svg:y="12.2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999cm" svg:y="11.76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5.191cm" svg:y="11.9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5.542cm" svg:y="11.9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966cm" svg:y="11.728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383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6.615cm" svg:y="11.7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6.958cm" svg:y="11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7.38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7.809cm" svg:y="11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8.55cm" svg:y="11.592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9cm" svg:height="0.029cm" svg:x="19.175cm" svg:y="11.592cm" svg:viewBox="0 0 3690 30" draw:points="1845,30 0,30 0,0 3690,0 3690,30">
            <text:p/>
          </draw:polygon>
          <draw:path draw:style-name="gr3" draw:text-style-name="P7" draw:layer="layout" svg:width="0.164cm" svg:height="0.703cm" svg:x="19.244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9.478cm" svg:y="11.7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9.82cm" svg:y="11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0.242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0.506cm" svg:y="11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1.004cm" svg:y="12.0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1.719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1.957cm" svg:y="11.7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22.314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2.578cm" svg:y="11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3.113cm" svg:y="11.728cm" svg:viewBox="0 0 98 704" draw:points="98,0 0,0 0,29 69,29 69,677 0,677 0,704 98,704">
            <text:p/>
          </draw:polygon>
          <draw:polygon draw:style-name="gr3" draw:text-style-name="P7" draw:layer="layout" svg:width="0.209cm" svg:height="2.109cm" svg:x="23.3cm" svg:y="11.026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3.967cm" svg:y="11.31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3.903cm" svg:y="12.066cm" svg:viewBox="0 0 354 30" draw:points="176,30 0,30 0,0 354,0 354,30">
            <text:p/>
          </draw:polygon>
          <draw:path draw:style-name="gr3" draw:text-style-name="P7" draw:layer="layout" svg:width="0.292cm" svg:height="0.484cm" svg:x="23.933cm" svg:y="12.27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535cm" svg:y="11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228cm" svg:y="11.94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4" draw:id="id194">
          <svg:title>TexMaths</svg:title>
          <svg:desc>22§display§=  \frac{x \sqrt{ 9x^2 - 4 }}{3} - \frac{2}{3} \log [\ 3x + \sqrt{ 9x^2 - 4} \ ]  + c§svg§600§FALSE§</svg:desc>
          <draw:polygon draw:style-name="gr2" draw:text-style-name="P6" draw:layer="layout" svg:width="14.44cm" svg:height="1.669cm" svg:x="5.641cm" svg:y="13.366cm" svg:viewBox="0 0 14441 1670" draw:points="7220,1670 0,1670 0,0 14441,0 14441,1670">
            <text:p/>
          </draw:polygon>
          <draw:path draw:style-name="gr3" draw:text-style-name="P7" draw:layer="layout" svg:width="0.515cm" svg:height="0.182cm" svg:x="5.646cm" svg:y="14.2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533cm" svg:y="13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604cm" svg:height="0.773cm" svg:x="7.01cm" svg:y="13.32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507cm" svg:height="0.032cm" svg:x="7.598cm" svg:y="13.327cm" svg:viewBox="0 0 2508 33" draw:points="1255,33 0,33 0,0 2508,0 2508,33">
            <text:p/>
          </draw:polygon>
          <draw:path draw:style-name="gr3" draw:text-style-name="P7" draw:layer="layout" svg:width="0.321cm" svg:height="0.532cm" svg:x="7.63cm" svg:y="13.487cm" svg:viewBox="0 0 322 533" svg:d="M253 269v25c0 183-81 218-126 218-14 0-55-2-76-28 33 0 41-23 41-35 0-25-20-37-37-37-13 0-36 7-36 38 0 51 43 83 108 83 100 0 195-105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8.007cm" svg:y="13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461cm" svg:y="13.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1cm" svg:y="13.7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74cm" svg:y="13.478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595cm" svg:height="0.032cm" svg:x="6.51cm" svg:y="14.316cm" svg:viewBox="0 0 3596 33" draw:points="1797,33 0,33 0,0 3596,0 3596,33">
            <text:p/>
          </draw:polygon>
          <draw:path draw:style-name="gr3" draw:text-style-name="P7" draw:layer="layout" svg:width="0.321cm" svg:height="0.532cm" svg:x="8.147cm" svg:y="14.54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0.434cm" svg:y="14.3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273cm" svg:y="13.48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0.388cm" svg:height="0.032cm" svg:x="11.234cm" svg:y="14.316cm" svg:viewBox="0 0 389 33" draw:points="194,33 0,33 0,0 389,0 389,33">
            <text:p/>
          </draw:polygon>
          <draw:path draw:style-name="gr3" draw:text-style-name="P7" draw:layer="layout" svg:width="0.321cm" svg:height="0.532cm" svg:x="11.268cm" svg:y="14.54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11.87cm" svg:y="13.98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079cm" svg:y="14.17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467cm" svg:y="14.175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2.933cm" svg:y="13.945cm" svg:viewBox="0 0 107 774" draw:points="107,774 107,744 32,744 32,32 107,32 107,0 0,0 0,774">
            <text:p/>
          </draw:polygon>
          <draw:path draw:style-name="gr3" draw:text-style-name="P7" draw:layer="layout" svg:width="0.321cm" svg:height="0.532cm" svg:x="13.347cm" svg:y="14.0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3.723cm" svg:y="14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359cm" svg:y="14.0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5.173cm" svg:y="13.735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2.507cm" svg:height="0.032cm" svg:x="15.862cm" svg:y="13.735cm" svg:viewBox="0 0 2508 33" draw:points="1255,33 0,33 0,0 2508,0 2508,33">
            <text:p/>
          </draw:polygon>
          <draw:path draw:style-name="gr3" draw:text-style-name="P7" draw:layer="layout" svg:width="0.321cm" svg:height="0.532cm" svg:x="15.893cm" svg:y="14.0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16.27cm" svg:y="14.1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724cm" svg:y="13.9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273cm" svg:y="14.31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8.004cm" svg:y="14.001cm" svg:viewBox="0 0 345 524" svg:d="M208 398v66c0 29-2 37-60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8.644cm" svg:y="13.945cm" svg:viewBox="0 0 107 774" draw:points="107,0 0,0 0,32 76,32 76,744 0,744 0,774 107,774">
            <text:p/>
          </draw:polygon>
          <draw:path draw:style-name="gr3" draw:text-style-name="P7" draw:layer="layout" svg:width="0.515cm" svg:height="0.516cm" svg:x="19.056cm" svg:y="14.0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818cm" svg:y="14.18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3" draw:id="id193">
          <svg:title>TexMaths</svg:title>
          <svg:desc>24§display§\text {I}§svg§600§FALSE§</svg:desc>
          <draw:polygon draw:style-name="gr2" draw:text-style-name="P6" draw:layer="layout" svg:width="0.197cm" svg:height="0.493cm" svg:x="4.948cm" svg:y="14.051cm" svg:viewBox="0 0 198 494" draw:points="100,494 0,494 0,0 198,0 198,494">
            <text:p/>
          </draw:polygon>
          <draw:path draw:style-name="gr3" draw:text-style-name="P7" draw:layer="layout" svg:width="0.258cm" svg:height="0.577cm" svg:x="4.929cm" svg:y="14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96" draw:id="id196">
          <svg:title>TexMaths</svg:title>
          <svg:desc>24§display§\text {Let,}§svg§600§FALSE§</svg:desc>
          <draw:polygon draw:style-name="gr2" draw:text-style-name="P6" draw:layer="layout" svg:width="1.318cm" svg:height="0.655cm" svg:x="3.241cm" svg:y="1.0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4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7" draw:id="id197">
          <svg:title>TexMaths</svg:title>
          <svg:desc>24§display§\text {I}§svg§600§FALSE§</svg:desc>
          <draw:polygon draw:style-name="gr2" draw:text-style-name="P6" draw:layer="layout" svg:width="0.197cm" svg:height="0.493cm" svg:x="5.047cm" svg:y="1.0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8" draw:id="id198">
          <svg:title>TexMaths</svg:title>
          <svg:desc>22§display§= \smallint \sec^2 x \sqrt{3\tan^2 x + 4} \ dx§svg§600§FALSE§</svg:desc>
          <draw:polygon draw:style-name="gr2" draw:text-style-name="P6" draw:layer="layout" svg:width="8.909cm" svg:height="0.911cm" svg:x="5.64cm" svg:y="0.761cm" svg:viewBox="0 0 8910 912" draw:points="4455,912 0,912 0,0 8910,0 8910,912">
            <text:p/>
          </draw:polygon>
          <draw:path draw:style-name="gr3" draw:text-style-name="P7" draw:layer="layout" svg:width="0.515cm" svg:height="0.182cm" svg:x="5.645cm" svg:y="1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46cm" svg:y="0.99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254cm" svg:height="0.357cm" svg:x="6.979cm" svg:y="1.19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7.28cm" svg:y="1.19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7.629cm" svg:y="1.19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7.981cm" svg:y="0.865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446cm" svg:y="1.2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705cm" svg:height="0.929cm" svg:x="8.949cm" svg:y="0.722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3.882cm" svg:height="0.032cm" svg:x="9.637cm" svg:y="0.722cm" svg:viewBox="0 0 3883 33" draw:points="1941,33 0,33 0,0 3883,0 3883,33">
            <text:p/>
          </draw:polygon>
          <draw:path draw:style-name="gr3" draw:text-style-name="P7" draw:layer="layout" svg:width="0.321cm" svg:height="0.533cm" svg:x="9.671cm" svg:y="1.02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10.169cm" svg:y="1.06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10.487cm" svg:y="1.19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0.866cm" svg:y="1.20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304cm" svg:y="0.9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769cm" svg:y="1.2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515cm" svg:height="0.517cm" svg:x="12.402cm" svg:y="1.0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154cm" svg:y="1.0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3.809cm" svg:y="1.007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4.203cm" svg:y="1.2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95" draw:id="id195">
          <svg:title>TexMaths</svg:title>
          <svg:desc>24§display§\text {(3)}§svg§600§FALSE§</svg:desc>
          <draw:polygon draw:style-name="gr2" draw:text-style-name="P6" draw:layer="layout" svg:width="0.91cm" svg:height="0.759cm" svg:x="1.523cm" svg:y="0.95cm" svg:viewBox="0 0 911 760" draw:points="455,760 0,760 0,0 911,0 911,760">
            <text:p/>
          </draw:polygon>
          <draw:path draw:style-name="gr3" draw:text-style-name="P7" draw:layer="layout" svg:width="0.197cm" svg:height="0.844cm" svg:x="1.563cm" svg:y="0.9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844cm" svg:y="0.979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8cm" svg:y="0.9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0" draw:id="id200">
          <svg:title>TexMaths</svg:title>
          <svg:desc>22§display§\text {Put, } \tan x = t, \ \  \text {Diff } w.\ r.\ t.\ x. \ \  \therefore \ \  \sec^2 x\ dx = dt§svg§600§FALSE§</svg:desc>
          <draw:polygon draw:style-name="gr2" draw:text-style-name="P6" draw:layer="layout" svg:width="17.084cm" svg:height="0.751cm" svg:x="3.344cm" svg:y="3.658cm" svg:viewBox="0 0 17085 752" draw:points="8543,752 0,752 0,0 17085,0 17085,752">
            <text:p/>
          </draw:polygon>
          <draw:path draw:style-name="gr3" draw:text-style-name="P7" draw:layer="layout" svg:width="0.457cm" svg:height="0.529cm" svg:x="3.332cm" svg:y="3.77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857cm" svg:y="3.95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275cm" svg:y="3.82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091cm" svg:height="0.231cm" svg:x="4.629cm" svg:y="4.21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42cm" svg:height="0.485cm" svg:x="5.178cm" svg:y="3.82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5.497cm" svg:y="3.95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5.875cm" svg:y="3.9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432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7.109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7.899cm" svg:y="3.8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8.229cm" svg:y="4.21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9.047cm" svg:y="3.77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7" draw:layer="layout" svg:width="0.166cm" svg:height="0.518cm" svg:x="9.637cm" svg:y="3.7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9.848cm" svg:y="3.753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0.557cm" svg:y="3.955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7" draw:layer="layout" svg:width="0.083cm" svg:height="0.083cm" svg:x="11.175cm" svg:y="4.216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604cm" svg:y="3.955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976cm" svg:y="4.216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2.4cm" svg:y="3.81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2.727cm" svg:y="4.216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157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083cm" svg:height="0.083cm" svg:x="13.643cm" svg:y="4.216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4.544cm" svg:y="3.939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254cm" svg:height="0.356cm" svg:x="15.792cm" svg:y="3.9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6.093cm" svg:y="3.9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6.441cm" svg:y="3.95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6.793cm" svg:y="3.6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256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7.965cm" svg:y="3.76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36cm" svg:y="3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9.037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9.84cm" svg:y="3.76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0.231cm" svg:y="3.81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199" draw:id="id199">
          <svg:title>TexMaths</svg:title>
          <svg:desc>22§display§= \smallint  \sqrt{3\tan^2 x + 4} \ \sec^2 x \ dx§svg§600§FALSE§</svg:desc>
          <draw:polygon draw:style-name="gr2" draw:text-style-name="P6" draw:layer="layout" svg:width="9.295cm" svg:height="0.911cm" svg:x="5.641cm" svg:y="2.261cm" svg:viewBox="0 0 9296 912" draw:points="4648,912 0,912 0,0 9296,0 9296,912">
            <text:p/>
          </draw:polygon>
          <draw:path draw:style-name="gr3" draw:text-style-name="P7" draw:layer="layout" svg:width="0.515cm" svg:height="0.182cm" svg:x="5.646cm" svg:y="2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461cm" svg:y="2.49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705cm" svg:height="0.929cm" svg:x="7.04cm" svg:y="2.222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7.728cm" svg:y="2.222cm" svg:viewBox="0 0 3883 33" draw:points="1941,33 0,33 0,0 3883,0 3883,33">
            <text:p/>
          </draw:polygon>
          <draw:path draw:style-name="gr3" draw:text-style-name="P7" draw:layer="layout" svg:width="0.321cm" svg:height="0.533cm" svg:x="7.762cm" svg:y="2.52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8.258cm" svg:y="2.56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8.577cm" svg:y="2.69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8.957cm" svg:y="2.70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395cm" svg:y="2.4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86cm" svg:y="2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0.493cm" svg:y="2.5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245cm" svg:y="2.5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7cm" svg:x="12.023cm" svg:y="2.69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12.324cm" svg:y="2.69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12.672cm" svg:y="2.69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13.022cm" svg:y="2.365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487cm" svg:y="2.7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369cm" svg:height="0.547cm" svg:x="14.195cm" svg:y="2.507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14.589cm" svg:y="2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</draw:g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3.447cm" svg:y="5.451cm" svg:viewBox="0 0 198 494" draw:points="100,494 0,494 0,0 198,0 198,494">
            <text:p/>
          </draw:polygon>
          <draw:path draw:style-name="gr3" draw:text-style-name="P7" draw:layer="layout" svg:width="0.258cm" svg:height="0.577cm" svg:x="3.428cm" svg:y="5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= \smallint \sqrt{3 t^2 +  4} \ dt§svg§600§FALSE§</svg:desc>
          <draw:polygon draw:style-name="gr2" draw:text-style-name="P6" draw:layer="layout" svg:width="5.308cm" svg:height="0.881cm" svg:x="4.04cm" svg:y="5.162cm" svg:viewBox="0 0 5309 882" draw:points="2656,882 0,882 0,0 5309,0 5309,882">
            <text:p/>
          </draw:polygon>
          <draw:path draw:style-name="gr3" draw:text-style-name="P7" draw:layer="layout" svg:width="0.515cm" svg:height="0.182cm" svg:x="4.045cm" svg:y="5.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86cm" svg:y="5.361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5.439cm" svg:y="5.123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345cm" svg:height="0.032cm" svg:x="6.127cm" svg:y="5.123cm" svg:viewBox="0 0 2346 33" draw:points="1174,33 0,33 0,0 2346,0 2346,33">
            <text:p/>
          </draw:polygon>
          <draw:path draw:style-name="gr3" draw:text-style-name="P7" draw:layer="layout" svg:width="0.321cm" svg:height="0.532cm" svg:x="6.161cm" svg:y="5.39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6.532cm" svg:y="5.429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6.828cm" svg:y="5.3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355cm" svg:y="5.4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8.107cm" svg:y="5.39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8.76cm" svg:y="5.37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3cm" svg:x="9.149cm" svg:y="5.429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</draw:g>
        <draw:g xml:id="id203" draw:id="id203">
          <svg:title>TexMaths</svg:title>
          <svg:desc>22§display§= \smallint \sqrt{ ( \sqrt{3} t )^2 +  (2)^2 } \ dt§svg§600§FALSE§</svg:desc>
          <draw:polygon draw:style-name="gr2" draw:text-style-name="P6" draw:layer="layout" svg:width="7.504cm" svg:height="1.317cm" svg:x="10.44cm" svg:y="4.964cm" svg:viewBox="0 0 7505 1318" draw:points="3753,1318 0,1318 0,0 7505,0 7505,1318">
            <text:p/>
          </draw:polygon>
          <draw:path draw:style-name="gr3" draw:text-style-name="P7" draw:layer="layout" svg:width="0.515cm" svg:height="0.182cm" svg:x="10.445cm" svg:y="5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11.26cm" svg:y="5.413cm" svg:viewBox="0 0 324 722" svg:d="M294 32c-26 1-33 21-33 31 0 20 15 32 31 32s32-10 32-33c0-30-25-62-62-62-65 0-79 85-91 144-21 117-37 215-50 351-3 40-8 84-14 121-7 59-19 90-47 90-12 0-25-8-30-16 26 0 33-19 33-31 0-18-15-30-31-30s-32 9-32 32c0 29 25 61 62 61 65 0 79-83 91-146 21-111 37-210 49-347 4-42 9-86 14-123 8-58 20-88 48-88 14 0 25 7 30 14z">
            <text:p/>
          </draw:path>
          <draw:path draw:style-name="gr3" draw:text-style-name="P7" draw:layer="layout" svg:width="0.705cm" svg:height="1.394cm" svg:x="11.839cm" svg:y="4.925cm" svg:viewBox="0 0 706 1395" svg:d="M275 1279l-168-581-107 126 12 11 53-62 178 622c26 0 26 0 33-19l426-1344c4-13 4-16 4-16 0-9-7-16-16-16-12 0-14 11-18 19z">
            <text:p/>
          </draw:path>
          <draw:polygon draw:style-name="gr3" draw:text-style-name="P7" draw:layer="layout" svg:width="4.54cm" svg:height="0.032cm" svg:x="12.528cm" svg:y="4.925cm" svg:viewBox="0 0 4541 33" draw:points="2271,33 0,33 0,0 4541,0 4541,33">
            <text:p/>
          </draw:polygon>
          <draw:path draw:style-name="gr3" draw:text-style-name="P7" draw:layer="layout" svg:width="0.18cm" svg:height="0.774cm" svg:x="12.605cm" svg:y="5.38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604cm" svg:height="0.774cm" svg:x="12.885cm" svg:y="5.258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388cm" svg:height="0.032cm" svg:x="13.473cm" svg:y="5.258cm" svg:viewBox="0 0 389 33" draw:points="194,33 0,33 0,0 389,0 389,33">
            <text:p/>
          </draw:polygon>
          <draw:path draw:style-name="gr3" draw:text-style-name="P7" draw:layer="layout" svg:width="0.321cm" svg:height="0.533cm" svg:x="13.506cm" svg:y="5.452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238cm" svg:height="0.494cm" svg:x="13.878cm" svg:y="5.483cm" svg:viewBox="0 0 239 495" svg:d="M143 176h73c15 0 23 0 23-16 0-9-8-9-23-9h-68c28-110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18cm" svg:height="0.774cm" svg:x="14.182cm" svg:y="5.38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24cm" svg:height="0.36cm" svg:x="14.474cm" svg:y="5.38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002cm" svg:y="5.5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5.808cm" svg:y="5.38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16.071cm" svg:y="5.4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6.463cm" svg:y="5.38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24cm" svg:height="0.36cm" svg:x="16.754cm" svg:y="5.38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7.356cm" svg:y="5.431cm" svg:viewBox="0 0 370 548" svg:d="M370 9c0-2 0-9-11-9-10 0-84 7-98 9-6 0-11 3-11 14 0 10 7 10 19 10 37 0 39 6 39 13l-3 16-46 183c-14-28-37-49-72-49-90 0-187 114-187 227 0 74 42 125 104 125 16 0 54-4 100-58 7 31 34 58 71 58 28 0 45-18 58-44 12-27 23-74 23-76 0-9-7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17.745cm" svg:y="5.483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04" draw:id="id204">
          <svg:title>TexMaths</svg:title>
          <svg:desc>20§display§=  \left[ \frac{( \sqrt{3} t) \sqrt{ ( \sqrt{3} t )^2 + (2)^2 }}{2} + \frac{(2)^2}{2} \log [\  \sqrt{3} t + \sqrt{ ( \sqrt{3} t )^2 + (2)^2} \ ] \right] \frac{1}{\sqrt{3}} + c§svg§600§FALSE§</svg:desc>
          <draw:polygon draw:style-name="gr2" draw:text-style-name="P6" draw:layer="layout" svg:width="21.734cm" svg:height="2.558cm" svg:x="4.041cm" svg:y="6.861cm" svg:viewBox="0 0 21735 2559" draw:points="10867,2559 0,2559 0,0 21735,0 21735,2559">
            <text:p/>
          </draw:polygon>
          <draw:path draw:style-name="gr3" draw:text-style-name="P7" draw:layer="layout" svg:width="0.468cm" svg:height="0.165cm" svg:x="4.046cm" svg:y="8.10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4cm" svg:x="4.977cm" svg:y="6.925cm" svg:viewBox="0 0 235 1265" draw:points="0,1265 50,1265 50,48 235,48 235,0 0,0">
            <text:p/>
          </draw:polygon>
          <draw:polygon draw:style-name="gr3" draw:text-style-name="P7" draw:layer="layout" svg:width="0.234cm" svg:height="1.264cm" svg:x="4.977cm" svg:y="8.189cm" svg:viewBox="0 0 235 1265" draw:points="0,1265 235,1265 235,1217 50,1217 50,0 0,0">
            <text:p/>
          </draw:polygon>
          <draw:path draw:style-name="gr3" draw:text-style-name="P7" draw:layer="layout" svg:width="0.164cm" svg:height="0.703cm" svg:x="5.371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5.625cm" svg:y="7.112cm" svg:viewBox="0 0 550 704" svg:d="M222 630l-123-273c-5-12-9-12-11-12 0 0-5 0-11 5l-67 51c-10 7-10 10-10 12 0 3 2 8 6 8 5 0 18-10 24-16 5-4 16-12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159cm" svg:y="7.112cm" svg:viewBox="0 0 354 30" draw:points="176,30 0,30 0,0 354,0 354,30">
            <text:p/>
          </draw:polygon>
          <draw:path draw:style-name="gr3" draw:text-style-name="P7" draw:layer="layout" svg:width="0.292cm" svg:height="0.484cm" svg:x="6.19cm" svg:y="7.2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6.527cm" svg:y="7.282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164cm" svg:height="0.703cm" svg:x="6.806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641cm" svg:height="1.266cm" svg:x="7.116cm" svg:y="6.826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127cm" svg:height="0.029cm" svg:x="7.742cm" svg:y="6.826cm" svg:viewBox="0 0 4128 30" draw:points="2064,30 0,30 0,0 4128,0 4128,30">
            <text:p/>
          </draw:polygon>
          <draw:path draw:style-name="gr3" draw:text-style-name="P7" draw:layer="layout" svg:width="0.164cm" svg:height="0.703cm" svg:x="7.811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8.067cm" svg:y="7.112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601cm" svg:y="7.112cm" svg:viewBox="0 0 354 30" draw:points="176,30 0,30 0,0 354,0 354,30">
            <text:p/>
          </draw:polygon>
          <draw:path draw:style-name="gr3" draw:text-style-name="P7" draw:layer="layout" svg:width="0.292cm" svg:height="0.484cm" svg:x="8.63cm" svg:y="7.2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8.967cm" svg:y="7.28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164cm" svg:height="0.703cm" svg:x="9.246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9.51cm" svg:y="7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9.99cm" svg:y="7.3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0.723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0.963cm" svg:y="7.2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64cm" svg:height="0.703cm" svg:x="11.318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1.584cm" svg:y="7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6.567cm" svg:height="0.029cm" svg:x="5.3cm" svg:y="8.176cm" svg:viewBox="0 0 6568 30" draw:points="3285,30 0,30 0,0 6568,0 6568,30">
            <text:p/>
          </draw:polygon>
          <draw:path draw:style-name="gr3" draw:text-style-name="P7" draw:layer="layout" svg:width="0.281cm" svg:height="0.469cm" svg:x="8.443cm" svg:y="8.3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68cm" svg:height="0.469cm" svg:x="12.147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2.964cm" svg:y="7.36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204cm" svg:y="7.42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64cm" svg:height="0.703cm" svg:x="13.56cm" svg:y="7.36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824cm" svg:y="7.30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896cm" svg:y="8.176cm" svg:viewBox="0 0 1214 30" draw:points="608,30 0,30 0,0 1214,0 1214,30">
            <text:p/>
          </draw:polygon>
          <draw:path draw:style-name="gr3" draw:text-style-name="P7" draw:layer="layout" svg:width="0.281cm" svg:height="0.469cm" svg:x="13.361cm" svg:y="8.3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157cm" svg:height="0.488cm" svg:x="14.334cm" svg:y="7.8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524cm" svg:y="8.0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4.876cm" svg:y="8.04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cm" svg:y="7.838cm" svg:viewBox="0 0 98 704" draw:points="98,704 98,677 29,677 29,29 98,29 98,0 0,0 0,704">
            <text:p/>
          </draw:polygon>
          <draw:path draw:style-name="gr3" draw:text-style-name="P7" draw:layer="layout" svg:width="0.549cm" svg:height="0.703cm" svg:x="15.699cm" svg:y="7.722cm" svg:viewBox="0 0 550 704" svg:d="M222 630l-123-273c-5-12-9-12-11-12 0 0-5 0-11 5l-67 51c-10 7-10 10-10 12 0 3 2 8 6 8 5 0 18-10 24-16 5-4 16-12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6.233cm" svg:y="7.722cm" svg:viewBox="0 0 354 30" draw:points="176,30 0,30 0,0 354,0 354,30">
            <text:p/>
          </draw:polygon>
          <draw:path draw:style-name="gr3" draw:text-style-name="P7" draw:layer="layout" svg:width="0.292cm" svg:height="0.484cm" svg:x="16.264cm" svg:y="7.89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16.601cm" svg:y="7.925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68cm" svg:height="0.469cm" svg:x="17.035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17.776cm" svg:y="7.418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127cm" svg:height="0.029cm" svg:x="18.401cm" svg:y="7.418cm" svg:viewBox="0 0 4128 30" draw:points="2064,30 0,30 0,0 4128,0 4128,30">
            <text:p/>
          </draw:polygon>
          <draw:path draw:style-name="gr3" draw:text-style-name="P7" draw:layer="layout" svg:width="0.164cm" svg:height="0.703cm" svg:x="18.47cm" svg:y="7.8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8.726cm" svg:y="7.722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9.26cm" svg:y="7.722cm" svg:viewBox="0 0 354 30" draw:points="176,30 0,30 0,0 354,0 354,30">
            <text:p/>
          </draw:polygon>
          <draw:path draw:style-name="gr3" draw:text-style-name="P7" draw:layer="layout" svg:width="0.292cm" svg:height="0.484cm" svg:x="19.289cm" svg:y="7.89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19.627cm" svg:y="7.925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1-22 3-33z">
            <text:p/>
          </draw:path>
          <draw:path draw:style-name="gr3" draw:text-style-name="P7" draw:layer="layout" svg:width="0.164cm" svg:height="0.703cm" svg:x="19.905cm" svg:y="7.83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0.169cm" svg:y="7.8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0.649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1.382cm" svg:y="7.8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1.622cm" svg:y="7.8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164cm" svg:height="0.703cm" svg:x="21.977cm" svg:y="7.83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2.243cm" svg:y="7.8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2.776cm" svg:y="7.838cm" svg:viewBox="0 0 98 704" draw:points="98,0 0,0 0,29 69,29 69,677 0,677 0,704 98,704">
            <text:p/>
          </draw:polygon>
          <draw:polygon draw:style-name="gr3" draw:text-style-name="P7" draw:layer="layout" svg:width="0.234cm" svg:height="1.264cm" svg:x="22.961cm" svg:y="6.925cm" svg:viewBox="0 0 235 1265" draw:points="187,1265 235,1265 235,0 0,0 0,48 187,48">
            <text:p/>
          </draw:polygon>
          <draw:polygon draw:style-name="gr3" draw:text-style-name="P7" draw:layer="layout" svg:width="0.234cm" svg:height="1.264cm" svg:x="22.961cm" svg:y="8.189cm" svg:viewBox="0 0 235 1265" draw:points="187,1217 0,1217 0,1265 235,1265 235,0 187,0">
            <text:p/>
          </draw:polygon>
          <draw:path draw:style-name="gr3" draw:text-style-name="P7" draw:layer="layout" svg:width="0.233cm" svg:height="0.469cm" svg:x="23.982cm" svg:y="7.4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23.627cm" svg:y="8.176cm" svg:viewBox="0 0 939 30" draw:points="469,30 0,30 0,0 939,0 939,30">
            <text:p/>
          </draw:polygon>
          <draw:path draw:style-name="gr3" draw:text-style-name="P7" draw:layer="layout" svg:width="0.549cm" svg:height="0.703cm" svg:x="23.678cm" svg:y="8.315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13cm" svg:y="8.315cm" svg:viewBox="0 0 354 30" draw:points="176,30 0,30 0,0 354,0 354,30">
            <text:p/>
          </draw:polygon>
          <draw:path draw:style-name="gr3" draw:text-style-name="P7" draw:layer="layout" svg:width="0.292cm" svg:height="0.484cm" svg:x="24.241cm" svg:y="8.45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843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536cm" svg:y="8.0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5" draw:id="id205">
          <svg:title>TexMaths</svg:title>
          <svg:desc>22§display§=  \frac{t \sqrt{ 3 t^2 + 4 }}{2} + \frac{ 2 }{ \sqrt{3} } \log [\ \sqrt{3} t + \sqrt{ 3t^2 + 4} \ ]  + c§svg§600§FALSE§</svg:desc>
          <draw:polygon draw:style-name="gr2" draw:text-style-name="P6" draw:layer="layout" svg:width="15.076cm" svg:height="1.84cm" svg:x="4.043cm" svg:y="9.965cm" svg:viewBox="0 0 15077 1841" draw:points="7540,1841 0,1841 0,0 15077,0 15077,1841">
            <text:p/>
          </draw:polygon>
          <draw:path draw:style-name="gr3" draw:text-style-name="P7" draw:layer="layout" svg:width="0.515cm" svg:height="0.182cm" svg:x="4.048cm" svg:y="10.8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4.932cm" svg:y="10.118cm" svg:viewBox="0 0 239 494" svg:d="M143 176h73c15 0 23 0 23-16 0-9-8-9-23-9h-66c26-111 31-125 31-130 0-14-10-21-23-21-1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7" draw:layer="layout" svg:width="0.604cm" svg:height="0.773cm" svg:x="5.249cm" svg:y="9.9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345cm" svg:height="0.032cm" svg:x="5.836cm" svg:y="9.926cm" svg:viewBox="0 0 2346 33" draw:points="1174,33 0,33 0,0 2346,0 2346,33">
            <text:p/>
          </draw:polygon>
          <draw:path draw:style-name="gr3" draw:text-style-name="P7" draw:layer="layout" svg:width="0.321cm" svg:height="0.532cm" svg:x="5.87cm" svg:y="10.08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6.241cm" svg:y="10.118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6.537cm" svg:y="10.0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065cm" svg:y="10.15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7.816cm" svg:y="10.077cm" svg:viewBox="0 0 345 524" svg:d="M206 398v67c0 28 0 36-58 36h-16v23c32-1 72-1 104-1 33 0 74 0 105 1v-23h-15c-58 0-60-8-60-36v-67h79v-25h-79v-354c0-14 0-19-13-19-7 0-8 0-14 9l-239 364v25zM211 373h-190l190-289z">
            <text:p/>
          </draw:path>
          <draw:polygon draw:style-name="gr3" draw:text-style-name="P7" draw:layer="layout" svg:width="3.269cm" svg:height="0.032cm" svg:x="4.912cm" svg:y="10.915cm" svg:viewBox="0 0 3270 33" draw:points="1635,33 0,33 0,0 3270,0 3270,33">
            <text:p/>
          </draw:polygon>
          <draw:path draw:style-name="gr3" draw:text-style-name="P7" draw:layer="layout" svg:width="0.309cm" svg:height="0.516cm" svg:x="6.393cm" svg:y="11.1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515cm" svg:height="0.516cm" svg:x="8.489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9.673cm" svg:y="10.08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1.032cm" svg:height="0.032cm" svg:x="9.312cm" svg:y="10.915cm" svg:viewBox="0 0 1033 33" draw:points="516,33 0,33 0,0 1033,0 1033,33">
            <text:p/>
          </draw:polygon>
          <draw:path draw:style-name="gr3" draw:text-style-name="P7" draw:layer="layout" svg:width="0.604cm" svg:height="0.773cm" svg:x="9.369cm" svg:y="11.0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9.956cm" svg:y="11.07cm" svg:viewBox="0 0 389 33" draw:points="194,33 0,33 0,0 389,0 389,33">
            <text:p/>
          </draw:polygon>
          <draw:path draw:style-name="gr3" draw:text-style-name="P7" draw:layer="layout" svg:width="0.321cm" svg:height="0.532cm" svg:x="9.988cm" svg:y="11.22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10.59cm" svg:y="10.58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801cm" svg:y="10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1.187cm" svg:y="10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1.655cm" svg:y="10.544cm" svg:viewBox="0 0 107 774" draw:points="107,774 107,744 32,744 32,32 107,32 107,0 0,0 0,774">
            <text:p/>
          </draw:polygon>
          <draw:path draw:style-name="gr3" draw:text-style-name="P7" draw:layer="layout" svg:width="0.604cm" svg:height="0.773cm" svg:x="12.091cm" svg:y="10.41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679cm" svg:y="10.415cm" svg:viewBox="0 0 389 33" draw:points="194,33 0,33 0,0 389,0 389,33">
            <text:p/>
          </draw:polygon>
          <draw:path draw:style-name="gr3" draw:text-style-name="P7" draw:layer="layout" svg:width="0.321cm" svg:height="0.532cm" svg:x="12.712cm" svg:y="10.60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3.084cm" svg:y="10.6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515cm" svg:height="0.516cm" svg:x="13.561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705cm" svg:height="0.928cm" svg:x="14.376cm" svg:y="10.334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2.345cm" svg:height="0.032cm" svg:x="15.064cm" svg:y="10.334cm" svg:viewBox="0 0 2346 33" draw:points="1174,33 0,33 0,0 2346,0 2346,33">
            <text:p/>
          </draw:polygon>
          <draw:path draw:style-name="gr3" draw:text-style-name="P7" draw:layer="layout" svg:width="0.321cm" svg:height="0.532cm" svg:x="15.095cm" svg:y="10.609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5.468cm" svg:y="10.6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15.764cm" svg:y="10.54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92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17.044cm" svg:y="10.6cm" svg:viewBox="0 0 345 524" svg:d="M206 398v67c0 28 0 36-58 36h-16v23c32-1 72-1 104-1 33 0 74 0 105 1v-23h-15c-58 0-60-8-60-36v-67h79v-25h-79v-354c0-14 0-19-13-19-7 0-8 0-14 9l-239 364v25zM211 373h-190l190-289z">
            <text:p/>
          </draw:path>
          <draw:polygon draw:style-name="gr3" draw:text-style-name="P7" draw:layer="layout" svg:width="0.106cm" svg:height="0.773cm" svg:x="17.682cm" svg:y="10.544cm" svg:viewBox="0 0 107 774" draw:points="107,0 0,0 0,32 76,32 76,744 0,744 0,774 107,774">
            <text:p/>
          </draw:polygon>
          <draw:path draw:style-name="gr3" draw:text-style-name="P7" draw:layer="layout" svg:width="0.515cm" svg:height="0.516cm" svg:x="18.096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2cm" svg:height="0.351cm" svg:x="18.856cm" svg:y="10.7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07" draw:id="id207">
          <svg:title>TexMaths</svg:title>
          <svg:desc>22§display§=  \frac{ \tan x \sqrt{ 3 \tan^2 x + 4 }}{2} + \frac{ 2 }{ \sqrt{3} } \log [\ \sqrt{3} \tan x + \sqrt{ 3\tan^2 x + 4} \ ]  + c§svg§600§FALSE§</svg:desc>
          <draw:polygon draw:style-name="gr2" draw:text-style-name="P6" draw:layer="layout" svg:width="21.098cm" svg:height="1.872cm" svg:x="4.041cm" svg:y="12.566cm" svg:viewBox="0 0 21099 1873" draw:points="10550,1873 0,1873 0,0 21099,0 21099,1873">
            <text:p/>
          </draw:polygon>
          <draw:path draw:style-name="gr3" draw:text-style-name="P7" draw:layer="layout" svg:width="0.515cm" svg:height="0.182cm" svg:x="4.046cm" svg:y="13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4cm" svg:height="0.485cm" svg:x="4.926cm" svg:y="12.75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5.245cm" svg:y="12.88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5.623cm" svg:y="12.8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179cm" svg:y="12.8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604cm" svg:height="0.774cm" svg:x="6.655cm" svg:y="12.5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2cm" svg:height="0.032cm" svg:x="7.243cm" svg:y="12.527cm" svg:viewBox="0 0 3883 33" draw:points="1941,33 0,33 0,0 3883,0 3883,33">
            <text:p/>
          </draw:polygon>
          <draw:path draw:style-name="gr3" draw:text-style-name="P7" draw:layer="layout" svg:width="0.321cm" svg:height="0.532cm" svg:x="7.276cm" svg:y="12.71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2cm" svg:height="0.485cm" svg:x="7.774cm" svg:y="12.7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8.093cm" svg:y="12.88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471cm" svg:y="12.8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8.909cm" svg:y="12.5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374cm" svg:y="12.8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009cm" svg:y="12.7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761cm" svg:y="12.71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6.214cm" svg:height="0.032cm" svg:x="4.91cm" svg:y="13.548cm" svg:viewBox="0 0 6215 33" draw:points="3108,33 0,33 0,0 6215,0 6215,33">
            <text:p/>
          </draw:polygon>
          <draw:path draw:style-name="gr3" draw:text-style-name="P7" draw:layer="layout" svg:width="0.309cm" svg:height="0.517cm" svg:x="7.864cm" svg:y="13.7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1.433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616cm" svg:y="12.7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1.032cm" svg:height="0.032cm" svg:x="12.255cm" svg:y="13.548cm" svg:viewBox="0 0 1033 33" draw:points="516,33 0,33 0,0 1033,0 1033,33">
            <text:p/>
          </draw:polygon>
          <draw:path draw:style-name="gr3" draw:text-style-name="P7" draw:layer="layout" svg:width="0.604cm" svg:height="0.774cm" svg:x="12.311cm" svg:y="13.70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0.388cm" svg:height="0.032cm" svg:x="12.899cm" svg:y="13.701cm" svg:viewBox="0 0 389 33" draw:points="194,33 0,33 0,0 389,0 389,33">
            <text:p/>
          </draw:polygon>
          <draw:path draw:style-name="gr3" draw:text-style-name="P7" draw:layer="layout" svg:width="0.321cm" svg:height="0.532cm" svg:x="12.933cm" svg:y="13.85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73cm" svg:height="0.538cm" svg:x="13.533cm" svg:y="13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44cm" svg:y="13.40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131cm" svg:y="13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4.598cm" svg:y="13.177cm" svg:viewBox="0 0 107 775" draw:points="107,775 107,745 32,745 32,32 107,32 107,0 0,0 0,775">
            <text:p/>
          </draw:polygon>
          <draw:path draw:style-name="gr3" draw:text-style-name="P7" draw:layer="layout" svg:width="0.604cm" svg:height="0.774cm" svg:x="15.036cm" svg:y="13.048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0.388cm" svg:height="0.032cm" svg:x="15.624cm" svg:y="13.048cm" svg:viewBox="0 0 389 33" draw:points="194,33 0,33 0,0 389,0 389,33">
            <text:p/>
          </draw:polygon>
          <draw:path draw:style-name="gr3" draw:text-style-name="P7" draw:layer="layout" svg:width="0.321cm" svg:height="0.532cm" svg:x="15.655cm" svg:y="13.2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2cm" svg:height="0.485cm" svg:x="16.154cm" svg:y="13.28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6.472cm" svg:y="13.40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52cm" svg:y="13.4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407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8.042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857cm" svg:y="12.9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19.545cm" svg:y="12.935cm" svg:viewBox="0 0 3883 33" draw:points="1941,33 0,33 0,0 3883,0 3883,33">
            <text:p/>
          </draw:polygon>
          <draw:path draw:style-name="gr3" draw:text-style-name="P7" draw:layer="layout" svg:width="0.321cm" svg:height="0.532cm" svg:x="19.579cm" svg:y="13.2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4cm" svg:height="0.485cm" svg:x="20.075cm" svg:y="13.28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20.393cm" svg:y="13.40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774cm" svg:y="13.4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1.212cm" svg:y="13.1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677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2.31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3.062cm" svg:y="13.233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06cm" svg:height="0.774cm" svg:x="23.702cm" svg:y="13.177cm" svg:viewBox="0 0 107 775" draw:points="107,0 0,0 0,32 76,32 76,745 0,745 0,775 107,775">
            <text:p/>
          </draw:polygon>
          <draw:path draw:style-name="gr3" draw:text-style-name="P7" draw:layer="layout" svg:width="0.515cm" svg:height="0.517cm" svg:x="24.114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4.876cm" svg:y="13.414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206" draw:id="id206">
          <svg:title>TexMaths</svg:title>
          <svg:desc>24§display§\text {I}§svg§600§FALSE§</svg:desc>
          <draw:polygon draw:style-name="gr2" draw:text-style-name="P6" draw:layer="layout" svg:width="0.197cm" svg:height="0.493cm" svg:x="3.448cm" svg:y="13.351cm" svg:viewBox="0 0 198 494" draw:points="100,494 0,494 0,0 198,0 198,494">
            <text:p/>
          </draw:polygon>
          <draw:path draw:style-name="gr3" draw:text-style-name="P7" draw:layer="layout" svg:width="0.258cm" svg:height="0.577cm" svg:x="3.429cm" svg:y="13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.0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4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0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x^2 + 4x + 13} \ dx§svg§600§FALSE§</svg:desc>
          <draw:polygon draw:style-name="gr2" draw:text-style-name="P6" draw:layer="layout" svg:width="7.398cm" svg:height="0.881cm" svg:x="5.64cm" svg:y="0.762cm" svg:viewBox="0 0 7399 882" draw:points="3700,882 0,882 0,0 7399,0 7399,882">
            <text:p/>
          </draw:polygon>
          <draw:path draw:style-name="gr3" draw:text-style-name="P7" draw:layer="layout" svg:width="0.515cm" svg:height="0.182cm" svg:x="5.645cm" svg:y="1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0.9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0.723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281cm" svg:height="0.032cm" svg:x="7.727cm" svg:y="0.723cm" svg:viewBox="0 0 4282 33" draw:points="2142,33 0,33 0,0 4282,0 4282,33">
            <text:p/>
          </draw:polygon>
          <draw:path draw:style-name="gr3" draw:text-style-name="P7" draw:layer="layout" svg:width="0.386cm" svg:height="0.351cm" svg:x="7.75cm" svg:y="1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204cm" svg:y="0.9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32cm" svg:y="1.0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484cm" svg:y="0.9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9.871cm" svg:y="1.1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0.505cm" svg:y="1.0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1.304cm" svg:y="0.99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654cm" svg:y="0.99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297cm" svg:y="0.9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691cm" svg:y="1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6cm" svg:x="1.524cm" svg:y="0.951cm" svg:viewBox="0 0 911 761" draw:points="455,761 0,761 0,0 911,0 911,761">
            <text:p/>
          </draw:polygon>
          <draw:path draw:style-name="gr3" draw:text-style-name="P7" draw:layer="layout" svg:width="0.197cm" svg:height="0.844cm" svg:x="1.564cm" svg:y="0.9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833cm" svg:y="0.9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281cm" svg:y="0.9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=  \frac{(x+2) \sqrt{ (x+2)^2 + (3)^2 }}{2} + \frac{ (3)^2 }{2} } \log [\ (x+2) + \sqrt{ (x+2)^2 + (3)^2}\ ] + c§svg§600§FALSE§</svg:desc>
          <draw:polygon draw:style-name="gr2" draw:text-style-name="P6" draw:layer="layout" svg:width="21.806cm" svg:height="1.531cm" svg:x="5.643cm" svg:y="5.461cm" svg:viewBox="0 0 21807 1532" draw:points="10903,1532 0,1532 0,0 21807,0 21807,1532">
            <text:p/>
          </draw:polygon>
          <draw:path draw:style-name="gr3" draw:text-style-name="P7" draw:layer="layout" svg:width="0.468cm" svg:height="0.165cm" svg:x="5.648cm" svg:y="6.2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6.504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6.728cm" svg:y="5.7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7.305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8.003cm" svg:y="5.58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8.36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8.67cm" svg:y="5.426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9.296cm" svg:y="5.426cm" svg:viewBox="0 0 4549 30" draw:points="2274,30 0,30 0,0 4549,0 4549,30">
            <text:p/>
          </draw:polygon>
          <draw:path draw:style-name="gr3" draw:text-style-name="P7" draw:layer="layout" svg:width="0.164cm" svg:height="0.703cm" svg:x="9.366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9.59cm" svg:y="5.7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10.166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0.865cm" svg:y="5.58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1.222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486cm" svg:y="5.5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1.966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12.699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12.933cm" svg:y="5.58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3.294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558cm" svg:y="5.5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41cm" svg:height="0.029cm" svg:x="6.433cm" svg:y="6.354cm" svg:viewBox="0 0 7411 30" draw:points="3706,30 0,30 0,0 7411,0 7411,30">
            <text:p/>
          </draw:polygon>
          <draw:path draw:style-name="gr3" draw:text-style-name="P7" draw:layer="layout" svg:width="0.281cm" svg:height="0.47cm" svg:x="9.998cm" svg:y="6.557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68cm" svg:height="0.47cm" svg:x="14.123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14.941cm" svg:y="5.54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15.174cm" svg:y="5.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5.536cm" svg:y="5.54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5.8cm" svg:y="5.4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4.87cm" svg:y="6.354cm" svg:viewBox="0 0 1214 30" draw:points="608,30 0,30 0,0 1214,0 1214,30">
            <text:p/>
          </draw:polygon>
          <draw:path draw:style-name="gr3" draw:text-style-name="P7" draw:layer="layout" svg:width="0.281cm" svg:height="0.47cm" svg:x="15.338cm" svg:y="6.557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157cm" svg:height="0.489cm" svg:x="16.309cm" svg:y="6.05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6.501cm" svg:y="6.22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6.853cm" svg:y="6.22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277cm" svg:y="6.017cm" svg:viewBox="0 0 98 704" draw:points="98,704 98,677 29,677 29,29 98,29 98,0 0,0 0,704">
            <text:p/>
          </draw:polygon>
          <draw:path draw:style-name="gr3" draw:text-style-name="P7" draw:layer="layout" svg:width="0.164cm" svg:height="0.703cm" svg:x="17.693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7.917cm" svg:y="6.23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7cm" svg:x="18.494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9.194cm" svg:y="6.07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9.549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9.978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20.718cm" svg:y="5.881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21.344cm" svg:y="5.881cm" svg:viewBox="0 0 4549 30" draw:points="2274,30 0,30 0,0 4549,0 4549,30">
            <text:p/>
          </draw:polygon>
          <draw:path draw:style-name="gr3" draw:text-style-name="P7" draw:layer="layout" svg:width="0.164cm" svg:height="0.703cm" svg:x="21.414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1.638cm" svg:y="6.23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22.216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22.914cm" svg:y="6.07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23.271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3.535cm" svg:y="6.0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24.015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24.747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24.981cm" svg:y="6.0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25.343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5.608cm" svg:y="6.0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6.141cm" svg:y="6.017cm" svg:viewBox="0 0 98 704" draw:points="98,0 0,0 0,29 69,29 69,677 0,677 0,704 98,704">
            <text:p/>
          </draw:polygon>
          <draw:path draw:style-name="gr3" draw:text-style-name="P7" draw:layer="layout" svg:width="0.468cm" svg:height="0.47cm" svg:x="26.517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7.21cm" svg:y="6.23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x^2 + 2(x)(2) + 4 + 9} \ dx§svg§600§FALSE§</svg:desc>
          <draw:polygon draw:style-name="gr2" draw:text-style-name="P6" draw:layer="layout" svg:width="9.933cm" svg:height="0.85cm" svg:x="5.641cm" svg:y="2.363cm" svg:viewBox="0 0 9934 851" draw:points="4967,851 0,851 0,0 9934,0 9934,851">
            <text:p/>
          </draw:polygon>
          <draw:path draw:style-name="gr3" draw:text-style-name="P7" draw:layer="layout" svg:width="0.515cm" svg:height="0.182cm" svg:x="5.646cm" svg:y="2.7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2.5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2.3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6.816cm" svg:height="0.032cm" svg:x="7.729cm" svg:y="2.324cm" svg:viewBox="0 0 6817 33" draw:points="3409,33 0,33 0,0 6817,0 6817,33">
            <text:p/>
          </draw:polygon>
          <draw:path draw:style-name="gr3" draw:text-style-name="P7" draw:layer="layout" svg:width="0.386cm" svg:height="0.351cm" svg:x="7.751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8.206cm" svg:y="2.4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734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501cm" svg:y="2.5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925cm" svg:y="2.4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0.173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0.636cm" svg:y="2.4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0.969cm" svg:y="2.4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1.233cm" svg:y="2.5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1.624cm" svg:y="2.4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2.095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2.847cm" svg:y="2.53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515cm" svg:height="0.516cm" svg:x="13.428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4.19cm" svg:y="2.538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14.832cm" svg:y="2.517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386cm" svg:height="0.351cm" svg:x="15.227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 x + 2 )^2 + (3)^2 } \ dx§svg§600§FALSE§</svg:desc>
          <draw:polygon draw:style-name="gr2" draw:text-style-name="P6" draw:layer="layout" svg:width="8.12cm" svg:height="0.85cm" svg:x="5.642cm" svg:y="3.864cm" svg:viewBox="0 0 8121 851" draw:points="4061,851 0,851 0,0 8121,0 8121,851">
            <text:p/>
          </draw:polygon>
          <draw:path draw:style-name="gr3" draw:text-style-name="P7" draw:layer="layout" svg:width="0.515cm" svg:height="0.182cm" svg:x="5.647cm" svg:y="4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4.001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1cm" svg:y="3.825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7.73cm" svg:y="3.825cm" svg:viewBox="0 0 5004 33" draw:points="2501,33 0,33 0,0 5004,0 5004,33">
            <text:p/>
          </draw:polygon>
          <draw:path draw:style-name="gr3" draw:text-style-name="P7" draw:layer="layout" svg:width="0.18cm" svg:height="0.772cm" svg:x="7.807cm" svg:y="3.9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8.053cm" svg:y="4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7cm" svg:y="4.1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456cm" svg:y="4.039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849cm" svg:y="3.9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139cm" svg:y="3.9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0.667cm" svg:y="4.1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18cm" svg:height="0.772cm" svg:x="11.473cm" svg:y="3.9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1.73cm" svg:y="4.039cm" svg:viewBox="0 0 322 533" svg:d="M194 243c63-20 107-74 107-136 0-63-69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2.128cm" svg:y="3.9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419cm" svg:y="3.9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02cm" svg:y="4.018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3.415cm" svg:y="4.2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 \frac{(x+2) \sqrt{ x^2 + 4x + 13 }}{2}  + \frac{ 9 }{2}  \log [\ (x+2) + \sqrt{ x^2 + 4x + 13}\ ] + c§svg§600§FALSE§</svg:desc>
          <draw:polygon draw:style-name="gr2" draw:text-style-name="P6" draw:layer="layout" svg:width="21.465cm" svg:height="1.651cm" svg:x="5.647cm" svg:y="7.47cm" svg:viewBox="0 0 21466 1652" draw:points="10734,1652 0,1652 0,0 21466,0 21466,1652">
            <text:p/>
          </draw:polygon>
          <draw:path draw:style-name="gr3" draw:text-style-name="P7" draw:layer="layout" svg:width="0.515cm" svg:height="0.182cm" svg:x="5.652cm" svg:y="8.3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7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6.84cm" svg:y="7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476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243cm" svg:y="7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635cm" svg:y="7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04cm" svg:height="0.773cm" svg:x="8.949cm" svg:y="7.43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4.281cm" svg:height="0.032cm" svg:x="9.537cm" svg:y="7.431cm" svg:viewBox="0 0 4282 33" draw:points="2142,33 0,33 0,0 4282,0 4282,33">
            <text:p/>
          </draw:polygon>
          <draw:path draw:style-name="gr3" draw:text-style-name="P7" draw:layer="layout" svg:width="0.386cm" svg:height="0.351cm" svg:x="9.559cm" svg:y="7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012cm" svg:y="7.52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54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91cm" svg:y="7.58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1.678cm" svg:y="7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314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113cm" svg:y="7.5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463cm" svg:y="7.5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7" draw:layer="layout" svg:width="7.301cm" svg:height="0.032cm" svg:x="6.516cm" svg:y="8.42cm" svg:viewBox="0 0 7302 33" draw:points="3650,33 0,33 0,0 7302,0 7302,33">
            <text:p/>
          </draw:polygon>
          <draw:path draw:style-name="gr3" draw:text-style-name="P7" draw:layer="layout" svg:width="0.309cm" svg:height="0.516cm" svg:x="10.012cm" svg:y="8.6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4.125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98cm" svg:y="7.591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7" draw:layer="layout" svg:width="0.388cm" svg:height="0.032cm" svg:x="14.947cm" svg:y="8.42cm" svg:viewBox="0 0 389 33" draw:points="194,33 0,33 0,0 389,0 389,33">
            <text:p/>
          </draw:polygon>
          <draw:path draw:style-name="gr3" draw:text-style-name="P7" draw:layer="layout" svg:width="0.309cm" svg:height="0.516cm" svg:x="14.985cm" svg:y="8.6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15.582cm" svg:y="8.09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5.791cm" svg:y="8.28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179cm" svg:y="8.27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6.645cm" svg:y="8.048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7.104cm" svg:y="8.04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351cm" svg:y="8.2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7.984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8.753cm" svg:y="8.11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9.146cm" svg:y="8.04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9.618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20.432cm" svg:y="7.839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4.281cm" svg:height="0.032cm" svg:x="21.121cm" svg:y="7.839cm" svg:viewBox="0 0 4282 33" draw:points="2142,33 0,33 0,0 4282,0 4282,33">
            <text:p/>
          </draw:polygon>
          <draw:path draw:style-name="gr3" draw:text-style-name="P7" draw:layer="layout" svg:width="0.386cm" svg:height="0.351cm" svg:x="21.142cm" svg:y="8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596cm" svg:y="8.04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124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22.875cm" svg:y="8.10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23.262cm" svg:y="8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3.898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4.697cm" svg:y="8.11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5.047cm" svg:y="8.11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7" draw:layer="layout" svg:width="0.106cm" svg:height="0.773cm" svg:x="25.675cm" svg:y="8.048cm" svg:viewBox="0 0 107 774" draw:points="107,0 0,0 0,32 76,32 76,744 0,744 0,774 107,774">
            <text:p/>
          </draw:polygon>
          <draw:path draw:style-name="gr3" draw:text-style-name="P7" draw:layer="layout" svg:width="0.515cm" svg:height="0.516cm" svg:x="26.089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849cm" svg:y="8.28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8.2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8.2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0.052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0.0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0.2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0.0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0.4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0.052cm" svg:viewBox="0 0 198 494" draw:points="100,494 0,494 0,0 198,0 198,494">
            <text:p/>
          </draw:polygon>
          <draw:path draw:style-name="gr3" draw:text-style-name="P7" draw:layer="layout" svg:width="0.258cm" svg:height="0.577cm" svg:x="5.028cm" svg:y="10.0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x^2 + 6x - 7} \ dx§svg§600§FALSE§</svg:desc>
          <draw:polygon draw:style-name="gr2" draw:text-style-name="P6" draw:layer="layout" svg:width="7.011cm" svg:height="0.881cm" svg:x="5.641cm" svg:y="9.764cm" svg:viewBox="0 0 7012 882" draw:points="3506,882 0,882 0,0 7012,0 7012,882">
            <text:p/>
          </draw:polygon>
          <draw:path draw:style-name="gr3" draw:text-style-name="P7" draw:layer="layout" svg:width="0.515cm" svg:height="0.182cm" svg:x="5.646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9.96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4cm" svg:y="9.72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7.728cm" svg:y="9.725cm" svg:viewBox="0 0 3895 33" draw:points="1948,33 0,33 0,0 3895,0 3895,33">
            <text:p/>
          </draw:polygon>
          <draw:path draw:style-name="gr3" draw:text-style-name="P7" draw:layer="layout" svg:width="0.386cm" svg:height="0.351cm" svg:x="7.751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205cm" svg:y="9.9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34cm" svg:y="10.06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9.496cm" svg:y="10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872cm" svg:y="10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527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1.28cm" svg:y="9.992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369cm" svg:height="0.546cm" svg:x="11.912cm" svg:y="9.97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2.305cm" svg:y="10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59cm" svg:x="1.525cm" svg:y="9.953cm" svg:viewBox="0 0 911 760" draw:points="455,760 0,760 0,0 911,0 911,760">
            <text:p/>
          </draw:polygon>
          <draw:path draw:style-name="gr3" draw:text-style-name="P7" draw:layer="layout" svg:width="0.197cm" svg:height="0.844cm" svg:x="1.565cm" svg:y="9.9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.854cm" svg:y="9.982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282cm" svg:y="9.9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\sqrt{x^2 + 2(x)(3) + 9 - 7 - 9} \ dx§svg§600§FALSE§</svg:desc>
          <draw:polygon draw:style-name="gr2" draw:text-style-name="P6" draw:layer="layout" svg:width="11.263cm" svg:height="0.85cm" svg:x="5.643cm" svg:y="11.265cm" svg:viewBox="0 0 11264 851" draw:points="5632,851 0,851 0,0 11264,0 11264,851">
            <text:p/>
          </draw:polygon>
          <draw:path draw:style-name="gr3" draw:text-style-name="P7" draw:layer="layout" svg:width="0.515cm" svg:height="0.182cm" svg:x="5.648cm" svg:y="11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1.402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2cm" svg:y="11.226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8.147cm" svg:height="0.032cm" svg:x="7.73cm" svg:y="11.226cm" svg:viewBox="0 0 8148 33" draw:points="4074,33 0,33 0,0 8148,0 8148,33">
            <text:p/>
          </draw:polygon>
          <draw:path draw:style-name="gr3" draw:text-style-name="P7" draw:layer="layout" svg:width="0.386cm" svg:height="0.351cm" svg:x="7.753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8.207cm" svg:y="11.374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735cm" svg:y="11.5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503cm" svg:y="11.4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927cm" svg:y="11.37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0.175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0.638cm" svg:y="11.375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0.97cm" svg:y="11.37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1.227cm" svg:y="11.4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1.625cm" svg:y="11.375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2.097cm" svg:y="11.5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2.859cm" svg:y="11.44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472cm" svg:height="0.032cm" svg:x="13.45cm" svg:y="11.74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cm" svg:x="14.202cm" svg:y="11.433cm" svg:viewBox="0 0 333 541" svg:d="M326 53c7-11 7-13 7-28h-189c-95 0-96-11-98-25h-20l-26 160h19c2-12 9-62 20-70 5-6 67-6 75-6h162c-8 13-70 97-88 123-68 104-95 211-95 290 0 9 0 44 35 44 37 0 37-35 37-44v-38c0-42 2-86 7-127 4-17 15-84 50-133z">
            <text:p/>
          </draw:path>
          <draw:path draw:style-name="gr3" draw:text-style-name="P7" draw:layer="layout" svg:width="0.472cm" svg:height="0.032cm" svg:x="14.781cm" svg:y="11.74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23cm" svg:y="11.44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16.166cm" svg:y="11.419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6.56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 x + 3 )^2 - 16 } \ dx§svg§600§FALSE§</svg:desc>
          <draw:polygon draw:style-name="gr2" draw:text-style-name="P6" draw:layer="layout" svg:width="7.558cm" svg:height="0.85cm" svg:x="5.644cm" svg:y="12.765cm" svg:viewBox="0 0 7559 851" draw:points="3779,851 0,851 0,0 7559,0 7559,851">
            <text:p/>
          </draw:polygon>
          <draw:path draw:style-name="gr3" draw:text-style-name="P7" draw:layer="layout" svg:width="0.515cm" svg:height="0.182cm" svg:x="5.649cm" svg:y="13.1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12.902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3cm" svg:y="12.726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442cm" svg:height="0.032cm" svg:x="7.732cm" svg:y="12.726cm" svg:viewBox="0 0 4443 33" draw:points="2221,33 0,33 0,0 4443,0 4443,33">
            <text:p/>
          </draw:polygon>
          <draw:path draw:style-name="gr3" draw:text-style-name="P7" draw:layer="layout" svg:width="0.18cm" svg:height="0.772cm" svg:x="7.809cm" svg:y="12.875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86cm" svg:height="0.351cm" svg:x="8.056cm" svg:y="13.11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9cm" svg:y="13.0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451cm" svg:y="12.9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9.851cm" svg:y="12.875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10.141cm" svg:y="12.874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3cm" svg:height="0.032cm" svg:x="10.691cm" svg:y="13.246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469cm" svg:y="12.94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11.819cm" svg:y="12.94cm" svg:viewBox="0 0 322 533" svg:d="M70 262v-19c0-196 97-224 136-224 19 0 51 6 69 32-13 0-43 0-43 33 0 25 18 37 36 37 12 0 35-7 35-37 0-47-34-84-99-84-98 0-204 100-204 271 0 207 90 262 162 262 86 0 160-73 160-174 0-99-69-174-155-174-53 0-81 40-97 77zM162 511c-49 0-72-47-76-58-14-36-14-98-14-112 0-60 25-139 95-139 13 0 48 0 72 49 14 28 14 69 14 106s0 75-14 103c-22 48-59 51-77 51z">
            <text:p/>
          </draw:path>
          <draw:path draw:style-name="gr3" draw:text-style-name="P7" draw:layer="layout" svg:width="0.369cm" svg:height="0.546cm" svg:x="12.461cm" svg:y="12.919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2.856cm" svg:y="13.11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 ( x + 3 )^2 - (4)^2 } \ dx§svg§600§FALSE§</svg:desc>
          <draw:polygon draw:style-name="gr2" draw:text-style-name="P6" draw:layer="layout" svg:width="8.12cm" svg:height="0.85cm" svg:x="5.643cm" svg:y="14.164cm" svg:viewBox="0 0 8121 851" draw:points="4061,851 0,851 0,0 8121,0 8121,851">
            <text:p/>
          </draw:polygon>
          <draw:path draw:style-name="gr3" draw:text-style-name="P7" draw:layer="layout" svg:width="0.515cm" svg:height="0.182cm" svg:x="5.648cm" svg:y="14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4.301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2cm" svg:y="14.125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7.731cm" svg:y="14.125cm" svg:viewBox="0 0 5004 33" draw:points="2501,33 0,33 0,0 5004,0 5004,33">
            <text:p/>
          </draw:polygon>
          <draw:path draw:style-name="gr3" draw:text-style-name="P7" draw:layer="layout" svg:width="0.18cm" svg:height="0.772cm" svg:x="7.808cm" svg:y="14.2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8.054cm" svg:y="14.5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8cm" svg:y="14.4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45cm" svg:y="14.339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9.85cm" svg:y="14.2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14cm" svg:y="14.2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689cm" svg:y="14.6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1.474cm" svg:y="14.2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11.721cm" svg:y="14.331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18cm" svg:height="0.772cm" svg:x="12.129cm" svg:y="14.2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42cm" svg:y="14.2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021cm" svg:y="14.318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3.416cm" svg:y="14.5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draw:frame presentation:style-name="pr9" draw:text-style-name="P11" draw:layer="layout" svg:width="26.4cm" svg:height="14.583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208" draw:id="id208">
          <svg:title>TexMaths</svg:title>
          <svg:desc>24§display§\text {I}§svg§600§FALSE§</svg:desc>
          <draw:polygon draw:style-name="gr2" draw:text-style-name="P6" draw:layer="layout" svg:width="0.197cm" svg:height="0.493cm" svg:x="3.1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1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9" draw:id="id209">
          <svg:title>TexMaths</svg:title>
          <svg:desc>20§display§=  \frac{(x+3) \sqrt{ (x+3)^2 - (4)^2 }}{2} - \frac{ (4)^2 }{2} } \log [\ (x+3) + \sqrt{ (x+3)^2 - (4)^2}\ ] + c§svg§600§FALSE§</svg:desc>
          <draw:polygon draw:style-name="gr2" draw:text-style-name="P6" draw:layer="layout" svg:width="21.806cm" svg:height="1.531cm" svg:x="3.735cm" svg:y="0.758cm" svg:viewBox="0 0 21807 1532" draw:points="10903,1532 0,1532 0,0 21807,0 21807,1532">
            <text:p/>
          </draw:polygon>
          <draw:path draw:style-name="gr3" draw:text-style-name="P7" draw:layer="layout" svg:width="0.468cm" svg:height="0.165cm" svg:x="3.74cm" svg:y="1.5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596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4.82cm" svg:y="1.0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5.397cm" svg:y="0.94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6.09cm" svg:y="0.8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6.452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6.762cm" svg:y="0.723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7.388cm" svg:y="0.723cm" svg:viewBox="0 0 4549 30" draw:points="2274,30 0,30 0,0 4549,0 4549,30">
            <text:p/>
          </draw:polygon>
          <draw:path draw:style-name="gr3" draw:text-style-name="P7" draw:layer="layout" svg:width="0.164cm" svg:height="0.703cm" svg:x="7.458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7.682cm" svg:y="1.0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8.258cm" svg:y="0.94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8.951cm" svg:y="0.8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9.314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9.578cm" svg:y="0.8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078cm" svg:y="1.1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791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11.015cm" svg:y="0.877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1.386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65cm" svg:y="0.8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41cm" svg:height="0.029cm" svg:x="4.525cm" svg:y="1.651cm" svg:viewBox="0 0 7411 30" draw:points="3706,30 0,30 0,0 7411,0 7411,30">
            <text:p/>
          </draw:polygon>
          <draw:path draw:style-name="gr3" draw:text-style-name="P7" draw:layer="layout" svg:width="0.281cm" svg:height="0.47cm" svg:x="8.09cm" svg:y="1.854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29cm" svg:height="0.029cm" svg:x="12.234cm" svg:y="1.651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033cm" svg:y="0.83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13.257cm" svg:y="0.88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3.628cm" svg:y="0.83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892cm" svg:y="0.78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962cm" svg:y="1.651cm" svg:viewBox="0 0 1214 30" draw:points="608,30 0,30 0,0 1214,0 1214,30">
            <text:p/>
          </draw:polygon>
          <draw:path draw:style-name="gr3" draw:text-style-name="P7" draw:layer="layout" svg:width="0.281cm" svg:height="0.47cm" svg:x="13.43cm" svg:y="1.854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157cm" svg:height="0.489cm" svg:x="14.401cm" svg:y="1.35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593cm" svg:y="1.52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945cm" svg:y="1.52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69cm" svg:y="1.314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785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6.009cm" svg:y="1.5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7cm" svg:x="16.586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7.279cm" svg:y="1.373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7.641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07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18.81cm" svg:y="1.178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19.436cm" svg:y="1.178cm" svg:viewBox="0 0 4549 30" draw:points="2274,30 0,30 0,0 4549,0 4549,30">
            <text:p/>
          </draw:polygon>
          <draw:path draw:style-name="gr3" draw:text-style-name="P7" draw:layer="layout" svg:width="0.164cm" svg:height="0.703cm" svg:x="19.506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9.73cm" svg:y="1.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20.308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21.001cm" svg:y="1.37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21.363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1.627cm" svg:y="1.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126cm" svg:y="1.651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2.839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23.063cm" svg:y="1.36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23.435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3.7cm" svg:y="1.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233cm" svg:y="1.314cm" svg:viewBox="0 0 98 704" draw:points="98,0 0,0 0,29 69,29 69,677 0,677 0,704 98,704">
            <text:p/>
          </draw:polygon>
          <draw:path draw:style-name="gr3" draw:text-style-name="P7" draw:layer="layout" svg:width="0.468cm" svg:height="0.47cm" svg:x="24.609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5.302cm" svg:y="1.5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707cm" svg:y="3.62cm" svg:viewBox="0 0 491 403" draw:points="246,403 0,403 0,0 491,0 491,403">
            <text:p/>
          </draw:polygon>
          <draw:path draw:style-name="gr3" draw:text-style-name="P7" draw:layer="layout" svg:width="0.555cm" svg:height="0.493cm" svg:x="1.688cm" svg:y="3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2cm" svg:y="5.251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5.2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5.4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5.2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5.6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5.2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5.2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8 + 2x - x^2} \ dx§svg§600§FALSE§</svg:desc>
          <draw:polygon draw:style-name="gr2" draw:text-style-name="P6" draw:layer="layout" svg:width="7.011cm" svg:height="0.881cm" svg:x="5.64cm" svg:y="4.962cm" svg:viewBox="0 0 7012 882" draw:points="3506,882 0,882 0,0 7012,0 7012,882">
            <text:p/>
          </draw:polygon>
          <draw:path draw:style-name="gr3" draw:text-style-name="P7" draw:layer="layout" svg:width="0.515cm" svg:height="0.182cm" svg:x="5.645cm" svg:y="5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5.1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4.923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7.727cm" svg:y="4.923cm" svg:viewBox="0 0 3895 33" draw:points="1948,33 0,33 0,0 3895,0 3895,33">
            <text:p/>
          </draw:polygon>
          <draw:path draw:style-name="gr3" draw:text-style-name="P7" draw:layer="layout" svg:width="0.321cm" svg:height="0.532cm" svg:x="7.761cm" svg:y="5.19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8.329cm" svg:y="5.2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9.099cm" svg:y="5.1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468cm" svg:y="5.3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25cm" svg:y="5.50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855cm" svg:y="5.3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309cm" svg:y="5.1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11cm" svg:y="5.176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2.304cm" svg:y="5.3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(6)}§svg§600§FALSE§</svg:desc>
          <draw:polygon draw:style-name="gr2" draw:text-style-name="P6" draw:layer="layout" svg:width="0.91cm" svg:height="0.759cm" svg:x="1.825cm" svg:y="5.153cm" svg:viewBox="0 0 911 760" draw:points="455,760 0,760 0,0 911,0 911,760">
            <text:p/>
          </draw:polygon>
          <draw:path draw:style-name="gr3" draw:text-style-name="P7" draw:layer="layout" svg:width="0.197cm" svg:height="0.844cm" svg:x="1.865cm" svg:y="5.1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2.146cm" svg:y="5.182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582cm" svg:y="5.1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144cm" svg:y="3.546cm" svg:viewBox="0 0 198 494" draw:points="100,494 0,494 0,0 198,0 198,494">
            <text:p/>
          </draw:polygon>
          <draw:path draw:style-name="gr3" draw:text-style-name="P7" draw:layer="layout" svg:width="0.258cm" svg:height="0.577cm" svg:x="3.125cm" svg:y="3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0§display§=  \frac{(x+3) \sqrt{ x^2 + 6x - 7}}{2} - 8 \log [\ (x+3) + \sqrt{x^2 + 6x - 7}\ ] + c§svg§600§FALSE§</svg:desc>
          <draw:polygon draw:style-name="gr2" draw:text-style-name="P6" draw:layer="layout" svg:width="18.642cm" svg:height="1.501cm" svg:x="3.736cm" svg:y="2.857cm" svg:viewBox="0 0 18643 1502" draw:points="9322,1502 0,1502 0,0 18643,0 18643,1502">
            <text:p/>
          </draw:polygon>
          <draw:path draw:style-name="gr3" draw:text-style-name="P7" draw:layer="layout" svg:width="0.468cm" svg:height="0.165cm" svg:x="3.741cm" svg:y="3.65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597cm" svg:y="2.90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4.821cm" svg:y="3.12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5.398cm" svg:y="3.0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6.091cm" svg:y="2.96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6.453cm" svg:y="2.90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549cm" svg:height="0.703cm" svg:x="6.738cm" svg:y="2.82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3.54cm" svg:height="0.029cm" svg:x="7.272cm" svg:y="2.822cm" svg:viewBox="0 0 3541 30" draw:points="1771,30 0,30 0,0 3541,0 3541,30">
            <text:p/>
          </draw:polygon>
          <draw:path draw:style-name="gr3" draw:text-style-name="P7" draw:layer="layout" svg:width="0.351cm" svg:height="0.319cm" svg:x="7.293cm" svg:y="3.12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7.704cm" svg:y="2.90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8.184cm" svg:y="3.0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8.878cm" svg:y="2.968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351cm" svg:height="0.319cm" svg:x="9.219cm" svg:y="3.12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816cm" svg:y="3.246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10.499cm" svg:y="2.961cm" svg:viewBox="0 0 302 493" svg:d="M296 48c6-10 6-11 6-26h-171c-86 0-88-9-89-22h-18l-24 146h18c1-12 8-56 17-64 5-5 61-5 69-5h147c-8 11-64 88-80 112-62 94-86 192-86 264 0 8 0 40 32 40 33 0 33-32 33-40v-36c0-38 2-78 8-115 2-16 12-76 44-121z">
            <text:p/>
          </draw:path>
          <draw:polygon draw:style-name="gr3" draw:text-style-name="P7" draw:layer="layout" svg:width="6.285cm" svg:height="0.029cm" svg:x="4.526cm" svg:y="3.721cm" svg:viewBox="0 0 6286 30" draw:points="3142,30 0,30 0,0 6286,0 6286,30">
            <text:p/>
          </draw:polygon>
          <draw:path draw:style-name="gr3" draw:text-style-name="P7" draw:layer="layout" svg:width="0.281cm" svg:height="0.469cm" svg:x="7.53cm" svg:y="3.9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29cm" svg:height="0.029cm" svg:x="11.11cm" svg:y="3.72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786cm" svg:y="3.44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157cm" svg:height="0.488cm" svg:x="12.246cm" svg:y="3.42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2.438cm" svg:y="3.59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2.79cm" svg:y="3.59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3.214cm" svg:y="3.383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63cm" svg:y="3.38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3.856cm" svg:y="3.6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4.432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5.125cm" svg:y="3.44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5.488cm" svg:y="3.38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5.917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658cm" svg:y="3.193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3.54cm" svg:height="0.029cm" svg:x="17.283cm" svg:y="3.193cm" svg:viewBox="0 0 3541 30" draw:points="1771,30 0,30 0,0 3541,0 3541,30">
            <text:p/>
          </draw:polygon>
          <draw:path draw:style-name="gr3" draw:text-style-name="P7" draw:layer="layout" svg:width="0.351cm" svg:height="0.319cm" svg:x="17.302cm" svg:y="3.6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17.715cm" svg:y="3.3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8.195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8.888cm" svg:y="3.443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351cm" svg:height="0.319cm" svg:x="19.23cm" svg:y="3.60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9.827cm" svg:y="3.721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20.51cm" svg:y="3.436cm" svg:viewBox="0 0 302 493" svg:d="M296 48c6-10 6-11 6-26h-171c-86 0-88-9-89-22h-18l-24 146h18c1-12 8-56 17-64 5-5 61-5 69-5h147c-8 11-64 88-80 112-62 94-86 192-86 264 0 8 0 40 32 40 33 0 33-32 33-40v-36c0-38 2-78 8-115 2-16 12-76 44-121z">
            <text:p/>
          </draw:path>
          <draw:polygon draw:style-name="gr3" draw:text-style-name="P7" draw:layer="layout" svg:width="0.097cm" svg:height="0.703cm" svg:x="21.072cm" svg:y="3.383cm" svg:viewBox="0 0 98 704" draw:points="98,0 0,0 0,29 69,29 69,677 0,677 0,704 98,704">
            <text:p/>
          </draw:polygon>
          <draw:path draw:style-name="gr3" draw:text-style-name="P7" draw:layer="layout" svg:width="0.468cm" svg:height="0.469cm" svg:x="21.448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2.141cm" svg:y="3.60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8 - ( x^2 - 2x )} \ dx§svg§600§FALSE§</svg:desc>
          <draw:polygon draw:style-name="gr2" draw:text-style-name="P6" draw:layer="layout" svg:width="7.612cm" svg:height="0.85cm" svg:x="5.641cm" svg:y="6.463cm" svg:viewBox="0 0 7613 851" draw:points="3807,851 0,851 0,0 7613,0 7613,851">
            <text:p/>
          </draw:polygon>
          <draw:path draw:style-name="gr3" draw:text-style-name="P7" draw:layer="layout" svg:width="0.515cm" svg:height="0.182cm" svg:x="5.646cm" svg:y="6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6.6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6.424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496cm" svg:height="0.032cm" svg:x="7.728cm" svg:y="6.424cm" svg:viewBox="0 0 4497 33" draw:points="2249,33 0,33 0,0 4497,0 4497,33">
            <text:p/>
          </draw:polygon>
          <draw:path draw:style-name="gr3" draw:text-style-name="P7" draw:layer="layout" svg:width="0.321cm" svg:height="0.532cm" svg:x="7.762cm" svg:y="6.6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8.351cm" svg:y="6.9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136cm" svg:y="6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9.383cm" svg:y="6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" draw:text-style-name="P7" draw:layer="layout" svg:width="0.24cm" svg:height="0.359cm" svg:x="9.837cm" svg:y="6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386cm" svg:y="6.9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34cm" svg:y="6.6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1.503cm" svg:y="6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" draw:text-style-name="P7" draw:layer="layout" svg:width="0.18cm" svg:height="0.772cm" svg:x="11.968cm" svg:y="6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2.512cm" svg:y="6.617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2.906cm" svg:y="6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7 102-104 102-30 0-42-25-42-51 0-18 5-33 14-69z">
            <text:p/>
          </draw:path>
        </draw:g>
        <draw:g>
          <svg:title>TexMaths</svg:title>
          <svg:desc>22§display§= \smallint \sqrt{8 - [\ x^2 - 2(x)(1) + 1 - 1 \ ] } \ dx§svg§600§FALSE§</svg:desc>
          <draw:polygon draw:style-name="gr2" draw:text-style-name="P6" draw:layer="layout" svg:width="12.209cm" svg:height="0.85cm" svg:x="5.641cm" svg:y="7.863cm" svg:viewBox="0 0 12210 851" draw:points="6106,851 0,851 0,0 12210,0 12210,851">
            <text:p/>
          </draw:polygon>
          <draw:path draw:style-name="gr3" draw:text-style-name="P7" draw:layer="layout" svg:width="0.515cm" svg:height="0.182cm" svg:x="5.646cm" svg:y="8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7.8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9.093cm" svg:height="0.032cm" svg:x="7.728cm" svg:y="7.824cm" svg:viewBox="0 0 9094 33" draw:points="4546,33 0,33 0,0 9094,0 9094,33">
            <text:p/>
          </draw:polygon>
          <draw:path draw:style-name="gr3" draw:text-style-name="P7" draw:layer="layout" svg:width="0.321cm" svg:height="0.532cm" svg:x="7.762cm" svg:y="8.0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8.351cm" svg:y="8.344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2cm" svg:x="9.152cm" svg:y="7.973cm" svg:viewBox="0 0 107 773" draw:points="107,773 107,743 32,743 32,32 107,32 107,0 0,0 0,773">
            <text:p/>
          </draw:polygon>
          <draw:path draw:style-name="gr3" draw:text-style-name="P7" draw:layer="layout" svg:width="0.386cm" svg:height="0.351cm" svg:x="9.555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24cm" svg:height="0.359cm" svg:x="10.009cm" svg:y="7.9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559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05cm" svg:y="8.0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7 7-72 7z">
            <text:p/>
          </draw:path>
          <draw:path draw:style-name="gr3" draw:text-style-name="P7" draw:layer="layout" svg:width="0.18cm" svg:height="0.772cm" svg:x="11.731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1.977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12.44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2.773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13.067cm" svg:y="8.03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3.427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3.899cm" svg:y="8.1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4.698cm" svg:y="8.0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5.253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031cm" svg:y="8.038cm" svg:viewBox="0 0 257 517" svg:d="M160 19c0-17 0-19-19-19-48 49-116 49-141 49v25c16 0 62 0 102-21v402c0 28-2 37-72 37h-25v25c27-4 95-4 125-4 32 0 99 0 127 4v-25h-25c-70 0-72-9-72-37z">
            <text:p/>
          </draw:path>
          <draw:polygon draw:style-name="gr3" draw:text-style-name="P7" draw:layer="layout" svg:width="0.106cm" svg:height="0.772cm" svg:x="16.622cm" svg:y="7.973cm" svg:viewBox="0 0 107 773" draw:points="107,0 0,0 0,32 76,32 76,743 0,743 0,773 107,773">
            <text:p/>
          </draw:polygon>
          <draw:path draw:style-name="gr3" draw:text-style-name="P7" draw:layer="layout" svg:width="0.369cm" svg:height="0.546cm" svg:x="17.11cm" svg:y="8.017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7.504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8 - ( x - 1)^2 + 1 } \ dx§svg§600§FALSE§</svg:desc>
          <draw:polygon draw:style-name="gr2" draw:text-style-name="P6" draw:layer="layout" svg:width="8.502cm" svg:height="0.85cm" svg:x="18.342cm" svg:y="7.863cm" svg:viewBox="0 0 8503 851" draw:points="4252,851 0,851 0,0 8503,0 8503,851">
            <text:p/>
          </draw:polygon>
          <draw:path draw:style-name="gr3" draw:text-style-name="P7" draw:layer="layout" svg:width="0.515cm" svg:height="0.182cm" svg:x="18.347cm" svg:y="8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9.162cm" svg:y="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9.741cm" svg:y="7.824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5.386cm" svg:height="0.032cm" svg:x="20.429cm" svg:y="7.824cm" svg:viewBox="0 0 5387 33" draw:points="2693,33 0,33 0,0 5387,0 5387,33">
            <text:p/>
          </draw:polygon>
          <draw:path draw:style-name="gr3" draw:text-style-name="P7" draw:layer="layout" svg:width="0.321cm" svg:height="0.532cm" svg:x="20.463cm" svg:y="8.0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21.052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21.837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22.084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2cm" svg:height="0.032cm" svg:x="22.74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518cm" svg:y="8.0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23.879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24.171cm" svg:y="7.9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24.697cm" svg:y="8.1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25.496cm" svg:y="8.03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369cm" svg:height="0.546cm" svg:x="26.104cm" svg:y="8.017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386cm" svg:height="0.351cm" svg:x="26.498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3)^2 - ( x - 1)^2 } \ dx§svg§600§FALSE§</svg:desc>
          <draw:polygon draw:style-name="gr2" draw:text-style-name="P6" draw:layer="layout" svg:width="8.12cm" svg:height="0.85cm" svg:x="13.343cm" svg:y="9.463cm" svg:viewBox="0 0 8121 851" draw:points="4061,851 0,851 0,0 8121,0 8121,851">
            <text:p/>
          </draw:polygon>
          <draw:path draw:style-name="gr3" draw:text-style-name="P7" draw:layer="layout" svg:width="0.515cm" svg:height="0.182cm" svg:x="13.348cm" svg:y="9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4.163cm" svg:y="9.6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4.742cm" svg:y="9.4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15.431cm" svg:y="9.424cm" svg:viewBox="0 0 5004 33" draw:points="2501,33 0,33 0,0 5004,0 5004,33">
            <text:p/>
          </draw:polygon>
          <draw:path draw:style-name="gr3" draw:text-style-name="P7" draw:layer="layout" svg:width="0.18cm" svg:height="0.772cm" svg:x="15.508cm" svg:y="9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5.763cm" svg:y="9.638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6.163cm" svg:y="9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6.453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7.002cm" svg:y="9.9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7.787cm" svg:y="9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8.034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2cm" svg:height="0.032cm" svg:x="18.69cm" svg:y="9.9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68cm" svg:y="9.6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9.829cm" svg:y="9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20.12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20.721cm" svg:y="9.617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21.116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9 - ( x - 1)^2 } \ dx§svg§600§FALSE§</svg:desc>
          <draw:polygon draw:style-name="gr2" draw:text-style-name="P6" draw:layer="layout" svg:width="7.172cm" svg:height="0.85cm" svg:x="5.643cm" svg:y="9.463cm" svg:viewBox="0 0 7173 851" draw:points="3586,851 0,851 0,0 7173,0 7173,851">
            <text:p/>
          </draw:polygon>
          <draw:path draw:style-name="gr3" draw:text-style-name="P7" draw:layer="layout" svg:width="0.515cm" svg:height="0.182cm" svg:x="5.648cm" svg:y="9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9.6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2cm" svg:y="9.4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055cm" svg:height="0.032cm" svg:x="7.731cm" svg:y="9.424cm" svg:viewBox="0 0 4056 33" draw:points="2028,33 0,33 0,0 4056,0 4056,33">
            <text:p/>
          </draw:polygon>
          <draw:path draw:style-name="gr3" draw:text-style-name="P7" draw:layer="layout" svg:width="0.321cm" svg:height="0.532cm" svg:x="7.764cm" svg:y="9.638cm" svg:viewBox="0 0 322 533" svg:d="M253 269v25c0 182-80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473cm" svg:height="0.032cm" svg:x="8.354cm" svg:y="9.944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2cm" svg:x="9.139cm" svg:y="9.573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86cm" svg:height="0.351cm" svg:x="9.385cm" svg:y="9.811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3cm" svg:height="0.032cm" svg:x="10.042cm" svg:y="9.94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0.82cm" svg:y="9.6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181cm" svg:y="9.573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11.473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073cm" svg:y="9.617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2.468cm" svg:y="9.81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frac{(x-1) \sqrt{(3)^2 - ( x - 1)^2}}{2} + \frac{1}{2} \sin^{-1} \left( \frac{ x - 1 }{2} \right)   + c§svg§600§FALSE§</svg:desc>
          <draw:polygon draw:style-name="gr2" draw:text-style-name="P6" draw:layer="layout" svg:width="17.003cm" svg:height="1.887cm" svg:x="5.646cm" svg:y="11.066cm" svg:viewBox="0 0 17004 1888" draw:points="8502,1888 0,1888 0,0 17004,0 17004,1888">
            <text:p/>
          </draw:polygon>
          <draw:path draw:style-name="gr3" draw:text-style-name="P7" draw:layer="layout" svg:width="0.515cm" svg:height="0.182cm" svg:x="5.651cm" svg:y="11.9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4cm" svg:x="6.593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6.839cm" svg:y="11.3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7.494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272cm" svg:y="11.2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8.634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976cm" svg:y="11.027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5.002cm" svg:height="0.032cm" svg:x="9.664cm" svg:y="11.027cm" svg:viewBox="0 0 5003 33" draw:points="2501,33 0,33 0,0 5003,0 5003,33">
            <text:p/>
          </draw:polygon>
          <draw:path draw:style-name="gr3" draw:text-style-name="P7" draw:layer="layout" svg:width="0.18cm" svg:height="0.774cm" svg:x="9.741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9.997cm" svg:y="11.20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1 72 122 157 122 95 0 165-71 165-150 0-64-49-123-128-141z">
            <text:p/>
          </draw:path>
          <draw:path draw:style-name="gr3" draw:text-style-name="P7" draw:layer="layout" svg:width="0.18cm" svg:height="0.774cm" svg:x="10.396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24cm" svg:height="0.36cm" svg:x="10.686cm" svg:y="11.1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35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2.02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2.267cm" svg:y="11.3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2.923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701cm" svg:y="11.2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62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24cm" svg:height="0.36cm" svg:x="14.352cm" svg:y="11.1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8.151cm" svg:height="0.032cm" svg:x="6.515cm" svg:y="12.048cm" svg:viewBox="0 0 8152 33" draw:points="4076,33 0,33 0,0 8152,0 8152,33">
            <text:p/>
          </draw:polygon>
          <draw:path draw:style-name="gr3" draw:text-style-name="P7" draw:layer="layout" svg:width="0.309cm" svg:height="0.517cm" svg:x="10.436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517cm" svg:x="14.974cm" svg:y="11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866cm" svg:y="11.2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5.795cm" svg:y="12.048cm" svg:viewBox="0 0 389 33" draw:points="194,33 0,33 0,0 389,0 389,33">
            <text:p/>
          </draw:polygon>
          <draw:path draw:style-name="gr3" draw:text-style-name="P7" draw:layer="layout" svg:width="0.309cm" svg:height="0.517cm" svg:x="15.834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4cm" svg:height="0.356cm" svg:x="16.431cm" svg:y="11.91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735cm" svg:y="11.74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16.948cm" svg:y="11.9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413cm" svg:y="11.7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897cm" svg:y="11.57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381cm" svg:height="1.857cm" svg:x="18.474cm" svg:y="11.136cm" svg:viewBox="0 0 382 1858" svg:d="M382 1851c0-4-2-6-4-7-28-30-81-81-132-166-125-199-181-451-181-748 0-210 28-477 155-708 62-111 125-174 160-208 2-2 2-3 2-7 0-7-5-7-16-7-10 0-12 0-25 12-260 236-341 590-341 916 0 305 70 611 268 844 15 17 44 49 77 77 9 9 11 9 21 9 11 0 16 0 16-7z">
            <text:p/>
          </draw:path>
          <draw:path draw:style-name="gr3" draw:text-style-name="P7" draw:layer="layout" svg:width="0.386cm" svg:height="0.351cm" svg:x="18.997cm" svg:y="11.39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9.653cm" svg:y="11.52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431cm" svg:y="11.2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75cm" svg:height="0.032cm" svg:x="18.974cm" svg:y="12.048cm" svg:viewBox="0 0 1776 33" draw:points="887,33 0,33 0,0 1776,0 1776,33">
            <text:p/>
          </draw:polygon>
          <draw:path draw:style-name="gr3" draw:text-style-name="P7" draw:layer="layout" svg:width="0.309cm" svg:height="0.517cm" svg:x="19.706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20.867cm" svg:y="11.136cm" svg:viewBox="0 0 382 1858" svg:d="M382 930c0-305-70-611-268-844-15-17-44-49-75-77-11-9-13-9-23-9-9 0-16 0-16 7 0 4 4 7 5 9 27 28 79 79 131 164 124 199 183 450 183 748 0 210-29 477-157 708-62 111-127 174-158 208-2 1-4 3-4 7 0 7 7 7 16 7 10 0 12 0 24-13 261-235 342-589 342-915z">
            <text:p/>
          </draw:path>
          <draw:path draw:style-name="gr3" draw:text-style-name="P7" draw:layer="layout" svg:width="0.515cm" svg:height="0.517cm" svg:x="21.624cm" svg:y="11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86cm" svg:y="11.91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= \frac{(x-1) \sqrt{8 + 2x - x^2}}{2} + \frac{1}{2} \sin^{-1} \left( \frac{ x - 1 }{2} \right)   + c§svg§600§FALSE§</svg:desc>
          <draw:polygon draw:style-name="gr2" draw:text-style-name="P6" draw:layer="layout" svg:width="15.768cm" svg:height="1.856cm" svg:x="5.647cm" svg:y="13.265cm" svg:viewBox="0 0 15769 1857" draw:points="7885,1857 0,1857 0,0 15769,0 15769,1857">
            <text:p/>
          </draw:polygon>
          <draw:path draw:style-name="gr3" draw:text-style-name="P7" draw:layer="layout" svg:width="0.515cm" svg:height="0.182cm" svg:x="5.652cm" svg:y="14.1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13.3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6.84cm" svg:y="13.5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495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273cm" svg:y="13.3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636cm" svg:y="13.321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604cm" svg:height="0.773cm" svg:x="8.949cm" svg:y="13.2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9.537cm" svg:y="13.226cm" svg:viewBox="0 0 3895 33" draw:points="1948,33 0,33 0,0 3895,0 3895,33">
            <text:p/>
          </draw:polygon>
          <draw:path draw:style-name="gr3" draw:text-style-name="P7" draw:layer="layout" svg:width="0.321cm" svg:height="0.532cm" svg:x="9.568cm" svg:y="13.38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10.139cm" svg:y="13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908cm" svg:y="13.38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386cm" svg:height="0.351cm" svg:x="11.277cm" svg:y="13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932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664cm" svg:y="13.5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19cm" svg:y="13.3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6.914cm" svg:height="0.032cm" svg:x="6.516cm" svg:y="14.215cm" svg:viewBox="0 0 6915 33" draw:points="3457,33 0,33 0,0 6915,0 6915,33">
            <text:p/>
          </draw:polygon>
          <draw:path draw:style-name="gr3" draw:text-style-name="P7" draw:layer="layout" svg:width="0.309cm" svg:height="0.516cm" svg:x="9.82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13.738cm" svg:y="13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63cm" svg:y="13.3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562cm" svg:y="14.215cm" svg:viewBox="0 0 389 33" draw:points="194,33 0,33 0,0 389,0 389,33">
            <text:p/>
          </draw:polygon>
          <draw:path draw:style-name="gr3" draw:text-style-name="P7" draw:layer="layout" svg:width="0.309cm" svg:height="0.516cm" svg:x="14.601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54cm" svg:height="0.356cm" svg:x="15.195cm" svg:y="14.07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5cm" svg:y="13.90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15cm" svg:y="14.0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78cm" svg:y="13.95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62cm" svg:y="13.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239cm" svg:y="13.303cm" svg:viewBox="0 0 382 1857" svg:d="M382 1850c0-4-2-6-4-8-28-29-81-80-132-165-125-199-181-450-181-748 0-209 27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86cm" svg:height="0.351cm" svg:x="17.763cm" svg:y="13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8.418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196cm" svg:y="13.3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7.74cm" svg:y="14.215cm" svg:viewBox="0 0 1776 33" draw:points="887,33 0,33 0,0 1776,0 1776,33">
            <text:p/>
          </draw:polygon>
          <draw:path draw:style-name="gr3" draw:text-style-name="P7" draw:layer="layout" svg:width="0.309cm" svg:height="0.516cm" svg:x="18.473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1cm" svg:height="1.856cm" svg:x="19.634cm" svg:y="13.303cm" svg:viewBox="0 0 382 1857" svg:d="M382 929c0-304-70-610-268-843-15-17-44-49-75-77-11-9-13-9-23-9-9 0-16 0-16 7 0 4 4 7 5 9 27 28 79 79 131 163 124 199 181 451 181 748 0 210-27 477-155 708-62 111-127 174-158 207-2 2-4 4-4 8 0 7 7 7 16 7 10 0 12 0 24-13 261-236 342-589 342-915z">
            <text:p/>
          </draw:path>
          <draw:path draw:style-name="gr3" draw:text-style-name="P7" draw:layer="layout" svg:width="0.515cm" svg:height="0.516cm" svg:x="20.391cm" svg:y="13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153cm" svg:y="14.0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0.8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0.8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0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0.8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2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0.85cm" svg:viewBox="0 0 198 494" draw:points="100,494 0,494 0,0 198,0 198,494">
            <text:p/>
          </draw:polygon>
          <draw:path draw:style-name="gr3" draw:text-style-name="P7" draw:layer="layout" svg:width="0.258cm" svg:height="0.577cm" svg:x="5.028cm" svg:y="0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15 - 4x - 4x^2} \ dx§svg§600§FALSE§</svg:desc>
          <draw:polygon draw:style-name="gr2" draw:text-style-name="P6" draw:layer="layout" svg:width="7.784cm" svg:height="0.881cm" svg:x="5.64cm" svg:y="0.56cm" svg:viewBox="0 0 7785 882" draw:points="3893,882 0,882 0,0 7785,0 7785,882">
            <text:p/>
          </draw:polygon>
          <draw:path draw:style-name="gr3" draw:text-style-name="P7" draw:layer="layout" svg:width="0.515cm" svg:height="0.182cm" svg:x="5.645cm" svg:y="1.0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0.75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0.5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668cm" svg:height="0.032cm" svg:x="7.727cm" svg:y="0.521cm" svg:viewBox="0 0 4669 33" draw:points="2334,33 0,33 0,0 4669,0 4669,33">
            <text:p/>
          </draw:polygon>
          <draw:path draw:style-name="gr3" draw:text-style-name="P7" draw:layer="layout" svg:width="0.256cm" svg:height="0.516cm" svg:x="7.796cm" svg:y="0.7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8.153cm" svg:y="0.7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472cm" svg:height="0.032cm" svg:x="8.738cm" svg:y="1.1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468cm" svg:y="0.78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9.855cm" svg:y="0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1cm" svg:y="1.1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24cm" svg:y="0.78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1.629cm" svg:y="0.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082cm" svg:y="0.7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684cm" svg:y="0.7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3.078cm" svg:y="0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7)}§svg§600§FALSE§</svg:desc>
          <draw:polygon draw:style-name="gr2" draw:text-style-name="P6" draw:layer="layout" svg:width="0.91cm" svg:height="0.759cm" svg:x="1.524cm" svg:y="0.751cm" svg:viewBox="0 0 911 760" draw:points="455,760 0,760 0,0 911,0 911,760">
            <text:p/>
          </draw:polygon>
          <draw:path draw:style-name="gr3" draw:text-style-name="P7" draw:layer="layout" svg:width="0.197cm" svg:height="0.844cm" svg:x="1.564cm" svg:y="0.70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856cm" svg:y="0.772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281cm" svg:y="0.7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8cm" svg:y="13.846cm" svg:viewBox="0 0 198 494" draw:points="100,494 0,494 0,0 198,0 198,494">
            <text:p/>
          </draw:polygon>
          <draw:path draw:style-name="gr3" draw:text-style-name="P7" draw:layer="layout" svg:width="0.258cm" svg:height="0.577cm" svg:x="4.929cm" svg:y="13.8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13.92cm" svg:viewBox="0 0 491 403" draw:points="246,403 0,403 0,0 491,0 491,403">
            <text:p/>
          </draw:polygon>
          <draw:path draw:style-name="gr3" draw:text-style-name="P7" draw:layer="layout" svg:width="0.555cm" svg:height="0.493cm" svg:x="3.689cm" svg:y="1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2§display§= \smallint \sqrt{15 - ( 4x^2 + 4x ) } \ dx§svg§600§FALSE§</svg:desc>
          <draw:polygon draw:style-name="gr2" draw:text-style-name="P6" draw:layer="layout" svg:width="8.386cm" svg:height="0.85cm" svg:x="5.641cm" svg:y="2.061cm" svg:viewBox="0 0 8387 851" draw:points="4195,851 0,851 0,0 8387,0 8387,851">
            <text:p/>
          </draw:polygon>
          <draw:path draw:style-name="gr3" draw:text-style-name="P7" draw:layer="layout" svg:width="0.515cm" svg:height="0.182cm" svg:x="5.646cm" svg:y="2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2.1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cm" svg:y="2.0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271cm" svg:height="0.032cm" svg:x="7.729cm" svg:y="2.022cm" svg:viewBox="0 0 5272 33" draw:points="2635,33 0,33 0,0 5272,0 5272,33">
            <text:p/>
          </draw:polygon>
          <draw:path draw:style-name="gr3" draw:text-style-name="P7" draw:layer="layout" svg:width="0.256cm" svg:height="0.516cm" svg:x="7.797cm" svg:y="2.2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5cm" svg:y="2.2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2.5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2.1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9.77cm" svg:y="2.2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10.158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10.61cm" svg:y="2.1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1.138cm" svg:y="2.3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1.89cm" svg:y="2.2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12.277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18cm" svg:height="0.772cm" svg:x="12.742cm" svg:y="2.1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3.287cm" svg:y="2.215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68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15 - [\  (2x)^2 + 2(2x)(1) +1 - 1 \ ] } \ dx§svg§600§FALSE§</svg:desc>
          <draw:polygon draw:style-name="gr2" draw:text-style-name="P6" draw:layer="layout" svg:width="13.97cm" svg:height="0.85cm" svg:x="5.641cm" svg:y="3.661cm" svg:viewBox="0 0 13971 851" draw:points="6986,851 0,851 0,0 13971,0 13971,851">
            <text:p/>
          </draw:polygon>
          <draw:path draw:style-name="gr3" draw:text-style-name="P7" draw:layer="layout" svg:width="0.515cm" svg:height="0.182cm" svg:x="5.646cm" svg:y="4.0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3.7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3.6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10.853cm" svg:height="0.032cm" svg:x="7.728cm" svg:y="3.622cm" svg:viewBox="0 0 10854 33" draw:points="5428,33 0,33 0,0 10854,0 10854,33">
            <text:p/>
          </draw:polygon>
          <draw:path draw:style-name="gr3" draw:text-style-name="P7" draw:layer="layout" svg:width="0.256cm" svg:height="0.516cm" svg:x="7.797cm" svg:y="3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4cm" svg:y="3.8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4.142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2cm" svg:x="9.538cm" svg:y="3.771cm" svg:viewBox="0 0 107 773" draw:points="107,773 107,743 32,743 32,32 107,32 107,0 0,0 0,773">
            <text:p/>
          </draw:polygon>
          <draw:path draw:style-name="gr3" draw:text-style-name="P7" draw:layer="layout" svg:width="0.18cm" svg:height="0.772cm" svg:x="9.99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259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629cm" svg:y="4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18cm" svg:height="0.772cm" svg:x="11.094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1.384cm" svg:y="3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1.912cm" svg:y="3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2.679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3.10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3.368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3.737cm" svg:y="4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4.202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4.53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14.827cm" svg:y="3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5.189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5.661cm" svg:y="3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6.46cm" svg:y="3.836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7.014cm" svg:y="4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791cm" svg:y="3.836cm" svg:viewBox="0 0 257 517" svg:d="M160 19c0-17 0-19-19-19-48 49-116 49-141 49v25c16 0 62 0 102-21v402c0 28-2 37-72 37h-25v25c27-4 95-4 125-4 32 0 99 0 127 4v-25h-25c-70 0-72-9-72-37z">
            <text:p/>
          </draw:path>
          <draw:polygon draw:style-name="gr3" draw:text-style-name="P7" draw:layer="layout" svg:width="0.106cm" svg:height="0.772cm" svg:x="18.384cm" svg:y="3.771cm" svg:viewBox="0 0 107 773" draw:points="107,0 0,0 0,32 76,32 76,743 0,743 0,773 107,773">
            <text:p/>
          </draw:polygon>
          <draw:path draw:style-name="gr3" draw:text-style-name="P7" draw:layer="layout" svg:width="0.369cm" svg:height="0.546cm" svg:x="18.871cm" svg:y="3.8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9.264cm" svg:y="4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smallint \sqrt{15 - (2x + 1)^2 + 1 } \ dx§svg§600§FALSE§</svg:desc>
          <draw:polygon draw:style-name="gr2" draw:text-style-name="P6" draw:layer="layout" svg:width="9.275cm" svg:height="0.85cm" svg:x="5.642cm" svg:y="5.261cm" svg:viewBox="0 0 9276 851" draw:points="4637,851 0,851 0,0 9276,0 9276,851">
            <text:p/>
          </draw:polygon>
          <draw:path draw:style-name="gr3" draw:text-style-name="P7" draw:layer="layout" svg:width="0.515cm" svg:height="0.182cm" svg:x="5.647cm" svg:y="5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5.3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1cm" svg:y="5.2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6.159cm" svg:height="0.032cm" svg:x="7.729cm" svg:y="5.222cm" svg:viewBox="0 0 6160 33" draw:points="3080,33 0,33 0,0 6160,0 6160,33">
            <text:p/>
          </draw:polygon>
          <draw:path draw:style-name="gr3" draw:text-style-name="P7" draw:layer="layout" svg:width="0.256cm" svg:height="0.516cm" svg:x="7.798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5cm" svg:y="5.4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5.7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5.3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786cm" svg:y="5.4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158cm" svg:y="5.6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7 102-104 102-30 0-42-25-42-51 0-18 5-33 14-69z">
            <text:p/>
          </draw:path>
          <draw:path draw:style-name="gr3" draw:text-style-name="P7" draw:layer="layout" svg:width="0.515cm" svg:height="0.516cm" svg:x="10.791cm" svg:y="5.5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1.59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953cm" svg:y="5.3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243cm" svg:y="5.3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2.771cm" svg:y="5.5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3.57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69cm" svg:height="0.546cm" svg:x="14.176cm" svg:y="5.415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4.57cm" svg:y="5.6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</draw:g>
        <draw:g>
          <svg:title>TexMaths</svg:title>
          <svg:desc>22§display§= \smallint \sqrt{16 - (2x + 1)^2 } \ dx§svg§600§FALSE§</svg:desc>
          <draw:polygon draw:style-name="gr2" draw:text-style-name="P6" draw:layer="layout" svg:width="7.944cm" svg:height="0.85cm" svg:x="5.641cm" svg:y="6.961cm" svg:viewBox="0 0 7945 851" draw:points="3973,851 0,851 0,0 7945,0 7945,851">
            <text:p/>
          </draw:polygon>
          <draw:path draw:style-name="gr3" draw:text-style-name="P7" draw:layer="layout" svg:width="0.515cm" svg:height="0.182cm" svg:x="5.646cm" svg:y="7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7.0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6.9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827cm" svg:height="0.032cm" svg:x="7.729cm" svg:y="6.922cm" svg:viewBox="0 0 4828 33" draw:points="2415,33 0,33 0,0 4828,0 4828,33">
            <text:p/>
          </draw:polygon>
          <draw:path draw:style-name="gr3" draw:text-style-name="P7" draw:layer="layout" svg:width="0.256cm" svg:height="0.516cm" svg:x="7.797cm" svg:y="7.1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8.147cm" svg:y="7.136cm" svg:viewBox="0 0 322 533" svg:d="M70 262v-19c0-196 97-224 136-224 19 0 51 6 69 32-13 0-43 0-43 33 0 25 18 37 36 37 12 0 35-7 35-37 0-47-34-84-99-84-98 0-204 100-204 271 0 207 90 262 162 262 86 0 160-73 160-174 0-99-69-174-155-174-53 0-81 40-97 77zM162 511c-48 0-72-47-76-58-14-36-14-98-14-112 0-60 25-139 95-139 13 0 48 0 72 49 14 28 14 69 14 106s0 75-14 103c-23 48-58 51-77 51z">
            <text:p/>
          </draw:path>
          <draw:path draw:style-name="gr3" draw:text-style-name="P7" draw:layer="layout" svg:width="0.472cm" svg:height="0.032cm" svg:x="8.739cm" svg:y="7.4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7.0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786cm" svg:y="7.1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158cm" svg:y="7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515cm" svg:height="0.516cm" svg:x="10.791cm" svg:y="7.2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1.59cm" svg:y="7.1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953cm" svg:y="7.0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243cm" svg:y="7.0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845cm" svg:y="7.115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238cm" svg:y="7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4)^2 - (2x + 1)^2 } \ dx§svg§600§FALSE§</svg:desc>
          <draw:polygon draw:style-name="gr2" draw:text-style-name="P6" draw:layer="layout" svg:width="8.506cm" svg:height="0.85cm" svg:x="5.644cm" svg:y="8.661cm" svg:viewBox="0 0 8507 851" draw:points="4254,851 0,851 0,0 8507,0 8507,851">
            <text:p/>
          </draw:polygon>
          <draw:path draw:style-name="gr3" draw:text-style-name="P7" draw:layer="layout" svg:width="0.515cm" svg:height="0.182cm" svg:x="5.649cm" svg:y="9.0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8.7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3cm" svg:y="8.6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39cm" svg:height="0.032cm" svg:x="7.731cm" svg:y="8.622cm" svg:viewBox="0 0 5391 33" draw:points="2695,33 0,33 0,0 5391,0 5391,33">
            <text:p/>
          </draw:polygon>
          <draw:path draw:style-name="gr3" draw:text-style-name="P7" draw:layer="layout" svg:width="0.18cm" svg:height="0.772cm" svg:x="7.809cm" svg:y="8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8.054cm" svg:y="8.8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18cm" svg:height="0.772cm" svg:x="8.464cm" svg:y="8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8.754cm" svg:y="8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9.303cm" svg:y="9.1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0.088cm" svg:y="8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35cm" svg:y="8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722cm" svg:y="9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11.355cm" svg:y="8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2.155cm" svg:y="8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2.517cm" svg:y="8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808cm" svg:y="8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41cm" svg:y="8.8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804cm" svg:y="9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</draw:g>
        <draw:g>
          <svg:title>TexMaths</svg:title>
          <svg:desc>20§display§=  \left[ \frac{( 2x + 1 ) \sqrt{(4)^2 - ( 2x + 1 )^2}}{2} + \frac{4^2}{2} \sin^{-1} \left( \frac{ 2x + 1 }{2} \right) \right] \frac{1}{2}  + c§svg§600§FALSE§</svg:desc>
          <draw:polygon draw:style-name="gr2" draw:text-style-name="P6" draw:layer="layout" svg:width="18.286cm" svg:height="2.037cm" svg:x="5.646cm" svg:y="10.459cm" svg:viewBox="0 0 18287 2038" draw:points="9143,2038 0,2038 0,0 18287,0 18287,2038">
            <text:p/>
          </draw:polygon>
          <draw:path draw:style-name="gr3" draw:text-style-name="P7" draw:layer="layout" svg:width="0.468cm" svg:height="0.165cm" svg:x="5.651cm" svg:y="11.39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6.547cm" svg:y="10.424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6.916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7.156cm" svg:y="10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492cm" svg:y="10.8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07cm" svg:y="10.7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795cm" svg:y="10.6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124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9.435cm" svg:y="10.536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9cm" svg:height="0.029cm" svg:x="10.06cm" svg:y="10.536cm" svg:viewBox="0 0 4901 30" draw:points="2450,30 0,30 0,0 4901,0 4901,30">
            <text:p/>
          </draw:polygon>
          <draw:path draw:style-name="gr3" draw:text-style-name="P7" draw:layer="layout" svg:width="0.164cm" svg:height="0.703cm" svg:x="10.131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0.353cm" svg:y="10.6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0.726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0.99cm" svg:y="10.6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1.489cm" svg:y="10.97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2.203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2.441cm" svg:y="10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2.779cm" svg:y="10.85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3.355cm" svg:y="10.7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4.081cm" svg:y="10.6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4.411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675cm" svg:y="10.6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3cm" svg:height="0.029cm" svg:x="6.848cm" svg:y="11.464cm" svg:viewBox="0 0 8114 30" draw:points="4056,30 0,30 0,0 8114,0 8114,30">
            <text:p/>
          </draw:polygon>
          <draw:path draw:style-name="gr3" draw:text-style-name="P7" draw:layer="layout" svg:width="0.281cm" svg:height="0.469cm" svg:x="10.763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5.24cm" svg:y="11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6.006cm" svg:y="10.70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18cm" svg:height="0.327cm" svg:x="16.369cm" svg:y="10.59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668cm" svg:height="0.029cm" svg:x="15.987cm" svg:y="11.464cm" svg:viewBox="0 0 669 30" draw:points="334,30 0,30 0,0 669,0 669,30">
            <text:p/>
          </draw:polygon>
          <draw:path draw:style-name="gr3" draw:text-style-name="P7" draw:layer="layout" svg:width="0.281cm" svg:height="0.469cm" svg:x="16.181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6.878cm" svg:y="11.33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157cm" svg:y="11.184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35cm" svg:y="11.3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7.771cm" svg:y="11.2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211cm" svg:y="11.03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8.736cm" svg:y="10.635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81cm" svg:height="0.469cm" svg:x="19.227cm" svg:y="10.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9.565cm" svg:y="10.8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0.141cm" svg:y="10.76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0.867cm" svg:y="10.7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964cm" svg:height="0.029cm" svg:x="19.192cm" svg:y="11.464cm" svg:viewBox="0 0 1965 30" draw:points="982,30 0,30 0,0 1965,0 1965,30">
            <text:p/>
          </draw:polygon>
          <draw:path draw:style-name="gr3" draw:text-style-name="P7" draw:layer="layout" svg:width="0.281cm" svg:height="0.469cm" svg:x="20.034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1.266cm" svg:y="10.635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7" draw:layer="layout" svg:width="0.209cm" svg:height="2.109cm" svg:x="21.765cm" svg:y="10.424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2.432cm" svg:y="10.7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2.37cm" svg:y="11.464cm" svg:viewBox="0 0 354 30" draw:points="176,30 0,30 0,0 354,0 354,30">
            <text:p/>
          </draw:polygon>
          <draw:path draw:style-name="gr3" draw:text-style-name="P7" draw:layer="layout" svg:width="0.281cm" svg:height="0.469cm" svg:x="22.405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68cm" svg:height="0.469cm" svg:x="23cm" svg:y="11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3.693cm" svg:y="11.3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 \frac{( 2x + 1 ) \sqrt{15 - 4x - 4x^2}}{4} + 4 \sin^{-1} \left( \frac{ 2x + 1 }{2} \right) + c§svg§600§FALSE§</svg:desc>
          <draw:polygon draw:style-name="gr2" draw:text-style-name="P6" draw:layer="layout" svg:width="17.129cm" svg:height="1.856cm" svg:x="5.647cm" svg:y="13.163cm" svg:viewBox="0 0 17130 1857" draw:points="8564,1857 0,1857 0,0 17130,0 17130,1857">
            <text:p/>
          </draw:polygon>
          <draw:path draw:style-name="gr3" draw:text-style-name="P7" draw:layer="layout" svg:width="0.515cm" svg:height="0.182cm" svg:x="5.652cm" svg:y="14.0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13.21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56cm" svg:y="13.2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227cm" svg:y="13.4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7.861cm" svg:y="13.3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6cm" svg:y="13.2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023cm" svg:y="13.219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604cm" svg:height="0.773cm" svg:x="9.336cm" svg:y="13.1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668cm" svg:height="0.032cm" svg:x="9.924cm" svg:y="13.124cm" svg:viewBox="0 0 4669 33" draw:points="2334,33 0,33 0,0 4669,0 4669,33">
            <text:p/>
          </draw:polygon>
          <draw:path draw:style-name="gr3" draw:text-style-name="P7" draw:layer="layout" svg:width="0.256cm" svg:height="0.516cm" svg:x="9.992cm" svg:y="13.2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0.348cm" svg:y="13.28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10.932cm" svg:y="13.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663cm" svg:y="13.2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2.05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706cm" svg:y="13.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437cm" svg:y="13.2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824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278cm" svg:y="13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8.074cm" svg:height="0.032cm" svg:x="6.516cm" svg:y="14.113cm" svg:viewBox="0 0 8075 33" draw:points="4037,33 0,33 0,0 8075,0 8075,33">
            <text:p/>
          </draw:polygon>
          <draw:path draw:style-name="gr3" draw:text-style-name="P7" draw:layer="layout" svg:width="0.344cm" svg:height="0.523cm" svg:x="10.381cm" svg:y="14.32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4.898cm" svg:y="13.8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5.649cm" svg:y="13.798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6.168cm" svg:y="13.97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475cm" svg:y="13.8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88cm" svg:y="13.98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152cm" svg:y="13.84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634cm" svg:y="13.63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214cm" svg:y="13.201cm" svg:viewBox="0 0 382 1857" svg:d="M382 1850c0-4-2-6-4-8-28-29-81-80-132-165-125-199-181-450-181-748 0-209 27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09cm" svg:height="0.516cm" svg:x="18.752cm" svg:y="13.2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9.123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9.757cm" svg:y="13.3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0.556cm" svg:y="13.28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6cm" svg:height="0.032cm" svg:x="18.713cm" svg:y="14.113cm" svg:viewBox="0 0 2161 33" draw:points="1081,33 0,33 0,0 2161,0 2161,33">
            <text:p/>
          </draw:polygon>
          <draw:path draw:style-name="gr3" draw:text-style-name="P7" draw:layer="layout" svg:width="0.309cm" svg:height="0.516cm" svg:x="19.639cm" svg:y="14.3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1cm" svg:height="1.856cm" svg:x="20.994cm" svg:y="13.201cm" svg:viewBox="0 0 382 1857" svg:d="M382 929c0-304-70-610-268-843-15-17-44-49-75-77-11-9-13-9-23-9-9 0-16 0-16 7 0 4 4 7 5 9 27 28 79 79 131 163 124 199 183 451 183 748 0 210-29 477-157 708-62 111-127 174-158 207-2 2-4 4-4 8 0 7 7 7 16 7 10 0 12 0 24-13 261-236 342-589 342-915z">
            <text:p/>
          </draw:path>
          <draw:path draw:style-name="gr3" draw:text-style-name="P7" draw:layer="layout" svg:width="0.515cm" svg:height="0.516cm" svg:x="21.751cm" svg:y="13.8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513cm" svg:y="13.98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1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2.426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7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1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7cm" svg:y="1.15cm" svg:viewBox="0 0 198 494" draw:points="100,494 0,494 0,0 198,0 198,494">
            <text:p/>
          </draw:polygon>
          <draw:path draw:style-name="gr3" draw:text-style-name="P7" draw:layer="layout" svg:width="0.258cm" svg:height="0.577cm" svg:x="4.228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6cm" svg:x="1.024cm" svg:y="1.051cm" svg:viewBox="0 0 911 761" draw:points="455,761 0,761 0,0 911,0 911,761">
            <text:p/>
          </draw:polygon>
          <draw:path draw:style-name="gr3" draw:text-style-name="P7" draw:layer="layout" svg:width="0.197cm" svg:height="0.844cm" svg:x="1.064cm" svg:y="1.0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5cm" svg:y="1.0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.781cm" svg:y="1.0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\sqrt{9x^2 + 12x - 5} \ dx§svg§600§FALSE§</svg:desc>
          <draw:polygon draw:style-name="gr2" draw:text-style-name="P6" draw:layer="layout" svg:width="7.784cm" svg:height="0.881cm" svg:x="4.942cm" svg:y="0.86cm" svg:viewBox="0 0 7785 882" draw:points="3893,882 0,882 0,0 7785,0 7785,882">
            <text:p/>
          </draw:polygon>
          <draw:path draw:style-name="gr3" draw:text-style-name="P7" draw:layer="layout" svg:width="0.515cm" svg:height="0.182cm" svg:x="4.947cm" svg:y="1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2cm" svg:y="1.05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341cm" svg:y="0.8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668cm" svg:height="0.032cm" svg:x="7.029cm" svg:y="0.821cm" svg:viewBox="0 0 4669 33" draw:points="2334,33 0,33 0,0 4669,0 4669,33">
            <text:p/>
          </draw:polygon>
          <draw:path draw:style-name="gr3" draw:text-style-name="P7" draw:layer="layout" svg:width="0.321cm" svg:height="0.532cm" svg:x="7.063cm" svg:y="1.096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7.439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892cm" svg:y="1.0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2cm" svg:y="1.16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9.219cm" svg:y="1.09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576cm" svg:y="1.0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946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6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48cm" svg:y="1.0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1.986cm" svg:y="1.0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38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smallint \sqrt{ (3x)^2 + 2(3x)(2) + 4 - 5 - 4 } \ dx§svg§600§FALSE§</svg:desc>
          <draw:polygon draw:style-name="gr2" draw:text-style-name="P6" draw:layer="layout" svg:width="12.638cm" svg:height="0.85cm" svg:x="2.644cm" svg:y="2.461cm" svg:viewBox="0 0 12639 851" draw:points="6320,851 0,851 0,0 12639,0 12639,851">
            <text:p/>
          </draw:polygon>
          <draw:path draw:style-name="gr3" draw:text-style-name="P7" draw:layer="layout" svg:width="0.515cm" svg:height="0.182cm" svg:x="2.649cm" svg:y="2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464cm" svg:y="2.5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4.043cm" svg:y="2.4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9.522cm" svg:height="0.032cm" svg:x="4.731cm" svg:y="2.422cm" svg:viewBox="0 0 9523 33" draw:points="4761,33 0,33 0,0 9523,0 9523,33">
            <text:p/>
          </draw:polygon>
          <draw:path draw:style-name="gr3" draw:text-style-name="P7" draw:layer="layout" svg:width="0.18cm" svg:height="0.772cm" svg:x="4.809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5.064cm" svg:y="2.636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5.441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5.905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6.196cm" svg:y="2.5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6.724cm" svg:y="2.7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7.493cm" svg:y="2.6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7 7-72 7z">
            <text:p/>
          </draw:path>
          <draw:path draw:style-name="gr3" draw:text-style-name="P7" draw:layer="layout" svg:width="0.18cm" svg:height="0.772cm" svg:x="7.917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8.174cm" svg:y="2.636cm" svg:viewBox="0 0 322 533" svg:d="M194 243c63-20 107-74 107-136 0-63-69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8.551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18cm" svg:height="0.772cm" svg:x="9.013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9.346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61cm" svg:y="2.6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0.001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0.472cm" svg:y="2.7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1.224cm" svg:y="2.6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472cm" svg:height="0.032cm" svg:x="11.826cm" svg:y="2.94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2.574cm" svg:y="2.636cm" svg:viewBox="0 0 310 533" svg:d="M310 360c0-91-64-170-148-170-37 0-70 12-99 40v-151c16 5 43 11 67 11 95 0 150-71 150-81 0-5-2-9-7-9-2 0-4 0-7 2-16 7-53 23-106 23-32 0-67-6-104-21-5-4-7-4-8-4-8 0-8 7-8 19v229c0 14 0 21 11 21 5 0 7-2 9-7 9-12 39-55 100-55 41 0 62 36 67 50 12 29 14 59 14 98 0 26 0 74-19 105-18 30-48 51-83 51-56 0-100-40-114-86 1 0 5 0 14 0 24 0 38-19 38-37 0-19-14-38-38-38-13 0-39 5-39 42 0 65 55 141 141 141 90 0 169-74 169-173z">
            <text:p/>
          </draw:path>
          <draw:path draw:style-name="gr3" draw:text-style-name="P7" draw:layer="layout" svg:width="0.472cm" svg:height="0.032cm" svg:x="13.156cm" svg:y="2.94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889cm" svg:y="2.6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69cm" svg:height="0.546cm" svg:x="14.542cm" svg:y="2.6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4.936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smallint \sqrt{ (3x + 2)^2 - 9 } \ dx§svg§600§FALSE§</svg:desc>
          <draw:polygon draw:style-name="gr2" draw:text-style-name="P6" draw:layer="layout" svg:width="7.558cm" svg:height="0.85cm" svg:x="2.645cm" svg:y="4.061cm" svg:viewBox="0 0 7559 851" draw:points="3779,851 0,851 0,0 7559,0 7559,851">
            <text:p/>
          </draw:polygon>
          <draw:path draw:style-name="gr3" draw:text-style-name="P7" draw:layer="layout" svg:width="0.515cm" svg:height="0.182cm" svg:x="2.65cm" svg:y="4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465cm" svg:y="4.1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4.044cm" svg:y="4.0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442cm" svg:height="0.032cm" svg:x="4.733cm" svg:y="4.022cm" svg:viewBox="0 0 4443 33" draw:points="2221,33 0,33 0,0 4443,0 4443,33">
            <text:p/>
          </draw:polygon>
          <draw:path draw:style-name="gr3" draw:text-style-name="P7" draw:layer="layout" svg:width="0.18cm" svg:height="0.772cm" svg:x="4.81cm" svg:y="4.171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21cm" svg:height="0.532cm" svg:x="5.065cm" svg:y="4.236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5.442cm" svg:y="4.40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6.077cm" svg:y="4.3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6.847cm" svg:y="4.2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18cm" svg:height="0.772cm" svg:x="7.237cm" svg:y="4.171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7.53cm" svg:y="4.1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3cm" svg:height="0.032cm" svg:x="8.077cm" svg:y="4.54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8.82cm" svg:y="4.236cm" svg:viewBox="0 0 322 533" svg:d="M253 269v25c0 182-80 217-126 217-14 0-55-1-76-28 33 0 41-23 41-35 0-24-20-37-37-37-13 0-36 7-36 39 0 51 43 83 108 83 100 0 195-106 195-271 0-209-90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9.462cm" svg:y="4.215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9.857cm" svg:y="4.409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0§display§=  \left[ \frac{(3x+2) \sqrt{ (3x+2)^2 - (3)^2 }}{2} - \frac{ (3)^2 }{2} } \log [\ (3x+2) + \sqrt{ (3x+2)^2 - (3)^2}\ ] \right] \frac{1}{3} + c§svg§600§FALSE§</svg:desc>
          <draw:polygon draw:style-name="gr2" draw:text-style-name="P6" draw:layer="layout" svg:width="24.668cm" svg:height="2.037cm" svg:x="2.647cm" svg:y="5.658cm" svg:viewBox="0 0 24669 2038" draw:points="12334,2038 0,2038 0,0 24669,0 24669,2038">
            <text:p/>
          </draw:polygon>
          <draw:path draw:style-name="gr3" draw:text-style-name="P7" draw:layer="layout" svg:width="0.468cm" svg:height="0.165cm" svg:x="2.652cm" svg:y="6.596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3.548cm" svg:y="5.623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3.917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4.151cm" svg:y="5.89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4.493cm" svg:y="6.0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5.071cm" svg:y="5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5.769cm" svg:y="5.89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6.125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6.436cm" svg:y="5.735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9cm" svg:height="0.029cm" svg:x="7.061cm" svg:y="5.735cm" svg:viewBox="0 0 4901 30" draw:points="2450,30 0,30 0,0 4901,0 4901,30">
            <text:p/>
          </draw:polygon>
          <draw:path draw:style-name="gr3" draw:text-style-name="P7" draw:layer="layout" svg:width="0.164cm" svg:height="0.703cm" svg:x="7.132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7.364cm" svg:y="5.89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7.706cm" svg:y="6.05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8.284cm" svg:y="5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8.983cm" svg:y="5.89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9.338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604cm" svg:y="5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101cm" svg:y="6.17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817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1.049cm" svg:y="5.89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1.412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1.676cm" svg:y="5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3cm" svg:height="0.029cm" svg:x="3.849cm" svg:y="6.663cm" svg:viewBox="0 0 8114 30" draw:points="4056,30 0,30 0,0 8114,0 8114,30">
            <text:p/>
          </draw:polygon>
          <draw:path draw:style-name="gr3" draw:text-style-name="P7" draw:layer="layout" svg:width="0.281cm" svg:height="0.469cm" svg:x="7.764cm" svg:y="6.8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258cm" svg:y="6.6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058cm" svg:y="5.8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3.29cm" svg:y="5.90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3.653cm" svg:y="5.8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3.917cm" svg:y="5.79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988cm" svg:y="6.663cm" svg:viewBox="0 0 1214 30" draw:points="608,30 0,30 0,0 1214,0 1214,30">
            <text:p/>
          </draw:polygon>
          <draw:path draw:style-name="gr3" draw:text-style-name="P7" draw:layer="layout" svg:width="0.281cm" svg:height="0.469cm" svg:x="13.453cm" svg:y="6.8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426cm" svg:y="6.36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618cm" svg:y="6.53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969cm" svg:y="6.535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94cm" svg:y="6.325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1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6.044cm" svg:y="6.38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6.386cm" svg:y="6.5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6.962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7.661cm" svg:y="6.3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018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447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188cm" svg:y="6.189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9cm" svg:height="0.029cm" svg:x="19.813cm" svg:y="6.189cm" svg:viewBox="0 0 4901 30" draw:points="2450,30 0,30 0,0 4901,0 4901,30">
            <text:p/>
          </draw:polygon>
          <draw:path draw:style-name="gr3" draw:text-style-name="P7" draw:layer="layout" svg:width="0.164cm" svg:height="0.703cm" svg:x="19.882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20.116cm" svg:y="6.38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458cm" svg:y="6.5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036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21.733cm" svg:y="6.3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2.09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2.354cm" svg:y="6.3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853cm" svg:y="6.6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3.567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23.801cm" svg:y="6.38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4.162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4.428cm" svg:y="6.3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961cm" svg:y="6.325cm" svg:viewBox="0 0 98 704" draw:points="98,0 0,0 0,29 69,29 69,677 0,677 0,704 98,704">
            <text:p/>
          </draw:polygon>
          <draw:polygon draw:style-name="gr3" draw:text-style-name="P7" draw:layer="layout" svg:width="0.209cm" svg:height="2.109cm" svg:x="25.149cm" svg:y="5.623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5.815cm" svg:y="5.90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5.753cm" svg:y="6.663cm" svg:viewBox="0 0 354 30" draw:points="176,30 0,30 0,0 354,0 354,30">
            <text:p/>
          </draw:polygon>
          <draw:path draw:style-name="gr3" draw:text-style-name="P7" draw:layer="layout" svg:width="0.292cm" svg:height="0.484cm" svg:x="25.781cm" svg:y="6.86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6.385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076cm" svg:y="6.54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 (3x + 2)^2 - (3)^2 } \ dx§svg§600§FALSE§</svg:desc>
          <draw:polygon draw:style-name="gr2" draw:text-style-name="P6" draw:layer="layout" svg:width="8.506cm" svg:height="0.85cm" svg:x="10.847cm" svg:y="4.06cm" svg:viewBox="0 0 8507 851" draw:points="4254,851 0,851 0,0 8507,0 8507,851">
            <text:p/>
          </draw:polygon>
          <draw:path draw:style-name="gr3" draw:text-style-name="P7" draw:layer="layout" svg:width="0.515cm" svg:height="0.182cm" svg:x="10.852cm" svg:y="4.4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1.667cm" svg:y="4.197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2.246cm" svg:y="4.021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39cm" svg:height="0.032cm" svg:x="12.934cm" svg:y="4.021cm" svg:viewBox="0 0 5391 33" draw:points="2695,33 0,33 0,0 5391,0 5391,33">
            <text:p/>
          </draw:polygon>
          <draw:path draw:style-name="gr3" draw:text-style-name="P7" draw:layer="layout" svg:width="0.18cm" svg:height="0.772cm" svg:x="13.012cm" svg:y="4.1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3.267cm" svg:y="4.235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13.644cm" svg:y="4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14.279cm" svg:y="4.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5.048cm" svg:y="4.235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5.439cm" svg:y="4.1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5.731cm" svg:y="4.1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6.279cm" svg:y="4.54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7.065cm" svg:y="4.1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7.322cm" svg:y="4.235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7.72cm" svg:y="4.1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8.011cm" svg:y="4.1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8.613cm" svg:y="4.214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9.007cm" svg:y="4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</draw:g>
        <draw:g>
          <svg:title>TexMaths</svg:title>
          <svg:desc>22§display§=  \frac{(3x+2) \sqrt{ 9x^2 + 12x - 5 }}{6} - \frac{3}{2} } \log [\ (3x+2) + \sqrt{ 9x^2 + 12x - 5 }\ ] + c§svg§600§FALSE§</svg:desc>
          <draw:polygon draw:style-name="gr2" draw:text-style-name="P6" draw:layer="layout" svg:width="23.012cm" svg:height="1.669cm" svg:x="2.647cm" svg:y="8.164cm" svg:viewBox="0 0 23013 1670" draw:points="11507,1670 0,1670 0,0 23013,0 23013,1670">
            <text:p/>
          </draw:polygon>
          <draw:path draw:style-name="gr3" draw:text-style-name="P7" draw:layer="layout" svg:width="0.515cm" svg:height="0.182cm" svg:x="2.652cm" svg:y="9.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594cm" svg:y="8.2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3.851cm" svg:y="8.28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4.227cm" svg:y="8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4.861cm" svg:y="8.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5.63cm" svg:y="8.28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023cm" svg:y="8.2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04cm" svg:height="0.773cm" svg:x="6.336cm" svg:y="8.125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668cm" svg:height="0.032cm" svg:x="6.924cm" svg:y="8.125cm" svg:viewBox="0 0 4669 33" draw:points="2334,33 0,33 0,0 4669,0 4669,33">
            <text:p/>
          </draw:polygon>
          <draw:path draw:style-name="gr3" draw:text-style-name="P7" draw:layer="layout" svg:width="0.321cm" svg:height="0.532cm" svg:x="6.955cm" svg:y="8.285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7.332cm" svg:y="8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786cm" svg:y="8.2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314cm" svg:y="8.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113cm" svg:y="8.2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469cm" svg:y="8.28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9.838cm" svg:y="8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495cm" svg:y="8.5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243cm" svg:y="8.28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7" draw:layer="layout" svg:width="8.074cm" svg:height="0.032cm" svg:x="3.516cm" svg:y="9.114cm" svg:viewBox="0 0 8075 33" draw:points="4037,33 0,33 0,0 8075,0 8075,33">
            <text:p/>
          </draw:polygon>
          <draw:path draw:style-name="gr3" draw:text-style-name="P7" draw:layer="layout" svg:width="0.321cm" svg:height="0.532cm" svg:x="7.394cm" svg:y="9.339cm" svg:viewBox="0 0 322 533" svg:d="M70 262v-19c0-195 97-224 136-224 19 0 51 6 69 32-13 0-43 0-43 33 0 25 18 37 36 37 12 0 35-7 35-37 0-47-34-84-99-84-98 0-204 100-204 271 0 208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472cm" svg:height="0.032cm" svg:x="11.918cm" svg:y="9.1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53cm" svg:y="8.28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388cm" svg:height="0.032cm" svg:x="12.721cm" svg:y="9.114cm" svg:viewBox="0 0 389 33" draw:points="194,33 0,33 0,0 389,0 389,33">
            <text:p/>
          </draw:polygon>
          <draw:path draw:style-name="gr3" draw:text-style-name="P7" draw:layer="layout" svg:width="0.309cm" svg:height="0.516cm" svg:x="12.76cm" svg:y="9.339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13.355cm" svg:y="8.78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3.566cm" svg:y="8.97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951cm" svg:y="8.97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419cm" svg:y="8.743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4.877cm" svg:y="8.7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5.134cm" svg:y="8.80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5.511cm" svg:y="8.9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144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6.913cm" svg:y="8.80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306cm" svg:y="8.7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7.777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8.592cm" svg:y="8.533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4.668cm" svg:height="0.032cm" svg:x="19.28cm" svg:y="8.533cm" svg:viewBox="0 0 4669 33" draw:points="2334,33 0,33 0,0 4669,0 4669,33">
            <text:p/>
          </draw:polygon>
          <draw:path draw:style-name="gr3" draw:text-style-name="P7" draw:layer="layout" svg:width="0.321cm" svg:height="0.532cm" svg:x="19.312cm" svg:y="8.80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19.689cm" svg:y="8.9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20.143cm" svg:y="8.74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0.671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1.47cm" svg:y="8.8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21.825cm" svg:y="8.80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2.197cm" svg:y="8.9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851cm" svg:y="9.1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3.599cm" svg:y="8.808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7" draw:layer="layout" svg:width="0.106cm" svg:height="0.773cm" svg:x="24.222cm" svg:y="8.743cm" svg:viewBox="0 0 107 774" draw:points="107,0 0,0 0,32 76,32 76,744 0,744 0,774 107,774">
            <text:p/>
          </draw:polygon>
          <draw:path draw:style-name="gr3" draw:text-style-name="P7" draw:layer="layout" svg:width="0.515cm" svg:height="0.516cm" svg:x="24.634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396cm" svg:y="8.98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948cm" svg:y="8.85cm" svg:viewBox="0 0 198 494" draw:points="100,494 0,494 0,0 198,0 198,494">
            <text:p/>
          </draw:polygon>
          <draw:path draw:style-name="gr3" draw:text-style-name="P7" draw:layer="layout" svg:width="0.258cm" svg:height="0.577cm" svg:x="1.929cm" svg:y="8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2cm" svg:y="10.951cm" svg:viewBox="0 0 1319 656" draw:points="659,656 0,656 0,0 1319,0 1319,656">
            <text:p/>
          </draw:polygon>
          <draw:path draw:style-name="gr3" draw:text-style-name="P7" draw:layer="layout" svg:width="0.464cm" svg:height="0.577cm" svg:x="2.427cm" svg:y="10.9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1cm" svg:y="11.1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8cm" svg:y="10.9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2cm" svg:y="11.3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0.951cm" svg:viewBox="0 0 198 494" draw:points="100,494 0,494 0,0 198,0 198,494">
            <text:p/>
          </draw:polygon>
          <draw:path draw:style-name="gr3" draw:text-style-name="P7" draw:layer="layout" svg:width="0.258cm" svg:height="0.577cm" svg:x="4.229cm" svg:y="10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9)}§svg§600§FALSE§</svg:desc>
          <draw:polygon draw:style-name="gr2" draw:text-style-name="P6" draw:layer="layout" svg:width="0.91cm" svg:height="0.759cm" svg:x="1.026cm" svg:y="10.853cm" svg:viewBox="0 0 911 760" draw:points="455,760 0,760 0,0 911,0 911,760">
            <text:p/>
          </draw:polygon>
          <draw:path draw:style-name="gr3" draw:text-style-name="P7" draw:layer="layout" svg:width="0.197cm" svg:height="0.844cm" svg:x="1.066cm" svg:y="10.8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7cm" svg:y="10.8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783cm" svg:y="10.8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e^x \sqrt{2e^{2x} - 4e^x + 10} \ dx§svg§600§FALSE§</svg:desc>
          <draw:polygon draw:style-name="gr2" draw:text-style-name="P6" draw:layer="layout" svg:width="9.11cm" svg:height="0.881cm" svg:x="4.943cm" svg:y="10.662cm" svg:viewBox="0 0 9111 882" draw:points="4555,882 0,882 0,0 9111,0 9111,882">
            <text:p/>
          </draw:polygon>
          <draw:path draw:style-name="gr3" draw:text-style-name="P7" draw:layer="layout" svg:width="0.515cm" svg:height="0.182cm" svg:x="4.948cm" svg:y="11.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3cm" svg:y="10.8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298cm" svg:height="0.351cm" svg:x="6.293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643cm" svg:y="10.855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705cm" svg:height="0.928cm" svg:x="7.092cm" svg:y="10.62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244cm" svg:height="0.032cm" svg:x="7.78cm" svg:y="10.623cm" svg:viewBox="0 0 5245 33" draw:points="2622,33 0,33 0,0 5245,0 5245,33">
            <text:p/>
          </draw:polygon>
          <draw:path draw:style-name="gr3" draw:text-style-name="P7" draw:layer="layout" svg:width="0.309cm" svg:height="0.516cm" svg:x="7.819cm" svg:y="10.8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8.202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8.56cm" svg:y="10.8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861cm" svg:y="10.952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459cm" svg:y="11.204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191cm" svg:y="10.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10.591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0.941cm" svg:y="10.952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11.52cm" svg:y="10.9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2.319cm" svg:y="10.89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667cm" svg:y="10.89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3.312cm" svg:y="10.8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706cm" svg:y="11.0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Put, } e^x = t, \ \  \text {Diff } w.\ r.\ t.\ x. \ \  \therefore \ \  e^x \ dx = dt§svg§600§FALSE§</svg:desc>
          <draw:polygon draw:style-name="gr2" draw:text-style-name="P6" draw:layer="layout" svg:width="14.857cm" svg:height="0.631cm" svg:x="2.545cm" svg:y="12.46cm" svg:viewBox="0 0 14858 632" draw:points="7429,632 0,632 0,0 14858,0 14858,632">
            <text:p/>
          </draw:polygon>
          <draw:path draw:style-name="gr3" draw:text-style-name="P7" draw:layer="layout" svg:width="0.457cm" svg:height="0.529cm" svg:x="2.533cm" svg:y="12.45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057cm" svg:y="12.638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476cm" svg:y="12.5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3.83cm" svg:y="12.897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298cm" svg:height="0.351cm" svg:x="4.272cm" svg:y="12.63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4.622cm" svg:y="12.421cm" svg:viewBox="0 0 292 247" svg:d="M109 183c-5 18-23 48-51 48-2 0-18 0-30-7 23-7 25-27 25-30 0-13-9-21-21-21-16 0-32 14-32 33 0 28 30 41 56 41 27 0 48-16 62-39 14 28 44 39 65 39 63 0 95-69 95-85 0-7-7-7-9-7-7 0-7 4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182cm" svg:x="5.243cm" svg:y="12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6.034cm" svg:y="12.495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6.361cm" svg:y="12.89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7.181cm" svg:y="12.451cm" svg:viewBox="0 0 521 530" svg:d="M0 0v25h19c60 0 60 8 60 35v410c0 28 0 35-60 35h-19v25h283c131 0 238-114 238-261s-104-269-238-269zM185 505c-37 0-39-5-39-29v-421c0-25 2-30 39-30h77c48 0 102 16 141 72 33 46 41 113 41 172 0 87-15 133-43 171-16 21-60 65-139 65z">
            <text:p/>
          </draw:path>
          <draw:path draw:style-name="gr3" draw:text-style-name="P7" draw:layer="layout" svg:width="0.166cm" svg:height="0.519cm" svg:x="7.771cm" svg:y="12.46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465cm" svg:height="0.547cm" svg:x="7.98cm" svg:y="12.433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8.691cm" svg:y="12.638cm" svg:viewBox="0 0 514 352" svg:d="M336 79c4-16 12-46 12-49 0-14-12-21-22-21-11 0-23 5-30 21-2 5-39 155-44 174-6 23-7 37-7 51 0 9 0 11 1 14-17 43-42 66-72 66-61 0-61-57-61-71 0-24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9.309cm" svg:y="12.897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9.738cm" svg:y="12.638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0.11cm" svg:y="12.897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0.532cm" svg:y="12.495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0.861cm" svg:y="12.897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1.289cm" svg:y="12.63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083cm" svg:height="0.084cm" svg:x="11.775cm" svg:y="12.897cm" svg:viewBox="0 0 84 85" svg:d="M84 42c0-23-19-42-42-42s-42 19-42 42 19 43 42 43 42-20 42-43z">
            <text:p/>
          </draw:path>
          <draw:path draw:style-name="gr3" draw:text-style-name="P7" draw:layer="layout" svg:width="0.469cm" svg:height="0.418cm" svg:x="12.678cm" svg:y="12.62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298cm" svg:height="0.351cm" svg:x="13.934cm" svg:y="12.63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14.286cm" svg:y="12.421cm" svg:viewBox="0 0 292 247" svg:d="M109 183c-5 18-23 48-51 48-2 0-18 0-30-7 23-7 25-27 25-30 0-13-9-21-21-21-16 0-32 14-32 33 0 28 30 41 58 41 25 0 46-16 60-39 14 28 44 39 65 39 63 0 95-69 95-85 0-7-7-7-9-7-7 0-7 4-9 11-12 37-44 65-75 65-21 0-34-14-34-36 0-14 14-63 29-125 12-42 36-54 54-54 0 0 18 0 28 7-16 5-23 19-23 30 0 12 9 21 21 21 13 0 32-11 32-33 0-32-35-41-58-41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7cm" svg:x="14.938cm" svg:y="12.44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15.332cm" svg:y="12.63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182cm" svg:x="16.009cm" svg:y="12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16.814cm" svg:y="12.44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17.203cm" svg:y="12.495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4.152cm" svg:viewBox="0 0 198 494" draw:points="100,494 0,494 0,0 198,0 198,494">
            <text:p/>
          </draw:polygon>
          <draw:path draw:style-name="gr3" draw:text-style-name="P7" draw:layer="layout" svg:width="0.258cm" svg:height="0.577cm" svg:x="4.229cm" svg:y="14.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2t^2 - 4t + 10} \ dt§svg§600§FALSE§</svg:desc>
          <draw:polygon draw:style-name="gr2" draw:text-style-name="P6" draw:layer="layout" svg:width="7.306cm" svg:height="0.881cm" svg:x="4.944cm" svg:y="13.865cm" svg:viewBox="0 0 7307 882" draw:points="3654,882 0,882 0,0 7307,0 7307,882">
            <text:p/>
          </draw:polygon>
          <draw:path draw:style-name="gr3" draw:text-style-name="P7" draw:layer="layout" svg:width="0.515cm" svg:height="0.182cm" svg:x="4.949cm" svg:y="14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4cm" svg:y="14.06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343cm" svg:y="13.82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343cm" svg:height="0.032cm" svg:x="7.031cm" svg:y="13.826cm" svg:viewBox="0 0 4344 33" draw:points="2172,33 0,33 0,0 4344,0 4344,33">
            <text:p/>
          </draw:polygon>
          <draw:path draw:style-name="gr3" draw:text-style-name="P7" draw:layer="layout" svg:width="0.309cm" svg:height="0.516cm" svg:x="7.07cm" svg:y="14.10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38cm" svg:height="0.493cm" svg:x="7.436cm" svg:y="14.13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7.732cm" svg:y="14.03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281cm" svg:y="14.40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011cm" svg:y="14.09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38cm" svg:height="0.493cm" svg:x="9.393cm" svg:y="14.132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515cm" svg:height="0.516cm" svg:x="9.87cm" svg:y="14.166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0.669cm" svg:y="14.1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14.101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1.662cm" svg:y="14.07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3cm" svg:x="12.051cm" svg:y="14.132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smallint \sqrt{2\left( t^2 - 2t + 5 \right)} \ dt§svg§600§FALSE§</svg:desc>
          <draw:polygon draw:style-name="gr2" draw:text-style-name="P6" draw:layer="layout" svg:width="7.65cm" svg:height="0.85cm" svg:x="2.953cm" svg:y="0.977cm" svg:viewBox="0 0 7651 851" draw:points="3826,851 0,851 0,0 7651,0 7651,851">
            <text:p/>
          </draw:polygon>
          <draw:path draw:style-name="gr3" draw:text-style-name="P7" draw:layer="layout" svg:width="0.515cm" svg:height="0.182cm" svg:x="2.958cm" svg:y="1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773cm" svg:y="1.114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4.352cm" svg:y="0.938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686cm" svg:height="0.032cm" svg:x="5.04cm" svg:y="0.938cm" svg:viewBox="0 0 4687 33" draw:points="2344,33 0,33 0,0 4687,0 4687,33">
            <text:p/>
          </draw:polygon>
          <draw:path draw:style-name="gr3" draw:text-style-name="P7" draw:layer="layout" svg:width="0.309cm" svg:height="0.516cm" svg:x="5.079cm" svg:y="1.15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5.633cm" svg:y="1.08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5.875cm" svg:y="1.184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24cm" svg:height="0.359cm" svg:x="6.17cm" svg:y="1.086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6.719cm" svg:y="1.4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467cm" svg:y="1.15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238cm" svg:height="0.493cm" svg:x="7.832cm" svg:y="1.184cm" svg:viewBox="0 0 239 494" svg:d="M143 176h73c15 0 23 0 23-16 0-9-8-9-23-9h-68c28-111 33-125 33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515cm" svg:height="0.516cm" svg:x="8.309cm" svg:y="1.21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32cm" svg:x="9.078cm" svg:y="1.152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18cm" svg:height="0.772cm" svg:x="9.47cm" svg:y="1.08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0.014cm" svg:y="1.131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238cm" svg:height="0.493cm" svg:x="10.405cm" svg:y="1.184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448cm" svg:y="1.246cm" svg:viewBox="0 0 198 494" draw:points="100,494 0,494 0,0 198,0 198,494">
            <text:p/>
          </draw:polygon>
          <draw:path draw:style-name="gr3" draw:text-style-name="P7" draw:layer="layout" svg:width="0.258cm" svg:height="0.577cm" svg:x="2.429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408cm" svg:y="1.32cm" svg:viewBox="0 0 491 403" draw:points="246,403 0,403 0,0 491,0 491,403">
            <text:p/>
          </draw:polygon>
          <draw:path draw:style-name="gr3" draw:text-style-name="P7" draw:layer="layout" svg:width="0.555cm" svg:height="0.493cm" svg:x="1.389cm" svg:y="1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0§display§= \sqrt{2} \left[ \frac{(t - 1) \sqrt{ (t - 1)^2 - (2)^2 }}{2} - \frac{ (2)^2 }{2} } \log [\ (t - 1) + \sqrt{ (t - 1)^2 - (2)^2}\ ] \right] + c§svg§600§FALSE§</svg:desc>
          <draw:polygon draw:style-name="gr2" draw:text-style-name="P6" draw:layer="layout" svg:width="23.086cm" svg:height="2.037cm" svg:x="2.948cm" svg:y="5.563cm" svg:viewBox="0 0 23087 2038" draw:points="11544,2038 0,2038 0,0 23087,0 23087,2038">
            <text:p/>
          </draw:polygon>
          <draw:path draw:style-name="gr3" draw:text-style-name="P7" draw:layer="layout" svg:width="0.468cm" svg:height="0.165cm" svg:x="2.953cm" svg:y="6.5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549cm" svg:height="0.703cm" svg:x="3.706cm" svg:y="6.1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4.241cm" svg:y="6.113cm" svg:viewBox="0 0 354 30" draw:points="176,30 0,30 0,0 354,0 354,30">
            <text:p/>
          </draw:polygon>
          <draw:path draw:style-name="gr3" draw:text-style-name="P7" draw:layer="layout" svg:width="0.281cm" svg:height="0.469cm" svg:x="4.276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4.903cm" svg:y="5.528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5.27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5.494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5.945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652cm" svg:y="5.8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6.981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7.292cm" svg:y="5.6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7.917cm" svg:y="5.64cm" svg:viewBox="0 0 4400 30" draw:points="2200,30 0,30 0,0 4400,0 4400,30">
            <text:p/>
          </draw:polygon>
          <draw:path draw:style-name="gr3" draw:text-style-name="P7" draw:layer="layout" svg:width="0.164cm" svg:height="0.703cm" svg:x="7.988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8.207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66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67cm" svg:y="5.8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695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959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458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172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12cm" svg:y="5.8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768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032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5.204cm" svg:y="6.568cm" svg:viewBox="0 0 7115 30" draw:points="3557,30 0,30 0,0 7115,0 7115,30">
            <text:p/>
          </draw:polygon>
          <draw:path draw:style-name="gr3" draw:text-style-name="P7" draw:layer="layout" svg:width="0.281cm" svg:height="0.469cm" svg:x="8.62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615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413cm" svg:y="5.7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653cm" svg:y="5.8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008cm" svg:y="5.7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274cm" svg:y="5.7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344cm" svg:y="6.568cm" svg:viewBox="0 0 1214 30" draw:points="608,30 0,30 0,0 1214,0 1214,30">
            <text:p/>
          </draw:polygon>
          <draw:path draw:style-name="gr3" draw:text-style-name="P7" draw:layer="layout" svg:width="0.281cm" svg:height="0.469cm" svg:x="13.81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783cm" svg:y="6.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975cm" svg:y="6.4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5.325cm" svg:y="6.4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751cm" svg:y="6.23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167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6.386cm" svg:y="6.3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6.839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546cm" svg:y="6.28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874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303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043cm" svg:y="6.09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19.669cm" svg:y="6.094cm" svg:viewBox="0 0 4400 30" draw:points="2200,30 0,30 0,0 4400,0 4400,30">
            <text:p/>
          </draw:polygon>
          <draw:path draw:style-name="gr3" draw:text-style-name="P7" draw:layer="layout" svg:width="0.164cm" svg:height="0.703cm" svg:x="19.739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9.959cm" svg:y="6.31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20.4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19cm" svg:y="6.2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448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1.712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2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2.925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3.163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52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3.784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318cm" svg:y="6.23cm" svg:viewBox="0 0 98 704" draw:points="98,0 0,0 0,29 69,29 69,677 0,677 0,704 98,704">
            <text:p/>
          </draw:polygon>
          <draw:polygon draw:style-name="gr3" draw:text-style-name="P7" draw:layer="layout" svg:width="0.209cm" svg:height="2.109cm" svg:x="24.506cm" svg:y="5.52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25.104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797cm" svg:y="6.4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2} \sqrt{ t^2 - 2(t)(1) + 1 + 4 } \ dt§svg§600§FALSE§</svg:desc>
          <draw:polygon draw:style-name="gr2" draw:text-style-name="P6" draw:layer="layout" svg:width="10.485cm" svg:height="0.85cm" svg:x="2.954cm" svg:y="2.678cm" svg:viewBox="0 0 10486 851" draw:points="5243,851 0,851 0,0 10486,0 10486,851">
            <text:p/>
          </draw:polygon>
          <draw:path draw:style-name="gr3" draw:text-style-name="P7" draw:layer="layout" svg:width="0.515cm" svg:height="0.182cm" svg:x="2.959cm" svg:y="3.0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774cm" svg:y="2.815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604cm" svg:height="0.772cm" svg:x="4.325cm" svg:y="2.66cm" svg:viewBox="0 0 605 773" svg:d="M245 692l-136-300c-5-12-10-12-12-12 0 0-5 0-13 5l-73 56c-11 7-11 11-11 12 0 4 2 9 7 9s19-10 26-17c6-4 18-13 25-18l153 334c5 12 11 12 18 12 10 0 12-3 19-14l352-727c5-13 5-14 5-16 0-9-7-16-15-16-7 0-13 4-18 16z">
            <text:p/>
          </draw:path>
          <draw:polygon draw:style-name="gr3" draw:text-style-name="P7" draw:layer="layout" svg:width="0.388cm" svg:height="0.032cm" svg:x="4.913cm" svg:y="2.66cm" svg:viewBox="0 0 389 33" draw:points="194,33 0,33 0,0 389,0 389,33">
            <text:p/>
          </draw:polygon>
          <draw:path draw:style-name="gr3" draw:text-style-name="P7" draw:layer="layout" svg:width="0.309cm" svg:height="0.516cm" svg:x="4.952cm" svg:y="2.8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705cm" svg:height="0.927cm" svg:x="5.385cm" svg:y="2.639cm" svg:viewBox="0 0 706 928" svg:d="M243 928c25 0 25 0 33-16l424-882c6-11 6-12 6-14 0-9-7-16-16-16-11 0-12 7-18 16l-399 831-166-383-107 83 12 12 55-42z">
            <text:p/>
          </draw:path>
          <draw:polygon draw:style-name="gr3" draw:text-style-name="P7" draw:layer="layout" svg:width="6.49cm" svg:height="0.032cm" svg:x="6.073cm" svg:y="2.639cm" svg:viewBox="0 0 6491 33" draw:points="3246,33 0,33 0,0 6491,0 6491,33">
            <text:p/>
          </draw:polygon>
          <draw:path draw:style-name="gr3" draw:text-style-name="P7" draw:layer="layout" svg:width="0.238cm" svg:height="0.493cm" svg:x="6.09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24cm" svg:height="0.359cm" svg:x="6.386cm" svg:y="2.7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6.935cm" svg:y="3.15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683cm" svg:y="2.8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8.107cm" svg:y="2.7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8.349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2-24 3-37z">
            <text:p/>
          </draw:path>
          <draw:path draw:style-name="gr3" draw:text-style-name="P7" draw:layer="layout" svg:width="0.18cm" svg:height="0.772cm" svg:x="8.655cm" svg:y="2.7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8.987cm" svg:y="2.7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9.281cm" svg:y="2.853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9.642cm" svg:y="2.7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0.114cm" svg:y="2.9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0.913cm" svg:y="2.85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515cm" svg:height="0.516cm" svg:x="11.446cm" svg:y="2.9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2.198cm" svg:y="2.84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69cm" svg:height="0.546cm" svg:x="12.851cm" svg:y="2.832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238cm" svg:height="0.493cm" svg:x="13.24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2-24 3-37z">
            <text:p/>
          </draw:path>
        </draw:g>
        <draw:g>
          <svg:title>TexMaths</svg:title>
          <svg:desc>22§display§= \sqrt{2} \smallint \sqrt{ ( t - 1 )^2 + (2)^2 } \ dt§svg§600§FALSE§</svg:desc>
          <draw:polygon draw:style-name="gr2" draw:text-style-name="P6" draw:layer="layout" svg:width="8.965cm" svg:height="0.85cm" svg:x="2.957cm" svg:y="4.178cm" svg:viewBox="0 0 8966 851" draw:points="4483,851 0,851 0,0 8966,0 8966,851">
            <text:p/>
          </draw:polygon>
          <draw:path draw:style-name="gr3" draw:text-style-name="P7" draw:layer="layout" svg:width="0.515cm" svg:height="0.182cm" svg:x="2.962cm" svg:y="4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4cm" svg:height="0.772cm" svg:x="3.791cm" svg:y="4.16cm" svg:viewBox="0 0 605 773" svg:d="M245 692l-136-300c-5-12-10-12-12-12 0 0-5 0-13 5l-73 56c-11 7-11 11-11 12 0 4 2 9 7 9s19-10 26-17c6-4 18-13 25-18l153 334c6 12 11 12 18 12 10 0 12-3 19-14l352-727c5-13 5-14 5-16 0-9-7-16-15-16-7 0-13 4-18 16z">
            <text:p/>
          </draw:path>
          <draw:polygon draw:style-name="gr3" draw:text-style-name="P7" draw:layer="layout" svg:width="0.388cm" svg:height="0.032cm" svg:x="4.379cm" svg:y="4.16cm" svg:viewBox="0 0 389 33" draw:points="194,33 0,33 0,0 389,0 389,33">
            <text:p/>
          </draw:polygon>
          <draw:path draw:style-name="gr3" draw:text-style-name="P7" draw:layer="layout" svg:width="0.309cm" svg:height="0.516cm" svg:x="4.418cm" svg:y="4.3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3cm" svg:height="0.72cm" svg:x="4.937cm" svg:y="4.315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5.516cm" svg:y="4.139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839cm" svg:height="0.032cm" svg:x="6.205cm" svg:y="4.139cm" svg:viewBox="0 0 4840 33" draw:points="2420,33 0,33 0,0 4840,0 4840,33">
            <text:p/>
          </draw:polygon>
          <draw:path draw:style-name="gr3" draw:text-style-name="P7" draw:layer="layout" svg:width="0.18cm" svg:height="0.772cm" svg:x="6.282cm" svg:y="4.2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6.523cm" svg:y="4.385cm" svg:viewBox="0 0 239 494" svg:d="M143 176h74c14 0 22 0 22-16 0-9-8-9-22-9h-67c26-111 31-125 31-130 0-14-10-21-23-21-1 0-24 0-31 28l-30 123h-74c-16 0-23 0-23 14 0 11 7 11 21 11h69c-57 219-58 232-58 246 0 42 30 72 70 72 81 0 125-114 125-120 0-7-7-7-10-7-6 0-8 2-11 11-34 81-76 98-102 98-16 0-23-10-23-35 0-19 0-24 3-37z">
            <text:p/>
          </draw:path>
          <draw:path draw:style-name="gr3" draw:text-style-name="P7" draw:layer="layout" svg:width="0.472cm" svg:height="0.032cm" svg:x="7.021cm" svg:y="4.6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799cm" svg:y="4.35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8.16cm" svg:y="4.2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8.45cm" svg:y="4.2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979cm" svg:y="4.4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18cm" svg:height="0.772cm" svg:x="9.786cm" svg:y="4.2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049cm" svg:y="4.3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18cm" svg:height="0.772cm" svg:x="10.441cm" svg:y="4.2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732cm" svg:y="4.2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1.334cm" svg:y="4.332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238cm" svg:height="0.493cm" svg:x="11.723cm" svg:y="4.385cm" svg:viewBox="0 0 239 494" svg:d="M143 176h74c14 0 22 0 22-16 0-9-8-9-22-9h-67c26-111 31-125 31-130 0-14-10-21-23-21-1 0-24 0-31 28l-30 123h-74c-16 0-23 0-23 14 0 11 7 11 21 11h69c-55 219-58 232-58 246 0 42 30 72 70 72 81 0 125-114 125-120 0-7-7-7-10-7-6 0-8 2-11 11-34 81-76 98-102 98-16 0-23-10-23-35 0-19 2-24 3-37z">
            <text:p/>
          </draw:path>
        </draw:g>
        <draw:g>
          <svg:title>TexMaths</svg:title>
          <svg:desc>20§display§= \sqrt{2} \left[ \frac{(t - 1) \sqrt{ (t - 1)^2 + (2)^2 }}{2} + \frac{ (2)^2 }{2} } \log [\ (t - 1) + \sqrt{ (t - 1)^2 + (2)^2}\ ] \right] + c§svg§600§FALSE§</svg:desc>
          <draw:polygon draw:style-name="gr2" draw:text-style-name="P6" draw:layer="layout" svg:width="23.086cm" svg:height="2.037cm" svg:x="2.948cm" svg:y="5.563cm" svg:viewBox="0 0 23087 2038" draw:points="11544,2038 0,2038 0,0 23087,0 23087,2038">
            <text:p/>
          </draw:polygon>
          <draw:path draw:style-name="gr3" draw:text-style-name="P7" draw:layer="layout" svg:width="0.468cm" svg:height="0.165cm" svg:x="2.953cm" svg:y="6.5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549cm" svg:height="0.703cm" svg:x="3.706cm" svg:y="6.1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4.241cm" svg:y="6.113cm" svg:viewBox="0 0 354 30" draw:points="176,30 0,30 0,0 354,0 354,30">
            <text:p/>
          </draw:polygon>
          <draw:path draw:style-name="gr3" draw:text-style-name="P7" draw:layer="layout" svg:width="0.281cm" svg:height="0.469cm" svg:x="4.276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4.903cm" svg:y="5.528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5.27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5.494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5.945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652cm" svg:y="5.8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6.981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7.292cm" svg:y="5.6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7.917cm" svg:y="5.64cm" svg:viewBox="0 0 4400 30" draw:points="2200,30 0,30 0,0 4400,0 4400,30">
            <text:p/>
          </draw:polygon>
          <draw:path draw:style-name="gr3" draw:text-style-name="P7" draw:layer="layout" svg:width="0.164cm" svg:height="0.703cm" svg:x="7.988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8.207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66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67cm" svg:y="5.8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695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959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0.439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172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12cm" svg:y="5.8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768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032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5.204cm" svg:y="6.568cm" svg:viewBox="0 0 7115 30" draw:points="3557,30 0,30 0,0 7115,0 7115,30">
            <text:p/>
          </draw:polygon>
          <draw:path draw:style-name="gr3" draw:text-style-name="P7" draw:layer="layout" svg:width="0.281cm" svg:height="0.469cm" svg:x="8.62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2.596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413cm" svg:y="5.7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653cm" svg:y="5.8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008cm" svg:y="5.7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274cm" svg:y="5.7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344cm" svg:y="6.568cm" svg:viewBox="0 0 1214 30" draw:points="608,30 0,30 0,0 1214,0 1214,30">
            <text:p/>
          </draw:polygon>
          <draw:path draw:style-name="gr3" draw:text-style-name="P7" draw:layer="layout" svg:width="0.281cm" svg:height="0.469cm" svg:x="13.81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783cm" svg:y="6.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975cm" svg:y="6.4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5.325cm" svg:y="6.4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751cm" svg:y="6.23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167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6.386cm" svg:y="6.3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6.839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546cm" svg:y="6.28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874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303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043cm" svg:y="6.09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19.669cm" svg:y="6.094cm" svg:viewBox="0 0 4400 30" draw:points="2200,30 0,30 0,0 4400,0 4400,30">
            <text:p/>
          </draw:polygon>
          <draw:path draw:style-name="gr3" draw:text-style-name="P7" draw:layer="layout" svg:width="0.164cm" svg:height="0.703cm" svg:x="19.739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9.959cm" svg:y="6.31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20.4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19cm" svg:y="6.2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448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1.712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2.192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2.925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3.163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52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3.784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318cm" svg:y="6.23cm" svg:viewBox="0 0 98 704" draw:points="98,0 0,0 0,29 69,29 69,677 0,677 0,704 98,704">
            <text:p/>
          </draw:polygon>
          <draw:polygon draw:style-name="gr3" draw:text-style-name="P7" draw:layer="layout" svg:width="0.209cm" svg:height="2.109cm" svg:x="24.506cm" svg:y="5.52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25.104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797cm" svg:y="6.4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(t - 1) \sqrt{ t^2 - 2t + 5}}{\sqrt{2}} + 2 \sqrt{2} \log [\ (t - 1) + \sqrt{ t^2 - 2t + 5 } \ ] + c§svg§600§FALSE§</svg:desc>
          <draw:polygon draw:style-name="gr2" draw:text-style-name="P6" draw:layer="layout" svg:width="18.692cm" svg:height="1.673cm" svg:x="2.948cm" svg:y="7.864cm" svg:viewBox="0 0 18693 1674" draw:points="9347,1674 0,1674 0,0 18693,0 18693,1674">
            <text:p/>
          </draw:polygon>
          <draw:path draw:style-name="gr3" draw:text-style-name="P7" draw:layer="layout" svg:width="0.468cm" svg:height="0.165cm" svg:x="2.953cm" svg:y="8.6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3.809cm" svg:y="7.9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17cm" svg:height="0.449cm" svg:x="4.028cm" svg:y="8.003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29cm" svg:height="0.029cm" svg:x="4.481cm" svg:y="8.253cm" svg:viewBox="0 0 430 30" svg:d="M406 30c13 0 24 0 24-16 0-14-11-14-24-14h-382c-11 0-24 0-24 14 0 16 13 16 24 16z">
            <text:p/>
          </draw:path>
          <draw:path draw:style-name="gr3" draw:text-style-name="P7" draw:layer="layout" svg:width="0.233cm" svg:height="0.469cm" svg:x="5.188cm" svg:y="7.97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5.518cm" svg:y="7.9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549cm" svg:height="0.703cm" svg:x="5.801cm" svg:y="7.829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3.245cm" svg:height="0.029cm" svg:x="6.335cm" svg:y="7.829cm" svg:viewBox="0 0 3246 30" draw:points="1622,30 0,30 0,0 3246,0 3246,30">
            <text:p/>
          </draw:polygon>
          <draw:path draw:style-name="gr3" draw:text-style-name="P7" draw:layer="layout" svg:width="0.217cm" svg:height="0.449cm" svg:x="6.353cm" svg:y="8.003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6.622cm" svg:y="7.91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7.119cm" svg:y="8.25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799cm" svg:y="7.97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8.132cm" svg:y="8.003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8.566cm" svg:y="8.03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9.263cm" svg:y="7.975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5.842cm" svg:height="0.029cm" svg:x="3.738cm" svg:y="8.728cm" svg:viewBox="0 0 5843 30" draw:points="2922,30 0,30 0,0 5843,0 5843,30">
            <text:p/>
          </draw:polygon>
          <draw:path draw:style-name="gr3" draw:text-style-name="P7" draw:layer="layout" svg:width="0.549cm" svg:height="0.703cm" svg:x="6.242cm" svg:y="8.86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777cm" svg:y="8.869cm" svg:viewBox="0 0 354 30" draw:points="176,30 0,30 0,0 354,0 354,30">
            <text:p/>
          </draw:polygon>
          <draw:path draw:style-name="gr3" draw:text-style-name="P7" draw:layer="layout" svg:width="0.281cm" svg:height="0.469cm" svg:x="6.812cm" svg:y="9.0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9.86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559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549cm" svg:height="0.703cm" svg:x="10.927cm" svg:y="8.2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462cm" svg:y="8.274cm" svg:viewBox="0 0 354 30" draw:points="176,30 0,30 0,0 354,0 354,30">
            <text:p/>
          </draw:polygon>
          <draw:path draw:style-name="gr3" draw:text-style-name="P7" draw:layer="layout" svg:width="0.281cm" svg:height="0.469cm" svg:x="11.497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1.953cm" svg:y="8.43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145cm" svg:y="8.60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495cm" svg:y="8.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2.921cm" svg:y="8.391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337cm" svg:y="8.39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17cm" svg:height="0.449cm" svg:x="13.556cm" svg:y="8.479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4.009cm" svg:y="8.7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4.716cm" svg:y="8.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5.046cm" svg:y="8.39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5.475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215cm" svg:y="8.2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245cm" svg:height="0.029cm" svg:x="16.841cm" svg:y="8.2cm" svg:viewBox="0 0 3246 30" draw:points="1622,30 0,30 0,0 3246,0 3246,30">
            <text:p/>
          </draw:polygon>
          <draw:path draw:style-name="gr3" draw:text-style-name="P7" draw:layer="layout" svg:width="0.217cm" svg:height="0.449cm" svg:x="16.857cm" svg:y="8.479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17.126cm" svg:y="8.38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7.624cm" svg:y="8.7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304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18.636cm" svg:y="8.47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19.07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9.769cm" svg:y="8.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097cm" svg:height="0.703cm" svg:x="20.334cm" svg:y="8.391cm" svg:viewBox="0 0 98 704" draw:points="98,0 0,0 0,29 69,29 69,677 0,677 0,704 98,704">
            <text:p/>
          </draw:polygon>
          <draw:path draw:style-name="gr3" draw:text-style-name="P7" draw:layer="layout" svg:width="0.468cm" svg:height="0.469cm" svg:x="20.71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403cm" svg:y="8.60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>
          <svg:title>TexMaths</svg:title>
          <svg:desc>22§display§= \frac{(e^x - 1) \sqrt{ e^{2x } - 2e^x + 5}}{\sqrt{2}} + 2 \sqrt{2} \log [\ ( e^x - 1) + \sqrt{ e^{2x} - 2e^x + 5 } \ ] + c§svg§600§FALSE§</svg:desc>
          <draw:polygon draw:style-name="gr2" draw:text-style-name="P6" draw:layer="layout" svg:width="23.304cm" svg:height="1.84cm" svg:x="3.048cm" svg:y="10.068cm" svg:viewBox="0 0 23305 1841" draw:points="11653,1841 0,1841 0,0 23305,0 23305,1841">
            <text:p/>
          </draw:polygon>
          <draw:path draw:style-name="gr3" draw:text-style-name="P7" draw:layer="layout" svg:width="0.515cm" svg:height="0.182cm" svg:x="3.053cm" svg:y="10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995cm" svg:y="10.12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8cm" svg:height="0.351cm" svg:x="4.255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606cm" svg:y="10.18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204cm" svg:y="10.49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982cm" svg:y="10.1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344cm" svg:y="10.12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04cm" svg:height="0.773cm" svg:x="6.658cm" svg:y="10.0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471cm" svg:height="0.032cm" svg:x="7.245cm" svg:y="10.029cm" svg:viewBox="0 0 4472 33" draw:points="2235,33 0,33 0,0 4472,0 4472,33">
            <text:p/>
          </draw:polygon>
          <draw:path draw:style-name="gr3" draw:text-style-name="P7" draw:layer="layout" svg:width="0.298cm" svg:height="0.351cm" svg:x="7.281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7.64cm" svg:y="10.1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7.939cm" svg:y="10.242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8.539cm" svg:y="10.4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285cm" svg:y="10.1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9.669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0.019cm" svg:y="10.242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10.598cm" svg:y="10.25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11.367cm" svg:y="10.189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7.797cm" svg:height="0.032cm" svg:x="3.917cm" svg:y="11.018cm" svg:viewBox="0 0 7798 33" draw:points="3900,33 0,33 0,0 7798,0 7798,33">
            <text:p/>
          </draw:polygon>
          <draw:path draw:style-name="gr3" draw:text-style-name="P7" draw:layer="layout" svg:width="0.604cm" svg:height="0.773cm" svg:x="7.358cm" svg:y="11.173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946cm" svg:y="11.173cm" svg:viewBox="0 0 389 33" draw:points="194,33 0,33 0,0 389,0 389,33">
            <text:p/>
          </draw:polygon>
          <draw:path draw:style-name="gr3" draw:text-style-name="P7" draw:layer="layout" svg:width="0.309cm" svg:height="0.516cm" svg:x="7.985cm" svg:y="11.32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515cm" svg:height="0.516cm" svg:x="12.022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12.791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13.196cm" svg:y="10.51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3.784cm" svg:y="10.518cm" svg:viewBox="0 0 389 33" draw:points="194,33 0,33 0,0 389,0 389,33">
            <text:p/>
          </draw:polygon>
          <draw:path draw:style-name="gr3" draw:text-style-name="P7" draw:layer="layout" svg:width="0.309cm" svg:height="0.516cm" svg:x="13.822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173cm" svg:height="0.537cm" svg:x="14.324cm" svg:y="10.69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4.535cm" svg:y="10.8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922cm" svg:y="10.87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5.389cm" svg:y="10.647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5.846cm" svg:y="10.64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8cm" svg:height="0.351cm" svg:x="16.107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6.457cm" svg:y="10.67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7.055cm" svg:y="11.0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833cm" svg:y="10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196cm" svg:y="10.64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8.668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705cm" svg:height="0.928cm" svg:x="19.482cm" svg:y="10.43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71cm" svg:height="0.032cm" svg:x="20.171cm" svg:y="10.437cm" svg:viewBox="0 0 4472 33" draw:points="2235,33 0,33 0,0 4472,0 4472,33">
            <text:p/>
          </draw:polygon>
          <draw:path draw:style-name="gr3" draw:text-style-name="P7" draw:layer="layout" svg:width="0.298cm" svg:height="0.351cm" svg:x="20.206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20.565cm" svg:y="10.64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0.864cm" svg:y="10.765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21.464cm" svg:y="11.01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212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22.596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22.946cm" svg:y="10.765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23.525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24.292cm" svg:y="10.712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0.106cm" svg:height="0.773cm" svg:x="24.915cm" svg:y="10.647cm" svg:viewBox="0 0 107 774" draw:points="107,0 0,0 0,32 76,32 76,744 0,744 0,774 107,774">
            <text:p/>
          </draw:polygon>
          <draw:path draw:style-name="gr3" draw:text-style-name="P7" draw:layer="layout" svg:width="0.515cm" svg:height="0.516cm" svg:x="25.329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2cm" svg:height="0.351cm" svg:x="26.089cm" svg:y="10.886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449cm" svg:y="10.746cm" svg:viewBox="0 0 198 494" draw:points="100,494 0,494 0,0 198,0 198,494">
            <text:p/>
          </draw:polygon>
          <draw:path draw:style-name="gr3" draw:text-style-name="P7" draw:layer="layout" svg:width="0.258cm" svg:height="0.577cm" svg:x="2.43cm" svg:y="10.7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409cm" svg:y="10.82cm" svg:viewBox="0 0 491 403" draw:points="246,403 0,403 0,0 491,0 491,403">
            <text:p/>
          </draw:polygon>
          <draw:path draw:style-name="gr3" draw:text-style-name="P7" draw:layer="layout" svg:width="0.555cm" svg:height="0.493cm" svg:x="1.39cm" svg:y="10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743cm" svg:y="13.452cm" svg:viewBox="0 0 1319 656" draw:points="659,656 0,656 0,0 1319,0 1319,656">
            <text:p/>
          </draw:polygon>
          <draw:path draw:style-name="gr3" draw:text-style-name="P7" draw:layer="layout" svg:width="0.464cm" svg:height="0.577cm" svg:x="2.728cm" svg:y="13.4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52cm" svg:y="13.6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9cm" svg:y="13.4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03cm" svg:y="13.8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549cm" svg:y="13.452cm" svg:viewBox="0 0 198 494" draw:points="100,494 0,494 0,0 198,0 198,494">
            <text:p/>
          </draw:polygon>
          <draw:path draw:style-name="gr3" draw:text-style-name="P7" draw:layer="layout" svg:width="0.258cm" svg:height="0.577cm" svg:x="4.53cm" svg:y="13.4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6cm" svg:x="1.028cm" svg:y="13.355cm" svg:viewBox="0 0 1333 761" draw:points="666,761 0,761 0,0 1333,0 1333,761">
            <text:p/>
          </draw:polygon>
          <draw:path draw:style-name="gr3" draw:text-style-name="P7" draw:layer="layout" svg:width="0.197cm" svg:height="0.844cm" svg:x="1.068cm" svg:y="13.3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89cm" svg:y="13.3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.769cm" svg:y="13.38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205cm" svg:y="13.3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\frac{\sqrt{ ( \log x )^2 - 5\log x - 14}}{x} \ dx§svg§600§FALSE§</svg:desc>
          <draw:polygon draw:style-name="gr2" draw:text-style-name="P6" draw:layer="layout" svg:width="10.934cm" svg:height="1.818cm" svg:x="5.244cm" svg:y="12.663cm" svg:viewBox="0 0 10935 1819" draw:points="5467,1819 0,1819 0,0 10935,0 10935,1819">
            <text:p/>
          </draw:polygon>
          <draw:path draw:style-name="gr3" draw:text-style-name="P7" draw:layer="layout" svg:width="0.515cm" svg:height="0.182cm" svg:x="5.249cm" svg:y="13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6.064cm" svg:y="12.802cm" svg:viewBox="0 0 688 1718" svg:d="M37 1683c25 0 39-17 39-37 0-26-20-38-37-38-20 0-39 12-39 38 0 41 39 72 86 72 118 0 162-181 217-404 60-245 111-493 153-741 28-163 56-318 83-418 8-39 35-137 66-137 23 0 43 14 46 17-26 2-38 18-38 37 0 26 19 39 36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705cm" svg:height="0.928cm" svg:x="7.101cm" svg:y="12.624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7.266cm" svg:height="0.032cm" svg:x="7.789cm" svg:y="12.624cm" svg:viewBox="0 0 7267 33" draw:points="3635,33 0,33 0,0 7267,0 7267,33">
            <text:p/>
          </draw:polygon>
          <draw:path draw:style-name="gr3" draw:text-style-name="P7" draw:layer="layout" svg:width="0.18cm" svg:height="0.773cm" svg:x="7.866cm" svg:y="12.737cm" svg:viewBox="0 0 181 774" svg:d="M181 767c0-2 0-4-14-18-97-96-121-242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173cm" svg:height="0.537cm" svg:x="8.116cm" svg:y="12.779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8.326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713cm" svg:y="12.965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9.241cm" svg:y="12.9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04cm" svg:y="12.7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9.994cm" svg:y="12.73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0.544cm" svg:y="13.10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292cm" svg:y="12.802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173cm" svg:height="0.537cm" svg:x="11.793cm" svg:y="12.779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12.004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392cm" svg:y="12.965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12.918cm" svg:y="12.9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574cm" svg:y="13.1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352cm" svg:y="12.802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44cm" svg:height="0.523cm" svg:x="14.69cm" svg:y="12.793cm" svg:viewBox="0 0 345 524" svg:d="M206 397v67c0 28 0 37-58 37h-16v23c32-2 72-2 104-2 33 0 74 0 105 2v-23h-15c-58 0-60-9-60-37v-67h79v-24h-79v-354c0-14 0-19-13-19-7 0-8 0-14 9l-239 364v24zM211 373h-190l190-289z">
            <text:p/>
          </draw:path>
          <draw:polygon draw:style-name="gr3" draw:text-style-name="P7" draw:layer="layout" svg:width="8.041cm" svg:height="0.032cm" svg:x="7.016cm" svg:y="13.644cm" svg:viewBox="0 0 8042 33" draw:points="4020,33 0,33 0,0 8042,0 8042,33">
            <text:p/>
          </draw:polygon>
          <draw:path draw:style-name="gr3" draw:text-style-name="P7" draw:layer="layout" svg:width="0.386cm" svg:height="0.351cm" svg:x="10.837cm" svg:y="14.0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5.437cm" svg:y="13.317cm" svg:viewBox="0 0 370 547" svg:d="M370 9c0-2 0-9-11-9s-84 7-99 9c-5 0-10 3-10 14 0 10 7 10 19 10 37 0 39 6 39 13l-2 16-47 182c-14-28-37-49-72-49-90 0-187 115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86cm" svg:height="0.351cm" svg:x="15.831cm" svg:y="13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int \sqrt{ ( \log x )^2 - 5\log x - 14}\ \frac{1}{x} \ dx§svg§600§FALSE§</svg:desc>
          <draw:polygon draw:style-name="gr2" draw:text-style-name="P6" draw:layer="layout" svg:width="11.633cm" svg:height="1.642cm" svg:x="2.85cm" svg:y="0.678cm" svg:viewBox="0 0 11634 1643" draw:points="5816,1643 0,1643 0,0 11634,0 11634,1643">
            <text:p/>
          </draw:polygon>
          <draw:path draw:style-name="gr3" draw:text-style-name="P7" draw:layer="layout" svg:width="0.515cm" svg:height="0.182cm" svg:x="2.855cm" svg:y="1.4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67cm" svg:y="0.63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705cm" svg:height="0.929cm" svg:x="4.615cm" svg:y="0.961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7.265cm" svg:height="0.032cm" svg:x="5.303cm" svg:y="0.961cm" svg:viewBox="0 0 7266 33" draw:points="3634,33 0,33 0,0 7266,0 7266,33">
            <text:p/>
          </draw:polygon>
          <draw:path draw:style-name="gr3" draw:text-style-name="P7" draw:layer="layout" svg:width="0.18cm" svg:height="0.774cm" svg:x="5.379cm" svg:y="1.1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5.629cm" svg:y="1.1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5.84cm" svg:y="1.34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6.225cm" svg:y="1.34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6.753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4cm" svg:x="7.216cm" svg:y="1.1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7.507cm" svg:y="1.1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056cm" svg:y="1.48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04cm" svg:y="1.17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173cm" svg:height="0.538cm" svg:x="9.305cm" svg:y="1.1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516cm" svg:y="1.34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9.903cm" svg:y="1.34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43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086cm" svg:y="1.4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864cm" svg:y="1.1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2.204cm" svg:y="1.16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6cm" svg:height="0.517cm" svg:x="13.015cm" svg:y="0.65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42cm" svg:height="0.032cm" svg:x="12.918cm" svg:y="1.482cm" svg:viewBox="0 0 443 33" draw:points="222,33 0,33 0,0 443,0 443,33">
            <text:p/>
          </draw:polygon>
          <draw:path draw:style-name="gr3" draw:text-style-name="P7" draw:layer="layout" svg:width="0.386cm" svg:height="0.351cm" svg:x="12.941cm" svg:y="1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7cm" svg:x="13.742cm" svg:y="1.155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136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248cm" svg:y="1.246cm" svg:viewBox="0 0 198 494" draw:points="100,494 0,494 0,0 198,0 198,494">
            <text:p/>
          </draw:polygon>
          <draw:path draw:style-name="gr3" draw:text-style-name="P7" draw:layer="layout" svg:width="0.258cm" svg:height="0.577cm" svg:x="2.229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\text {Put, } \log x = t, \ \  \text {Diff } w.\ r.\ t.\ x. \ \  \therefore \ \  \frac{1}{x}\ dx = dt§svg§600§FALSE§</svg:desc>
          <draw:polygon draw:style-name="gr2" draw:text-style-name="P6" draw:layer="layout" svg:width="15.685cm" svg:height="1.501cm" svg:x="2.345cm" svg:y="2.456cm" svg:viewBox="0 0 15686 1502" draw:points="7843,1502 0,1502 0,0 15686,0 15686,1502">
            <text:p/>
          </draw:polygon>
          <draw:path draw:style-name="gr3" draw:text-style-name="P7" draw:layer="layout" svg:width="0.457cm" svg:height="0.529cm" svg:x="2.333cm" svg:y="2.928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2.858cm" svg:y="3.115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6cm" svg:y="2.981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091cm" svg:height="0.232cm" svg:x="3.63cm" svg:y="3.373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173cm" svg:height="0.538cm" svg:x="4.19cm" svg:y="2.9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4.401cm" svg:y="3.10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2cm" svg:x="4.788cm" svg:y="3.106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5.315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9 102-104 102-30 0-42-25-42-51 0-18 5-34 14-69z">
            <text:p/>
          </draw:path>
          <draw:path draw:style-name="gr3" draw:text-style-name="P7" draw:layer="layout" svg:width="0.515cm" svg:height="0.182cm" svg:x="5.992cm" svg:y="3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6.783cm" svg:y="2.972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2cm" svg:x="7.112cm" svg:y="3.373cm" svg:viewBox="0 0 92 233" svg:d="M92 81c0-51-20-81-50-81-26 0-42 19-42 41 0 21 16 42 42 42 9 0 20-4 27-11 3-2 3-2 5-2 0 0 2 0 2 11 0 58-28 106-55 130-9 9-9 11-9 13 0 7 4 9 9 9 9 0 71-60 71-152z">
            <text:p/>
          </draw:path>
          <draw:path draw:style-name="gr3" draw:text-style-name="P7" draw:layer="layout" svg:width="0.52cm" svg:height="0.529cm" svg:x="7.93cm" svg:y="2.928cm" svg:viewBox="0 0 521 530" svg:d="M0 0v25h19c60 0 60 8 60 35v410c0 28 0 36-60 36h-19v24h283c131 0 238-114 238-261s-104-269-238-269zM185 506c-37 0-39-6-39-30v-421c0-25 2-30 39-30h77c48 0 102 16 141 72 34 46 41 113 41 172 0 87-15 133-43 171-16 21-60 66-139 66z">
            <text:p/>
          </draw:path>
          <draw:path draw:style-name="gr3" draw:text-style-name="P7" draw:layer="layout" svg:width="0.166cm" svg:height="0.519cm" svg:x="8.52cm" svg:y="2.93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465cm" svg:height="0.547cm" svg:x="8.729cm" svg:y="2.91cm" svg:viewBox="0 0 466 548" svg:d="M327 236h88v-23h-91v-90c0-70 39-105 72-105 4 0 14 0 26 5-8 3-22 12-22 32 0 17 12 33 33 33s33-16 33-33c0-29-26-55-70-55-46 0-81 30-84 33-22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9.44cm" svg:y="3.115cm" svg:viewBox="0 0 514 352" svg:d="M336 79c4-16 11-46 11-49 0-14-11-21-21-21-11 0-25 5-30 21-2 5-39 155-44 174-6 23-7 37-7 51 0 9 0 11 1 14-17 43-42 66-72 66-61 0-61-57-61-71 0-24 3-54 40-151 9-23 12-34 12-50 0-35-24-63-63-63-74 0-102 113-102 120s7 7 9 7c9 0 9 0 12-14 21-72 51-95 79-95 7 0 20 0 20 24 0 20-9 43-14 55-34 91-44 128-44 157 0 72 52 98 110 98 13 0 50 0 81-54 20 49 74 54 97 54 58 0 92-49 113-95 26-61 51-165 51-202 0-43-21-55-35-55-20 0-39 19-39 37 0 11 5 16 12 21 9 9 29 28 29 67 0 26-23 102-43 141-21 42-47 69-86 69-37 0-56-23-56-67 0-21 5-46 7-57z">
            <text:p/>
          </draw:path>
          <draw:path draw:style-name="gr3" draw:text-style-name="P7" draw:layer="layout" svg:width="0.083cm" svg:height="0.084cm" svg:x="10.058cm" svg:y="3.373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0.488cm" svg:y="3.115cm" svg:viewBox="0 0 317 352" svg:d="M46 298c-2 12-7 30-7 33 0 14 10 21 23 21 8 0 22-7 28-21 2-3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5-12 65z">
            <text:p/>
          </draw:path>
          <draw:path draw:style-name="gr3" draw:text-style-name="P7" draw:layer="layout" svg:width="0.083cm" svg:height="0.084cm" svg:x="10.859cm" svg:y="3.373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1.283cm" svg:y="2.9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1.61cm" svg:y="3.373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2.038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083cm" svg:height="0.084cm" svg:x="12.526cm" svg:y="3.373cm" svg:viewBox="0 0 84 85" svg:d="M84 42c0-23-19-42-42-42s-42 19-42 42 19 43 42 43 42-20 42-43z">
            <text:p/>
          </draw:path>
          <draw:path draw:style-name="gr3" draw:text-style-name="P7" draw:layer="layout" svg:width="0.469cm" svg:height="0.418cm" svg:x="13.427cm" svg:y="3.097cm" svg:viewBox="0 0 470 419" svg:d="M276 41c0-22-19-41-40-41-23 0-42 19-42 41s19 42 42 42c21 0 40-18 40-42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256cm" svg:height="0.517cm" svg:x="14.838cm" svg:y="2.4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43cm" svg:height="0.032cm" svg:x="14.742cm" svg:y="3.247cm" svg:viewBox="0 0 444 33" draw:points="222,33 0,33 0,0 444,0 444,33">
            <text:p/>
          </draw:polygon>
          <draw:path draw:style-name="gr3" draw:text-style-name="P7" draw:layer="layout" svg:width="0.386cm" svg:height="0.351cm" svg:x="14.765cm" svg:y="3.64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369cm" svg:height="0.547cm" svg:x="15.565cm" svg:y="2.919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5-16 30-34 42-65 54-86 54-41 0-51-42-51-72 0-39 24-136 44-171 22-46 58-74 89-74 50 0 62 64 62 69 0 3-2 9-4 12z">
            <text:p/>
          </draw:path>
          <draw:path draw:style-name="gr3" draw:text-style-name="P7" draw:layer="layout" svg:width="0.386cm" svg:height="0.351cm" svg:x="15.96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182cm" svg:x="16.637cm" svg:y="3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17.442cm" svg:y="2.919cm" svg:viewBox="0 0 370 548" svg:d="M370 9c0-2 0-9-11-9s-84 7-99 9c-5 0-10 3-10 14 0 10 7 10 19 10 37 0 39 6 39 13l-2 16-47 183c-14-28-37-49-72-49-90 0-187 114-187 227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17.831cm" svg:y="2.9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\sqrt{ t^2 - 5t - 14}\ dt§svg§600§FALSE§</svg:desc>
          <draw:polygon draw:style-name="gr2" draw:text-style-name="P6" draw:layer="layout" svg:width="6.92cm" svg:height="0.881cm" svg:x="2.852cm" svg:y="4.48cm" svg:viewBox="0 0 6921 882" draw:points="3460,882 0,882 0,0 6921,0 6921,882">
            <text:p/>
          </draw:polygon>
          <draw:path draw:style-name="gr3" draw:text-style-name="P7" draw:layer="layout" svg:width="0.515cm" svg:height="0.182cm" svg:x="2.857cm" svg:y="4.9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672cm" svg:y="4.67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4.251cm" svg:y="4.441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956cm" svg:height="0.032cm" svg:x="4.939cm" svg:y="4.441cm" svg:viewBox="0 0 3957 33" draw:points="1978,33 0,33 0,0 3957,0 3957,33">
            <text:p/>
          </draw:polygon>
          <draw:path draw:style-name="gr3" draw:text-style-name="P7" draw:layer="layout" svg:width="0.238cm" svg:height="0.493cm" svg:x="4.957cm" svg:y="4.747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5.253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02cm" svg:y="5.0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6.55cm" svg:y="4.71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6 55 141 141 141 90 0 169-74 169-172z">
            <text:p/>
          </draw:path>
          <draw:path draw:style-name="gr3" draw:text-style-name="P7" draw:layer="layout" svg:width="0.238cm" svg:height="0.493cm" svg:x="6.916cm" svg:y="4.74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7" draw:layer="layout" svg:width="0.472cm" svg:height="0.032cm" svg:x="7.412cm" svg:y="5.0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19cm" svg:y="4.7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8.53cm" svg:y="4.70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9.183cm" svg:y="4.69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3cm" svg:x="9.574cm" svg:y="4.74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</draw:g>
        <draw:g>
          <svg:title>TexMaths</svg:title>
          <svg:desc>20§display§= \int \sqrt{ t^2 - 2(t)\left( \frac{5}{2} \right) + \frac{25}{4} - 14 - \frac{25}{4} }\ dt§svg§600§FALSE§</svg:desc>
          <draw:polygon draw:style-name="gr2" draw:text-style-name="P6" draw:layer="layout" svg:width="12.304cm" svg:height="2.039cm" svg:x="2.853cm" svg:y="5.977cm" svg:viewBox="0 0 12305 2040" draw:points="6152,2040 0,2040 0,0 12305,0 12305,2040">
            <text:p/>
          </draw:polygon>
          <draw:path draw:style-name="gr3" draw:text-style-name="P7" draw:layer="layout" svg:width="0.468cm" svg:height="0.165cm" svg:x="2.858cm" svg:y="6.9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3.599cm" svg:y="6.281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4.458cm" svg:y="5.9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9.278cm" svg:height="0.029cm" svg:x="5.084cm" svg:y="5.942cm" svg:viewBox="0 0 9279 30" draw:points="4639,30 0,30 0,0 9279,0 9279,30">
            <text:p/>
          </draw:polygon>
          <draw:path draw:style-name="gr3" draw:text-style-name="P7" draw:layer="layout" svg:width="0.217cm" svg:height="0.449cm" svg:x="5.1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5.368cm" svg:y="6.70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5.866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546cm" svg:y="6.7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6.932cm" svg:y="6.71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7.152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164cm" svg:height="0.703cm" svg:x="7.429cm" svg:y="6.711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346cm" svg:height="1.687cm" svg:x="7.927cm" svg:y="6.219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81cm" svg:height="0.484cm" svg:x="8.418cm" svg:y="6.29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8.383cm" svg:y="7.047cm" svg:viewBox="0 0 354 30" draw:points="176,30 0,30 0,0 354,0 354,30">
            <text:p/>
          </draw:polygon>
          <draw:path draw:style-name="gr3" draw:text-style-name="P7" draw:layer="layout" svg:width="0.281cm" svg:height="0.469cm" svg:x="8.418cm" svg:y="7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8.842cm" svg:y="6.219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9.532cm" svg:y="6.82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314cm" svg:y="6.29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0.666cm" svg:y="6.29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703cm" svg:height="0.029cm" svg:x="10.279cm" svg:y="7.047cm" svg:viewBox="0 0 704 30" draw:points="352,30 0,30 0,0 704,0 704,30">
            <text:p/>
          </draw:polygon>
          <draw:path draw:style-name="gr3" draw:text-style-name="P7" draw:layer="layout" svg:width="0.313cm" svg:height="0.476cm" svg:x="10.474cm" svg:y="7.2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1.281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88cm" svg:y="6.7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12.297cm" svg:y="6.76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2.842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3.607cm" svg:y="6.29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3.959cm" svg:y="6.29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olygon draw:style-name="gr3" draw:text-style-name="P7" draw:layer="layout" svg:width="0.703cm" svg:height="0.029cm" svg:x="13.572cm" svg:y="7.047cm" svg:viewBox="0 0 704 30" draw:points="352,30 0,30 0,0 704,0 704,30">
            <text:p/>
          </draw:polygon>
          <draw:path draw:style-name="gr3" draw:text-style-name="P7" draw:layer="layout" svg:width="0.313cm" svg:height="0.476cm" svg:x="13.767cm" svg:y="7.2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35cm" svg:height="0.497cm" svg:x="14.622cm" svg:y="6.75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14.975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\int \sqrt{ \left( t -  \frac{5}{2} \right)^2 - \left( \frac{9}{2} \right)^2 }\ dt§svg§600§FALSE§</svg:desc>
          <draw:polygon draw:style-name="gr2" draw:text-style-name="P6" draw:layer="layout" svg:width="8.74cm" svg:height="2.039cm" svg:x="2.953cm" svg:y="8.677cm" svg:viewBox="0 0 8741 2040" draw:points="4371,2040 0,2040 0,0 8741,0 8741,2040">
            <text:p/>
          </draw:polygon>
          <draw:path draw:style-name="gr3" draw:text-style-name="P7" draw:layer="layout" svg:width="0.468cm" svg:height="0.165cm" svg:x="2.958cm" svg:y="9.7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3.699cm" svg:y="9.053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4.558cm" svg:y="8.6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5.713cm" svg:height="0.029cm" svg:x="5.183cm" svg:y="8.642cm" svg:viewBox="0 0 5714 30" draw:points="2858,30 0,30 0,0 5714,0 5714,30">
            <text:p/>
          </draw:polygon>
          <draw:path draw:style-name="gr3" draw:text-style-name="P7" draw:layer="layout" svg:width="0.346cm" svg:height="1.687cm" svg:x="5.329cm" svg:y="8.9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17cm" svg:height="0.449cm" svg:x="5.716cm" svg:y="9.5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6.169cm" svg:y="9.8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6.932cm" svg:y="9.06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6.897cm" svg:y="9.819cm" svg:viewBox="0 0 354 30" draw:points="176,30 0,30 0,0 354,0 354,30">
            <text:p/>
          </draw:polygon>
          <draw:path draw:style-name="gr3" draw:text-style-name="P7" draw:layer="layout" svg:width="0.281cm" svg:height="0.469cm" svg:x="6.932cm" svg:y="10.0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46cm" svg:height="1.687cm" svg:x="7.358cm" svg:y="8.99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7.881cm" svg:y="8.8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8.38cm" svg:y="9.819cm" svg:viewBox="0 0 430 30" svg:d="M406 30c12 0 24 0 24-16 0-14-12-14-24-14h-382c-11 0-24 0-24 14 0 16 13 16 24 16z">
            <text:p/>
          </draw:path>
          <draw:path draw:style-name="gr3" draw:text-style-name="P7" draw:layer="layout" svg:width="0.346cm" svg:height="1.687cm" svg:x="9.171cm" svg:y="8.9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9.657cm" svg:y="9.0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olygon draw:style-name="gr3" draw:text-style-name="P7" draw:layer="layout" svg:width="0.353cm" svg:height="0.029cm" svg:x="9.627cm" svg:y="9.819cm" svg:viewBox="0 0 354 30" draw:points="176,30 0,30 0,0 354,0 354,30">
            <text:p/>
          </draw:polygon>
          <draw:path draw:style-name="gr3" draw:text-style-name="P7" draw:layer="layout" svg:width="0.281cm" svg:height="0.469cm" svg:x="9.662cm" svg:y="10.0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0.087cm" svg:y="8.991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10.611cm" svg:y="8.8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1.158cm" svg:y="9.52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11.511cm" svg:y="9.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\int \sqrt{ \left( t -  \frac{5}{2} \right)^2 - \frac{81}{4} }\ dt§svg§600§FALSE§</svg:desc>
          <draw:polygon draw:style-name="gr2" draw:text-style-name="P6" draw:layer="layout" svg:width="7.742cm" svg:height="2.039cm" svg:x="15.653cm" svg:y="5.977cm" svg:viewBox="0 0 7743 2040" draw:points="3871,2040 0,2040 0,0 7743,0 7743,2040">
            <text:p/>
          </draw:polygon>
          <draw:path draw:style-name="gr3" draw:text-style-name="P7" draw:layer="layout" svg:width="0.468cm" svg:height="0.165cm" svg:x="15.658cm" svg:y="7.0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6.399cm" svg:y="6.353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17.258cm" svg:y="5.9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4.714cm" svg:height="0.029cm" svg:x="17.884cm" svg:y="5.942cm" svg:viewBox="0 0 4715 30" draw:points="2359,30 0,30 0,0 4715,0 4715,30">
            <text:p/>
          </draw:polygon>
          <draw:path draw:style-name="gr3" draw:text-style-name="P7" draw:layer="layout" svg:width="0.346cm" svg:height="1.687cm" svg:x="18.029cm" svg:y="6.2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17cm" svg:height="0.449cm" svg:x="18.416cm" svg:y="6.8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8.869cm" svg:y="7.1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9.632cm" svg:y="6.36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19.597cm" svg:y="7.119cm" svg:viewBox="0 0 354 30" draw:points="176,30 0,30 0,0 354,0 354,30">
            <text:p/>
          </draw:polygon>
          <draw:path draw:style-name="gr3" draw:text-style-name="P7" draw:layer="layout" svg:width="0.281cm" svg:height="0.469cm" svg:x="19.632cm" svg:y="7.3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46cm" svg:height="1.687cm" svg:x="20.058cm" svg:y="6.29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20.581cm" svg:y="6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1.08cm" svg:y="7.11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1.839cm" svg:y="6.36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33cm" svg:height="0.469cm" svg:x="22.225cm" svg:y="6.36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21.81cm" svg:y="7.119cm" svg:viewBox="0 0 704 30" draw:points="352,30 0,30 0,0 704,0 704,30">
            <text:p/>
          </draw:polygon>
          <draw:path draw:style-name="gr3" draw:text-style-name="P7" draw:layer="layout" svg:width="0.313cm" svg:height="0.476cm" svg:x="22.005cm" svg:y="7.31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35cm" svg:height="0.497cm" svg:x="22.86cm" svg:y="6.82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217cm" svg:height="0.449cm" svg:x="23.213cm" svg:y="6.8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 \frac{ \left( t -  \frac{5}{2}\right) \sqrt{ \left( t -  \frac{5}{2}\right)^2 - \left( \frac{9}{2} \right)^2 }}{2} - \frac{ \left( \frac{9}{2} \right)^2 }{2} } \log \left[\ \left( t -  \frac{5}{2}\right) + \sqrt{ \left( t -  \frac{5}{2}\right)^2 - \left( \frac{9}{2} \right)^2 }  \ \right]+ c§svg§600§FALSE§</svg:desc>
          <draw:polygon draw:style-name="gr2" draw:text-style-name="P6" draw:layer="layout" svg:width="24.744cm" svg:height="2.558cm" svg:x="2.953cm" svg:y="11.578cm" svg:viewBox="0 0 24745 2559" draw:points="12372,2559 0,2559 0,0 24745,0 24745,2559">
            <text:p/>
          </draw:polygon>
          <draw:path draw:style-name="gr3" draw:text-style-name="P7" draw:layer="layout" svg:width="0.468cm" svg:height="0.165cm" svg:x="2.958cm" svg:y="12.8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85cm" svg:height="0.844cm" svg:x="3.851cm" svg:y="11.857cm" svg:viewBox="0 0 186 845" svg:d="M186 837c0-2-2-4-4-7-32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17cm" svg:height="0.448cm" svg:x="4.083cm" svg:y="12.015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" draw:text-style-name="P7" draw:layer="layout" svg:width="0.429cm" svg:height="0.029cm" svg:x="4.535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36cm" svg:x="5.294cm" svg:y="11.852cm" svg:viewBox="0 0 219 337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7 101 87 62 0 118-46 118-108 0-56-43-107-104-107-22 0-48 4-69 24z">
            <text:p/>
          </draw:path>
          <draw:polygon draw:style-name="gr3" draw:text-style-name="P7" draw:layer="layout" svg:width="0.281cm" svg:height="0.029cm" svg:x="5.263cm" svg:y="12.264cm" svg:viewBox="0 0 282 30" draw:points="141,30 0,30 0,0 282,0 282,30">
            <text:p/>
          </draw:polygon>
          <draw:path draw:style-name="gr3" draw:text-style-name="P7" draw:layer="layout" svg:width="0.218cm" svg:height="0.327cm" svg:x="5.294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659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641cm" svg:height="1.266cm" svg:x="6.145cm" svg:y="11.543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789cm" svg:height="0.029cm" svg:x="6.77cm" svg:y="11.543cm" svg:viewBox="0 0 4790 30" draw:points="2395,30 0,30 0,0 4790,0 4790,30">
            <text:p/>
          </draw:polygon>
          <draw:path draw:style-name="gr3" draw:text-style-name="P7" draw:layer="layout" svg:width="0.185cm" svg:height="0.844cm" svg:x="6.878cm" svg:y="11.857cm" svg:viewBox="0 0 186 845" svg:d="M186 837c0-2-2-4-4-7-33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17cm" svg:height="0.448cm" svg:x="7.108cm" svg:y="12.015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7.561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36cm" svg:x="8.321cm" svg:y="11.852cm" svg:viewBox="0 0 219 337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7 101 87 62 0 118-46 118-108 0-56-43-107-104-107-22 0-48 4-69 24z">
            <text:p/>
          </draw:path>
          <draw:polygon draw:style-name="gr3" draw:text-style-name="P7" draw:layer="layout" svg:width="0.281cm" svg:height="0.029cm" svg:x="8.29cm" svg:y="12.264cm" svg:viewBox="0 0 282 30" draw:points="141,30 0,30 0,0 282,0 282,30">
            <text:p/>
          </draw:polygon>
          <draw:path draw:style-name="gr3" draw:text-style-name="P7" draw:layer="layout" svg:width="0.218cm" svg:height="0.327cm" svg:x="8.321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8.686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9.007cm" svg:y="11.70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506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185cm" svg:height="0.844cm" svg:x="10.258cm" svg:y="11.857cm" svg:viewBox="0 0 186 845" svg:d="M186 837c0-2-2-4-4-7-33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26cm" svg:height="0.336cm" svg:x="10.583cm" svg:y="11.852cm" svg:viewBox="0 0 227 337" svg:d="M181 181c0 123-61 141-91 141-12 0-37 0-52-16 21-2 23-18 23-23 0-13-8-24-23-24-16 0-24 10-24 24 0 34 28 54 76 54 72 0 137-65 137-171 0-123-54-166-112-166-16 0-49 3-78 30-18 16-37 36-37 80 0 63 50 109 109 109 38 0 61-25 72-48zM110 206c-19 0-36-6-51-30-11-18-11-38-11-66s0-48 14-68c12-18 28-28 53-28 26 0 42 16 48 29 15 21 16 55 16 72 0 64-37 91-69 91z">
            <text:p/>
          </draw:path>
          <draw:polygon draw:style-name="gr3" draw:text-style-name="P7" draw:layer="layout" svg:width="0.281cm" svg:height="0.029cm" svg:x="10.558cm" svg:y="12.264cm" svg:viewBox="0 0 282 30" draw:points="141,30 0,30 0,0 282,0 282,30">
            <text:p/>
          </draw:polygon>
          <draw:path draw:style-name="gr3" draw:text-style-name="P7" draw:layer="layout" svg:width="0.218cm" svg:height="0.327cm" svg:x="10.588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10.953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11.274cm" svg:y="11.70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816cm" svg:height="0.029cm" svg:x="3.743cm" svg:y="12.893cm" svg:viewBox="0 0 7817 30" draw:points="3909,30 0,30 0,0 7817,0 7817,30">
            <text:p/>
          </draw:polygon>
          <draw:path draw:style-name="gr3" draw:text-style-name="P7" draw:layer="layout" svg:width="0.281cm" svg:height="0.469cm" svg:x="7.511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29cm" svg:height="0.029cm" svg:x="11.858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185cm" svg:height="0.844cm" svg:x="12.693cm" svg:y="11.965cm" svg:viewBox="0 0 186 845" svg:d="M186 837c0-2-2-4-4-7-32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26cm" svg:height="0.336cm" svg:x="13.02cm" svg:y="11.959cm" svg:viewBox="0 0 227 337" svg:d="M181 181c0 123-61 141-91 141-12 0-37 0-52-16 21-2 23-18 23-23 0-13-8-24-23-24-16 0-24 10-24 24 0 34 28 54 76 54 72 0 137-65 137-171 0-123-54-166-112-166-16 0-49 3-78 30-18 16-37 36-37 80 0 63 50 109 109 109 38 0 61-25 72-48zM110 206c-19 0-36-6-51-30-11-18-11-38-11-66s0-48 14-68c12-18 28-28 53-28 26 0 42 16 50 29 13 21 14 55 14 72 0 64-37 91-69 91z">
            <text:p/>
          </draw:path>
          <draw:polygon draw:style-name="gr3" draw:text-style-name="P7" draw:layer="layout" svg:width="0.281cm" svg:height="0.029cm" svg:x="12.994cm" svg:y="12.372cm" svg:viewBox="0 0 282 30" draw:points="141,30 0,30 0,0 282,0 282,30">
            <text:p/>
          </draw:polygon>
          <draw:path draw:style-name="gr3" draw:text-style-name="P7" draw:layer="layout" svg:width="0.218cm" svg:height="0.327cm" svg:x="13.025cm" svg:y="12.4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13.389cm" svg:y="11.965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13.711cm" svg:y="11.8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409cm" svg:height="0.029cm" svg:x="12.588cm" svg:y="12.893cm" svg:viewBox="0 0 1410 30" draw:points="706,30 0,30 0,0 1410,0 1410,30">
            <text:p/>
          </draw:polygon>
          <draw:path draw:style-name="gr3" draw:text-style-name="P7" draw:layer="layout" svg:width="0.281cm" svg:height="0.469cm" svg:x="13.151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57cm" svg:height="0.488cm" svg:x="14.22cm" svg:y="12.594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412cm" svg:y="12.76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4.764cm" svg:y="12.76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34cm" svg:height="1.264cm" svg:x="15.452cm" svg:y="11.642cm" svg:viewBox="0 0 235 1265" draw:points="0,1265 50,1265 50,48 235,48 235,0 0,0">
            <text:p/>
          </draw:polygon>
          <draw:polygon draw:style-name="gr3" draw:text-style-name="P7" draw:layer="layout" svg:width="0.234cm" svg:height="1.264cm" svg:x="15.452cm" svg:y="12.906cm" svg:viewBox="0 0 235 1265" draw:points="0,1265 235,1265 235,1217 50,1217 50,0 0,0">
            <text:p/>
          </draw:polygon>
          <draw:path draw:style-name="gr3" draw:text-style-name="P7" draw:layer="layout" svg:width="0.346cm" svg:height="1.686cm" svg:x="16.071cm" svg:y="12.063cm" svg:viewBox="0 0 347 1687" svg:d="M347 1681c0-3-1-5-3-6-26-28-74-74-120-151-114-180-165-409-165-679 0-191 24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17cm" svg:height="0.448cm" svg:x="16.458cm" svg:y="12.64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16.911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7.674cm" svg:y="12.13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8 35-34 0-17-12-35-35-35-11 0-35 5-35 39 0 60 48 128 128 128 82 0 154-68 154-157z">
            <text:p/>
          </draw:path>
          <draw:polygon draw:style-name="gr3" draw:text-style-name="P7" draw:layer="layout" svg:width="0.353cm" svg:height="0.029cm" svg:x="17.641cm" svg:y="12.893cm" svg:viewBox="0 0 354 30" draw:points="176,30 0,30 0,0 354,0 354,30">
            <text:p/>
          </draw:polygon>
          <draw:path draw:style-name="gr3" draw:text-style-name="P7" draw:layer="layout" svg:width="0.281cm" svg:height="0.469cm" svg:x="17.67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18.1cm" svg:y="12.063cm" svg:viewBox="0 0 347 1687" svg:d="M347 845c0-277-64-555-243-767-13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468cm" svg:height="0.469cm" svg:x="18.789cm" svg:y="12.6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2.109cm" svg:x="19.53cm" svg:y="11.714cm" svg:viewBox="0 0 640 2110" svg:d="M98 1054l-93 184c-5 6-5 8-5 10 0 1 10 9 10 11l48-93 163 944c21 0 25 0 29-18l390-2078c0-8-5-14-13-14-13 0-14 10-16 21l-361 1916z">
            <text:p/>
          </draw:path>
          <draw:polygon draw:style-name="gr3" draw:text-style-name="P7" draw:layer="layout" svg:width="5.712cm" svg:height="0.029cm" svg:x="20.156cm" svg:y="11.714cm" svg:viewBox="0 0 5713 30" draw:points="2858,30 0,30 0,0 5713,0 5713,30">
            <text:p/>
          </draw:polygon>
          <draw:path draw:style-name="gr3" draw:text-style-name="P7" draw:layer="layout" svg:width="0.346cm" svg:height="1.686cm" svg:x="20.301cm" svg:y="12.063cm" svg:viewBox="0 0 347 1687" svg:d="M347 1681c0-3-1-5-3-6-26-28-74-74-120-151-114-180-165-409-165-679 0-191 24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17cm" svg:height="0.448cm" svg:x="20.688cm" svg:y="12.64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21.141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1.904cm" svg:y="12.13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8 35-34 0-17-12-35-35-35-11 0-35 5-35 39 0 60 48 128 128 128 82 0 154-68 154-157z">
            <text:p/>
          </draw:path>
          <draw:polygon draw:style-name="gr3" draw:text-style-name="P7" draw:layer="layout" svg:width="0.353cm" svg:height="0.029cm" svg:x="21.869cm" svg:y="12.893cm" svg:viewBox="0 0 354 30" draw:points="176,30 0,30 0,0 354,0 354,30">
            <text:p/>
          </draw:polygon>
          <draw:path draw:style-name="gr3" draw:text-style-name="P7" draw:layer="layout" svg:width="0.281cm" svg:height="0.469cm" svg:x="21.90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22.33cm" svg:y="12.063cm" svg:viewBox="0 0 347 1687" svg:d="M347 845c0-277-64-555-243-767-13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218cm" svg:height="0.327cm" svg:x="22.853cm" svg:y="11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352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346cm" svg:height="1.686cm" svg:x="24.143cm" svg:y="12.063cm" svg:viewBox="0 0 347 1687" svg:d="M347 1681c0-3-1-5-3-6-26-28-74-74-120-151-114-180-165-409-165-679 0-191 26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92cm" svg:height="0.484cm" svg:x="24.629cm" svg:y="12.138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olygon draw:style-name="gr3" draw:text-style-name="P7" draw:layer="layout" svg:width="0.353cm" svg:height="0.029cm" svg:x="24.599cm" svg:y="12.893cm" svg:viewBox="0 0 354 30" draw:points="176,30 0,30 0,0 354,0 354,30">
            <text:p/>
          </draw:polygon>
          <draw:path draw:style-name="gr3" draw:text-style-name="P7" draw:layer="layout" svg:width="0.281cm" svg:height="0.469cm" svg:x="24.63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25.059cm" svg:y="12.063cm" svg:viewBox="0 0 347 1687" svg:d="M347 845c0-277-64-555-243-767-14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218cm" svg:height="0.327cm" svg:x="25.583cm" svg:y="11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34cm" svg:height="1.264cm" svg:x="26.107cm" svg:y="11.642cm" svg:viewBox="0 0 235 1265" draw:points="187,1265 235,1265 235,0 0,0 0,48 187,48">
            <text:p/>
          </draw:polygon>
          <draw:polygon draw:style-name="gr3" draw:text-style-name="P7" draw:layer="layout" svg:width="0.234cm" svg:height="1.264cm" svg:x="26.107cm" svg:y="12.906cm" svg:viewBox="0 0 235 1265" draw:points="187,1217 0,1217 0,1265 235,1265 235,0 187,0">
            <text:p/>
          </draw:polygon>
          <draw:path draw:style-name="gr3" draw:text-style-name="P7" draw:layer="layout" svg:width="0.468cm" svg:height="0.469cm" svg:x="26.767cm" svg:y="12.6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458cm" svg:y="12.77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draw:frame presentation:style-name="pr5" draw:text-style-name="P5" draw:layer="layout" svg:width="26.4cm" svg:height="14.574cm" svg:x="0.8cm" svg:y="0.626cm" presentation:class="title" presentation:user-transformed="true">
          <draw:text-box>
            <text:p text:style-name="P4"><text:s/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3cm" svg:y="8.453cm" svg:viewBox="0 0 1319 656" draw:points="659,656 0,656 0,0 1319,0 1319,656">
            <text:p/>
          </draw:polygon>
          <draw:path draw:style-name="gr3" draw:text-style-name="P7" draw:layer="layout" svg:width="0.464cm" svg:height="0.577cm" svg:x="3.228cm" svg:y="8.4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2cm" svg:y="8.6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9cm" svg:y="8.4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3cm" svg:y="8.8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9cm" svg:y="8.453cm" svg:viewBox="0 0 198 494" draw:points="100,494 0,494 0,0 198,0 198,494">
            <text:p/>
          </draw:polygon>
          <draw:path draw:style-name="gr3" draw:text-style-name="P7" draw:layer="layout" svg:width="0.258cm" svg:height="0.577cm" svg:x="5.03cm" svg:y="8.4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1)}§svg§600§FALSE§</svg:desc>
          <draw:polygon draw:style-name="gr2" draw:text-style-name="P6" draw:layer="layout" svg:width="1.332cm" svg:height="0.76cm" svg:x="1.428cm" svg:y="8.357cm" svg:viewBox="0 0 1333 761" draw:points="666,761 0,761 0,0 1333,0 1333,761">
            <text:p/>
          </draw:polygon>
          <draw:path draw:style-name="gr3" draw:text-style-name="P7" draw:layer="layout" svg:width="0.197cm" svg:height="0.844cm" svg:x="1.468cm" svg:y="8.3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789cm" svg:y="8.3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212cm" svg:y="8.3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605cm" svg:y="8.3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( 2x + 3 ) \sqrt{4x^2 + 4x + 17} \ dx§svg§600§FALSE§</svg:desc>
          <draw:polygon draw:style-name="gr2" draw:text-style-name="P6" draw:layer="layout" svg:width="10.418cm" svg:height="0.908cm" svg:x="5.741cm" svg:y="8.166cm" svg:viewBox="0 0 10419 909" draw:points="5210,909 0,909 0,0 10419,0 10419,909">
            <text:p/>
          </draw:polygon>
          <draw:path draw:style-name="gr3" draw:text-style-name="P7" draw:layer="layout" svg:width="0.515cm" svg:height="0.182cm" svg:x="5.746cm" svg:y="8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561cm" svg:y="8.36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18cm" svg:height="0.774cm" svg:x="7.003cm" svg:y="8.33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265cm" svg:y="8.4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7.637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8.27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034cm" svg:y="8.402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18cm" svg:height="0.774cm" svg:x="9.432cm" svg:y="8.33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9.774cm" svg:y="8.127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4.669cm" svg:height="0.032cm" svg:x="10.462cm" svg:y="8.127cm" svg:viewBox="0 0 4670 33" draw:points="2334,33 0,33 0,0 4670,0 4670,33">
            <text:p/>
          </draw:polygon>
          <draw:path draw:style-name="gr3" draw:text-style-name="P7" draw:layer="layout" svg:width="0.344cm" svg:height="0.524cm" svg:x="10.483cm" svg:y="8.3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7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1.324cm" svg:y="8.3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852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2.604cm" svg:y="8.3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2.991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3.627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426cm" svg:y="8.4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4.787cm" svg:y="8.395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5.418cm" svg:y="8.381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813cm" svg:y="8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85cm" svg:y="1.654cm" svg:viewBox="0 0 198 494" draw:points="100,494 0,494 0,0 198,0 198,494">
            <text:p/>
          </draw:polygon>
          <draw:path draw:style-name="gr3" draw:text-style-name="P7" draw:layer="layout" svg:width="0.258cm" svg:height="0.577cm" svg:x="1.831cm" svg:y="1.6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0§display§=  \frac{ (2t - 5) \sqrt{ t^2 - 5t - 14 }}{4} - \frac{81}{8}\log \left[ \frac{2t - 5}{2} + \sqrt{ t^2 - 5t - 14 } \right] + c§svg§600§FALSE§</svg:desc>
          <draw:polygon draw:style-name="gr2" draw:text-style-name="P6" draw:layer="layout" svg:width="19.304cm" svg:height="1.687cm" svg:x="2.645cm" svg:y="1.067cm" svg:viewBox="0 0 19305 1688" draw:points="9653,1688 0,1688 0,0 19305,0 19305,1688">
            <text:p/>
          </draw:polygon>
          <draw:path draw:style-name="gr3" draw:text-style-name="P7" draw:layer="layout" svg:width="0.468cm" svg:height="0.165cm" svg:x="2.65cm" svg:y="1.86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3.506cm" svg:y="1.11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3.744cm" svg:y="1.1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8cm" svg:x="4.077cm" svg:y="1.206cm" svg:viewBox="0 0 218 449" svg:d="M130 160h67c13 0 21 0 21-14 0-8-8-8-21-8h-61c24-101 29-114 29-119 0-13-10-19-21-19-2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4.53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5.21cm" svg:y="1.17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164cm" svg:height="0.703cm" svg:x="5.565cm" svg:y="1.11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549cm" svg:height="0.703cm" svg:x="5.85cm" svg:y="1.03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3.596cm" svg:height="0.029cm" svg:x="6.384cm" svg:y="1.032cm" svg:viewBox="0 0 3597 30" draw:points="1798,30 0,30 0,0 3597,0 3597,30">
            <text:p/>
          </draw:polygon>
          <draw:path draw:style-name="gr3" draw:text-style-name="P7" draw:layer="layout" svg:width="0.217cm" svg:height="0.448cm" svg:x="6.4cm" svg:y="1.206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218cm" svg:height="0.327cm" svg:x="6.669cm" svg:y="1.11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7.168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7.848cm" svg:y="1.17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217cm" svg:height="0.448cm" svg:x="8.181cm" svg:y="1.206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8.632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4cm" svg:y="1.17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9.648cm" svg:y="1.17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6.545cm" svg:height="0.029cm" svg:x="3.435cm" svg:y="1.931cm" svg:viewBox="0 0 6546 30" draw:points="3272,30 0,30 0,0 6546,0 6546,30">
            <text:p/>
          </draw:polygon>
          <draw:path draw:style-name="gr3" draw:text-style-name="P7" draw:layer="layout" svg:width="0.313cm" svg:height="0.476cm" svg:x="6.552cm" svg:y="2.128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0.279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037cm" svg:y="1.178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233cm" svg:height="0.469cm" svg:x="11.423cm" svg:y="1.17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1.009cm" svg:y="1.931cm" svg:viewBox="0 0 704 30" draw:points="352,30 0,30 0,0 704,0 704,30">
            <text:p/>
          </draw:polygon>
          <draw:path draw:style-name="gr3" draw:text-style-name="P7" draw:layer="layout" svg:width="0.292cm" svg:height="0.484cm" svg:x="11.213cm" svg:y="2.13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157cm" svg:height="0.488cm" svg:x="11.937cm" svg:y="1.63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2.127cm" svg:y="1.8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2.479cm" svg:y="1.80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13.114cm" svg:y="1.102cm" svg:viewBox="0 0 187 1688" draw:points="0,1688 187,1688 187,1649 38,1649 38,38 187,38 187,0 0,0">
            <text:p/>
          </draw:polygon>
          <draw:path draw:style-name="gr3" draw:text-style-name="P7" draw:layer="layout" svg:width="0.281cm" svg:height="0.469cm" svg:x="13.428cm" svg:y="1.1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8cm" svg:x="13.761cm" svg:y="1.206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14.213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4.894cm" svg:y="1.17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olygon draw:style-name="gr3" draw:text-style-name="P7" draw:layer="layout" svg:width="1.817cm" svg:height="0.029cm" svg:x="13.393cm" svg:y="1.931cm" svg:viewBox="0 0 1818 30" draw:points="909,30 0,30 0,0 1818,0 1818,30">
            <text:p/>
          </draw:polygon>
          <draw:path draw:style-name="gr3" draw:text-style-name="P7" draw:layer="layout" svg:width="0.281cm" svg:height="0.469cm" svg:x="14.161cm" svg:y="2.1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68cm" svg:height="0.469cm" svg:x="15.489cm" svg:y="1.71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23cm" svg:y="1.403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3.596cm" svg:height="0.029cm" svg:x="16.855cm" svg:y="1.403cm" svg:viewBox="0 0 3597 30" draw:points="1798,30 0,30 0,0 3597,0 3597,30">
            <text:p/>
          </draw:polygon>
          <draw:path draw:style-name="gr3" draw:text-style-name="P7" draw:layer="layout" svg:width="0.217cm" svg:height="0.448cm" svg:x="16.871cm" svg:y="1.681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218cm" svg:height="0.327cm" svg:x="17.14cm" svg:y="1.5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7.639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8.319cm" svg:y="1.65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217cm" svg:height="0.448cm" svg:x="18.652cm" svg:y="1.681cm" svg:viewBox="0 0 218 449" svg:d="M130 160h67c13 0 21 0 21-14 0-8-8-8-21-8h-61c24-101 29-114 29-119 0-13-10-19-21-19-2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19.103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811cm" svg:y="1.65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20.119cm" svg:y="1.645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186cm" svg:height="1.687cm" svg:x="20.462cm" svg:y="1.102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1.019cm" svg:y="1.71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71cm" svg:y="1.81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85cm" svg:y="4.254cm" svg:viewBox="0 0 198 494" draw:points="100,494 0,494 0,0 198,0 198,494">
            <text:p/>
          </draw:polygon>
          <draw:path draw:style-name="gr3" draw:text-style-name="P7" draw:layer="layout" svg:width="0.258cm" svg:height="0.577cm" svg:x="1.831cm" svg:y="4.2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 \frac{ (2\log x - 5) \sqrt{ (\log x)^2 - 5\log x - 14 }}{4} §svg§600§FALSE§</svg:desc>
          <draw:polygon draw:style-name="gr2" draw:text-style-name="P6" draw:layer="layout" svg:width="12.889cm" svg:height="1.683cm" svg:x="2.546cm" svg:y="3.472cm" svg:viewBox="0 0 12890 1684" draw:points="6445,1684 0,1684 0,0 12890,0 12890,1684">
            <text:p/>
          </draw:polygon>
          <draw:path draw:style-name="gr3" draw:text-style-name="P7" draw:layer="layout" svg:width="0.515cm" svg:height="0.182cm" svg:x="2.551cm" svg:y="4.3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493cm" svg:y="3.5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3.755cm" svg:y="3.6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4.258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468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4.855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5.383cm" svg:y="3.7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038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6.786cm" svg:y="3.61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ath draw:style-name="gr3" draw:text-style-name="P7" draw:layer="layout" svg:width="0.18cm" svg:height="0.773cm" svg:x="7.178cm" svg:y="3.5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705cm" svg:height="0.928cm" svg:x="7.52cm" svg:y="3.43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7.266cm" svg:height="0.032cm" svg:x="8.208cm" svg:y="3.433cm" svg:viewBox="0 0 7267 33" draw:points="3634,33 0,33 0,0 7267,0 7267,33">
            <text:p/>
          </draw:polygon>
          <draw:path draw:style-name="gr3" draw:text-style-name="P7" draw:layer="layout" svg:width="0.18cm" svg:height="0.773cm" svg:x="8.284cm" svg:y="3.5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8.534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45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132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9.658cm" svg:y="3.7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121cm" svg:y="3.5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413cm" svg:y="3.5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961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709cm" svg:y="3.61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ath draw:style-name="gr3" draw:text-style-name="P7" draw:layer="layout" svg:width="0.173cm" svg:height="0.538cm" svg:x="12.212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421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809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3.337cm" svg:y="3.7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991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769cm" svg:y="3.6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15.109cm" svg:y="3.602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12.059cm" svg:height="0.032cm" svg:x="3.415cm" svg:y="4.454cm" svg:viewBox="0 0 12060 33" draw:points="6030,33 0,33 0,0 12060,0 12060,33">
            <text:p/>
          </draw:polygon>
          <draw:path draw:style-name="gr3" draw:text-style-name="P7" draw:layer="layout" svg:width="0.344cm" svg:height="0.523cm" svg:x="9.273cm" svg:y="4.669cm" svg:viewBox="0 0 345 524" svg:d="M206 398v67c0 28 0 37-58 37h-16v22c32-1 72-1 104-1 33 0 74 0 105 1v-22h-15c-58 0-60-9-60-37v-67h79v-25h-79v-354c0-14 0-19-13-19-7 0-8 0-14 9l-239 364v25zM211 373h-190l190-289z">
            <text:p/>
          </draw:path>
        </draw:g>
        <draw:g>
          <svg:title>TexMaths</svg:title>
          <svg:desc>22§display§- \frac{81}{8}\log \left[ \frac{2\log x - 5}{2} + \sqrt{ (\log x)^2 - 5\log x - 14 } \right] + c§svg§600§FALSE§</svg:desc>
          <draw:polygon draw:style-name="gr2" draw:text-style-name="P6" draw:layer="layout" svg:width="17.419cm" svg:height="1.779cm" svg:x="9.446cm" svg:y="5.674cm" svg:viewBox="0 0 17420 1780" draw:points="8710,1780 0,1780 0,0 17420,0 17420,1780">
            <text:p/>
          </draw:polygon>
          <draw:path draw:style-name="gr3" draw:text-style-name="P7" draw:layer="layout" svg:width="0.472cm" svg:height="0.032cm" svg:x="9.471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34cm" svg:y="5.71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56cm" svg:height="0.516cm" svg:x="10.557cm" svg:y="5.7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101cm" svg:y="6.547cm" svg:viewBox="0 0 774 33" draw:points="387,33 0,33 0,0 774,0 774,33">
            <text:p/>
          </draw:polygon>
          <draw:path draw:style-name="gr3" draw:text-style-name="P7" draw:layer="layout" svg:width="0.321cm" svg:height="0.532cm" svg:x="10.328cm" svg:y="6.77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11.122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333cm" svg:y="6.4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72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2.417cm" svg:y="5.63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2.764cm" svg:y="5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265cm" svg:y="5.6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476cm" svg:y="5.8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864cm" svg:y="5.88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4.39cm" svg:y="5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046cm" svg:y="6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794cm" svg:y="5.71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3.417cm" svg:height="0.032cm" svg:x="12.725cm" svg:y="6.547cm" svg:viewBox="0 0 3418 33" draw:points="1709,33 0,33 0,0 3418,0 3418,33">
            <text:p/>
          </draw:polygon>
          <draw:path draw:style-name="gr3" draw:text-style-name="P7" draw:layer="layout" svg:width="0.309cm" svg:height="0.516cm" svg:x="14.279cm" svg:y="6.7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6.449cm" svg:y="6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7.264cm" svg:y="6.02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7.266cm" svg:height="0.032cm" svg:x="17.952cm" svg:y="6.026cm" svg:viewBox="0 0 7267 33" draw:points="3634,33 0,33 0,0 7267,0 7267,33">
            <text:p/>
          </draw:polygon>
          <draw:path draw:style-name="gr3" draw:text-style-name="P7" draw:layer="layout" svg:width="0.18cm" svg:height="0.773cm" svg:x="18.029cm" svg:y="6.1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8.279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489cm" svg:y="6.4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8.876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9.402cm" svg:y="6.4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9.867cm" svg:y="6.1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157cm" svg:y="6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706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454cm" svg:y="6.24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73cm" svg:height="0.538cm" svg:x="21.956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22.167cm" svg:y="6.4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22.554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23.081cm" svg:y="6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3.735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513cm" svg:y="6.2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4cm" svg:x="24.853cm" svg:y="6.233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25.229cm" svg:y="5.63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5.842cm" svg:y="6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602cm" svg:y="6.41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0§display§= \frac{1}{4} \smallint ( 8x + 12 ) \sqrt{4x^2 + 4x + 17} \ dx§svg§600§FALSE§</svg:desc>
          <draw:polygon draw:style-name="gr2" draw:text-style-name="P6" draw:layer="layout" svg:width="10.458cm" svg:height="1.357cm" svg:x="5.742cm" svg:y="9.663cm" svg:viewBox="0 0 10459 1358" draw:points="5230,1358 0,1358 0,0 10459,0 10459,1358">
            <text:p/>
          </draw:polygon>
          <draw:path draw:style-name="gr3" draw:text-style-name="P7" draw:layer="layout" svg:width="0.468cm" svg:height="0.165cm" svg:x="5.747cm" svg:y="10.3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9.6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0.382cm" svg:viewBox="0 0 354 30" draw:points="176,30 0,30 0,0 354,0 354,30">
            <text:p/>
          </draw:polygon>
          <draw:path draw:style-name="gr3" draw:text-style-name="P7" draw:layer="layout" svg:width="0.313cm" svg:height="0.476cm" svg:x="6.553cm" svg:y="10.5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0.0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ath draw:style-name="gr3" draw:text-style-name="P7" draw:layer="layout" svg:width="0.164cm" svg:height="0.703cm" svg:x="7.526cm" svg:y="10.0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7.76cm" svg:y="10.1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102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8.68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9.406cm" svg:y="10.1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81cm" svg:height="0.47cm" svg:x="9.729cm" svg:y="10.103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0.086cm" svg:y="10.0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0.396cm" svg:y="9.8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1.022cm" svg:y="9.854cm" svg:viewBox="0 0 4245 30" draw:points="2122,30 0,30 0,0 4245,0 4245,30">
            <text:p/>
          </draw:polygon>
          <draw:path draw:style-name="gr3" draw:text-style-name="P7" draw:layer="layout" svg:width="0.313cm" svg:height="0.476cm" svg:x="11.041cm" svg:y="10.0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1.393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1.806cm" svg:y="10.0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2.286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2.969cm" svg:y="10.0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321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13.899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4.625cm" svg:y="10.1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4.953cm" svg:y="10.097cm" svg:viewBox="0 0 302 493" svg:d="M298 48c4-10 4-11 4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15.528cm" svg:y="10.0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5.886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>
          <svg:title>TexMaths</svg:title>
          <svg:desc>20§display§= \frac{1}{4} \smallint [\ ( 8x + 4 ) + 8 \ ] \sqrt{4x^2 + 4x + 17} \ dx§svg§600§FALSE§</svg:desc>
          <draw:polygon draw:style-name="gr2" draw:text-style-name="P6" draw:layer="layout" svg:width="12.176cm" svg:height="1.357cm" svg:x="5.742cm" svg:y="11.563cm" svg:viewBox="0 0 12177 1358" draw:points="6089,1358 0,1358 0,0 12177,0 12177,1358">
            <text:p/>
          </draw:polygon>
          <draw:path draw:style-name="gr3" draw:text-style-name="P7" draw:layer="layout" svg:width="0.468cm" svg:height="0.165cm" svg:x="5.747cm" svg:y="12.2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11.5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2.282cm" svg:viewBox="0 0 354 30" draw:points="176,30 0,30 0,0 354,0 354,30">
            <text:p/>
          </draw:polygon>
          <draw:path draw:style-name="gr3" draw:text-style-name="P7" draw:layer="layout" svg:width="0.313cm" svg:height="0.476cm" svg:x="6.553cm" svg:y="12.4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1.9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olygon draw:style-name="gr3" draw:text-style-name="P7" draw:layer="layout" svg:width="0.097cm" svg:height="0.703cm" svg:x="7.54cm" svg:y="11.944cm" svg:viewBox="0 0 98 704" draw:points="98,704 98,677 29,677 29,29 98,29 98,0 0,0 0,704">
            <text:p/>
          </draw:polygon>
          <draw:path draw:style-name="gr3" draw:text-style-name="P7" draw:layer="layout" svg:width="0.164cm" svg:height="0.703cm" svg:x="7.956cm" svg:y="11.9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8.19cm" svg:y="12.0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532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9.108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791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0.164cm" svg:y="11.9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0.593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1.286cm" svg:y="12.0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olygon draw:style-name="gr3" draw:text-style-name="P7" draw:layer="layout" svg:width="0.097cm" svg:height="0.703cm" svg:x="11.857cm" svg:y="11.944cm" svg:viewBox="0 0 98 704" draw:points="98,0 0,0 0,29 69,29 69,677 0,677 0,704 98,704">
            <text:p/>
          </draw:polygon>
          <draw:path draw:style-name="gr3" draw:text-style-name="P7" draw:layer="layout" svg:width="0.641cm" svg:height="0.844cm" svg:x="12.115cm" svg:y="11.7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2.74cm" svg:y="11.754cm" svg:viewBox="0 0 4245 30" draw:points="2122,30 0,30 0,0 4245,0 4245,30">
            <text:p/>
          </draw:polygon>
          <draw:path draw:style-name="gr3" draw:text-style-name="P7" draw:layer="layout" svg:width="0.313cm" svg:height="0.476cm" svg:x="12.759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111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524cm" svg:y="11.9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4.004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4.687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5.039cm" svg:y="12.162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68cm" svg:height="0.47cm" svg:x="15.617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6.342cm" svg:y="12.0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6.671cm" svg:y="11.997cm" svg:viewBox="0 0 302 493" svg:d="M298 48c4-10 4-11 4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17.246cm" svg:y="11.9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7.604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>
          <svg:title>TexMaths</svg:title>
          <svg:desc>20§display§= \frac{1}{4} \smallint [\ ( 8x + 4 ) \sqrt{4x^2 + 4x + 17} + 8 \sqrt{4x^2 + 4x + 17}\ ] \ dx§svg§600§FALSE§</svg:desc>
          <draw:polygon draw:style-name="gr2" draw:text-style-name="P6" draw:layer="layout" svg:width="17.122cm" svg:height="1.357cm" svg:x="5.742cm" svg:y="13.463cm" svg:viewBox="0 0 17123 1358" draw:points="8562,1358 0,1358 0,0 17123,0 17123,1358">
            <text:p/>
          </draw:polygon>
          <draw:path draw:style-name="gr3" draw:text-style-name="P7" draw:layer="layout" svg:width="0.468cm" svg:height="0.165cm" svg:x="5.747cm" svg:y="14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13.4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4.182cm" svg:viewBox="0 0 354 30" draw:points="176,30 0,30 0,0 354,0 354,30">
            <text:p/>
          </draw:polygon>
          <draw:path draw:style-name="gr3" draw:text-style-name="P7" draw:layer="layout" svg:width="0.313cm" svg:height="0.476cm" svg:x="6.553cm" svg:y="14.3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3.8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olygon draw:style-name="gr3" draw:text-style-name="P7" draw:layer="layout" svg:width="0.097cm" svg:height="0.703cm" svg:x="7.54cm" svg:y="13.844cm" svg:viewBox="0 0 98 704" draw:points="98,704 98,677 29,677 29,29 98,29 98,0 0,0 0,704">
            <text:p/>
          </draw:polygon>
          <draw:path draw:style-name="gr3" draw:text-style-name="P7" draw:layer="layout" svg:width="0.164cm" svg:height="0.703cm" svg:x="7.956cm" svg:y="13.8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8.19cm" svg:y="13.9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532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9.108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792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0.164cm" svg:y="13.8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0.475cm" svg:y="13.6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1.1cm" svg:y="13.654cm" svg:viewBox="0 0 4245 30" draw:points="2122,30 0,30 0,0 4245,0 4245,30">
            <text:p/>
          </draw:polygon>
          <draw:path draw:style-name="gr3" draw:text-style-name="P7" draw:layer="layout" svg:width="0.313cm" svg:height="0.476cm" svg:x="11.12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1.472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1.884cm" svg:y="13.8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2.364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3.048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4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13.977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4.702cm" svg:y="13.9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5.032cm" svg:y="13.897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468cm" svg:height="0.47cm" svg:x="15.539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6.232cm" svg:y="13.9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21 13 53 34 53 77 0 53-53 90-111 90-61 0-112-43-112-103 0-41 23-86 83-118z">
            <text:p/>
          </draw:path>
          <draw:path draw:style-name="gr3" draw:text-style-name="P7" draw:layer="layout" svg:width="0.641cm" svg:height="0.844cm" svg:x="16.632cm" svg:y="13.6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7.257cm" svg:y="13.654cm" svg:viewBox="0 0 4245 30" draw:points="2122,30 0,30 0,0 4245,0 4245,30">
            <text:p/>
          </draw:polygon>
          <draw:path draw:style-name="gr3" draw:text-style-name="P7" draw:layer="layout" svg:width="0.313cm" svg:height="0.476cm" svg:x="17.276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7.628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8.041cm" svg:y="13.8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8.521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9.204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9.556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20.132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0.859cm" svg:y="13.9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21.187cm" svg:y="13.897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olygon draw:style-name="gr3" draw:text-style-name="P7" draw:layer="layout" svg:width="0.097cm" svg:height="0.703cm" svg:x="21.748cm" svg:y="13.844cm" svg:viewBox="0 0 98 704" draw:points="98,0 0,0 0,29 69,29 69,677 0,677 0,704 98,704">
            <text:p/>
          </draw:polygon>
          <draw:path draw:style-name="gr3" draw:text-style-name="P7" draw:layer="layout" svg:width="0.335cm" svg:height="0.497cm" svg:x="22.192cm" svg:y="13.8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55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draw:frame presentation:style-name="pr11" draw:text-style-name="P11" draw:layer="layout" svg:width="26.4cm" svg:height="14.695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210" draw:id="id210">
          <svg:title>TexMaths</svg:title>
          <svg:desc>24§display§\text {I}§svg§600§FALSE§</svg:desc>
          <draw:polygon draw:style-name="gr2" draw:text-style-name="P6" draw:layer="layout" svg:width="0.197cm" svg:height="0.493cm" svg:x="2.8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2.8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frac{1}{4} \smallint \sqrt{4x^2 + 4x + 17}\  ( 8x + 4 )\ dx + 2 \smallint \sqrt{4x^2 + 4x + 17} \ dx§svg§600§FALSE§</svg:desc>
          <draw:polygon draw:style-name="gr2" draw:text-style-name="P6" draw:layer="layout" svg:width="20.046cm" svg:height="1.493cm" svg:x="3.552cm" svg:y="0.772cm" svg:viewBox="0 0 20047 1494" draw:points="10024,1494 0,1494 0,0 20047,0 20047,1494">
            <text:p/>
          </draw:polygon>
          <draw:path draw:style-name="gr3" draw:text-style-name="P7" draw:layer="layout" svg:width="0.515cm" svg:height="0.182cm" svg:x="3.557cm" svg:y="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2cm" svg:y="0.7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1cm" svg:y="1.563cm" svg:viewBox="0 0 389 33" draw:points="194,33 0,33 0,0 389,0 389,33">
            <text:p/>
          </draw:polygon>
          <draw:path draw:style-name="gr3" draw:text-style-name="P7" draw:layer="layout" svg:width="0.344cm" svg:height="0.524cm" svg:x="4.444cm" svg:y="1.7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3cm" svg:y="1.217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705cm" svg:height="0.929cm" svg:x="5.652cm" svg:y="0.981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4.668cm" svg:height="0.032cm" svg:x="6.34cm" svg:y="0.981cm" svg:viewBox="0 0 4669 33" draw:points="2334,33 0,33 0,0 4669,0 4669,33">
            <text:p/>
          </draw:polygon>
          <draw:path draw:style-name="gr3" draw:text-style-name="P7" draw:layer="layout" svg:width="0.344cm" svg:height="0.524cm" svg:x="6.36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6.75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7.204cm" svg:y="1.189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732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484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871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9.50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304cm" svg:y="1.2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0.664cm" svg:y="1.249cm" svg:viewBox="0 0 333 542" svg:d="M327 53c6-11 6-12 6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18cm" svg:height="0.774cm" svg:x="11.342cm" svg:y="1.191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21cm" svg:height="0.533cm" svg:x="11.599cm" svg:y="1.256cm" svg:viewBox="0 0 322 534" svg:d="M93 162c-35-23-38-49-38-63 0-46 51-80 105-80 58 0 108 41 108 97 0 44-30 81-78 108zM208 236c56-28 93-69 93-120 0-72-69-116-139-116-78 0-141 58-141 130 0 14 2 48 34 85 8 9 38 28 58 42-46 23-113 65-113 143 0 83 79 134 160 134 88 0 162-64 162-147 0-28-9-63-37-96-16-16-28-23-77-55zM130 269l95 60c23 14 58 37 58 85 0 58-58 99-121 99-67 0-123-48-123-113 0-46 24-95 91-131z">
            <text:p/>
          </draw:path>
          <draw:path draw:style-name="gr3" draw:text-style-name="P7" draw:layer="layout" svg:width="0.386cm" svg:height="0.351cm" svg:x="11.976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2.611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6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3.771cm" svg:y="1.191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369cm" svg:height="0.547cm" svg:x="14.317cm" svg:y="1.235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4.711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5.34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114cm" svg:y="1.25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16.633cm" svg:y="1.217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17.212cm" svg:y="0.981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4.668cm" svg:height="0.032cm" svg:x="17.9cm" svg:y="0.981cm" svg:viewBox="0 0 4669 33" draw:points="2334,33 0,33 0,0 4669,0 4669,33">
            <text:p/>
          </draw:polygon>
          <draw:path draw:style-name="gr3" draw:text-style-name="P7" draw:layer="layout" svg:width="0.344cm" svg:height="0.524cm" svg:x="17.92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8.31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8.763cm" svg:y="1.189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291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0.042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29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21.06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864cm" svg:y="1.2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22.225cm" svg:y="1.249cm" svg:viewBox="0 0 333 542" svg:d="M327 53c6-11 6-12 6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22.857cm" svg:y="1.235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23.251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</draw:g>
        <draw:g>
          <svg:title>TexMaths</svg:title>
          <svg:desc>22§display§\text {In }1^{st}\text { integral Put, } 4x^2 + 4x + 17 = t,  \text {Diff } w.\ r.\ t.\ x. \ \therefore \ (8x + 4)\ dx = dt§svg§600§FALSE§</svg:desc>
          <draw:polygon draw:style-name="gr2" draw:text-style-name="P6" draw:layer="layout" svg:width="24.746cm" svg:height="0.795cm" svg:x="1.769cm" svg:y="2.764cm" svg:viewBox="0 0 24747 796" draw:points="12372,796 0,796 0,0 24747,0 24747,796">
            <text:p/>
          </draw:polygon>
          <draw:path draw:style-name="gr3" draw:text-style-name="P7" draw:layer="layout" svg:width="0.237cm" svg:height="0.529cm" svg:x="1.751cm" svg:y="2.876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034cm" svg:y="3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2.765cm" svg:y="2.88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122cm" svg:y="2.846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3.398cm" svg:y="2.746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166cm" svg:height="0.518cm" svg:x="3.93cm" svg:y="2.8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5cm" svg:y="3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4.542cm" svg:y="2.92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4.85cm" svg:y="3.0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193cm" svg:y="3.0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5.581cm" svg:y="3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5.894cm" svg:y="3.05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274cm" svg:y="2.86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6.748cm" svg:y="2.87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272cm" svg:y="3.06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7.691cm" svg:y="2.92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043cm" svg:y="3.32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44cm" svg:height="0.524cm" svg:x="8.47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8.858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312cm" svg:y="2.7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591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978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61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413cm" svg:y="2.8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12.774cm" svg:y="2.882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515cm" svg:height="0.182cm" svg:x="13.374cm" svg:y="3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166cm" svg:y="2.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493cm" svg:y="3.322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798cm" svg:y="2.876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387cm" svg:y="2.8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597cm" svg:y="2.859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308cm" svg:y="3.061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6.925cm" svg:y="3.322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353cm" svg:y="3.06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724cm" svg:y="3.322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148cm" svg:y="2.9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478cm" svg:y="3.322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905cm" svg:y="3.0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391cm" svg:y="3.322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20.035cm" svg:y="3.04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18cm" svg:height="0.773cm" svg:x="21.077cm" svg:y="2.8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1.334cm" svg:y="2.88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86cm" svg:height="0.351cm" svg:x="21.709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34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3.096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504cm" svg:y="2.8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4.05cm" svg:y="2.86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4.444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5.121cm" svg:y="3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926cm" svg:y="2.86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6.315cm" svg:y="2.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845cm" svg:y="4.548cm" svg:viewBox="0 0 198 494" draw:points="100,494 0,494 0,0 198,0 198,494">
            <text:p/>
          </draw:polygon>
          <draw:path draw:style-name="gr3" draw:text-style-name="P7" draw:layer="layout" svg:width="0.258cm" svg:height="0.577cm" svg:x="2.826cm" svg:y="4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frac{1}{4} \smallint \sqrt{t}\ dt + 2 \smallint \sqrt{(2x)^2 + 2(2x)(1) + 1 + 16 } \ dx§svg§600§FALSE§</svg:desc>
          <draw:polygon draw:style-name="gr2" draw:text-style-name="P6" draw:layer="layout" svg:width="16.254cm" svg:height="1.493cm" svg:x="3.554cm" svg:y="3.974cm" svg:viewBox="0 0 16255 1494" draw:points="8127,1494 0,1494 0,0 16255,0 16255,1494">
            <text:p/>
          </draw:polygon>
          <draw:path draw:style-name="gr3" draw:text-style-name="P7" draw:layer="layout" svg:width="0.515cm" svg:height="0.182cm" svg:x="3.559cm" svg:y="4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4cm" svg:y="3.93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3cm" svg:y="4.765cm" svg:viewBox="0 0 389 33" draw:points="194,33 0,33 0,0 389,0 389,33">
            <text:p/>
          </draw:polygon>
          <draw:path draw:style-name="gr3" draw:text-style-name="P7" draw:layer="layout" svg:width="0.344cm" svg:height="0.524cm" svg:x="4.446cm" svg:y="4.9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5cm" svg:y="4.419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604cm" svg:height="0.774cm" svg:x="5.625cm" svg:y="4.277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6.213cm" svg:y="4.277cm" svg:viewBox="0 0 282 33" draw:points="141,33 0,33 0,0 282,0 282,33">
            <text:p/>
          </draw:polygon>
          <draw:path draw:style-name="gr3" draw:text-style-name="P7" draw:layer="layout" svg:width="0.238cm" svg:height="0.494cm" svg:x="6.231cm" svg:y="4.49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369cm" svg:height="0.547cm" svg:x="6.782cm" svg:y="4.43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7.171cm" svg:y="4.49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7.648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417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8.936cm" svg:y="4.419cm" svg:viewBox="0 0 324 722" svg:d="M294 32c-26 1-34 21-34 31 0 20 16 32 32 32s32-10 32-33c0-30-25-62-62-62-65 0-79 85-91 144-21 117-37 215-50 351-3 40-8 84-14 121-7 59-19 90-47 90-14 0-25-9-30-16 26 0 33-19 33-31 0-18-15-30-31-30s-32 9-32 31c0 30 25 62 62 62 65 0 79-83 91-146 19-111 37-210 49-347 4-42 9-86 14-123 8-58 20-88 48-88 14 0 25 7 30 14z">
            <text:p/>
          </draw:path>
          <draw:path draw:style-name="gr3" draw:text-style-name="P7" draw:layer="layout" svg:width="0.705cm" svg:height="0.929cm" svg:x="9.515cm" svg:y="4.243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8.577cm" svg:height="0.032cm" svg:x="10.203cm" svg:y="4.243cm" svg:viewBox="0 0 8578 33" draw:points="4289,33 0,33 0,0 8578,0 8578,33">
            <text:p/>
          </draw:polygon>
          <draw:path draw:style-name="gr3" draw:text-style-name="P7" draw:layer="layout" svg:width="0.18cm" svg:height="0.774cm" svg:x="10.279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0.543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912cm" svg:y="4.6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18cm" svg:height="0.774cm" svg:x="11.377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1.667cm" svg:y="4.391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95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962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388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3.651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4.02cm" svg:y="4.632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4.485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18cm" svg:height="0.774cm" svg:x="14.817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256cm" svg:height="0.517cm" svg:x="15.11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472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5.944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743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7.276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8.073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8.425cm" svg:y="4.458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3 48-58 52-77 52z">
            <text:p/>
          </draw:path>
          <draw:path draw:style-name="gr3" draw:text-style-name="P7" draw:layer="layout" svg:width="0.369cm" svg:height="0.547cm" svg:x="19.068cm" svg:y="4.437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6-136 44-171 22-46 58-74 89-74 51 0 62 64 62 69 0 3-2 9-4 12z">
            <text:p/>
          </draw:path>
          <draw:path draw:style-name="gr3" draw:text-style-name="P7" draw:layer="layout" svg:width="0.386cm" svg:height="0.351cm" svg:x="19.462cm" svg:y="4.6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9 103-104 103-30 0-42-25-42-51 0-18 5-34 14-69z">
            <text:p/>
          </draw:path>
        </draw:g>
        <draw:g>
          <svg:title>TexMaths</svg:title>
          <svg:desc>22§display§= \frac{1}{4} \smallint (t)^\frac{1}{2} \ dt + 2 \smallint \sqrt{(2x + 1)^2  + (4)^2 } \ dx§svg§600§FALSE§</svg:desc>
          <draw:polygon draw:style-name="gr2" draw:text-style-name="P6" draw:layer="layout" svg:width="13.383cm" svg:height="1.493cm" svg:x="3.555cm" svg:y="5.976cm" svg:viewBox="0 0 13384 1494" draw:points="6692,1494 0,1494 0,0 13384,0 13384,1494">
            <text:p/>
          </draw:polygon>
          <draw:path draw:style-name="gr3" draw:text-style-name="P7" draw:layer="layout" svg:width="0.515cm" svg:height="0.182cm" svg:x="3.56cm" svg:y="6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5cm" svg:y="5.9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4cm" svg:y="6.767cm" svg:viewBox="0 0 389 33" draw:points="194,33 0,33 0,0 389,0 389,33">
            <text:p/>
          </draw:polygon>
          <draw:path draw:style-name="gr3" draw:text-style-name="P7" draw:layer="layout" svg:width="0.344cm" svg:height="0.524cm" svg:x="4.447cm" svg:y="6.98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6cm" svg:y="6.421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18cm" svg:height="0.774cm" svg:x="5.517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238cm" svg:height="0.494cm" svg:x="5.76cm" svg:y="6.492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18cm" svg:height="0.774cm" svg:x="6.065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159cm" svg:height="0.258cm" svg:x="6.47cm" svg:y="6.191cm" svg:viewBox="0 0 160 259" svg:d="M100 12c0-12-1-12-14-12-28 25-72 25-79 25h-7v17h7c9 0 33-1 56-10v193c0 13 0 18-40 18h-19v16c21-2 56-2 77-2 23 0 58 0 79 2v-16h-19c-41 0-41-5-41-18z">
            <text:p/>
          </draw:path>
          <draw:polygon draw:style-name="gr3" draw:text-style-name="P7" draw:layer="layout" svg:width="0.263cm" svg:height="0.027cm" svg:x="6.415cm" svg:y="6.508cm" svg:viewBox="0 0 264 28" draw:points="132,28 0,28 0,0 264,0 264,28">
            <text:p/>
          </draw:polygon>
          <draw:path draw:style-name="gr3" draw:text-style-name="P7" draw:layer="layout" svg:width="0.193cm" svg:height="0.258cm" svg:x="6.45cm" svg:y="6.585cm" svg:viewBox="0 0 194 259" svg:d="M194 185h-16c-2 7-6 32-11 35-3 2-37 2-42 2h-76c25-19 55-41 78-56 35-25 67-48 67-89 0-49-46-77-102-77-53 0-92 30-92 69 0 19 18 23 23 23 10 0 23-7 23-23 0-14-11-21-23-23 12-18 33-28 60-28 38 0 70 23 70 59 0 34-23 59-53 83l-95 81c-5 4-5 4-5 7v11h181z">
            <text:p/>
          </draw:path>
          <draw:path draw:style-name="gr3" draw:text-style-name="P7" draw:layer="layout" svg:width="0.369cm" svg:height="0.547cm" svg:x="7.098cm" svg:y="6.439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7.487cm" svg:y="6.49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7.96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733cm" svg:y="6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9.252cm" svg:y="6.421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9.831cm" svg:y="6.245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5.39cm" svg:height="0.032cm" svg:x="10.52cm" svg:y="6.245cm" svg:viewBox="0 0 5391 33" draw:points="2695,33 0,33 0,0 5391,0 5391,33">
            <text:p/>
          </draw:polygon>
          <draw:path draw:style-name="gr3" draw:text-style-name="P7" draw:layer="layout" svg:width="0.18cm" svg:height="0.774cm" svg:x="10.597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0.859cm" svg:y="6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1.229cm" svg:y="6.63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1.86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663cm" svg:y="6.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024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3.316cm" svg:y="6.39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84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4.65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44cm" svg:height="0.524cm" svg:x="14.895cm" svg:y="6.45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5.305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5.596cm" svg:y="6.39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98cm" svg:y="6.43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6.592cm" svg:y="6.63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</draw:g>
        <draw:g>
          <svg:title>TexMaths</svg:title>
          <svg:desc>20§display§= \frac{1}{4} \frac{t^{3/2}}{ \left( \frac{3}{2} \right) } + 2 \left[ \frac{(2x + 1) \sqrt{ (2x + 1)^2 + (4)^2 }}{2} §svg§600§FALSE§</svg:desc>
          <draw:polygon draw:style-name="gr2" draw:text-style-name="P6" draw:layer="layout" svg:width="12.432cm" svg:height="2.037cm" svg:x="3.559cm" svg:y="7.876cm" svg:viewBox="0 0 12433 2038" draw:points="6216,2038 0,2038 0,0 12433,0 12433,2038">
            <text:p/>
          </draw:polygon>
          <draw:path draw:style-name="gr3" draw:text-style-name="P7" draw:layer="layout" svg:width="0.468cm" svg:height="0.165cm" svg:x="3.564cm" svg:y="8.81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4.413cm" svg:y="8.12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4.349cm" svg:y="8.881cm" svg:viewBox="0 0 354 30" draw:points="176,30 0,30 0,0 354,0 354,30">
            <text:p/>
          </draw:polygon>
          <draw:path draw:style-name="gr3" draw:text-style-name="P7" draw:layer="layout" svg:width="0.313cm" svg:height="0.476cm" svg:x="4.37cm" svg:y="9.078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17cm" svg:height="0.449cm" svg:x="4.887cm" svg:y="8.156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226cm" svg:height="0.337cm" svg:x="5.151cm" svg:y="8.014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5.442cm" svg:y="7.972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5.724cm" svg:y="8.01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138cm" svg:height="0.029cm" svg:x="4.871cm" svg:y="8.881cm" svg:viewBox="0 0 1139 30" draw:points="570,30 0,30 0,0 1139,0 1139,30">
            <text:p/>
          </draw:polygon>
          <draw:path draw:style-name="gr3" draw:text-style-name="P7" draw:layer="layout" svg:width="0.185cm" svg:height="0.844cm" svg:x="4.999cm" svg:y="8.993cm" svg:viewBox="0 0 186 845" svg:d="M186 837c0-2-2-4-4-7-32-33-81-91-110-206-16-64-22-136-22-202 0-185 43-315 129-406 7-6 7-8 7-10 0-6-7-6-10-6-10 0-48 42-58 53-72 85-118 211-118 369 0 100 18 242 110 360 8 8 53 63 66 63 3 0 10 0 10-8z">
            <text:p/>
          </draw:path>
          <draw:path draw:style-name="gr3" draw:text-style-name="P7" draw:layer="layout" svg:width="0.226cm" svg:height="0.337cm" svg:x="5.325cm" svg:y="8.98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olygon draw:style-name="gr3" draw:text-style-name="P7" draw:layer="layout" svg:width="0.281cm" svg:height="0.029cm" svg:x="5.298cm" svg:y="9.401cm" svg:viewBox="0 0 282 30" draw:points="141,30 0,30 0,0 282,0 282,30">
            <text:p/>
          </draw:polygon>
          <draw:path draw:style-name="gr3" draw:text-style-name="P7" draw:layer="layout" svg:width="0.218cm" svg:height="0.327cm" svg:x="5.33cm" svg:y="9.50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695cm" svg:y="8.993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468cm" svg:height="0.469cm" svg:x="6.287cm" svg:y="8.66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6.986cm" svg:y="8.6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olygon draw:style-name="gr3" draw:text-style-name="P7" draw:layer="layout" svg:width="0.209cm" svg:height="2.109cm" svg:x="7.613cm" svg:y="7.841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7.983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8.223cm" svg:y="8.11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559cm" svg:y="8.2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9.136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9.863cm" svg:y="8.11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0.191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10.501cm" svg:y="7.953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899cm" svg:height="0.029cm" svg:x="11.127cm" svg:y="7.953cm" svg:viewBox="0 0 4900 30" draw:points="2449,30 0,30 0,0 4900,0 4900,30">
            <text:p/>
          </draw:polygon>
          <draw:path draw:style-name="gr3" draw:text-style-name="P7" draw:layer="layout" svg:width="0.164cm" svg:height="0.703cm" svg:x="11.197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35cm" svg:y="8.11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1.773cm" svg:y="8.2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2.349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3.075cm" svg:y="8.11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405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3.669cm" svg:y="8.05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4.149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4.881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5.105cm" svg:y="8.10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5.477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741cm" svg:y="8.05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2cm" svg:height="0.029cm" svg:x="7.914cm" svg:y="8.881cm" svg:viewBox="0 0 8113 30" draw:points="4056,30 0,30 0,0 8113,0 8113,30">
            <text:p/>
          </draw:polygon>
          <draw:path draw:style-name="gr3" draw:text-style-name="P7" draw:layer="layout" svg:width="0.281cm" svg:height="0.469cm" svg:x="11.829cm" svg:y="9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</draw:g>
        <draw:g>
          <svg:title>TexMaths</svg:title>
          <svg:desc>20§display§+ \left   \frac{(4)^2}{2} \log [\  (2x + 1) + \sqrt{ (2x + 1)^2 + (4)^2 }\ ]  \right] +  c§svg§600§FALSE§</svg:desc>
          <draw:polygon draw:style-name="gr2" draw:text-style-name="P6" draw:layer="layout" svg:width="14.448cm" svg:height="1.655cm" svg:x="12.263cm" svg:y="9.681cm" svg:viewBox="0 0 14449 1656" draw:points="7224,1656 0,1656 0,0 14449,0 14449,1656">
            <text:p/>
          </draw:polygon>
          <draw:path draw:style-name="gr3" draw:text-style-name="P7" draw:layer="layout" svg:width="0.468cm" svg:height="0.469cm" svg:x="12.268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13cm" svg:y="9.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3.354cm" svg:y="9.75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3.725cm" svg:y="9.7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989cm" svg:y="9.64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06cm" svg:y="10.513cm" svg:viewBox="0 0 1214 30" draw:points="608,30 0,30 0,0 1214,0 1214,30">
            <text:p/>
          </draw:polygon>
          <draw:path draw:style-name="gr3" draw:text-style-name="P7" draw:layer="layout" svg:width="0.281cm" svg:height="0.469cm" svg:x="13.527cm" svg:y="10.7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8cm" svg:x="14.498cm" svg:y="10.215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69cm" svg:y="10.38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5.042cm" svg:y="10.38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466cm" svg:y="10.175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82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6.12cm" svg:y="10.2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6.458cm" svg:y="10.3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7.036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76cm" svg:y="10.23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8.09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8.519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259cm" svg:y="10.04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4.9cm" svg:height="0.029cm" svg:x="19.885cm" svg:y="10.04cm" svg:viewBox="0 0 4901 30" draw:points="2449,30 0,30 0,0 4901,0 4901,30">
            <text:p/>
          </draw:polygon>
          <draw:path draw:style-name="gr3" draw:text-style-name="P7" draw:layer="layout" svg:width="0.164cm" svg:height="0.703cm" svg:x="19.955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0.194cm" svg:y="10.2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0.53cm" svg:y="10.3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107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1.834cm" svg:y="10.23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2.162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2.426cm" svg:y="10.17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2.906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3.64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23.862cm" svg:y="10.22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4.235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4.499cm" svg:y="10.17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5.033cm" svg:y="10.175cm" svg:viewBox="0 0 98 704" draw:points="98,0 0,0 0,29 69,29 69,677 0,677 0,704 98,704">
            <text:p/>
          </draw:polygon>
          <draw:polygon draw:style-name="gr3" draw:text-style-name="P7" draw:layer="layout" svg:width="0.186cm" svg:height="1.687cm" svg:x="25.222cm" svg:y="9.684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5.779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472cm" svg:y="10.39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 \frac{( 4x^2 + 4x + 17 )^{3/2}}{6} + (2x + 1) \sqrt{ 4x^2 + 4x + 17 }§svg§600§FALSE§</svg:desc>
          <draw:polygon draw:style-name="gr2" draw:text-style-name="P6" draw:layer="layout" svg:width="14.83cm" svg:height="1.527cm" svg:x="3.559cm" svg:y="11.678cm" svg:viewBox="0 0 14831 1528" draw:points="7415,1528 0,1528 0,0 14831,0 14831,1528">
            <text:p/>
          </draw:polygon>
          <draw:path draw:style-name="gr3" draw:text-style-name="P7" draw:layer="layout" svg:width="0.468cm" svg:height="0.165cm" svg:x="3.564cm" svg:y="12.4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42cm" svg:y="11.74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4.644cm" svg:y="11.79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4.996cm" svg:y="11.95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5.407cm" svg:y="11.6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5.887cm" svg:y="11.85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6.57cm" svg:y="11.79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6.924cm" svg:y="11.95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7.5cm" svg:y="11.85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226cm" svg:y="11.7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8.554cm" svg:y="11.792cm" svg:viewBox="0 0 302 493" svg:d="M298 48c4-10 4-11 4-26h-171c-86 0-88-9-89-22h-18l-24 146h18c1-12 8-56 17-64 5-5 61-5 69-5h147c-8 11-64 88-80 112-62 94-86 192-86 264 0 8 0 40 32 40 33 0 33-32 33-40v-36c0-38 2-78 8-115 2-16 12-76 44-121z">
            <text:p/>
          </draw:path>
          <draw:path draw:style-name="gr3" draw:text-style-name="P7" draw:layer="layout" svg:width="0.164cm" svg:height="0.703cm" svg:x="8.906cm" svg:y="11.741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26cm" svg:height="0.337cm" svg:x="9.167cm" svg:y="11.685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9.458cm" svg:y="11.643cm" svg:viewBox="0 0 213 494" svg:d="M210 22c3-6 3-8 3-9 0-8-7-13-11-13-8 0-12 6-15 13l-184 459c-3 6-3 8-3 9 0 8 6 13 11 13 10 0 11-6 15-13z">
            <text:p/>
          </draw:path>
          <draw:path draw:style-name="gr3" draw:text-style-name="P7" draw:layer="layout" svg:width="0.218cm" svg:height="0.327cm" svg:x="9.738cm" svg:y="11.6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74cm" svg:height="0.029cm" svg:x="4.349cm" svg:y="12.553cm" svg:viewBox="0 0 5675 30" draw:points="2837,30 0,30 0,0 5675,0 5675,30">
            <text:p/>
          </draw:polygon>
          <draw:path draw:style-name="gr3" draw:text-style-name="P7" draw:layer="layout" svg:width="0.292cm" svg:height="0.484cm" svg:x="7.041cm" svg:y="12.756cm" svg:viewBox="0 0 293 485" svg:d="M64 238v-17c0-178 88-203 123-203 18 0 47 4 63 28-12 0-39 0-39 31 0 22 16 33 32 33 11 0 32-6 32-33 0-43-30-77-89-77-90 0-186 91-186 246 0 189 82 239 147 239 79 0 146-66 146-159 0-89-63-158-141-158-48 0-74 37-88 70zM147 465c-43 0-65-43-69-52-12-34-12-90-12-103 0-54 22-126 86-126 11 0 43 0 66 45 12 25 12 62 12 96 0 33 0 69-12 94-21 43-55 46-71 46z">
            <text:p/>
          </draw:path>
          <draw:path draw:style-name="gr3" draw:text-style-name="P7" draw:layer="layout" svg:width="0.468cm" svg:height="0.469cm" svg:x="10.303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036cm" svg:y="12.21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276cm" svg:y="12.27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51cm" svg:height="0.319cm" svg:x="11.612cm" svg:y="12.4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2.19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914cm" svg:y="12.27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244cm" svg:y="12.216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641cm" svg:height="0.844cm" svg:x="13.554cm" svg:y="12.024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4.244cm" svg:height="0.029cm" svg:x="14.18cm" svg:y="12.024cm" svg:viewBox="0 0 4245 30" draw:points="2122,30 0,30 0,0 4245,0 4245,30">
            <text:p/>
          </draw:polygon>
          <draw:path draw:style-name="gr3" draw:text-style-name="P7" draw:layer="layout" svg:width="0.313cm" svg:height="0.476cm" svg:x="14.201cm" svg:y="12.2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4.553cm" svg:y="12.4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14.964cm" svg:y="12.2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444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6.127cm" svg:y="12.2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6.479cm" svg:y="12.43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7.057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783cm" svg:y="12.27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8.111cm" svg:y="12.267cm" svg:viewBox="0 0 302 493" svg:d="M298 48c4-10 4-11 4-26h-171c-86 0-88-9-89-22h-18l-24 146h18c1-12 8-56 17-64 5-5 61-5 69-5h147c-8 11-64 88-80 112-62 94-86 192-86 264 0 8 0 40 32 40 33 0 33-32 33-40v-36c0-38 2-78 8-115 2-16 12-76 44-121z">
            <text:p/>
          </draw:path>
        </draw:g>
        <draw:g>
          <svg:title>TexMaths</svg:title>
          <svg:desc>20§display§+\ 16 \log [\  (2x + 1) + \sqrt{ 4x^2 + 4x + 17 }\ ] +  c§svg§600§FALSE§</svg:desc>
          <draw:polygon draw:style-name="gr2" draw:text-style-name="P6" draw:layer="layout" svg:width="12.776cm" svg:height="0.825cm" svg:x="11.463cm" svg:y="13.581cm" svg:viewBox="0 0 12777 826" draw:points="6389,826 0,826 0,0 12777,0 12777,826">
            <text:p/>
          </draw:polygon>
          <draw:path draw:style-name="gr3" draw:text-style-name="P7" draw:layer="layout" svg:width="0.468cm" svg:height="0.469cm" svg:x="11.468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271cm" svg:y="13.7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589cm" svg:y="13.79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157cm" svg:height="0.489cm" svg:x="13.052cm" svg:y="13.77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244cm" svg:y="13.94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3.596cm" svg:y="13.94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4.02cm" svg:y="13.738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436cm" svg:y="13.73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674cm" svg:y="13.7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12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5.588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315cm" svg:y="13.7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6.644cm" svg:y="13.73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7.073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7.814cm" svg:y="13.546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244cm" svg:height="0.029cm" svg:x="18.439cm" svg:y="13.546cm" svg:viewBox="0 0 4245 30" draw:points="2122,30 0,30 0,0 4245,0 4245,30">
            <text:p/>
          </draw:polygon>
          <draw:path draw:style-name="gr3" draw:text-style-name="P7" draw:layer="layout" svg:width="0.313cm" svg:height="0.476cm" svg:x="18.459cm" svg:y="13.78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8.811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19.223cm" svg:y="13.7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9.704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0.387cm" svg:y="13.78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20.739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316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2.043cm" svg:y="13.7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2.371cm" svg:y="13.789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097cm" svg:height="0.703cm" svg:x="22.933cm" svg:y="13.738cm" svg:viewBox="0 0 98 704" draw:points="98,0 0,0 0,29 69,29 69,677 0,677 0,704 98,704">
            <text:p/>
          </draw:polygon>
          <draw:path draw:style-name="gr3" draw:text-style-name="P7" draw:layer="layout" svg:width="0.468cm" svg:height="0.469cm" svg:x="23.307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cm" svg:y="13.954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846cm" svg:y="12.348cm" svg:viewBox="0 0 198 494" draw:points="100,494 0,494 0,0 198,0 198,494">
            <text:p/>
          </draw:polygon>
          <draw:path draw:style-name="gr3" draw:text-style-name="P7" draw:layer="layout" svg:width="0.258cm" svg:height="0.577cm" svg:x="2.827cm" svg:y="12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609cm" svg:y="12.42cm" svg:viewBox="0 0 491 403" draw:points="246,403 0,403 0,0 491,0 491,403">
            <text:p/>
          </draw:polygon>
          <draw:path draw:style-name="gr3" draw:text-style-name="P7" draw:layer="layout" svg:width="0.555cm" svg:height="0.493cm" svg:x="1.59cm" svg:y="12.3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42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2.827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51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18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02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1.15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2)}§svg§600§FALSE§</svg:desc>
          <draw:polygon draw:style-name="gr2" draw:text-style-name="P6" draw:layer="layout" svg:width="1.332cm" svg:height="0.76cm" svg:x="1.026cm" svg:y="1.052cm" svg:viewBox="0 0 1333 761" draw:points="666,761 0,761 0,0 1333,0 1333,761">
            <text:p/>
          </draw:polygon>
          <draw:path draw:style-name="gr3" draw:text-style-name="P7" draw:layer="layout" svg:width="0.197cm" svg:height="0.844cm" svg:x="1.066cm" svg:y="1.01cm" svg:viewBox="0 0 198 845" svg:d="M198 837c0-2 0-4-16-19-105-106-132-265-132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279cm" svg:height="0.564cm" svg:x="1.387cm" svg:y="1.08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.775cm" svg:y="1.0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03cm" svg:y="1.01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>
          <svg:title>TexMaths</svg:title>
          <svg:desc>22§display§= \smallint ( 3 - x ) \sqrt{ 5 + 4x - x^2 } \ dx§svg§600§FALSE§</svg:desc>
          <draw:polygon draw:style-name="gr2" draw:text-style-name="P6" draw:layer="layout" svg:width="9.256cm" svg:height="0.908cm" svg:x="5.345cm" svg:y="0.86cm" svg:viewBox="0 0 9257 909" draw:points="4628,909 0,909 0,0 9257,0 9257,909">
            <text:p/>
          </draw:polygon>
          <draw:path draw:style-name="gr3" draw:text-style-name="P7" draw:layer="layout" svg:width="0.515cm" svg:height="0.182cm" svg:x="5.35cm" svg:y="1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165cm" svg:y="1.059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6.607cm" svg:y="1.03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6.864cm" svg:y="1.096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7.453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85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18cm" svg:height="0.774cm" svg:x="8.648cm" svg:y="1.032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99cm" svg:y="0.821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893cm" svg:height="0.032cm" svg:x="9.678cm" svg:y="0.821cm" svg:viewBox="0 0 3894 33" draw:points="1948,33 0,33 0,0 3894,0 3894,33">
            <text:p/>
          </draw:polygon>
          <draw:path draw:style-name="gr3" draw:text-style-name="P7" draw:layer="layout" svg:width="0.309cm" svg:height="0.532cm" svg:x="9.716cm" svg:y="1.09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15cm" svg:height="0.517cm" svg:x="10.279cm" svg:y="1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031cm" svg:y="1.08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1.418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2.074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805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3.259cm" svg:y="1.0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3.861cm" svg:y="1.075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4.255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>
          <svg:title>TexMaths</svg:title>
          <svg:desc>22§display§= \frac{1}{2} \smallint ( 6 - 2x ) \sqrt{ 5 + 4x - x^2} \ dx§svg§600§FALSE§</svg:desc>
          <draw:polygon draw:style-name="gr2" draw:text-style-name="P6" draw:layer="layout" svg:width="10.345cm" svg:height="1.491cm" svg:x="5.345cm" svg:y="2.361cm" svg:viewBox="0 0 10346 1492" draw:points="5173,1492 0,1492 0,0 10346,0 10346,1492">
            <text:p/>
          </draw:polygon>
          <draw:path draw:style-name="gr3" draw:text-style-name="P7" draw:layer="layout" svg:width="0.515cm" svg:height="0.182cm" svg:x="5.35cm" svg:y="3.0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5cm" svg:y="2.3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4cm" svg:y="3.151cm" svg:viewBox="0 0 389 33" draw:points="194,33 0,33 0,0 389,0 389,33">
            <text:p/>
          </draw:polygon>
          <draw:path draw:style-name="gr3" draw:text-style-name="P7" draw:layer="layout" svg:width="0.309cm" svg:height="0.516cm" svg:x="6.253cm" svg:y="3.3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6cm" svg:y="2.806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ath draw:style-name="gr3" draw:text-style-name="P7" draw:layer="layout" svg:width="0.18cm" svg:height="0.773cm" svg:x="7.307cm" svg:y="2.77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7.564cm" svg:y="2.844cm" svg:viewBox="0 0 322 533" svg:d="M70 262v-19c0-196 97-224 136-224 19 0 51 6 69 32-13 0-43 0-43 33 0 25 18 37 36 37 12 0 35-7 35-37 0-47-34-84-99-84-98 0-204 100-204 271 0 208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472cm" svg:height="0.032cm" svg:x="8.156cm" svg:y="3.1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902cm" svg:y="2.84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9.273cm" svg:y="3.0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36cm" svg:y="2.7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705cm" svg:height="0.928cm" svg:x="10.078cm" svg:y="2.5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0.766cm" svg:y="2.57cm" svg:viewBox="0 0 3895 33" draw:points="1948,33 0,33 0,0 3895,0 3895,33">
            <text:p/>
          </draw:polygon>
          <draw:path draw:style-name="gr3" draw:text-style-name="P7" draw:layer="layout" svg:width="0.309cm" svg:height="0.532cm" svg:x="10.805cm" svg:y="2.84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11.368cm" svg:y="2.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119cm" svg:y="2.83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2.507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163cm" svg:y="3.1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94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348cm" svg:y="2.77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95cm" svg:y="2.82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344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= \frac{1}{2} \smallint [\ 2 + (4 - 2x)\ ] \sqrt{ 5 + 4x - x^2} \ dx§svg§600§FALSE§</svg:desc>
          <draw:polygon draw:style-name="gr2" draw:text-style-name="P6" draw:layer="layout" svg:width="12.621cm" svg:height="1.491cm" svg:x="5.346cm" svg:y="4.362cm" svg:viewBox="0 0 12622 1492" draw:points="6311,1492 0,1492 0,0 12622,0 12622,1492">
            <text:p/>
          </draw:polygon>
          <draw:path draw:style-name="gr3" draw:text-style-name="P7" draw:layer="layout" svg:width="0.515cm" svg:height="0.182cm" svg:x="5.351cm" svg:y="5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6cm" svg:y="4.32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5cm" svg:y="5.152cm" svg:viewBox="0 0 389 33" draw:points="194,33 0,33 0,0 389,0 389,33">
            <text:p/>
          </draw:polygon>
          <draw:path draw:style-name="gr3" draw:text-style-name="P7" draw:layer="layout" svg:width="0.309cm" svg:height="0.516cm" svg:x="6.254cm" svg:y="5.3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7cm" svg:y="4.80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olygon draw:style-name="gr3" draw:text-style-name="P7" draw:layer="layout" svg:width="0.106cm" svg:height="0.773cm" svg:x="7.324cm" svg:y="4.7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7.743cm" svg:y="4.8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8.306cm" svg:y="4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114cm" svg:y="4.7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9.359cm" svg:y="4.8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9.961cm" svg:y="5.15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07cm" svg:y="4.8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1.078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541cm" svg:y="4.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2.072cm" svg:y="4.78cm" svg:viewBox="0 0 107 774" draw:points="107,0 0,0 0,32 76,32 76,744 0,744 0,774 107,774">
            <text:p/>
          </draw:polygon>
          <draw:path draw:style-name="gr3" draw:text-style-name="P7" draw:layer="layout" svg:width="0.705cm" svg:height="0.928cm" svg:x="12.356cm" svg:y="4.571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3.894cm" svg:height="0.032cm" svg:x="13.044cm" svg:y="4.571cm" svg:viewBox="0 0 3895 33" draw:points="1948,33 0,33 0,0 3895,0 3895,33">
            <text:p/>
          </draw:polygon>
          <draw:path draw:style-name="gr3" draw:text-style-name="P7" draw:layer="layout" svg:width="0.309cm" svg:height="0.532cm" svg:x="13.083cm" svg:y="4.84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515cm" svg:height="0.516cm" svg:x="13.646cm" svg:y="4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4.397cm" svg:y="4.8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4.785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439cm" svg:y="5.15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6.171cm" svg:y="5.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625cm" svg:y="4.77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226cm" svg:y="4.824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7.62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\frac{1}{2} \smallint [\ 2 \sqrt{ 5 + 4x - x^2} + (4 - 2x) \sqrt{ 5 + 4x - x^2} \ ] \ dx§svg§600§FALSE§</svg:desc>
          <draw:polygon draw:style-name="gr2" draw:text-style-name="P6" draw:layer="layout" svg:width="17.289cm" svg:height="1.491cm" svg:x="5.348cm" svg:y="6.364cm" svg:viewBox="0 0 17290 1492" draw:points="8645,1492 0,1492 0,0 17290,0 17290,1492">
            <text:p/>
          </draw:polygon>
          <draw:path draw:style-name="gr3" draw:text-style-name="P7" draw:layer="layout" svg:width="0.515cm" svg:height="0.182cm" svg:x="5.353cm" svg:y="7.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8cm" svg:y="6.32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7cm" svg:y="7.154cm" svg:viewBox="0 0 389 33" draw:points="194,33 0,33 0,0 389,0 389,33">
            <text:p/>
          </draw:polygon>
          <draw:path draw:style-name="gr3" draw:text-style-name="P7" draw:layer="layout" svg:width="0.309cm" svg:height="0.516cm" svg:x="6.256cm" svg:y="7.37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9cm" svg:y="6.809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olygon draw:style-name="gr3" draw:text-style-name="P7" draw:layer="layout" svg:width="0.106cm" svg:height="0.773cm" svg:x="7.326cm" svg:y="6.782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7.745cm" svg:y="6.8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0.928cm" svg:x="8.178cm" svg:y="6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8.866cm" svg:y="6.573cm" svg:viewBox="0 0 3895 33" draw:points="1948,33 0,33 0,0 3895,0 3895,33">
            <text:p/>
          </draw:polygon>
          <draw:path draw:style-name="gr3" draw:text-style-name="P7" draw:layer="layout" svg:width="0.309cm" svg:height="0.532cm" svg:x="8.905cm" svg:y="6.84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9.468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0.22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0.607cm" svg:y="7.0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263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994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448cm" svg:y="6.7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976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3.782cm" svg:y="6.78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4.028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4.629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77cm" svg:y="6.8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5.748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211cm" svg:y="6.78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705cm" svg:height="0.928cm" svg:x="16.552cm" svg:y="6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7.24cm" svg:y="6.573cm" svg:viewBox="0 0 3895 33" draw:points="1948,33 0,33 0,0 3895,0 3895,33">
            <text:p/>
          </draw:polygon>
          <draw:path draw:style-name="gr3" draw:text-style-name="P7" draw:layer="layout" svg:width="0.309cm" svg:height="0.532cm" svg:x="17.279cm" svg:y="6.847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515cm" svg:height="0.516cm" svg:x="17.842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8.594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8.981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637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368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0.822cm" svg:y="6.7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06cm" svg:height="0.773cm" svg:x="21.41cm" svg:y="6.782cm" svg:viewBox="0 0 107 774" draw:points="107,0 0,0 0,32 76,32 76,744 0,744 0,774 107,774">
            <text:p/>
          </draw:polygon>
          <draw:path draw:style-name="gr3" draw:text-style-name="P7" draw:layer="layout" svg:width="0.369cm" svg:height="0.546cm" svg:x="21.896cm" svg:y="6.82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2.29cm" svg:y="7.0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 \smallint  \sqrt{ 5 + 4x - x^2} + \frac{1}{2} \smallint \sqrt{ 5 + 4x - x^2} (4 - 2x) \ dx§svg§600§FALSE§</svg:desc>
          <draw:polygon draw:style-name="gr2" draw:text-style-name="P6" draw:layer="layout" svg:width="16.622cm" svg:height="1.491cm" svg:x="5.351cm" svg:y="8.367cm" svg:viewBox="0 0 16623 1492" draw:points="8312,1492 0,1492 0,0 16623,0 16623,1492">
            <text:p/>
          </draw:polygon>
          <draw:path draw:style-name="gr3" draw:text-style-name="P7" draw:layer="layout" svg:width="0.515cm" svg:height="0.182cm" svg:x="5.356cm" svg:y="9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1cm" svg:y="8.812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5cm" svg:y="8.576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7.438cm" svg:y="8.576cm" svg:viewBox="0 0 3895 33" draw:points="1948,33 0,33 0,0 3895,0 3895,33">
            <text:p/>
          </draw:polygon>
          <draw:path draw:style-name="gr3" draw:text-style-name="P7" draw:layer="layout" svg:width="0.309cm" svg:height="0.532cm" svg:x="7.477cm" svg:y="8.8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8.04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8.792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9.179cm" svg:y="9.0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83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66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02cm" svg:y="8.7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548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438cm" svg:y="8.32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37cm" svg:y="9.157cm" svg:viewBox="0 0 389 33" draw:points="194,33 0,33 0,0 389,0 389,33">
            <text:p/>
          </draw:polygon>
          <draw:path draw:style-name="gr3" draw:text-style-name="P7" draw:layer="layout" svg:width="0.309cm" svg:height="0.516cm" svg:x="12.408cm" svg:y="9.3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23cm" svg:height="0.72cm" svg:x="13.021cm" svg:y="8.812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705cm" svg:height="0.928cm" svg:x="13.6cm" svg:y="8.576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4.288cm" svg:y="8.576cm" svg:viewBox="0 0 3895 33" draw:points="1948,33 0,33 0,0 3895,0 3895,33">
            <text:p/>
          </draw:polygon>
          <draw:path draw:style-name="gr3" draw:text-style-name="P7" draw:layer="layout" svg:width="0.309cm" svg:height="0.532cm" svg:x="14.327cm" svg:y="8.8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14.89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5.641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6.028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68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415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7.869cm" svg:y="8.7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258cm" svg:y="8.7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8.505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9.10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853cm" svg:y="8.8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0.224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20.687cm" svg:y="8.7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21.233cm" svg:y="8.82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1.627cm" svg:y="9.0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In }2^{nd}\text { integral Put, } 5 + 4x - x^2 = t,  \text {Diff } w.\ r.\ t.\ x. \ \therefore \ (4 - 2x)\ dx = dt§svg§600§FALSE§</svg:desc>
          <draw:polygon draw:style-name="gr2" draw:text-style-name="P6" draw:layer="layout" svg:width="24.152cm" svg:height="0.812cm" svg:x="2.371cm" svg:y="10.166cm" svg:viewBox="0 0 24153 813" draw:points="12075,813 0,813 0,0 24153,0 24153,813">
            <text:p/>
          </draw:polygon>
          <draw:path draw:style-name="gr3" draw:text-style-name="P7" draw:layer="layout" svg:width="0.237cm" svg:height="0.529cm" svg:x="2.353cm" svg:y="10.29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636cm" svg:y="10.4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3.337cm" svg:y="10.3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32cm" svg:height="0.245cm" svg:x="3.71cm" svg:y="10.264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279cm" svg:height="0.383cm" svg:x="4.101cm" svg:y="10.127cm" svg:viewBox="0 0 280 384" svg:d="M278 16c0 0 2-7 2-9s-2-7-9-7c-11 0-56 4-69 5-5 0-12 2-12 13 0 8 7 8 14 8 27 0 27 4 27 7 0 4-2 7-4 13l-30 123c-12-18-30-32-56-32-71 0-141 78-141 155 0 53 35 92 83 92 28 0 54-18 77-39 11 32 42 39 56 39 20 0 32-13 43-30 12-21 19-53 19-55 0-7-7-7-9-7-7 0-9 2-12 18-7 26-18 58-41 58-14 0-17-12-17-26 0-11 2-16 3-23zM162 310c-4 14-16 26-28 35-6 5-27 23-50 23-21 0-40-14-40-53 0-28 16-88 28-111 25-44 53-51 69-51 39 0 47 41 47 48 0 1 0 5-1 7z">
            <text:p/>
          </draw:path>
          <draw:path draw:style-name="gr3" draw:text-style-name="P7" draw:layer="layout" svg:width="0.166cm" svg:height="0.518cm" svg:x="4.711cm" svg:y="10.30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924cm" svg:y="10.4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324cm" svg:y="10.34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cm" svg:height="0.356cm" svg:x="5.63cm" svg:y="10.4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975cm" svg:y="10.4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261cm" svg:height="0.342cm" svg:x="6.361cm" svg:y="10.481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674cm" svg:y="10.476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054cm" svg:y="10.2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7.529cm" svg:y="10.294cm" svg:viewBox="0 0 458 530" svg:d="M150 285h130c93 0 178-63 178-141 0-75-78-144-183-144h-275v25h19c60 0 60 8 60 35v410c0 28 0 35-60 35h-19v25c26-2 84-2 114-2s88 0 115 2v-25h-20c-58 0-59-7-59-35zM146 264v-209c0-25 2-30 39-30h68c124 0 124 81 124 119 0 37 0 120-124 120z">
            <text:p/>
          </draw:path>
          <draw:path draw:style-name="gr3" draw:text-style-name="P7" draw:layer="layout" svg:width="0.39cm" svg:height="0.351cm" svg:x="8.052cm" svg:y="10.48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242cm" svg:height="0.485cm" svg:x="8.473cm" svg:y="10.34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8.825cm" svg:y="10.74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7" draw:layer="layout" svg:width="0.309cm" svg:height="0.532cm" svg:x="9.27cm" svg:y="10.30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9.831cm" svg:y="10.3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83cm" svg:y="10.2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972cm" svg:y="10.4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627cm" svg:y="10.61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359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2.811cm" svg:y="10.1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383cm" svg:y="10.5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173cm" svg:y="10.3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091cm" svg:height="0.231cm" svg:x="14.501cm" svg:y="10.74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4.805cm" svg:y="10.294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395cm" svg:y="10.30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604cm" svg:y="10.277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315cm" svg:y="10.481cm" svg:viewBox="0 0 514 352" svg:d="M336 79c4-16 12-46 12-49 0-14-12-21-22-21-11 0-23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4 20 49 74 54 97 54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6.933cm" svg:y="10.74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362cm" svg:y="10.481cm" svg:viewBox="0 0 317 352" svg:d="M46 298c-2 12-7 29-7 33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734cm" svg:y="10.74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156cm" svg:y="10.33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083cm" svg:height="0.083cm" svg:x="18.485cm" svg:y="10.74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913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9.399cm" svg:y="10.74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20.043cm" svg:y="10.463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18cm" svg:height="0.774cm" svg:x="21.085cm" svg:y="10.24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21.331cm" svg:y="10.2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1.931cm" svg:y="10.6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2.679cm" svg:y="10.3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3.049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23.514cm" svg:y="10.24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4.057cm" svg:y="10.28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4.452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5.129cm" svg:y="10.5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934cm" svg:y="10.28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26.323cm" svg:y="10.33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9cm" svg:y="12.05cm" svg:viewBox="0 0 198 494" draw:points="100,494 0,494 0,0 198,0 198,494">
            <text:p/>
          </draw:polygon>
          <draw:path draw:style-name="gr3" draw:text-style-name="P7" draw:layer="layout" svg:width="0.258cm" svg:height="0.577cm" svg:x="4.63cm" svg:y="12.0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 \smallint  \sqrt{ 5 - ( x^2 - 4x ) } + \frac{1}{2} \smallint \sqrt{t} \ dt§svg§600§FALSE§</svg:desc>
          <draw:polygon draw:style-name="gr2" draw:text-style-name="P6" draw:layer="layout" svg:width="10.567cm" svg:height="1.491cm" svg:x="5.35cm" svg:y="11.469cm" svg:viewBox="0 0 10568 1492" draw:points="5284,1492 0,1492 0,0 10568,0 10568,1492">
            <text:p/>
          </draw:polygon>
          <draw:path draw:style-name="gr3" draw:text-style-name="P7" draw:layer="layout" svg:width="0.515cm" svg:height="0.182cm" svg:x="5.355cm" svg:y="12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cm" svg:y="11.91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49cm" svg:y="11.738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4.496cm" svg:height="0.032cm" svg:x="7.437cm" svg:y="11.738cm" svg:viewBox="0 0 4497 33" draw:points="2249,33 0,33 0,0 4497,0 4497,33">
            <text:p/>
          </draw:polygon>
          <draw:path draw:style-name="gr3" draw:text-style-name="P7" draw:layer="layout" svg:width="0.309cm" svg:height="0.532cm" svg:x="7.476cm" svg:y="11.95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8.061cm" svg:y="12.25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846cm" svg:y="11.88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9.092cm" svg:y="12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546cm" svg:y="11.88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5cm" svg:y="12.2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826cm" svg:y="11.944cm" svg:viewBox="0 0 345 524" svg:d="M208 398v66c0 29-2 37-60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1.213cm" svg:y="12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677cm" svg:y="11.88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2.149cm" svg:y="12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04cm" svg:y="11.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971cm" svg:y="12.259cm" svg:viewBox="0 0 389 33" draw:points="194,33 0,33 0,0 389,0 389,33">
            <text:p/>
          </draw:polygon>
          <draw:path draw:style-name="gr3" draw:text-style-name="P7" draw:layer="layout" svg:width="0.309cm" svg:height="0.516cm" svg:x="13.01cm" svg:y="12.4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3.622cm" svg:y="11.91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604cm" svg:height="0.773cm" svg:x="14.173cm" svg:y="11.7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4.761cm" svg:y="11.771cm" svg:viewBox="0 0 282 33" draw:points="141,33 0,33 0,0 282,0 282,33">
            <text:p/>
          </draw:polygon>
          <draw:path draw:style-name="gr3" draw:text-style-name="P7" draw:layer="layout" svg:width="0.238cm" svg:height="0.493cm" svg:x="14.779cm" svg:y="11.98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5.328cm" svg:y="11.93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5.719cm" svg:y="11.98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=  \smallint  \sqrt{ 5 - [\  x^2 - 2(x)(2) + 4 - 4 \ ] } + \frac{1}{2} \smallint \sqrt{t} \ dt§svg§600§FALSE§</svg:desc>
          <draw:polygon draw:style-name="gr2" draw:text-style-name="P6" draw:layer="layout" svg:width="15.162cm" svg:height="1.491cm" svg:x="5.35cm" svg:y="13.271cm" svg:viewBox="0 0 15163 1492" draw:points="7582,1492 0,1492 0,0 15163,0 15163,1492">
            <text:p/>
          </draw:polygon>
          <draw:path draw:style-name="gr3" draw:text-style-name="P7" draw:layer="layout" svg:width="0.515cm" svg:height="0.182cm" svg:x="5.355cm" svg:y="13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cm" svg:y="13.716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49cm" svg:y="13.54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9.092cm" svg:height="0.032cm" svg:x="7.437cm" svg:y="13.54cm" svg:viewBox="0 0 9093 33" draw:points="4546,33 0,33 0,0 9093,0 9093,33">
            <text:p/>
          </draw:polygon>
          <draw:path draw:style-name="gr3" draw:text-style-name="P7" draw:layer="layout" svg:width="0.309cm" svg:height="0.532cm" svg:x="7.476cm" svg:y="13.7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8.06cm" svg:y="14.06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8.861cm" svg:y="13.689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9.264cm" svg:y="13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718cm" svg:y="13.68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267cm" svg:y="14.0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013cm" svg:y="13.7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1.439cm" svg:y="13.6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686cm" svg:y="13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2.148cm" svg:y="13.6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8cm" svg:height="0.773cm" svg:x="12.481cm" svg:y="13.6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745cm" svg:y="13.7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3.136cm" svg:y="13.6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3.607cm" svg:y="13.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4.359cm" svg:y="13.74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4.961cm" svg:y="14.061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5.691cm" svg:y="13.746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6.33cm" svg:y="13.689cm" svg:viewBox="0 0 107 774" draw:points="107,0 0,0 0,32 76,32 76,744 0,744 0,774 107,774">
            <text:p/>
          </draw:polygon>
          <draw:path draw:style-name="gr3" draw:text-style-name="P7" draw:layer="layout" svg:width="0.515cm" svg:height="0.516cm" svg:x="16.744cm" svg:y="13.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636cm" svg:y="13.2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567cm" svg:y="14.061cm" svg:viewBox="0 0 389 33" draw:points="194,33 0,33 0,0 389,0 389,33">
            <text:p/>
          </draw:polygon>
          <draw:path draw:style-name="gr3" draw:text-style-name="P7" draw:layer="layout" svg:width="0.309cm" svg:height="0.516cm" svg:x="17.606cm" svg:y="14.2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23cm" svg:height="0.72cm" svg:x="18.217cm" svg:y="13.716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604cm" svg:height="0.773cm" svg:x="18.767cm" svg:y="13.573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9.355cm" svg:y="13.573cm" svg:viewBox="0 0 282 33" draw:points="141,33 0,33 0,0 282,0 282,33">
            <text:p/>
          </draw:polygon>
          <draw:path draw:style-name="gr3" draw:text-style-name="P7" draw:layer="layout" svg:width="0.238cm" svg:height="0.493cm" svg:x="19.373cm" svg:y="13.78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369cm" svg:height="0.546cm" svg:x="19.924cm" svg:y="13.733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20.313cm" svg:y="13.78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3" text:id="id213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2" draw:id="id212">
          <svg:title>TexMaths</svg:title>
          <svg:desc>22§display§=  \smallint  \sqrt{ 5 - ( x - 2 )^2 + 4 } + \frac{1}{2} \smallint \sqrt{t} \ dt§svg§600§FALSE§</svg:desc>
          <draw:polygon draw:style-name="gr2" draw:text-style-name="P6" draw:layer="layout" svg:width="11.457cm" svg:height="1.491cm" svg:x="3.747cm" svg:y="0.572cm" svg:viewBox="0 0 11458 1492" draw:points="5729,1492 0,1492 0,0 11458,0 11458,1492">
            <text:p/>
          </draw:polygon>
          <draw:path draw:style-name="gr3" draw:text-style-name="P7" draw:layer="layout" svg:width="0.515cm" svg:height="0.182cm" svg:x="3.752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567cm" svg:y="1.01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5.146cm" svg:y="0.841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5.387cm" svg:height="0.032cm" svg:x="5.834cm" svg:y="0.841cm" svg:viewBox="0 0 5388 33" draw:points="2693,33 0,33 0,0 5388,0 5388,33">
            <text:p/>
          </draw:polygon>
          <draw:path draw:style-name="gr3" draw:text-style-name="P7" draw:layer="layout" svg:width="0.309cm" svg:height="0.532cm" svg:x="5.873cm" svg:y="1.05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6.458cm" svg:y="1.36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43cm" svg:y="0.9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7.489cm" svg:y="1.2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146cm" svg:y="1.3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94cm" svg:y="1.0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284cm" svg:y="0.9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9.576cm" svg:y="0.98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03cm" svg:y="1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0.856cm" svg:y="1.04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515cm" svg:height="0.516cm" svg:x="11.435cm" svg:y="1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328cm" svg:y="0.5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259cm" svg:y="1.362cm" svg:viewBox="0 0 389 33" draw:points="194,33 0,33 0,0 389,0 389,33">
            <text:p/>
          </draw:polygon>
          <draw:path draw:style-name="gr3" draw:text-style-name="P7" draw:layer="layout" svg:width="0.309cm" svg:height="0.516cm" svg:x="12.296cm" svg:y="1.58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2.908cm" svg:y="1.01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604cm" svg:height="0.773cm" svg:x="13.459cm" svg:y="0.87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4.047cm" svg:y="0.874cm" svg:viewBox="0 0 282 33" draw:points="141,33 0,33 0,0 282,0 282,33">
            <text:p/>
          </draw:polygon>
          <draw:path draw:style-name="gr3" draw:text-style-name="P7" draw:layer="layout" svg:width="0.238cm" svg:height="0.493cm" svg:x="14.065cm" svg:y="1.087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4.616cm" svg:y="1.034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238cm" svg:height="0.493cm" svg:x="15.005cm" svg:y="1.087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211" draw:id="id211">
          <svg:title>TexMaths</svg:title>
          <svg:desc>24§display§\text {I}§svg§600§FALSE§</svg:desc>
          <draw:polygon draw:style-name="gr2" draw:text-style-name="P6" draw:layer="layout" svg:width="0.197cm" svg:height="0.493cm" svg:x="3.045cm" svg:y="1.1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1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743cm" svg:y="8.049cm" svg:viewBox="0 0 454 372" draw:points="227,372 0,372 0,0 454,0 454,372">
            <text:p/>
          </draw:polygon>
          <draw:path draw:style-name="gr3" draw:text-style-name="P7" draw:layer="layout" svg:width="0.513cm" svg:height="0.455cm" svg:x="1.726cm" svg:y="8.0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2§display§=  \smallint  \sqrt{ (3)^2 - ( x - 2 )^2 } + \frac{1}{2} \smallint t^\frac{1}{2} \ dt§svg§600§FALSE§</svg:desc>
          <draw:polygon draw:style-name="gr2" draw:text-style-name="P6" draw:layer="layout" svg:width="10.916cm" svg:height="1.491cm" svg:x="3.75cm" svg:y="2.576cm" svg:viewBox="0 0 10917 1492" draw:points="5458,1492 0,1492 0,0 10917,0 10917,1492">
            <text:p/>
          </draw:polygon>
          <draw:path draw:style-name="gr3" draw:text-style-name="P7" draw:layer="layout" svg:width="0.515cm" svg:height="0.182cm" svg:x="3.755cm" svg:y="3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57cm" svg:y="3.021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5.149cm" svg:y="2.845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5.003cm" svg:height="0.032cm" svg:x="5.837cm" svg:y="2.845cm" svg:viewBox="0 0 5004 33" draw:points="2501,33 0,33 0,0 5004,0 5004,33">
            <text:p/>
          </draw:polygon>
          <draw:path draw:style-name="gr3" draw:text-style-name="P7" draw:layer="layout" svg:width="0.18cm" svg:height="0.773cm" svg:x="5.915cm" svg:y="2.9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6.17cm" svg:y="3.059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6.57cm" svg:y="2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6.86cm" svg:y="2.9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09cm" svg:y="3.36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194cm" svg:y="2.9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44cm" svg:y="3.2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097cm" svg:y="3.3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43cm" svg:y="3.0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236cm" svg:y="2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526cm" svg:y="2.9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054cm" svg:y="3.1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46cm" svg:y="2.5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1.878cm" svg:y="3.366cm" svg:viewBox="0 0 389 33" draw:points="194,33 0,33 0,0 389,0 389,33">
            <text:p/>
          </draw:polygon>
          <draw:path draw:style-name="gr3" draw:text-style-name="P7" draw:layer="layout" svg:width="0.309cm" svg:height="0.516cm" svg:x="11.916cm" svg:y="3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2.527cm" svg:y="3.021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238cm" svg:height="0.493cm" svg:x="13.039cm" svg:y="3.09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59cm" svg:height="0.258cm" svg:x="13.449cm" svg:y="2.79cm" svg:viewBox="0 0 160 259" svg:d="M100 12c0-12-1-12-14-12-28 25-72 25-79 25h-7v17h7c9 0 33-2 56-10v193c0 12 0 18-40 18h-19v16c21-2 56-2 77-2 23 0 58 0 79 2v-16h-19c-41 0-41-6-41-18z">
            <text:p/>
          </draw:path>
          <draw:polygon draw:style-name="gr3" draw:text-style-name="P7" draw:layer="layout" svg:width="0.263cm" svg:height="0.027cm" svg:x="13.395cm" svg:y="3.107cm" svg:viewBox="0 0 264 28" draw:points="132,28 0,28 0,0 264,0 264,28">
            <text:p/>
          </draw:polygon>
          <draw:path draw:style-name="gr3" draw:text-style-name="P7" draw:layer="layout" svg:width="0.193cm" svg:height="0.258cm" svg:x="13.43cm" svg:y="3.184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369cm" svg:height="0.546cm" svg:x="14.078cm" svg:y="3.038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4.467cm" svg:y="3.09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= \frac{(x-2) \sqrt{(3)^2 - ( x - 2)^2}}{2} + \frac{(3)^2}{2} \sin^{-1} \left( \frac{ x - 2 }{3} \right) + \frac{1}{2}\left[ \frac{t^{3/2}}{ \frac{3}{2} } \right]  + c§svg§600§FALSE§</svg:desc>
          <draw:polygon draw:style-name="gr2" draw:text-style-name="P6" draw:layer="layout" svg:width="21.85cm" svg:height="1.988cm" svg:x="3.752cm" svg:y="4.579cm" svg:viewBox="0 0 21851 1989" draw:points="10926,1989 0,1989 0,0 21851,0 21851,1989">
            <text:p/>
          </draw:polygon>
          <draw:path draw:style-name="gr3" draw:text-style-name="P7" draw:layer="layout" svg:width="0.515cm" svg:height="0.182cm" svg:x="3.757cm" svg:y="5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4.699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4.945cm" svg:y="4.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5.6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348cm" svg:y="4.71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6.74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705cm" svg:height="0.928cm" svg:x="7.082cm" svg:y="4.54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002cm" svg:height="0.032cm" svg:x="7.77cm" svg:y="4.54cm" svg:viewBox="0 0 5003 33" draw:points="2501,33 0,33 0,0 5003,0 5003,33">
            <text:p/>
          </draw:polygon>
          <draw:path draw:style-name="gr3" draw:text-style-name="P7" draw:layer="layout" svg:width="0.18cm" svg:height="0.773cm" svg:x="7.847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103cm" svg:y="4.7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8.502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8.792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42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126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73cm" svg:y="4.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029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776cm" svg:y="4.71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2.168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12.458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8.151cm" svg:height="0.032cm" svg:x="4.621cm" svg:y="5.561cm" svg:viewBox="0 0 8152 33" draw:points="4076,33 0,33 0,0 8152,0 8152,33">
            <text:p/>
          </draw:polygon>
          <draw:path draw:style-name="gr3" draw:text-style-name="P7" draw:layer="layout" svg:width="0.309cm" svg:height="0.516cm" svg:x="8.543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13.08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3.979cm" svg:y="4.6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236cm" svg:y="4.73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34cm" svg:y="4.667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14.924cm" svg:y="4.6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335cm" svg:height="0.032cm" svg:x="13.902cm" svg:y="5.561cm" svg:viewBox="0 0 1336 33" draw:points="669,33 0,33 0,0 1336,0 1336,33">
            <text:p/>
          </draw:polygon>
          <draw:path draw:style-name="gr3" draw:text-style-name="P7" draw:layer="layout" svg:width="0.309cm" svg:height="0.516cm" svg:x="14.415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254cm" svg:height="0.356cm" svg:x="15.484cm" svg:y="5.4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79cm" svg:y="5.2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003cm" svg:y="5.4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466cm" svg:y="5.29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95cm" svg:y="5.08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527cm" svg:y="4.649cm" svg:viewBox="0 0 382 1857" svg:d="M382 1850c0-4-2-6-4-7-28-30-81-81-132-166-125-199-181-450-181-748 0-209 28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86cm" svg:height="0.351cm" svg:x="18.051cm" svg:y="4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706cm" svg:y="5.0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454cm" svg:y="4.7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1.775cm" svg:height="0.032cm" svg:x="18.029cm" svg:y="5.561cm" svg:viewBox="0 0 1776 33" draw:points="887,33 0,33 0,0 1776,0 1776,33">
            <text:p/>
          </draw:polygon>
          <draw:path draw:style-name="gr3" draw:text-style-name="P7" draw:layer="layout" svg:width="0.321cm" svg:height="0.532cm" svg:x="18.755cm" svg:y="5.7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1cm" svg:height="1.856cm" svg:x="19.922cm" svg:y="4.649cm" svg:viewBox="0 0 382 1857" svg:d="M382 929c0-304-70-610-268-843-15-17-44-49-75-77-11-9-13-9-23-9-9 0-16 0-16 7 0 4 4 7 5 9 27 28 79 79 131 163 124 199 183 451 183 748 0 210-29 477-157 708-62 111-127 174-158 208-2 1-4 3-4 7 0 7 7 7 16 7 10 0 12 0 24-13 261-236 342-589 342-915z">
            <text:p/>
          </draw:path>
          <draw:path draw:style-name="gr3" draw:text-style-name="P7" draw:layer="layout" svg:width="0.515cm" svg:height="0.516cm" svg:x="20.679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571cm" svg:y="4.7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1.503cm" svg:y="5.561cm" svg:viewBox="0 0 389 33" draw:points="194,33 0,33 0,0 389,0 389,33">
            <text:p/>
          </draw:polygon>
          <draw:path draw:style-name="gr3" draw:text-style-name="P7" draw:layer="layout" svg:width="0.309cm" svg:height="0.516cm" svg:x="21.541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0.205cm" svg:height="1.856cm" svg:x="22.303cm" svg:y="4.649cm" svg:viewBox="0 0 206 1857" draw:points="0,1857 206,1857 206,1814 42,1814 42,42 206,42 206,0 0,0">
            <text:p/>
          </draw:polygon>
          <draw:path draw:style-name="gr3" draw:text-style-name="P7" draw:layer="layout" svg:width="0.238cm" svg:height="0.494cm" svg:x="22.629cm" svg:y="4.76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9cm" svg:height="0.37cm" svg:x="22.919cm" svg:y="4.60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233cm" svg:height="0.543cm" svg:x="23.24cm" svg:y="4.559cm" svg:viewBox="0 0 234 544" svg:d="M231 25c3-7 3-9 3-11 0-9-7-14-12-14-9 0-13 7-16 14l-202 505c-4 7-4 9-4 11 0 8 7 14 12 14 11 0 13-7 16-14z">
            <text:p/>
          </draw:path>
          <draw:path draw:style-name="gr3" draw:text-style-name="P7" draw:layer="layout" svg:width="0.24cm" svg:height="0.36cm" svg:x="23.549cm" svg:y="4.6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252cm" svg:height="0.032cm" svg:x="22.611cm" svg:y="5.561cm" svg:viewBox="0 0 1253 33" draw:points="627,33 0,33 0,0 1253,0 1253,33">
            <text:p/>
          </draw:polygon>
          <draw:path draw:style-name="gr3" draw:text-style-name="P7" draw:layer="layout" svg:width="0.249cm" svg:height="0.37cm" svg:x="23.111cm" svg:y="5.673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23.083cm" svg:y="6.129cm" svg:viewBox="0 0 310 33" draw:points="155,33 0,33 0,0 310,0 310,33">
            <text:p/>
          </draw:polygon>
          <draw:path draw:style-name="gr3" draw:text-style-name="P7" draw:layer="layout" svg:width="0.24cm" svg:height="0.36cm" svg:x="23.117cm" svg:y="6.24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23.967cm" svg:y="4.649cm" svg:viewBox="0 0 206 1857" draw:points="162,1814 0,1814 0,1857 206,1857 206,0 0,0 0,42 162,42">
            <text:p/>
          </draw:polygon>
          <draw:path draw:style-name="gr3" draw:text-style-name="P7" draw:layer="layout" svg:width="0.515cm" svg:height="0.516cm" svg:x="24.579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339cm" svg:y="5.4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= \frac{(x-2) \sqrt{ 5 + 4x - x^2 }}{2} + \frac{9}{2} \sin^{-1} \left( \frac{ x - 2 }{3} \right) +  \frac{ ( 5 + 4x - x^2 )^{3/2}}{ 3 } + c§svg§600§FALSE§</svg:desc>
          <draw:polygon draw:style-name="gr2" draw:text-style-name="P6" draw:layer="layout" svg:width="22.365cm" svg:height="1.867cm" svg:x="3.757cm" svg:y="7.181cm" svg:viewBox="0 0 22366 1868" draw:points="11183,1868 0,1868 0,0 22366,0 22366,1868">
            <text:p/>
          </draw:polygon>
          <draw:path draw:style-name="gr3" draw:text-style-name="P7" draw:layer="layout" svg:width="0.515cm" svg:height="0.182cm" svg:x="3.762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4.704cm" svg:y="7.2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4.95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5.605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353cm" svg:y="7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746cm" svg:y="7.2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604cm" svg:height="0.773cm" svg:x="7.059cm" svg:y="7.153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647cm" svg:y="7.153cm" svg:viewBox="0 0 3895 33" draw:points="1948,33 0,33 0,0 3895,0 3895,33">
            <text:p/>
          </draw:polygon>
          <draw:path draw:style-name="gr3" draw:text-style-name="P7" draw:layer="layout" svg:width="0.309cm" svg:height="0.532cm" svg:x="7.685cm" svg:y="7.31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515cm" svg:height="0.516cm" svg:x="8.249cm" svg:y="7.3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9cm" svg:y="7.3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387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42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774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228cm" svg:y="7.2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6.914cm" svg:height="0.032cm" svg:x="4.626cm" svg:y="8.144cm" svg:viewBox="0 0 6915 33" draw:points="3457,33 0,33 0,0 6915,0 6915,33">
            <text:p/>
          </draw:polygon>
          <draw:path draw:style-name="gr3" draw:text-style-name="P7" draw:layer="layout" svg:width="0.309cm" svg:height="0.516cm" svg:x="7.93cm" svg:y="8.3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1.848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703cm" svg:y="7.31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388cm" svg:height="0.032cm" svg:x="12.671cm" svg:y="8.144cm" svg:viewBox="0 0 389 33" draw:points="194,33 0,33 0,0 389,0 389,33">
            <text:p/>
          </draw:polygon>
          <draw:path draw:style-name="gr3" draw:text-style-name="P7" draw:layer="layout" svg:width="0.309cm" svg:height="0.516cm" svg:x="12.71cm" svg:y="8.3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13.305cm" svg:y="8.00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61cm" svg:y="7.83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824cm" svg:y="8.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287cm" svg:y="7.87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771cm" svg:y="7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348cm" svg:y="7.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873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28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276cm" svg:y="7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1.775cm" svg:height="0.032cm" svg:x="15.85cm" svg:y="8.144cm" svg:viewBox="0 0 1776 33" draw:points="887,33 0,33 0,0 1776,0 1776,33">
            <text:p/>
          </draw:polygon>
          <draw:path draw:style-name="gr3" draw:text-style-name="P7" draw:layer="layout" svg:width="0.321cm" svg:height="0.532cm" svg:x="16.575cm" svg:y="8.36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7.744cm" svg:y="7.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501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4cm" svg:y="7.2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9.662cm" svg:y="7.31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6 55 140 141 140 90 0 169-74 169-172z">
            <text:p/>
          </draw:path>
          <draw:path draw:style-name="gr3" draw:text-style-name="P7" draw:layer="layout" svg:width="0.515cm" svg:height="0.516cm" svg:x="20.225cm" svg:y="7.3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0.977cm" svg:y="7.3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21.364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2.021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2.751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3.205cm" svg:y="7.1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3.562cm" svg:y="7.2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23.848cm" svg:y="7.188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233cm" svg:height="0.543cm" svg:x="24.168cm" svg:y="7.142cm" svg:viewBox="0 0 234 544" svg:d="M231 25c3-7 3-9 3-11 0-9-7-14-12-14-9 0-13 7-16 14l-202 505c-4 7-4 9-4 11 0 9 7 14 12 14 11 0 13-7 16-14z">
            <text:p/>
          </draw:path>
          <draw:path draw:style-name="gr3" draw:text-style-name="P7" draw:layer="layout" svg:width="0.24cm" svg:height="0.36cm" svg:x="24.478cm" svg:y="7.1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5.467cm" svg:height="0.032cm" svg:x="19.323cm" svg:y="8.144cm" svg:viewBox="0 0 5468 33" draw:points="2735,33 0,33 0,0 5468,0 5468,33">
            <text:p/>
          </draw:polygon>
          <draw:path draw:style-name="gr3" draw:text-style-name="P7" draw:layer="layout" svg:width="0.321cm" svg:height="0.532cm" svg:x="21.896cm" svg:y="8.36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5.099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859cm" svg:y="8.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046cm" svg:y="7.948cm" svg:viewBox="0 0 198 494" draw:points="100,494 0,494 0,0 198,0 198,494">
            <text:p/>
          </draw:polygon>
          <draw:path draw:style-name="gr3" draw:text-style-name="P7" draw:layer="layout" svg:width="0.258cm" svg:height="0.577cm" svg:x="3.027cm" svg:y="7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3cm" svg:y="9.954cm" svg:viewBox="0 0 1319 656" draw:points="659,656 0,656 0,0 1319,0 1319,656">
            <text:p/>
          </draw:polygon>
          <draw:path draw:style-name="gr3" draw:text-style-name="P7" draw:layer="layout" svg:width="0.464cm" svg:height="0.577cm" svg:x="3.228cm" svg:y="9.912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2cm" svg:y="10.1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9cm" svg:y="9.9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3cm" svg:y="10.398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9cm" svg:y="9.954cm" svg:viewBox="0 0 198 494" draw:points="100,494 0,494 0,0 198,0 198,494">
            <text:p/>
          </draw:polygon>
          <draw:path draw:style-name="gr3" draw:text-style-name="P7" draw:layer="layout" svg:width="0.258cm" svg:height="0.577cm" svg:x="5.03cm" svg:y="9.9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3)}§svg§600§FALSE§</svg:desc>
          <draw:polygon draw:style-name="gr2" draw:text-style-name="P6" draw:layer="layout" svg:width="1.332cm" svg:height="0.759cm" svg:x="1.429cm" svg:y="9.859cm" svg:viewBox="0 0 1333 760" draw:points="666,760 0,760 0,0 1333,0 1333,760">
            <text:p/>
          </draw:polygon>
          <draw:path draw:style-name="gr3" draw:text-style-name="P7" draw:layer="layout" svg:width="0.197cm" svg:height="0.844cm" svg:x="1.469cm" svg:y="9.81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79cm" svg:y="9.88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2.172cm" svg:y="9.8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606cm" svg:y="9.81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( \sin 2x + \cos x ) \sqrt{ \sin^2 x + 6\sin x + 13} \ dx§svg§600§FALSE§</svg:desc>
          <draw:polygon draw:style-name="gr2" draw:text-style-name="P6" draw:layer="layout" svg:width="14.614cm" svg:height="0.958cm" svg:x="5.741cm" svg:y="9.567cm" svg:viewBox="0 0 14615 959" draw:points="7308,959 0,959 0,0 14615,0 14615,959">
            <text:p/>
          </draw:polygon>
          <draw:path draw:style-name="gr3" draw:text-style-name="P7" draw:layer="layout" svg:width="0.515cm" svg:height="0.182cm" svg:x="5.746cm" svg:y="10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561cm" svg:y="9.815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7.003cm" svg:y="9.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7.25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55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772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8.344cm" svg:y="9.8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8.714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349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106cm" svg:y="10.02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444cm" svg:y="10.02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3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26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29cm" svg:y="9.7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2.07cm" svg:y="9.528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2.758cm" svg:y="9.528cm" svg:viewBox="0 0 6568 33" draw:points="3284,33 0,33 0,0 6568,0 6568,33">
            <text:p/>
          </draw:polygon>
          <draw:path draw:style-name="gr3" draw:text-style-name="P7" draw:layer="layout" svg:width="0.254cm" svg:height="0.356cm" svg:x="12.78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089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304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3.742cm" svg:y="9.68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207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4.84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604cm" svg:y="9.85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11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41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3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18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822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621cm" svg:y="9.853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8.971cm" svg:y="9.85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9.614cm" svg:y="9.832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008cm" svg:y="10.0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\sin 2x + \cos x ) \sqrt{ \sin^2 x + 6\sin x + 13} \ dx§svg§600§FALSE§</svg:desc>
          <draw:polygon draw:style-name="gr2" draw:text-style-name="P6" draw:layer="layout" svg:width="14.614cm" svg:height="0.958cm" svg:x="5.641cm" svg:y="9.567cm" svg:viewBox="0 0 14615 959" draw:points="7308,959 0,959 0,0 14615,0 14615,959">
            <text:p/>
          </draw:polygon>
          <draw:path draw:style-name="gr3" draw:text-style-name="P7" draw:layer="layout" svg:width="0.515cm" svg:height="0.182cm" svg:x="5.646cm" svg:y="10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9.815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3cm" svg:y="9.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7.15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45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672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8.244cm" svg:y="9.8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8.614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249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006cm" svg:y="10.02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344cm" svg:y="10.02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73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16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629cm" svg:y="9.7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1.97cm" svg:y="9.528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2.658cm" svg:y="9.528cm" svg:viewBox="0 0 6568 33" draw:points="3284,33 0,33 0,0 6568,0 6568,33">
            <text:p/>
          </draw:polygon>
          <draw:path draw:style-name="gr3" draw:text-style-name="P7" draw:layer="layout" svg:width="0.254cm" svg:height="0.356cm" svg:x="12.68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989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204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3.642cm" svg:y="9.68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107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4.74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504cm" svg:y="9.85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01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31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53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08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722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521cm" svg:y="9.853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8.871cm" svg:y="9.85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9.514cm" svg:y="9.832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9.908cm" svg:y="10.0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2\sin x \cos x + \cos x ) \sqrt{ \sin^2 x + 6\sin x + 13} \ dx§svg§600§FALSE§</svg:desc>
          <draw:polygon draw:style-name="gr2" draw:text-style-name="P6" draw:layer="layout" svg:width="16.478cm" svg:height="0.958cm" svg:x="5.642cm" svg:y="11.068cm" svg:viewBox="0 0 16479 959" draw:points="8239,959 0,959 0,0 16479,0 16479,959">
            <text:p/>
          </draw:polygon>
          <draw:path draw:style-name="gr3" draw:text-style-name="P7" draw:layer="layout" svg:width="0.515cm" svg:height="0.182cm" svg:x="5.647cm" svg:y="1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1.316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4cm" svg:y="11.29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166cm" svg:y="11.3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67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974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89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8.745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5cm" svg:height="0.356cm" svg:x="9.319cm" svg:y="11.5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658cm" svg:y="11.52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049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0.479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14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1.871cm" svg:y="11.5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209cm" svg:y="11.52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599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3.031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3.494cm" svg:y="11.29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3.835cm" svg:y="11.029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4.523cm" svg:y="11.029cm" svg:viewBox="0 0 6568 33" draw:points="3284,33 0,33 0,0 6568,0 6568,33">
            <text:p/>
          </draw:polygon>
          <draw:path draw:style-name="gr3" draw:text-style-name="P7" draw:layer="layout" svg:width="0.254cm" svg:height="0.356cm" svg:x="14.55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854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069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5.507cm" svg:y="11.18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5.972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6.605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7.369cm" svg:y="11.35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7.878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182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395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8.951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587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0.386cm" svg:y="11.354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20.736cm" svg:y="11.35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21.379cm" svg:y="11.333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1.773cm" svg:y="11.5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\cos x ( 2\sin x + 1 ) \sqrt{ \sin^2 x + 6\sin x + 13} \ dx§svg§600§FALSE§</svg:desc>
          <draw:polygon draw:style-name="gr2" draw:text-style-name="P6" draw:layer="layout" svg:width="15.259cm" svg:height="0.958cm" svg:x="5.643cm" svg:y="12.569cm" svg:viewBox="0 0 15260 959" draw:points="7630,959 0,959 0,0 15260,0 15260,959">
            <text:p/>
          </draw:polygon>
          <draw:path draw:style-name="gr3" draw:text-style-name="P7" draw:layer="layout" svg:width="0.515cm" svg:height="0.182cm" svg:x="5.648cm" svg:y="13.0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2.817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295cm" svg:height="0.356cm" svg:x="6.984cm" svg:y="13.02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322cm" svg:y="13.02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713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144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8.64cm" svg:y="12.79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903cm" svg:y="12.8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54cm" svg:height="0.356cm" svg:x="9.406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711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924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0.48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15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14cm" svg:y="12.8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18cm" svg:height="0.773cm" svg:x="12.275cm" svg:y="12.79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2.618cm" svg:y="12.53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6.568cm" svg:height="0.032cm" svg:x="13.307cm" svg:y="12.53cm" svg:viewBox="0 0 6569 33" draw:points="3284,33 0,33 0,0 6569,0 6569,33">
            <text:p/>
          </draw:polygon>
          <draw:path draw:style-name="gr3" draw:text-style-name="P7" draw:layer="layout" svg:width="0.254cm" svg:height="0.356cm" svg:x="13.331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636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85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4.289cm" svg:y="12.6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753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5.389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6.151cm" svg:y="12.855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66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964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179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735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8.369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9.168cm" svg:y="12.8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9.518cm" svg:y="12.85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20.161cm" svg:y="12.834cm" svg:viewBox="0 0 370 547" svg:d="M370 9c0-2 0-9-11-9-10 0-84 7-99 9-5 0-10 3-10 14 0 10 7 10 19 10 37 0 39 6 39 13l-3 16-46 182c-14-28-37-49-72-49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555cm" svg:y="13.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2\sin x + 1 ) \sqrt{ \sin^2 x + 6\sin x + 13} \ \cos x \ dx§svg§600§FALSE§</svg:desc>
          <draw:polygon draw:style-name="gr2" draw:text-style-name="P6" draw:layer="layout" svg:width="15.514cm" svg:height="0.958cm" svg:x="5.644cm" svg:y="13.969cm" svg:viewBox="0 0 15515 959" draw:points="7758,959 0,959 0,0 15515,0 15515,959">
            <text:p/>
          </draw:polygon>
          <draw:path draw:style-name="gr3" draw:text-style-name="P7" draw:layer="layout" svg:width="0.515cm" svg:height="0.182cm" svg:x="5.649cm" svg:y="14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14.217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6cm" svg:y="14.19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168cm" svg:y="14.2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671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976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91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8.747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38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179cm" svg:y="14.2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18cm" svg:height="0.773cm" svg:x="10.542cm" svg:y="14.19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0.883cm" svg:y="13.9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6.567cm" svg:height="0.032cm" svg:x="11.571cm" svg:y="13.93cm" svg:viewBox="0 0 6568 33" draw:points="3284,33 0,33 0,0 6568,0 6568,33">
            <text:p/>
          </draw:polygon>
          <draw:path draw:style-name="gr3" draw:text-style-name="P7" draw:layer="layout" svg:width="0.254cm" svg:height="0.356cm" svg:x="11.596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902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115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2.555cm" svg:y="14.0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3.018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653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415cm" svg:y="14.255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254cm" svg:height="0.356cm" svg:x="14.924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228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443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5.999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16.633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432cm" svg:y="14.2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7.782cm" svg:y="14.25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5cm" svg:height="0.356cm" svg:x="18.549cm" svg:y="14.42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889cm" svg:y="14.42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278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9.709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20.418cm" svg:y="14.234cm" svg:viewBox="0 0 370 547" svg:d="M370 9c0-2 0-9-11-9s-84 7-99 9c-5 0-10 3-10 14 0 10 7 10 19 10 37 0 39 6 39 13l-4 16-45 182c-14-28-37-49-72-49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811cm" svg:y="14.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5cm" svg:y="9.954cm" svg:viewBox="0 0 198 494" draw:points="100,494 0,494 0,0 198,0 198,494">
            <text:p/>
          </draw:polygon>
          <draw:path draw:style-name="gr3" draw:text-style-name="P7" draw:layer="layout" svg:width="0.258cm" svg:height="0.577cm" svg:x="5.031cm" svg:y="9.9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51cm" svg:y="14.354cm" svg:viewBox="0 0 198 494" draw:points="100,494 0,494 0,0 198,0 198,494">
            <text:p/>
          </draw:polygon>
          <draw:path draw:style-name="gr3" draw:text-style-name="P7" draw:layer="layout" svg:width="0.258cm" svg:height="0.577cm" svg:x="5.032cm" svg:y="14.3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3" anim:sub-item="text" smil:attributeName="visibility" smil:to="visible"/>
                  <anim:animate smil:dur="0.5s" smil:fill="hold" smil:targetElement="id213" anim:sub-item="text" smil:attributeName="width" smil:values="width*0.05;width" smil:keyTimes="0;1"/>
                  <anim:animate smil:dur="0.5s" smil:fill="hold" smil:targetElement="id213" anim:sub-item="text" smil:attributeName="height" smil:values="height;height" smil:keyTimes="0;1"/>
                  <anim:animate smil:dur="0.5s" smil:fill="hold" smil:targetElement="id213" anim:sub-item="text" smil:attributeName="x" smil:values="x-.2;x" smil:keyTimes="0;1"/>
                  <anim:animate smil:dur="0.5s" smil:fill="hold" smil:targetElement="id213" anim:sub-item="text" smil:attributeName="y" smil:values="y;y" smil:keyTimes="0;1"/>
                  <anim:transitionFilter smil:dur="0.5s" smil:targetElement="id2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5" text:id="id215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4" draw:id="id214">
          <svg:title>TexMaths</svg:title>
          <svg:desc>24§display§\text {I}§svg§600§FALSE§</svg:desc>
          <draw:polygon draw:style-name="gr2" draw:text-style-name="P6" draw:layer="layout" svg:width="0.197cm" svg:height="0.493cm" svg:x="3.045cm" svg:y="2.3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2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( 2t + 1 ) \sqrt{ t^2 + 6t + 13 } \ dt§svg§600§FALSE§</svg:desc>
          <draw:polygon draw:style-name="gr2" draw:text-style-name="P6" draw:layer="layout" svg:width="9.389cm" svg:height="0.908cm" svg:x="3.949cm" svg:y="2.075cm" svg:viewBox="0 0 9390 909" draw:points="4695,909 0,909 0,0 9390,0 9390,909">
            <text:p/>
          </draw:polygon>
          <draw:path draw:style-name="gr3" draw:text-style-name="P7" draw:layer="layout" svg:width="0.515cm" svg:height="0.182cm" svg:x="3.954cm" svg:y="2.5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69cm" svg:y="2.27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5.211cm" svg:y="2.24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473cm" svg:y="2.3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238cm" svg:height="0.494cm" svg:x="5.839cm" svg:y="2.342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316cm" svg:y="2.3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7.115cm" svg:y="2.3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7.476cm" svg:y="2.247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7.819cm" svg:y="2.036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8.507cm" svg:y="2.036cm" svg:viewBox="0 0 3956 33" draw:points="1978,33 0,33 0,0 3956,0 3956,33">
            <text:p/>
          </draw:polygon>
          <draw:path draw:style-name="gr3" draw:text-style-name="P7" draw:layer="layout" svg:width="0.238cm" svg:height="0.494cm" svg:x="8.524cm" svg:y="2.3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2cm" svg:y="2.2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46cm" svg:y="2.3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11cm" svg:y="2.311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ath draw:style-name="gr3" draw:text-style-name="P7" draw:layer="layout" svg:width="0.238cm" svg:height="0.494cm" svg:x="10.481cm" svg:y="2.3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958cm" svg:y="2.3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57cm" svg:y="2.31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107cm" svg:y="2.311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5cm" svg:y="2.29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139cm" svg:y="2.3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946cm" svg:y="14.148cm" svg:viewBox="0 0 198 494" draw:points="100,494 0,494 0,0 198,0 198,494">
            <text:p/>
          </draw:polygon>
          <draw:path draw:style-name="gr3" draw:text-style-name="P7" draw:layer="layout" svg:width="0.258cm" svg:height="0.577cm" svg:x="2.927cm" svg:y="14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343cm" svg:y="14.249cm" svg:viewBox="0 0 454 372" draw:points="227,372 0,372 0,0 454,0 454,372">
            <text:p/>
          </draw:polygon>
          <draw:path draw:style-name="gr3" draw:text-style-name="P7" draw:layer="layout" svg:width="0.513cm" svg:height="0.455cm" svg:x="1.326cm" svg:y="14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2§display§\text {Put, } \sin x = t, \ \  \text {Diff } w.\ r.\ t.\ x. \ \  \therefore \ \  \cos x \ dx = dt§svg§600§FALSE§</svg:desc>
          <draw:polygon draw:style-name="gr2" draw:text-style-name="P6" draw:layer="layout" svg:width="16.611cm" svg:height="0.617cm" svg:x="2.947cm" svg:y="0.757cm" svg:viewBox="0 0 16612 618" draw:points="8307,618 0,618 0,0 16612,0 16612,618">
            <text:p/>
          </draw:polygon>
          <draw:path draw:style-name="gr3" draw:text-style-name="P7" draw:layer="layout" svg:width="0.457cm" svg:height="0.529cm" svg:x="2.935cm" svg:y="0.73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459cm" svg:y="0.922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878cm" svg:y="0.7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232cm" svg:y="1.18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4.792cm" svg:y="0.9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096cm" svg:y="0.7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5.311cm" svg:y="0.9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867cm" svg:y="0.9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6.545cm" svg:y="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7.335cm" svg:y="0.7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7.662cm" svg:y="1.181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8.482cm" svg:y="0.736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072cm" svg:y="0.7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9.281cm" svg:y="0.718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9.992cm" svg:y="0.922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0.61cm" svg:y="1.181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04cm" svg:y="0.92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411cm" svg:y="1.181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1.835cm" svg:y="0.7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162cm" svg:y="1.181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2.59cm" svg:y="0.9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3.076cm" svg:y="1.181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3.979cm" svg:y="0.90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95cm" svg:height="0.356cm" svg:x="15.227cm" svg:y="0.91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566cm" svg:y="0.91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957cm" svg:y="0.9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388cm" svg:y="0.9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7.096cm" svg:y="0.72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7.49cm" svg:y="0.9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8.167cm" svg:y="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8.97cm" svg:y="0.72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19.361cm" svg:y="0.7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>
          <svg:title>TexMaths</svg:title>
          <svg:desc>22§display§= \smallint [\ ( 2t + 6 ) -  5 \ ] \sqrt{ t^2 + 6t + 13 } \ dt§svg§600§FALSE§</svg:desc>
          <draw:polygon draw:style-name="gr2" draw:text-style-name="P6" draw:layer="layout" svg:width="11.667cm" svg:height="0.908cm" svg:x="3.951cm" svg:y="3.574cm" svg:viewBox="0 0 11668 909" draw:points="5835,909 0,909 0,0 11668,0 11668,909">
            <text:p/>
          </draw:polygon>
          <draw:path draw:style-name="gr3" draw:text-style-name="P7" draw:layer="layout" svg:width="0.515cm" svg:height="0.182cm" svg:x="3.956cm" svg:y="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1cm" svg:y="3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olygon draw:style-name="gr3" draw:text-style-name="P7" draw:layer="layout" svg:width="0.106cm" svg:height="0.774cm" svg:x="5.227cm" svg:y="3.746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5.686cm" svg:y="3.7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949cm" svg:y="3.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6.315cm" svg:y="3.84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79cm" svg:y="3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554cm" svg:y="3.8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952cm" svg:y="3.7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472cm" svg:height="0.032cm" svg:x="8.444cm" svg:y="4.1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192cm" svg:y="3.8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olygon draw:style-name="gr3" draw:text-style-name="P7" draw:layer="layout" svg:width="0.106cm" svg:height="0.774cm" svg:x="9.814cm" svg:y="3.746cm" svg:viewBox="0 0 107 775" draw:points="107,0 0,0 0,32 76,32 76,745 0,745 0,775 107,775">
            <text:p/>
          </draw:polygon>
          <draw:path draw:style-name="gr3" draw:text-style-name="P7" draw:layer="layout" svg:width="0.705cm" svg:height="0.929cm" svg:x="10.097cm" svg:y="3.535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0.785cm" svg:y="3.535cm" svg:viewBox="0 0 3957 33" draw:points="1978,33 0,33 0,0 3957,0 3957,33">
            <text:p/>
          </draw:polygon>
          <draw:path draw:style-name="gr3" draw:text-style-name="P7" draw:layer="layout" svg:width="0.238cm" svg:height="0.494cm" svg:x="10.803cm" svg:y="3.8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1.099cm" svg:y="3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627cm" svg:y="3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389cm" svg:y="3.8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2.762cm" svg:y="3.8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3.237cm" svg:y="3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36cm" svg:y="3.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386cm" svg:y="3.8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029cm" svg:y="3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5.42cm" svg:y="3.8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[\ ( 2t + 6 ) \sqrt{ t^2 + 6t + 13 } -  5 \sqrt{ t^2 + 6t + 13 } \ ]  \ dt§svg§600§FALSE§</svg:desc>
          <draw:polygon draw:style-name="gr2" draw:text-style-name="P6" draw:layer="layout" svg:width="16.394cm" svg:height="0.908cm" svg:x="3.952cm" svg:y="5.074cm" svg:viewBox="0 0 16395 909" draw:points="8198,909 0,909 0,0 16395,0 16395,909">
            <text:p/>
          </draw:polygon>
          <draw:path draw:style-name="gr3" draw:text-style-name="P7" draw:layer="layout" svg:width="0.515cm" svg:height="0.182cm" svg:x="3.957cm" svg:y="5.5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2cm" svg:y="5.2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olygon draw:style-name="gr3" draw:text-style-name="P7" draw:layer="layout" svg:width="0.106cm" svg:height="0.774cm" svg:x="5.228cm" svg:y="5.246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5.687cm" svg:y="5.2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949cm" svg:y="5.3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6.316cm" svg:y="5.34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791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555cm" svg:y="5.3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952cm" svg:y="5.2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294cm" svg:y="5.035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3.955cm" svg:height="0.032cm" svg:x="8.982cm" svg:y="5.035cm" svg:viewBox="0 0 3956 33" draw:points="1978,33 0,33 0,0 3956,0 3956,33">
            <text:p/>
          </draw:polygon>
          <draw:path draw:style-name="gr3" draw:text-style-name="P7" draw:layer="layout" svg:width="0.238cm" svg:height="0.494cm" svg:x="8.999cm" svg:y="5.3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9.295cm" svg:y="5.2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823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585cm" svg:y="5.3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956cm" svg:y="5.3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1.433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32cm" svg:y="5.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583cm" svg:y="5.31cm" svg:viewBox="0 0 322 533" svg:d="M194 243c63-19 107-74 107-136 0-63-69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3.172cm" svg:y="5.6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3.92cm" svg:y="5.3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705cm" svg:height="0.929cm" svg:x="14.353cm" svg:y="5.035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3.955cm" svg:height="0.032cm" svg:x="15.041cm" svg:y="5.035cm" svg:viewBox="0 0 3956 33" draw:points="1978,33 0,33 0,0 3956,0 3956,33">
            <text:p/>
          </draw:polygon>
          <draw:path draw:style-name="gr3" draw:text-style-name="P7" draw:layer="layout" svg:width="0.238cm" svg:height="0.494cm" svg:x="15.059cm" svg:y="5.3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5.354cm" svg:y="5.2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882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644cm" svg:y="5.3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7.018cm" svg:y="5.3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7.493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8.292cm" svg:y="5.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8.642cm" svg:y="5.3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7" draw:layer="layout" svg:width="0.106cm" svg:height="0.774cm" svg:x="19.272cm" svg:y="5.246cm" svg:viewBox="0 0 107 775" draw:points="107,0 0,0 0,32 76,32 76,745 0,745 0,775 107,775">
            <text:p/>
          </draw:polygon>
          <draw:path draw:style-name="gr3" draw:text-style-name="P7" draw:layer="layout" svg:width="0.369cm" svg:height="0.547cm" svg:x="19.758cm" svg:y="5.289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0.147cm" svg:y="5.3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( 2t + 6 ) \sqrt{ t^2 + 6t + 13 }\ dt -  5  \smallint \sqrt{ t^2 + 6t + 13 } \ dt§svg§600§FALSE§</svg:desc>
          <draw:polygon draw:style-name="gr2" draw:text-style-name="P6" draw:layer="layout" svg:width="17.054cm" svg:height="0.908cm" svg:x="3.952cm" svg:y="6.574cm" svg:viewBox="0 0 17055 909" draw:points="8529,909 0,909 0,0 17055,0 17055,909">
            <text:p/>
          </draw:polygon>
          <draw:path draw:style-name="gr3" draw:text-style-name="P7" draw:layer="layout" svg:width="0.515cm" svg:height="0.182cm" svg:x="3.957cm" svg:y="7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2cm" svg:y="6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18cm" svg:height="0.774cm" svg:x="5.214cm" svg:y="6.7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476cm" svg:y="6.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5.842cm" svg:y="6.8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319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081cm" svg:y="6.8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479cm" svg:y="6.7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7.822cm" svg:y="6.5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8.51cm" svg:y="6.535cm" svg:viewBox="0 0 3956 33" draw:points="1978,33 0,33 0,0 3956,0 3956,33">
            <text:p/>
          </draw:polygon>
          <draw:path draw:style-name="gr3" draw:text-style-name="P7" draw:layer="layout" svg:width="0.238cm" svg:height="0.494cm" svg:x="8.528cm" svg:y="6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23cm" svg:y="6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5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113cm" svg:y="6.8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485cm" svg:y="6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962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61cm" svg:y="6.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111cm" svg:y="6.81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53cm" svg:y="6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142cm" svg:y="6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3.64cm" svg:y="7.1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387cm" svg:y="6.8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23cm" svg:height="0.721cm" svg:x="14.907cm" svg:y="6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15.486cm" svg:y="6.5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16.175cm" svg:y="6.535cm" svg:viewBox="0 0 3956 33" draw:points="1978,33 0,33 0,0 3956,0 3956,33">
            <text:p/>
          </draw:polygon>
          <draw:path draw:style-name="gr3" draw:text-style-name="P7" draw:layer="layout" svg:width="0.238cm" svg:height="0.494cm" svg:x="16.192cm" svg:y="6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6.488cm" svg:y="6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016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7.778cm" svg:y="6.8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38cm" svg:height="0.494cm" svg:x="18.149cm" svg:y="6.841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515cm" svg:height="0.517cm" svg:x="18.626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9.425cm" svg:y="6.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9.775cm" svg:y="6.8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0.418cm" svg:y="6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20.807cm" svg:y="6.841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</draw:g>
        <draw:g>
          <svg:title>TexMaths</svg:title>
          <svg:desc>22§display§\text {In }1^{st}\text { integral Put, } t^2 + 6t + 13 = y,  \text {Diff } w.\ r.\ t.\ x. \ \therefore \ (2t + 6)\ dt = dy§svg§600§FALSE§</svg:desc>
          <draw:polygon draw:style-name="gr2" draw:text-style-name="P6" draw:layer="layout" svg:width="23.961cm" svg:height="0.795cm" svg:x="1.77cm" svg:y="7.966cm" svg:viewBox="0 0 23962 796" draw:points="11981,796 0,796 0,0 23962,0 23962,796">
            <text:p/>
          </draw:polygon>
          <draw:path draw:style-name="gr3" draw:text-style-name="P7" draw:layer="layout" svg:width="0.237cm" svg:height="0.529cm" svg:x="1.752cm" svg:y="8.07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035cm" svg:y="8.2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2.766cm" svg:y="8.0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123cm" svg:y="8.048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3.399cm" svg:y="7.948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166cm" svg:height="0.518cm" svg:x="3.931cm" svg:y="8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6cm" svg:y="8.2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4.544cm" svg:y="8.1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4.852cm" svg:y="8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195cm" svg:y="8.2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5.582cm" svg:y="8.2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5.895cm" svg:y="8.2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275cm" svg:y="8.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6.749cm" svg:y="8.07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273cm" svg:y="8.26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7.692cm" svg:y="8.1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044cm" svg:y="8.52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38cm" svg:height="0.494cm" svg:x="8.469cm" svg:y="8.1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64cm" svg:y="7.9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292cm" svg:y="8.1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054cm" svg:y="8.09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238cm" svg:height="0.494cm" svg:x="10.426cm" svg:y="8.12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903cm" svg:y="8.1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702cm" svg:y="8.0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2.052cm" svg:y="8.09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2.665cm" svg:y="8.3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8cm" svg:height="0.501cm" svg:x="13.46cm" svg:y="8.26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7" draw:layer="layout" svg:width="0.091cm" svg:height="0.231cm" svg:x="13.911cm" svg:y="8.52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215cm" svg:y="8.078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7" draw:layer="layout" svg:width="0.166cm" svg:height="0.518cm" svg:x="14.805cm" svg:y="8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014cm" svg:y="8.061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5.725cm" svg:y="8.263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7" draw:layer="layout" svg:width="0.083cm" svg:height="0.083cm" svg:x="16.343cm" svg:y="8.524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6.771cm" svg:y="8.2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142cm" svg:y="8.524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7.566cm" svg:y="8.1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7.896cm" svg:y="8.524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323cm" svg:y="8.2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18.809cm" svg:y="8.524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9.453cm" svg:y="8.247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18cm" svg:height="0.773cm" svg:x="20.495cm" svg:y="8.0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57cm" svg:y="8.0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21.124cm" svg:y="8.1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21.601cm" svg:y="8.1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363cm" svg:y="8.091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22.76cm" svg:y="8.0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306cm" svg:y="8.0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3.695cm" svg:y="8.122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182cm" svg:x="24.214cm" svg:y="8.3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19cm" svg:y="8.0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58cm" svg:height="0.501cm" svg:x="25.413cm" svg:y="8.26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</draw:g>
        <draw:g>
          <svg:title>TexMaths</svg:title>
          <svg:desc>22§display§= \smallint \sqrt{ y }\ dy -  5  \smallint \sqrt{ t^2 + 2(t)(3) + 9 + 4 } \ dt§svg§600§FALSE§</svg:desc>
          <draw:polygon draw:style-name="gr2" draw:text-style-name="P6" draw:layer="layout" svg:width="13.569cm" svg:height="0.876cm" svg:x="3.953cm" svg:y="9.275cm" svg:viewBox="0 0 13570 877" draw:points="6784,877 0,877 0,0 13570,0 13570,877">
            <text:p/>
          </draw:polygon>
          <draw:path draw:style-name="gr3" draw:text-style-name="P7" draw:layer="layout" svg:width="0.515cm" svg:height="0.182cm" svg:x="3.958cm" svg:y="9.68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23cm" svg:height="0.721cm" svg:x="4.773cm" svg:y="9.412cm" svg:viewBox="0 0 324 722" svg:d="M294 32c-27 1-34 21-34 31 0 20 16 32 32 32s32-10 32-33c0-30-25-62-62-62-65 0-79 85-91 144-21 117-37 215-50 351-3 41-8 85-14 122-7 58-19 90-47 90-12 0-25-9-30-16 26 0 33-20 33-32 0-18-15-30-31-30s-32 9-32 32c0 30 25 61 62 61 65 0 79-82 91-146 21-111 37-210 49-347 4-42 9-86 14-123 8-58 20-88 48-88 14 0 25 7 30 14z">
            <text:p/>
          </draw:path>
          <draw:path draw:style-name="gr3" draw:text-style-name="P7" draw:layer="layout" svg:width="0.604cm" svg:height="0.774cm" svg:x="5.324cm" svg:y="9.416cm" svg:viewBox="0 0 605 775" svg:d="M245 694l-136-301c-5-12-10-12-12-12 0 0-5 0-13 5l-73 56c-11 7-11 11-11 13 0 3 2 8 7 8s19-10 26-17c6-4 18-13 25-18l153 335c5 12 11 12 18 12 10 0 12-3 19-14l352-729c5-13 5-14 5-16 0-9-7-16-15-16-7 0-13 4-18 16z">
            <text:p/>
          </draw:path>
          <draw:polygon draw:style-name="gr3" draw:text-style-name="P7" draw:layer="layout" svg:width="0.407cm" svg:height="0.032cm" svg:x="5.912cm" svg:y="9.416cm" svg:viewBox="0 0 408 33" draw:points="204,33 0,33 0,0 408,0 408,33">
            <text:p/>
          </draw:polygon>
          <draw:path draw:style-name="gr3" draw:text-style-name="P7" draw:layer="layout" svg:width="0.358cm" svg:height="0.501cm" svg:x="5.935cm" svg:y="9.624cm" svg:viewBox="0 0 359 502" svg:d="M355 48c4-11 4-13 4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369cm" svg:height="0.547cm" svg:x="6.607cm" svg:y="9.43cm" svg:viewBox="0 0 370 548" svg:d="M370 9c0-2 0-9-11-9s-84 7-99 9c-5 0-10 3-10 14 0 10 7 10 19 10 37 0 39 6 39 13l-2 16-47 183c-14-28-37-49-72-49-90 0-187 114-187 227 0 74 42 125 104 125 16 0 54-4 100-58 7 32 34 58 71 58 28 0 45-18 58-44 12-27 22-74 22-76 0-9-7-9-8-9-9 0-9 4-11 14-14 52-28 97-60 97-21 0-23-19-23-35 0-19 2-25 6-37zM208 446c-4 14-4 16-16 30-34 42-65 54-86 54-39 0-51-42-51-72 0-39 26-136 44-171 22-46 58-74 89-74 51 0 62 64 62 69 0 3-2 9-4 12z">
            <text:p/>
          </draw:path>
          <draw:path draw:style-name="gr3" draw:text-style-name="P7" draw:layer="layout" svg:width="0.358cm" svg:height="0.501cm" svg:x="7.001cm" svg:y="9.624cm" svg:viewBox="0 0 359 502" svg:d="M355 48c4-11 4-13 4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472cm" svg:height="0.032cm" svg:x="7.621cm" svg:y="9.7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8.368cm" svg:y="9.451cm" svg:viewBox="0 0 310 534" svg:d="M310 361c0-91-64-171-148-171-37 0-70 13-99 41v-152c16 6 43 11 67 11 95 0 150-71 150-81 0-5-2-9-7-9-2 0-4 0-7 2-16 7-53 23-106 23-32 0-67-6-104-21-5-4-7-4-8-4-8 0-8 7-8 19v229c0 15 0 22 11 22 5 0 7-2 9-7 9-13 39-55 100-55 41 0 60 35 67 49 12 30 14 60 14 99 0 26 0 74-19 106-18 30-48 51-83 51-56 0-100-41-114-87 1 0 5 0 14 0 24 0 38-19 38-37 0-19-14-38-38-38-13 0-39 5-39 42 0 65 53 141 141 141 90 0 169-74 169-173z">
            <text:p/>
          </draw:path>
          <draw:path draw:style-name="gr3" draw:text-style-name="P7" draw:layer="layout" svg:width="0.323cm" svg:height="0.721cm" svg:x="8.888cm" svg:y="9.412cm" svg:viewBox="0 0 324 722" svg:d="M294 32c-27 1-34 21-34 31 0 20 16 32 32 32s32-10 32-33c0-30-25-62-62-62-65 0-79 85-91 144-21 117-37 215-50 351-3 41-8 85-14 122-7 58-19 90-47 90-12 0-25-9-30-16 26 0 33-20 33-32 0-18-15-30-31-30s-32 9-32 32c0 30 25 61 62 61 65 0 79-82 91-146 21-111 37-210 49-347 6-42 9-86 14-123 8-58 20-88 48-88 14 0 25 7 30 14z">
            <text:p/>
          </draw:path>
          <draw:path draw:style-name="gr3" draw:text-style-name="P7" draw:layer="layout" svg:width="0.705cm" svg:height="0.929cm" svg:x="9.468cm" svg:y="9.236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6.489cm" svg:height="0.032cm" svg:x="10.157cm" svg:y="9.236cm" svg:viewBox="0 0 6490 33" draw:points="3245,33 0,33 0,0 6490,0 6490,33">
            <text:p/>
          </draw:polygon>
          <draw:path draw:style-name="gr3" draw:text-style-name="P7" draw:layer="layout" svg:width="0.238cm" svg:height="0.494cm" svg:x="10.174cm" svg:y="9.483cm" svg:viewBox="0 0 239 495" svg:d="M143 176h73c15 0 23 0 23-16 0-8-8-8-23-8h-66c26-111 31-126 31-131 0-14-10-21-23-21-3 0-24 0-31 28l-30 124h-74c-16 0-23 0-23 14 0 10 7 10 21 10h69c-57 220-58 233-58 247 0 42 30 72 70 72 81 0 125-114 125-120 0-7-7-7-11-7-5 0-7 2-10 11-34 81-76 99-102 99-16 0-23-11-23-36 0-19 0-24 3-37z">
            <text:p/>
          </draw:path>
          <draw:path draw:style-name="gr3" draw:text-style-name="P7" draw:layer="layout" svg:width="0.24cm" svg:height="0.36cm" svg:x="10.47cm" svg:y="9.384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998cm" svg:y="9.5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9cm" svg:height="0.517cm" svg:x="11.765cm" svg:y="9.451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8 7-59 7-74 7z">
            <text:p/>
          </draw:path>
          <draw:path draw:style-name="gr3" draw:text-style-name="P7" draw:layer="layout" svg:width="0.18cm" svg:height="0.774cm" svg:x="12.189cm" svg:y="9.386cm" svg:viewBox="0 0 181 775" svg:d="M181 768c0-2 0-3-14-17-97-97-121-244-121-363 0-134 30-270 125-367 10-9 10-10 10-14 0-5-3-7-9-7-7 0-77 53-123 152-40 84-49 170-49 236 0 61 9 155 51 243 48 95 114 144 121 144 6 0 9-1 9-7z">
            <text:p/>
          </draw:path>
          <draw:path draw:style-name="gr3" draw:text-style-name="P7" draw:layer="layout" svg:width="0.238cm" svg:height="0.494cm" svg:x="12.432cm" svg:y="9.483cm" svg:viewBox="0 0 239 495" svg:d="M143 176h73c15 0 23 0 23-16 0-8-8-8-23-8h-66c26-111 31-126 31-131 0-14-10-21-23-21-1 0-24 0-31 28l-30 124h-74c-16 0-23 0-23 14 0 10 7 10 21 10h69c-57 220-58 233-58 247 0 42 30 72 70 72 81 0 125-114 125-120 0-7-7-7-11-7-5 0-7 2-10 11-34 81-76 99-102 99-16 0-23-11-23-36 0-19 0-24 3-37z">
            <text:p/>
          </draw:path>
          <draw:path draw:style-name="gr3" draw:text-style-name="P7" draw:layer="layout" svg:width="0.18cm" svg:height="0.774cm" svg:x="12.736cm" svg:y="9.386cm" svg:viewBox="0 0 181 775" svg:d="M181 388c0-60-9-154-51-242-47-95-114-146-123-146-3 0-7 4-7 7 0 4 0 5 14 19 78 76 122 200 122 362 0 132-29 269-125 366-11 11-11 12-11 14 0 6 4 7 7 7 9 0 79-53 125-151 40-85 49-171 49-236z">
            <text:p/>
          </draw:path>
          <draw:path draw:style-name="gr3" draw:text-style-name="P7" draw:layer="layout" svg:width="0.18cm" svg:height="0.774cm" svg:x="13.071cm" svg:y="9.386cm" svg:viewBox="0 0 181 775" svg:d="M181 768c0-2 0-3-14-17-97-97-121-244-121-363 0-134 30-270 125-367 10-9 10-10 10-14 0-5-3-7-9-7-7 0-77 53-123 152-40 84-49 170-49 236 0 61 9 155 51 243 48 95 114 144 121 144 6 0 9-1 9-7z">
            <text:p/>
          </draw:path>
          <draw:path draw:style-name="gr3" draw:text-style-name="P7" draw:layer="layout" svg:width="0.321cm" svg:height="0.533cm" svg:x="13.328cm" svg:y="9.451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4-120-60 28 5 51-13 51-42s-19-45-42-45c-19 0-44 13-44 46 0 71 72 122 157 122 95 0 165-71 165-150 0-63-49-123-128-141z">
            <text:p/>
          </draw:path>
          <draw:path draw:style-name="gr3" draw:text-style-name="P7" draw:layer="layout" svg:width="0.18cm" svg:height="0.774cm" svg:x="13.726cm" svg:y="9.386cm" svg:viewBox="0 0 181 775" svg:d="M181 388c0-60-9-154-51-242-47-95-114-146-123-146-3 0-7 4-7 7 0 4 0 5 14 19 78 76 122 200 122 362 0 132-29 269-125 366-11 11-11 12-11 14 0 6 4 7 7 7 9 0 79-53 125-151 40-85 49-171 49-236z">
            <text:p/>
          </draw:path>
          <draw:path draw:style-name="gr3" draw:text-style-name="P7" draw:layer="layout" svg:width="0.515cm" svg:height="0.517cm" svg:x="14.197cm" svg:y="9.5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21cm" svg:height="0.533cm" svg:x="14.959cm" svg:y="9.451cm" svg:viewBox="0 0 322 534" svg:d="M253 270v24c0 184-81 219-126 219-14 0-55-2-76-28 33 0 41-23 41-36 0-24-20-37-37-37-13 0-36 7-36 39 0 51 43 83 108 83 100 0 195-106 195-271 0-210-88-263-158-263-43 0-81 14-115 49-31 36-49 67-49 125 0 97 69 173 155 173 47 0 79-32 98-77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15.528cm" svg:y="9.5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44cm" svg:height="0.524cm" svg:x="16.279cm" svg:y="9.442cm" svg:viewBox="0 0 345 525" svg:d="M206 398v67c0 28 0 37-58 37h-16v23c32-2 72-2 104-2 33 0 74 0 105 2v-23h-15c-59 0-60-9-60-37v-67h79v-24h-79v-355c0-14 0-19-13-19-7 0-8 0-14 9l-239 365v24zM211 374h-190l190-289z">
            <text:p/>
          </draw:path>
          <draw:path draw:style-name="gr3" draw:text-style-name="P7" draw:layer="layout" svg:width="0.369cm" svg:height="0.547cm" svg:x="16.934cm" svg:y="9.43cm" svg:viewBox="0 0 370 548" svg:d="M370 9c0-2 0-9-11-9s-84 7-99 9c-5 0-10 3-10 14 0 10 7 10 19 10 37 0 39 6 39 13l-4 16-45 183c-14-28-37-49-72-49-90 0-187 114-187 227 0 74 42 125 104 125 16 0 54-4 100-58 7 32 34 58 71 58 28 0 45-18 58-44 12-27 22-74 22-76 0-9-7-9-8-9-9 0-9 4-11 14-14 52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17.323cm" svg:y="9.483cm" svg:viewBox="0 0 239 495" svg:d="M143 176h73c15 0 23 0 23-16 0-8-8-8-23-8h-66c26-111 31-126 31-131 0-14-10-21-23-21-1 0-24 0-31 28l-30 124h-74c-16 0-23 0-23 14 0 10 7 10 21 10h69c-57 220-58 233-58 247 0 42 30 72 70 72 81 0 125-114 125-120 0-7-7-7-11-7-5 0-7 2-10 11-34 81-76 99-102 99-16 0-23-11-23-36 0-19 0-24 3-37z">
            <text:p/>
          </draw:path>
        </draw:g>
        <draw:g>
          <svg:title>TexMaths</svg:title>
          <svg:desc>22§display§= \smallint y^\frac{1}{2} \ dy -  5  \smallint \sqrt{ ( t + 3 )^2 + (2)^2 } \ dt§svg§600§FALSE§</svg:desc>
          <draw:polygon draw:style-name="gr2" draw:text-style-name="P6" draw:layer="layout" svg:width="11.763cm" svg:height="0.905cm" svg:x="3.955cm" svg:y="10.577cm" svg:viewBox="0 0 11764 906" draw:points="5882,906 0,906 0,0 11764,0 11764,906">
            <text:p/>
          </draw:polygon>
          <draw:path draw:style-name="gr3" draw:text-style-name="P7" draw:layer="layout" svg:width="0.515cm" svg:height="0.182cm" svg:x="3.96cm" svg:y="11.0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775cm" svg:y="10.768cm" svg:viewBox="0 0 324 721" svg:d="M294 32c-26 1-34 21-34 31 0 20 16 32 32 32s32-11 32-33c0-30-25-62-62-62-65 0-79 84-91 144-21 116-37 215-50 350-3 41-8 85-14 121-7 59-19 90-47 90-12 0-25-9-30-16 26 0 33-19 33-31 0-18-15-30-31-30s-32 9-32 31c0 30 25 62 62 62 65 0 79-83 91-146 21-111 37-209 49-346 4-43 9-87 14-123 8-59 20-88 48-88 14 0 25 7 30 14z">
            <text:p/>
          </draw:path>
          <draw:path draw:style-name="gr3" draw:text-style-name="P7" draw:layer="layout" svg:width="0.358cm" svg:height="0.5cm" svg:x="5.293cm" svg:y="10.98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1 0 69 49 94 95 94 30 0 56-14 77-35-9 40-19 77-49 119-21 26-51 49-86 49-11 0-46-3-59-33 13 0 22 0 34-9 7-7 14-17 14-32 0-24-21-28-28-28-18 0-44 13-44 51 0 39 35 67 83 67 81 0 160-70 181-158z">
            <text:p/>
          </draw:path>
          <draw:path draw:style-name="gr3" draw:text-style-name="P7" draw:layer="layout" svg:width="0.159cm" svg:height="0.257cm" svg:x="5.824cm" svg:y="10.538cm" svg:viewBox="0 0 160 258" svg:d="M100 12c0-12-1-12-14-12-28 25-72 25-79 25h-7v17h7c9 0 33-2 56-10v193c0 12 0 18-40 18h-19v15c21-1 56-1 77-1 23 0 58 0 79 1v-15h-19c-41 0-41-6-41-18z">
            <text:p/>
          </draw:path>
          <draw:polygon draw:style-name="gr3" draw:text-style-name="P7" draw:layer="layout" svg:width="0.263cm" svg:height="0.027cm" svg:x="5.77cm" svg:y="10.855cm" svg:viewBox="0 0 264 28" draw:points="132,28 0,28 0,0 264,0 264,28">
            <text:p/>
          </draw:polygon>
          <draw:path draw:style-name="gr3" draw:text-style-name="P7" draw:layer="layout" svg:width="0.193cm" svg:height="0.257cm" svg:x="5.805cm" svg:y="10.932cm" svg:viewBox="0 0 194 258" svg:d="M194 185h-16c-2 7-6 31-11 35-3 2-37 2-42 2h-77c26-20 56-41 79-57 35-24 67-47 67-88 0-49-46-77-102-77-53 0-92 30-92 69 0 19 18 22 23 22 10 0 23-7 23-22 0-14-11-22-23-23 10-18 33-28 60-28 38 0 70 22 70 59 0 34-23 58-53 83l-95 81c-5 3-5 3-5 7v10h181z">
            <text:p/>
          </draw:path>
          <draw:path draw:style-name="gr3" draw:text-style-name="P7" draw:layer="layout" svg:width="0.369cm" svg:height="0.546cm" svg:x="6.453cm" svg:y="10.786cm" svg:viewBox="0 0 370 547" svg:d="M370 9c0-2 0-9-11-9s-84 7-99 9c-5 0-10 3-10 14 0 10 7 10 19 10 37 0 39 6 39 13l-2 16-47 182c-14-28-37-49-72-49-90 0-187 114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58cm" svg:height="0.5cm" svg:x="6.847cm" svg:y="10.98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1 0 69 49 94 95 94 30 0 56-14 77-35-9 40-19 77-49 119-21 26-51 49-86 49-11 0-46-3-59-33 13 0 22 0 34-9 7-7 14-17 14-32 0-24-21-28-28-28-18 0-44 13-44 51 0 39 35 67 83 67 81 0 160-70 181-158z">
            <text:p/>
          </draw:path>
          <draw:path draw:style-name="gr3" draw:text-style-name="P7" draw:layer="layout" svg:width="0.472cm" svg:height="0.032cm" svg:x="7.466cm" svg:y="11.1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214cm" svg:y="10.807cm" svg:viewBox="0 0 310 533" svg:d="M310 360c0-91-64-170-148-170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3z">
            <text:p/>
          </draw:path>
          <draw:path draw:style-name="gr3" draw:text-style-name="P7" draw:layer="layout" svg:width="0.323cm" svg:height="0.72cm" svg:x="8.734cm" svg:y="10.768cm" svg:viewBox="0 0 324 721" svg:d="M294 32c-26 1-34 21-34 31 0 20 16 32 32 32s32-11 32-33c0-30-25-62-62-62-65 0-79 84-91 144-21 116-37 215-50 350-3 41-8 85-14 121-7 59-19 90-47 90-14 0-25-9-30-16 26 0 33-19 33-31 0-18-15-30-31-30s-32 9-32 31c0 30 25 62 62 62 65 0 79-83 91-146 19-111 37-209 49-346 4-43 9-87 14-123 8-59 20-88 48-88 14 0 25 7 30 14z">
            <text:p/>
          </draw:path>
          <draw:path draw:style-name="gr3" draw:text-style-name="P7" draw:layer="layout" svg:width="0.705cm" svg:height="0.927cm" svg:x="9.313cm" svg:y="10.593cm" svg:viewBox="0 0 706 928" svg:d="M243 928c25 0 25 0 33-15l425-883c5-11 5-12 5-14 0-9-7-16-16-16-11 0-14 7-18 16l-399 832-166-384-107 83 12 12 55-42z">
            <text:p/>
          </draw:path>
          <draw:polygon draw:style-name="gr3" draw:text-style-name="P7" draw:layer="layout" svg:width="4.839cm" svg:height="0.032cm" svg:x="10.001cm" svg:y="10.593cm" svg:viewBox="0 0 4840 33" draw:points="2420,33 0,33 0,0 4840,0 4840,33">
            <text:p/>
          </draw:polygon>
          <draw:path draw:style-name="gr3" draw:text-style-name="P7" draw:layer="layout" svg:width="0.18cm" svg:height="0.773cm" svg:x="10.078cm" svg:y="10.74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38cm" svg:height="0.493cm" svg:x="10.319cm" svg:y="10.83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0-24 3-37z">
            <text:p/>
          </draw:path>
          <draw:path draw:style-name="gr3" draw:text-style-name="P7" draw:layer="layout" svg:width="0.515cm" svg:height="0.516cm" svg:x="10.796cm" svg:y="10.87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321cm" svg:height="0.532cm" svg:x="11.558cm" svg:y="10.80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5 0 71 72 122 157 122 95 0 165-71 165-150 0-63-49-123-128-140z">
            <text:p/>
          </draw:path>
          <draw:path draw:style-name="gr3" draw:text-style-name="P7" draw:layer="layout" svg:width="0.18cm" svg:height="0.773cm" svg:x="11.958cm" svg:y="10.7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59cm" svg:x="12.248cm" svg:y="10.74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515cm" svg:height="0.516cm" svg:x="12.776cm" svg:y="10.87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18cm" svg:height="0.773cm" svg:x="13.583cm" svg:y="10.74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09cm" svg:height="0.516cm" svg:x="13.845cm" svg:y="10.80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18cm" svg:height="0.773cm" svg:x="14.237cm" svg:y="10.7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59cm" svg:x="14.528cm" svg:y="10.74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369cm" svg:height="0.546cm" svg:x="15.13cm" svg:y="10.786cm" svg:viewBox="0 0 370 547" svg:d="M370 9c0-2 0-9-11-9s-84 7-99 9c-5 0-10 3-10 14 0 10 7 10 19 10 37 0 39 6 39 13l-4 16-45 182c-14-28-37-49-72-49-90 0-187 114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238cm" svg:height="0.493cm" svg:x="15.519cm" svg:y="10.83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anim:sub-item="text" smil:attributeName="visibility" smil:to="visible"/>
                  <anim:animate smil:dur="0.5s" smil:fill="hold" smil:targetElement="id215" anim:sub-item="text" smil:attributeName="width" smil:values="width*0.05;width" smil:keyTimes="0;1"/>
                  <anim:animate smil:dur="0.5s" smil:fill="hold" smil:targetElement="id215" anim:sub-item="text" smil:attributeName="height" smil:values="height;height" smil:keyTimes="0;1"/>
                  <anim:animate smil:dur="0.5s" smil:fill="hold" smil:targetElement="id215" anim:sub-item="text" smil:attributeName="x" smil:values="x-.2;x" smil:keyTimes="0;1"/>
                  <anim:animate smil:dur="0.5s" smil:fill="hold" smil:targetElement="id215" anim:sub-item="text" smil:attributeName="y" smil:values="y;y" smil:keyTimes="0;1"/>
                  <anim:transitionFilter smil:dur="0.5s" smil:targetElement="id2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7" text:id="id217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3.045cm" svg:y="1.4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946cm" svg:y="9.748cm" svg:viewBox="0 0 198 494" draw:points="100,494 0,494 0,0 198,0 198,494">
            <text:p/>
          </draw:polygon>
          <draw:path draw:style-name="gr3" draw:text-style-name="P7" draw:layer="layout" svg:width="0.258cm" svg:height="0.577cm" svg:x="2.927cm" svg:y="9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343cm" svg:y="9.849cm" svg:viewBox="0 0 454 372" draw:points="227,372 0,372 0,0 454,0 454,372">
            <text:p/>
          </draw:polygon>
          <draw:path draw:style-name="gr3" draw:text-style-name="P7" draw:layer="layout" svg:width="0.513cm" svg:height="0.455cm" svg:x="1.326cm" svg:y="9.8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0§display§= \frac{ 2 ( t^2 + 6t + 13 )^{3/2}}{3} \right) } - 5 \left[ \frac{(t + 3) \sqrt{ t^2 + 6t + 13 }}{2} §svg§600§FALSE§</svg:desc>
          <draw:polygon draw:style-name="gr2" draw:text-style-name="P6" draw:layer="layout" svg:width="14.232cm" svg:height="2.037cm" svg:x="3.559cm" svg:y="4.678cm" svg:viewBox="0 0 14233 2038" draw:points="7116,2038 0,2038 0,0 14233,0 14233,2038">
            <text:p/>
          </draw:polygon>
          <draw:path draw:style-name="gr3" draw:text-style-name="P7" draw:layer="layout" svg:width="0.468cm" svg:height="0.165cm" svg:x="3.564cm" svg:y="5.6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4.385cm" svg:y="4.9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4.772cm" svg:y="4.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4.991cm" svg:y="4.958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5.26cm" svg:y="4.8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5.74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6.432cm" svg:y="4.92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17cm" svg:height="0.449cm" svg:x="6.77cm" svg:y="4.95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7.204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7.93cm" svg:y="4.9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8.248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8.61cm" svg:y="4.8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26cm" svg:height="0.337cm" svg:x="8.871cm" svg:y="4.816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12cm" svg:height="0.493cm" svg:x="9.162cm" svg:y="4.774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9.443cm" svg:y="4.8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378cm" svg:height="0.029cm" svg:x="4.349cm" svg:y="5.683cm" svg:viewBox="0 0 5379 30" draw:points="2689,30 0,30 0,0 5379,0 5379,30">
            <text:p/>
          </draw:polygon>
          <draw:path draw:style-name="gr3" draw:text-style-name="P7" draw:layer="layout" svg:width="0.292cm" svg:height="0.484cm" svg:x="6.892cm" svg:y="5.88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0.026cm" svg:y="5.68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0.706cm" svg:y="5.40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209cm" svg:height="2.109cm" svg:x="11.333cm" svg:y="4.643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11.703cm" svg:y="4.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1.923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468cm" svg:height="0.469cm" svg:x="12.357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3.05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3.411cm" svg:y="4.8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549cm" svg:height="0.703cm" svg:x="13.696cm" svg:y="4.784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3.596cm" svg:height="0.029cm" svg:x="14.23cm" svg:y="4.784cm" svg:viewBox="0 0 3597 30" draw:points="1798,30 0,30 0,0 3597,0 3597,30">
            <text:p/>
          </draw:polygon>
          <draw:path draw:style-name="gr3" draw:text-style-name="P7" draw:layer="layout" svg:width="0.217cm" svg:height="0.449cm" svg:x="14.246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14.515cm" svg:y="4.86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4.995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5.688cm" svg:y="4.929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17cm" svg:height="0.449cm" svg:x="16.026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16.459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185cm" svg:y="4.9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7.504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6.192cm" svg:height="0.029cm" svg:x="11.634cm" svg:y="5.683cm" svg:viewBox="0 0 6193 30" draw:points="3097,30 0,30 0,0 6193,0 6193,30">
            <text:p/>
          </draw:polygon>
          <draw:path draw:style-name="gr3" draw:text-style-name="P7" draw:layer="layout" svg:width="0.281cm" svg:height="0.469cm" svg:x="14.589cm" svg:y="5.88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>
          <svg:title>TexMaths</svg:title>
          <svg:desc>20§display§+ \left 2 \log [\  (t + 3) + \sqrt{ t^2 + 6t + 13 }\ ]  \right] +  c§svg§600§FALSE§</svg:desc>
          <draw:polygon draw:style-name="gr2" draw:text-style-name="P6" draw:layer="layout" svg:width="11.576cm" svg:height="1.195cm" svg:x="12.264cm" svg:y="6.883cm" svg:viewBox="0 0 11577 1196" draw:points="5788,1196 0,1196 0,0 11577,0 11577,1196">
            <text:p/>
          </draw:polygon>
          <draw:path draw:style-name="gr3" draw:text-style-name="P7" draw:layer="layout" svg:width="0.468cm" svg:height="0.47cm" svg:x="12.269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3.013cm" svg:y="7.18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57cm" svg:height="0.489cm" svg:x="13.469cm" svg:y="7.16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661cm" svg:y="7.3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011cm" svg:y="7.3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4-39-26-39-48zM157 448c-72 0-120-35-120-72 0-33 27-59 57-61h42c61 0 141 0 141 61 0 37-51 72-120 72z">
            <text:p/>
          </draw:path>
          <draw:polygon draw:style-name="gr3" draw:text-style-name="P7" draw:layer="layout" svg:width="0.097cm" svg:height="0.703cm" svg:x="14.437cm" svg:y="7.13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853cm" svg:y="7.13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17cm" svg:height="0.449cm" svg:x="15.072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468cm" svg:height="0.47cm" svg:x="15.505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6.198cm" svg:y="7.18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64cm" svg:height="0.703cm" svg:x="16.561cm" svg:y="7.1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6.99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17.731cm" svg:y="6.938cm" svg:viewBox="0 0 642 845" svg:d="M221 845c22 0 22 0 30-14l386-804c5-9 5-11 5-13 0-8-7-14-15-14-9 0-13 6-16 14l-363 757-150-348-98 75 11 11 50-38z">
            <text:p/>
          </draw:path>
          <draw:polygon draw:style-name="gr3" draw:text-style-name="P7" draw:layer="layout" svg:width="3.596cm" svg:height="0.029cm" svg:x="18.356cm" svg:y="6.938cm" svg:viewBox="0 0 3597 30" draw:points="1798,30 0,30 0,0 3597,0 3597,30">
            <text:p/>
          </draw:polygon>
          <draw:path draw:style-name="gr3" draw:text-style-name="P7" draw:layer="layout" svg:width="0.217cm" svg:height="0.449cm" svg:x="18.372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218cm" svg:height="0.327cm" svg:x="18.641cm" svg:y="7.1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9.121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9.814cm" svg:y="7.189cm" svg:viewBox="0 0 293 485" svg:d="M64 238v-17c0-178 88-203 123-203 18 0 47 4 63 28-12 0-39 0-39 31 0 22 16 33 32 33 11 0 32-6 32-33 0-43-30-77-89-77-90 0-186 91-186 246 0 189 82 239 147 239 79 0 146-66 146-158 0-90-63-159-141-159-48 0-74 37-88 70zM147 466c-45 0-65-43-69-53-12-34-12-90-12-103 0-54 22-126 86-126 11 0 43 0 66 45 12 25 12 62 12 96s0 69-12 94c-21 44-55 47-71 47z">
            <text:p/>
          </draw:path>
          <draw:path draw:style-name="gr3" draw:text-style-name="P7" draw:layer="layout" svg:width="0.217cm" svg:height="0.449cm" svg:x="20.151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468cm" svg:height="0.47cm" svg:x="20.585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1.311cm" svg:y="7.189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21.63cm" svg:y="7.18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2 0 64 66 110 142 110 87 0 151-64 151-136 0-58-45-112-117-128z">
            <text:p/>
          </draw:path>
          <draw:polygon draw:style-name="gr3" draw:text-style-name="P7" draw:layer="layout" svg:width="0.097cm" svg:height="0.703cm" svg:x="22.201cm" svg:y="7.13cm" svg:viewBox="0 0 98 704" draw:points="98,0 0,0 0,29 69,29 69,677 0,677 0,704 98,704">
            <text:p/>
          </draw:polygon>
          <draw:polygon draw:style-name="gr3" draw:text-style-name="P7" draw:layer="layout" svg:width="0.161cm" svg:height="1.265cm" svg:x="22.393cm" svg:y="6.848cm" svg:viewBox="0 0 162 1266" draw:points="128,1234 0,1234 0,1266 162,1266 162,0 0,0 0,34 128,34">
            <text:p/>
          </draw:polygon>
          <draw:path draw:style-name="gr3" draw:text-style-name="P7" draw:layer="layout" svg:width="0.468cm" svg:height="0.47cm" svg:x="22.908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3.601cm" svg:y="7.34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y^{3/2}}{ \left( \frac{3}{2} \right) } - 5 \left[ \frac{(t + 3) \sqrt{ (t + 3)^2 + (2)^2 }}{2} §svg§600§FALSE§</svg:desc>
          <draw:polygon draw:style-name="gr2" draw:text-style-name="P6" draw:layer="layout" svg:width="11.03cm" svg:height="2.037cm" svg:x="3.56cm" svg:y="0.679cm" svg:viewBox="0 0 11031 2038" draw:points="5515,2038 0,2038 0,0 11031,0 11031,2038">
            <text:p/>
          </draw:polygon>
          <draw:path draw:style-name="gr3" draw:text-style-name="P7" draw:layer="layout" svg:width="0.468cm" svg:height="0.165cm" svg:x="3.565cm" svg:y="1.6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25cm" svg:height="0.455cm" svg:x="4.371cm" svg:y="1.087cm" svg:viewBox="0 0 326 456" svg:d="M323 43c3-9 3-11 3-16 0-13-11-19-20-19-8 0-20 3-26 14-2 4-6 26-10 39-4 17-9 37-14 56l-32 128c-2 9-32 59-78 59-37 0-45-30-45-58 0-32 13-75 37-137 11-29 12-37 12-51 0-32-22-58-57-58-67 0-93 102-93 109 0 6 6 6 8 6 8 0 8-1 11-13 19-65 48-86 72-86 5 0 18 0 18 22 0 18-7 36-13 50-27 74-40 115-40 147 0 63 45 85 86 85 28 0 52-13 71-32-8 37-18 70-45 109-19 24-46 45-78 45-10 0-42-4-53-31 11 0 19 0 30-8 7-6 13-16 13-29 0-22-19-25-26-25-16 0-40 11-40 46s32 61 76 61c73 0 145-64 164-144z">
            <text:p/>
          </draw:path>
          <draw:path draw:style-name="gr3" draw:text-style-name="P7" draw:layer="layout" svg:width="0.226cm" svg:height="0.337cm" svg:x="4.747cm" svg:y="0.817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5.038cm" svg:y="0.775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5.32cm" svg:y="0.81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53cm" svg:height="0.029cm" svg:x="4.35cm" svg:y="1.684cm" svg:viewBox="0 0 1254 30" draw:points="627,30 0,30 0,0 1254,0 1254,30">
            <text:p/>
          </draw:polygon>
          <draw:path draw:style-name="gr3" draw:text-style-name="P7" draw:layer="layout" svg:width="0.185cm" svg:height="0.844cm" svg:x="4.538cm" svg:y="1.796cm" svg:viewBox="0 0 186 845" svg:d="M186 837c0-2-2-4-4-7-32-33-81-91-110-206-16-64-22-136-22-202 0-185 43-315 129-406 7-6 7-8 7-10 0-6-7-6-10-6-10 0-48 42-58 53-72 85-118 211-118 369 0 100 18 242 110 360 8 8 53 63 66 63 3 0 10 0 10-8z">
            <text:p/>
          </draw:path>
          <draw:path draw:style-name="gr3" draw:text-style-name="P7" draw:layer="layout" svg:width="0.226cm" svg:height="0.337cm" svg:x="4.864cm" svg:y="1.791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olygon draw:style-name="gr3" draw:text-style-name="P7" draw:layer="layout" svg:width="0.281cm" svg:height="0.029cm" svg:x="4.838cm" svg:y="2.204cm" svg:viewBox="0 0 282 30" draw:points="141,30 0,30 0,0 282,0 282,30">
            <text:p/>
          </draw:polygon>
          <draw:path draw:style-name="gr3" draw:text-style-name="P7" draw:layer="layout" svg:width="0.218cm" svg:height="0.327cm" svg:x="4.869cm" svg:y="2.3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234cm" svg:y="1.796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429cm" svg:height="0.029cm" svg:x="5.904cm" svg:y="1.68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6.583cm" svg:y="1.40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209cm" svg:height="2.109cm" svg:x="7.21cm" svg:y="0.644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7.581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7.8cm" svg:y="0.945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8.234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8.927cm" svg:y="0.91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9.29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9.6cm" svg:y="0.756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399cm" svg:height="0.029cm" svg:x="10.226cm" svg:y="0.756cm" svg:viewBox="0 0 4400 30" draw:points="2200,30 0,30 0,0 4400,0 4400,30">
            <text:p/>
          </draw:polygon>
          <draw:path draw:style-name="gr3" draw:text-style-name="P7" draw:layer="layout" svg:width="0.164cm" svg:height="0.703cm" svg:x="10.295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0.515cm" svg:y="0.94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68cm" svg:height="0.469cm" svg:x="10.947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1.642cm" svg:y="0.91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004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268cm" svg:y="0.85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2.748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48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719cm" svg:y="0.9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4.076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34cm" svg:y="0.85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7.511cm" svg:y="1.684cm" svg:viewBox="0 0 7115 30" draw:points="3557,30 0,30 0,0 7115,0 7115,30">
            <text:p/>
          </draw:polygon>
          <draw:path draw:style-name="gr3" draw:text-style-name="P7" draw:layer="layout" svg:width="0.281cm" svg:height="0.469cm" svg:x="10.927cm" svg:y="1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>
          <svg:title>TexMaths</svg:title>
          <svg:desc>20§display§+ \left   \frac{(2)^2}{2} \log [\  (t + 3) + \sqrt{ (t + 3)^2 + (2)^2 }\ ]  \right] +  c§svg§600§FALSE§</svg:desc>
          <draw:polygon draw:style-name="gr2" draw:text-style-name="P6" draw:layer="layout" svg:width="13.448cm" svg:height="1.655cm" svg:x="12.264cm" svg:y="2.684cm" svg:viewBox="0 0 13449 1656" draw:points="6725,1656 0,1656 0,0 13449,0 13449,1656">
            <text:p/>
          </draw:polygon>
          <draw:path draw:style-name="gr3" draw:text-style-name="P7" draw:layer="layout" svg:width="0.468cm" svg:height="0.469cm" svg:x="12.269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131cm" svg:y="2.70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37cm" svg:y="2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3.726cm" svg:y="2.70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99cm" svg:y="2.64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061cm" svg:y="3.516cm" svg:viewBox="0 0 1214 30" draw:points="608,30 0,30 0,0 1214,0 1214,30">
            <text:p/>
          </draw:polygon>
          <draw:path draw:style-name="gr3" draw:text-style-name="P7" draw:layer="layout" svg:width="0.281cm" svg:height="0.469cm" svg:x="13.528cm" svg:y="3.72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8cm" svg:x="14.499cm" svg:y="3.21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691cm" svg:y="3.39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5.043cm" svg:y="3.388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467cm" svg:y="3.178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83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8cm" svg:x="16.104cm" svg:y="3.266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468cm" svg:height="0.469cm" svg:x="16.536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7.23cm" svg:y="3.23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7.592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8.021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8.761cm" svg:y="3.043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4.399cm" svg:height="0.029cm" svg:x="19.387cm" svg:y="3.043cm" svg:viewBox="0 0 4400 30" draw:points="2200,30 0,30 0,0 4400,0 4400,30">
            <text:p/>
          </draw:polygon>
          <draw:path draw:style-name="gr3" draw:text-style-name="P7" draw:layer="layout" svg:width="0.164cm" svg:height="0.703cm" svg:x="19.456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8cm" svg:x="19.677cm" svg:y="3.266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1-23 3-34z">
            <text:p/>
          </draw:path>
          <draw:path draw:style-name="gr3" draw:text-style-name="P7" draw:layer="layout" svg:width="0.468cm" svg:height="0.469cm" svg:x="20.11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0.803cm" svg:y="3.23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1.165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1.429cm" svg:y="3.1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1.909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2.641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2.881cm" svg:y="3.2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236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3.502cm" svg:y="3.1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035cm" svg:y="3.178cm" svg:viewBox="0 0 98 704" draw:points="98,0 0,0 0,29 69,29 69,677 0,677 0,704 98,704">
            <text:p/>
          </draw:polygon>
          <draw:polygon draw:style-name="gr3" draw:text-style-name="P7" draw:layer="layout" svg:width="0.186cm" svg:height="1.687cm" svg:x="24.225cm" svg:y="2.687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4.782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475cm" svg:y="3.39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 2 ( \sin^2 t+ 6\sin x + 13 )^{3/2}}{3} \right) } - \frac{ 5 ( \sin x + 3) \sqrt{ \sin^2 x+ 6\sin x + 13 }}{2} §svg§600§FALSE§</svg:desc>
          <draw:polygon draw:style-name="gr2" draw:text-style-name="P6" draw:layer="layout" svg:width="19.55cm" svg:height="1.635cm" svg:x="3.56cm" svg:y="8.979cm" svg:viewBox="0 0 19551 1636" draw:points="9776,1636 0,1636 0,0 19551,0 19551,1636">
            <text:p/>
          </draw:polygon>
          <draw:path draw:style-name="gr3" draw:text-style-name="P7" draw:layer="layout" svg:width="0.468cm" svg:height="0.165cm" svg:x="3.565cm" svg:y="9.8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4.386cm" svg:y="9.20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4.773cm" svg:y="9.14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31cm" svg:height="0.324cm" svg:x="4.998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277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5.47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5.87cm" svg:y="9.05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7cm" svg:height="0.449cm" svg:x="6.288cm" svg:y="9.23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468cm" svg:height="0.47cm" svg:x="6.722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415cm" svg:y="9.20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4-55 47-71 47z">
            <text:p/>
          </draw:path>
          <draw:path draw:style-name="gr3" draw:text-style-name="P7" draw:layer="layout" svg:width="0.231cm" svg:height="0.324cm" svg:x="7.877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8.154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8.349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8.853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9.431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0.157cm" svg:y="9.206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2cm" svg:height="0.484cm" svg:x="10.475cm" svg:y="9.20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0.837cm" svg:y="9.14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26cm" svg:height="0.337cm" svg:x="11.098cm" svg:y="9.093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4cm" svg:x="11.389cm" svg:y="9.05cm" svg:viewBox="0 0 213 495" svg:d="M210 22c3-6 3-8 3-9 0-8-7-13-11-13-8 0-12 6-15 13l-184 459c-3 7-3 8-3 10 0 8 6 13 11 13 10 0 11-7 15-13z">
            <text:p/>
          </draw:path>
          <draw:path draw:style-name="gr3" draw:text-style-name="P7" draw:layer="layout" svg:width="0.218cm" svg:height="0.327cm" svg:x="11.669cm" svg:y="9.0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604cm" svg:height="0.029cm" svg:x="4.35cm" svg:y="9.96cm" svg:viewBox="0 0 7605 30" draw:points="3802,30 0,30 0,0 7605,0 7605,30">
            <text:p/>
          </draw:polygon>
          <draw:path draw:style-name="gr3" draw:text-style-name="P7" draw:layer="layout" svg:width="0.292cm" svg:height="0.484cm" svg:x="8.007cm" svg:y="10.16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429cm" svg:height="0.029cm" svg:x="12.253cm" svg:y="9.9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018cm" svg:y="9.20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8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3.404cm" svg:y="9.14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31cm" svg:height="0.324cm" svg:x="13.631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3.908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4.101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4.607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15.184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5.877cm" svg:y="9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6.239cm" svg:y="9.14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6.551cm" svg:y="8.944cm" svg:viewBox="0 0 642 845" svg:d="M221 845c22 0 22 0 30-14l386-804c5-9 5-11 5-13 0-8-7-14-15-14-9 0-13 6-16 14l-363 757-150-349-98 76 11 11 50-38z">
            <text:p/>
          </draw:path>
          <draw:polygon draw:style-name="gr3" draw:text-style-name="P7" draw:layer="layout" svg:width="5.97cm" svg:height="0.029cm" svg:x="17.177cm" svg:y="8.944cm" svg:viewBox="0 0 5971 30" draw:points="2986,30 0,30 0,0 5971,0 5971,30">
            <text:p/>
          </draw:polygon>
          <draw:path draw:style-name="gr3" draw:text-style-name="P7" draw:layer="layout" svg:width="0.231cm" svg:height="0.324cm" svg:x="17.199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476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7.671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18.069cm" svg:y="9.05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18.492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19.069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9.762cm" svg:y="9.20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4-53 47-71 47z">
            <text:p/>
          </draw:path>
          <draw:path draw:style-name="gr3" draw:text-style-name="P7" draw:layer="layout" svg:width="0.231cm" svg:height="0.324cm" svg:x="20.225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0.501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0.697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21.202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21.778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2.505cm" svg:y="9.206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2cm" svg:height="0.484cm" svg:x="22.823cm" svg:y="9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olygon draw:style-name="gr3" draw:text-style-name="P7" draw:layer="layout" svg:width="10.164cm" svg:height="0.029cm" svg:x="12.983cm" svg:y="9.96cm" svg:viewBox="0 0 10165 30" draw:points="5082,30 0,30 0,0 10165,0 10165,30">
            <text:p/>
          </draw:polygon>
          <draw:path draw:style-name="gr3" draw:text-style-name="P7" draw:layer="layout" svg:width="0.281cm" svg:height="0.47cm" svg:x="17.922cm" svg:y="10.165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</draw:g>
        <draw:g>
          <svg:title>TexMaths</svg:title>
          <svg:desc>20§display§-  10 \log [\  ( \sin x + 3) + \sqrt{ \sin^2 x + 6\sin x + 13 }\ ]  \right] +  c§svg§600§FALSE§</svg:desc>
          <draw:polygon draw:style-name="gr2" draw:text-style-name="P6" draw:layer="layout" svg:width="14.896cm" svg:height="0.871cm" svg:x="11.663cm" svg:y="11.184cm" svg:viewBox="0 0 14897 872" draw:points="7448,872 0,872 0,0 14897,0 14897,872">
            <text:p/>
          </draw:polygon>
          <draw:path draw:style-name="gr3" draw:text-style-name="P7" draw:layer="layout" svg:width="0.429cm" svg:height="0.029cm" svg:x="11.685cm" svg:y="11.72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237cm" svg:y="11.44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553cm" svg:y="11.445cm" svg:viewBox="0 0 298 485" svg:d="M298 245c0-58-4-114-29-167-32-67-90-78-120-78-42 0-95 18-123 83-23 50-26 104-26 162 0 52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157cm" svg:height="0.488cm" svg:x="13.018cm" svg:y="11.4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3.21cm" svg:y="11.59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3.561cm" svg:y="11.5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7s9 50 32 63c-44 13-66 43-66 72 0 49 70 89 157 89 83 0 157-36 157-91 0-25-12-61-47-81-38-20-78-20-121-20-18 0-48 0-53 0-23-3-39-25-39-47zM157 448c-72 0-120-35-120-72 0-34 27-59 57-61h42c61 0 141 0 141 61 0 37-51 72-120 72z">
            <text:p/>
          </draw:path>
          <draw:polygon draw:style-name="gr3" draw:text-style-name="P7" draw:layer="layout" svg:width="0.097cm" svg:height="0.703cm" svg:x="13.986cm" svg:y="11.387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402cm" svg:y="11.3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1cm" svg:height="0.324cm" svg:x="14.63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4.906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5.1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51cm" svg:height="0.319cm" svg:x="15.606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469cm" svg:x="16.183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16.876cm" svg:y="11.44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7.238cm" svg:y="11.387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7.667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18.407cm" svg:y="11.149cm" svg:viewBox="0 0 642 844" svg:d="M221 844c22 0 22 0 30-14l386-803c5-9 5-11 5-13 0-8-7-14-15-14-9 0-13 6-16 14l-363 757-150-349-98 75 11 12 50-39z">
            <text:p/>
          </draw:path>
          <draw:polygon draw:style-name="gr3" draw:text-style-name="P7" draw:layer="layout" svg:width="5.971cm" svg:height="0.029cm" svg:x="19.033cm" svg:y="11.149cm" svg:viewBox="0 0 5972 30" draw:points="2986,30 0,30 0,0 5972,0 5972,30">
            <text:p/>
          </draw:polygon>
          <draw:path draw:style-name="gr3" draw:text-style-name="P7" draw:layer="layout" svg:width="0.231cm" svg:height="0.324cm" svg:x="19.057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334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529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18cm" svg:height="0.327cm" svg:x="19.927cm" svg:y="11.291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51cm" svg:height="0.319cm" svg:x="20.35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469cm" svg:x="20.926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21.62cm" svg:y="11.445cm" svg:viewBox="0 0 293 485" svg:d="M64 238v-17c0-178 88-203 123-203 18 0 47 4 63 28-12 0-39 0-39 31 0 22 16 33 32 33 11 0 32-6 32-33 0-43-30-77-89-77-90 0-186 91-186 246 0 189 82 239 147 239 79 0 146-66 146-159 0-89-63-158-141-158-48 0-74 37-88 70zM147 465c-43 0-65-43-69-52-12-34-12-90-12-103 0-54 22-126 86-126 11 0 43 0 66 45 12 25 12 62 12 96 0 33 0 68-12 94-21 43-53 46-71 46z">
            <text:p/>
          </draw:path>
          <draw:path draw:style-name="gr3" draw:text-style-name="P7" draw:layer="layout" svg:width="0.231cm" svg:height="0.324cm" svg:x="22.083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36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2.553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51cm" svg:height="0.319cm" svg:x="23.059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3.636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33cm" svg:height="0.469cm" svg:x="24.363cm" svg:y="11.4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4.681cm" svg:y="11.44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olygon draw:style-name="gr3" draw:text-style-name="P7" draw:layer="layout" svg:width="0.097cm" svg:height="0.703cm" svg:x="25.253cm" svg:y="11.387cm" svg:viewBox="0 0 98 704" draw:points="98,0 0,0 0,29 69,29 69,677 0,677 0,704 98,704">
            <text:p/>
          </draw:polygon>
          <draw:path draw:style-name="gr3" draw:text-style-name="P7" draw:layer="layout" svg:width="0.468cm" svg:height="0.469cm" svg:x="25.629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2cm" svg:y="11.60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width" smil:values="width*0.05;width" smil:keyTimes="0;1"/>
                  <anim:animate smil:dur="0.5s" smil:fill="hold" smil:targetElement="id217" anim:sub-item="text" smil:attributeName="height" smil:values="height;height" smil:keyTimes="0;1"/>
                  <anim:animate smil:dur="0.5s" smil:fill="hold" smil:targetElement="id217" anim:sub-item="text" smil:attributeName="x" smil:values="x-.2;x" smil:keyTimes="0;1"/>
                  <anim:animate smil:dur="0.5s" smil:fill="hold" smil:targetElement="id217" anim:sub-item="text" smil:attributeName="y" smil:values="y;y" smil:keyTimes="0;1"/>
                  <anim:transitionFilter smil:dur="0.5s" smil:targetElement="id2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9">
        <draw:frame presentation:style-name="pr12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218" text:id="id218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8" anim:sub-item="text" smil:attributeName="visibility" smil:to="visible"/>
                  <anim:transitionFilter smil:dur="2s" smil:targetElement="id218" anim:sub-item="text" smil:type="fade" smil:subtype="crossfade"/>
                  <anim:animate smil:dur="2s" smil:fill="hold" smil:targetElement="id218" anim:sub-item="text" smil:attributeName="rotate" smil:values="720;0" smil:keyTimes="0;1"/>
                  <anim:animate smil:dur="2s" smil:fill="hold" smil:targetElement="id218" anim:sub-item="text" smil:attributeName="height" smil:values="0;height" smil:keyTimes="0;1"/>
                  <anim:animate smil:dur="2s" smil:fill="hold" smil:targetElement="id218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9">
        <draw:frame presentation:style-name="pr13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19" text:id="id219"><text:span text:style-name="T15">This is a presentation in</text:span><text:span text:style-name="T15"><text:line-break/></text:span><text:span text:style-name="T16">LI</text:span><text:span text:style-name="T16"><text:tab/></text:span><text:span text:style-name="T16">BREOFFICE – IMPRESS</text:span><text:span text:style-name="T15"><text:line-break/></text:span><text:span text:style-name="T15">By</text:span><text:span text:style-name="T15"><text:line-break/></text:span><text:span text:style-name="T1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9" anim:sub-item="text" smil:attributeName="visibility" smil:to="visible"/>
                  <anim:transitionFilter smil:dur="0.8s" smil:decelerate="1" smil:targetElement="id219" anim:sub-item="text" smil:type="fade" smil:subtype="crossfade"/>
                  <anim:animate smil:dur="0.8s" smil:fill="hold" smil:decelerate="1" smil:targetElement="id219" anim:sub-item="text" smil:attributeName="rotate" smil:values="-90;0" smil:keyTimes="0;1"/>
                  <anim:animate smil:dur="0.8s" smil:fill="hold" smil:decelerate="1" smil:targetElement="id219" anim:sub-item="text" smil:attributeName="x" smil:values="x+0.4;x-0.05" smil:keyTimes="0;1"/>
                  <anim:animate smil:dur="0.8s" smil:fill="hold" smil:decelerate="1" smil:targetElement="id219" anim:sub-item="text" smil:attributeName="y" smil:values="y-0.4;y+0.1" smil:keyTimes="0;1"/>
                  <anim:animate smil:begin="0.8s" smil:dur="0.2s" smil:fill="hold" smil:accelerate="1" smil:targetElement="id219" anim:sub-item="text" smil:attributeName="x" smil:values="x-0.05;x" smil:keyTimes="0;1"/>
                  <anim:animate smil:begin="0.8s" smil:dur="0.2s" smil:fill="hold" smil:accelerate="1" smil:targetElement="id219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28T19:59:33.209205063</dc:date>
    <meta:editing-duration>P5DT7H38M34S</meta:editing-duration>
    <meta:editing-cycles>2446</meta:editing-cycles>
    <meta:generator>LibreOffice/6.0.7.3$Linux_X86_64 LibreOffice_project/00m0$Build-3</meta:generator>
    <meta:document-statistic meta:object-count="6148"/>
  </office:meta>
</office:document-meta>
</file>